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o1" style:family="table-column">
      <style:table-column-properties fo:break-before="auto" style:column-width="8.942916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le_(4)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date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open_mov_av</text:p>
          </table:table-cell>
          <table:table-cell office:value-type="string" table:style-name="ce1">
            <text:p>open_diff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close_mov_av</text:p>
          </table:table-cell>
          <table:table-cell office:value-type="string" table:style-name="ce1">
            <text:p>close_diff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low</text:p>
          </table:table-cell>
          <table:table-cell table:number-columns-repeated="16375"/>
        </table:table-row>
        <table:table-row table:style-name="ro1">
          <table:table-cell office:value-type="date" office:date-value="2014-08-19T00:00:00" table:style-name="ce2">
            <text:p>19-08-2014</text:p>
          </table:table-cell>
          <table:table-cell office:value-type="float" office:value="585.00262199999997" table:style-name="ce1">
            <text:p>585.002622</text:p>
          </table:table-cell>
          <table:table-cell table:number-columns-repeated="2" table:style-name="ce1"/>
          <table:table-cell office:value-type="float" office:value="586.86264300000005" table:style-name="ce1">
            <text:p>586.862643</text:p>
          </table:table-cell>
          <table:table-cell table:number-columns-repeated="2" table:style-name="ce1"/>
          <table:table-cell office:value-type="float" office:value="587.34265800000003" table:style-name="ce1">
            <text:p>587.342658</text:p>
          </table:table-cell>
          <table:table-cell office:value-type="float" office:value="584.00262699999996" table:style-name="ce1">
            <text:p>584.002627</text:p>
          </table:table-cell>
          <table:table-cell table:number-columns-repeated="16375"/>
        </table:table-row>
        <table:table-row table:style-name="ro1">
          <table:table-cell office:value-type="date" office:date-value="2014-08-20T00:00:00" table:style-name="ce2">
            <text:p>20-08-2014</text:p>
          </table:table-cell>
          <table:table-cell office:value-type="float" office:value="585.88265999999999" table:style-name="ce1">
            <text:p>585.88266</text:p>
          </table:table-cell>
          <table:table-cell table:number-columns-repeated="2" table:style-name="ce1"/>
          <table:table-cell office:value-type="float" office:value="584.49261799999999" table:style-name="ce1">
            <text:p>584.492618</text:p>
          </table:table-cell>
          <table:table-cell table:number-columns-repeated="2" table:style-name="ce1"/>
          <table:table-cell office:value-type="float" office:value="586.70265800000004" table:style-name="ce1">
            <text:p>586.702658</text:p>
          </table:table-cell>
          <table:table-cell office:value-type="float" office:value="582.57261800000003" table:style-name="ce1">
            <text:p>582.572618</text:p>
          </table:table-cell>
          <table:table-cell table:number-columns-repeated="16375"/>
        </table:table-row>
        <table:table-row table:style-name="ro1">
          <table:table-cell office:value-type="date" office:date-value="2014-08-21T00:00:00" table:style-name="ce2">
            <text:p>21-08-2014</text:p>
          </table:table-cell>
          <table:table-cell office:value-type="float" office:value="583.82262800000001" table:style-name="ce1">
            <text:p>583.822628</text:p>
          </table:table-cell>
          <table:table-cell office:value-type="float" office:value="584.90263666666669" table:formula="msoxl:=AVERAGE(B2:B4)" table:style-name="ce1">
            <text:p>584.9026367</text:p>
          </table:table-cell>
          <table:table-cell office:value-type="float" office:value="-1.0800086666666857" table:formula="msoxl:=B4-C4" table:style-name="ce1">
            <text:p>-1.080008667</text:p>
          </table:table-cell>
          <table:table-cell office:value-type="float" office:value="583.37266399999999" table:style-name="ce1">
            <text:p>583.372664</text:p>
          </table:table-cell>
          <table:table-cell office:value-type="float" office:value="584.90930833333334" table:formula="msoxl:=AVERAGE(E2:E4)" table:style-name="ce1">
            <text:p>584.9093083</text:p>
          </table:table-cell>
          <table:table-cell office:value-type="float" office:value="-1.5366443333333564" table:formula="msoxl:=E4-F4" table:style-name="ce1">
            <text:p>-1.536644333</text:p>
          </table:table-cell>
          <table:table-cell office:value-type="float" office:value="584.502655" table:style-name="ce1">
            <text:p>584.502655</text:p>
          </table:table-cell>
          <table:table-cell office:value-type="float" office:value="581.14260999999999" table:style-name="ce1">
            <text:p>581.14261</text:p>
          </table:table-cell>
          <table:table-cell table:number-columns-repeated="16375"/>
        </table:table-row>
        <table:table-row table:style-name="ro1">
          <table:table-cell office:value-type="date" office:date-value="2014-08-22T00:00:00" table:style-name="ce2">
            <text:p>22-08-2014</text:p>
          </table:table-cell>
          <table:table-cell office:value-type="float" office:value="583.59262799999999" table:style-name="ce1">
            <text:p>583.592628</text:p>
          </table:table-cell>
          <table:table-cell office:value-type="float" office:value="584.43263866666666" table:formula="msoxl:=AVERAGE(B3:B5)" table:style-name="ce1">
            <text:p>584.4326387</text:p>
          </table:table-cell>
          <table:table-cell office:value-type="float" office:value="-0.84001066666667157" table:formula="msoxl:=B5-C5" table:style-name="ce1">
            <text:p>-0.840010667</text:p>
          </table:table-cell>
          <table:table-cell office:value-type="float" office:value="582.56264199999998" table:style-name="ce1">
            <text:p>582.562642</text:p>
          </table:table-cell>
          <table:table-cell office:value-type="float" office:value="583.47597466666673" table:formula="msoxl:=AVERAGE(E3:E5)" table:style-name="ce1">
            <text:p>583.4759747</text:p>
          </table:table-cell>
          <table:table-cell office:value-type="float" office:value="-0.91333266666674717" table:formula="msoxl:=E5-F5" table:style-name="ce1">
            <text:p>-0.913332667</text:p>
          </table:table-cell>
          <table:table-cell office:value-type="float" office:value="585.23862099999997" table:style-name="ce1">
            <text:p>585.238621</text:p>
          </table:table-cell>
          <table:table-cell office:value-type="float" office:value="580.64264300000002" table:style-name="ce1">
            <text:p>580.642643</text:p>
          </table:table-cell>
          <table:table-cell table:number-columns-repeated="16375"/>
        </table:table-row>
        <table:table-row table:style-name="ro1">
          <table:table-cell office:value-type="date" office:date-value="2014-08-25T00:00:00" table:style-name="ce2">
            <text:p>25-08-2014</text:p>
          </table:table-cell>
          <table:table-cell office:value-type="float" office:value="584.72261900000001" table:style-name="ce1">
            <text:p>584.722619</text:p>
          </table:table-cell>
          <table:table-cell office:value-type="float" office:value="584.04595833333326" table:formula="msoxl:=AVERAGE(B4:B6)" table:style-name="ce1">
            <text:p>584.0459583</text:p>
          </table:table-cell>
          <table:table-cell office:value-type="float" office:value="0.67666066666674851" table:formula="msoxl:=B6-C6" table:style-name="ce1">
            <text:p>0.676660667</text:p>
          </table:table-cell>
          <table:table-cell office:value-type="float" office:value="580.20265400000005" table:style-name="ce1">
            <text:p>580.202654</text:p>
          </table:table-cell>
          <table:table-cell office:value-type="float" office:value="582.04598666666664" table:formula="msoxl:=AVERAGE(E4:E6)" table:style-name="ce1">
            <text:p>582.0459867</text:p>
          </table:table-cell>
          <table:table-cell office:value-type="float" office:value="-1.8433326666665835" table:formula="msoxl:=E6-F6" table:style-name="ce1">
            <text:p>-1.843332667</text:p>
          </table:table-cell>
          <table:table-cell office:value-type="float" office:value="585.00262199999997" table:style-name="ce1">
            <text:p>585.002622</text:p>
          </table:table-cell>
          <table:table-cell office:value-type="float" office:value="579.00264700000002" table:style-name="ce1">
            <text:p>579.002647</text:p>
          </table:table-cell>
          <table:table-cell table:number-columns-repeated="16375"/>
        </table:table-row>
        <table:table-row table:style-name="ro1">
          <table:table-cell office:value-type="date" office:date-value="2014-08-26T00:00:00" table:style-name="ce2">
            <text:p>26-08-2014</text:p>
          </table:table-cell>
          <table:table-cell office:value-type="float" office:value="581.26262899999995" table:style-name="ce1">
            <text:p>581.262629</text:p>
          </table:table-cell>
          <table:table-cell office:value-type="float" office:value="583.19262533333324" table:formula="msoxl:=AVERAGE(B5:B7)" table:style-name="ce1">
            <text:p>583.1926253</text:p>
          </table:table-cell>
          <table:table-cell office:value-type="float" office:value="-1.9299963333332926" table:formula="msoxl:=B7-C7" table:style-name="ce1">
            <text:p>-1.929996333</text:p>
          </table:table-cell>
          <table:table-cell office:value-type="float" office:value="577.862619" table:style-name="ce1">
            <text:p>577.862619</text:p>
          </table:table-cell>
          <table:table-cell office:value-type="float" office:value="580.20930499999997" table:formula="msoxl:=AVERAGE(E5:E7)" table:style-name="ce1">
            <text:p>580.209305</text:p>
          </table:table-cell>
          <table:table-cell office:value-type="float" office:value="-2.346685999999977" table:formula="msoxl:=E7-F7" table:style-name="ce1">
            <text:p>-2.346686</text:p>
          </table:table-cell>
          <table:table-cell office:value-type="float" office:value="581.80262300000004" table:style-name="ce1">
            <text:p>581.802623</text:p>
          </table:table-cell>
          <table:table-cell office:value-type="float" office:value="576.58261900000002" table:style-name="ce1">
            <text:p>576.582619</text:p>
          </table:table-cell>
          <table:table-cell table:number-columns-repeated="16375"/>
        </table:table-row>
        <table:table-row table:style-name="ro1">
          <table:table-cell office:value-type="date" office:date-value="2014-08-27T00:00:00" table:style-name="ce2">
            <text:p>27-08-2014</text:p>
          </table:table-cell>
          <table:table-cell office:value-type="float" office:value="577.27262199999996" table:style-name="ce1">
            <text:p>577.272622</text:p>
          </table:table-cell>
          <table:table-cell office:value-type="float" office:value="581.08595666666668" table:formula="msoxl:=AVERAGE(B6:B8)" table:style-name="ce1">
            <text:p>581.0859567</text:p>
          </table:table-cell>
          <table:table-cell office:value-type="float" office:value="-3.8133346666667194" table:formula="msoxl:=B8-C8" table:style-name="ce1">
            <text:p>-3.813334667</text:p>
          </table:table-cell>
          <table:table-cell office:value-type="float" office:value="571.00255700000002" table:style-name="ce1">
            <text:p>571.002557</text:p>
          </table:table-cell>
          <table:table-cell office:value-type="float" office:value="576.35594333333336" table:formula="msoxl:=AVERAGE(E6:E8)" table:style-name="ce1">
            <text:p>576.3559433</text:p>
          </table:table-cell>
          <table:table-cell office:value-type="float" office:value="-5.3533863333333329" table:formula="msoxl:=E8-F8" table:style-name="ce1">
            <text:p>-5.353386333</text:p>
          </table:table-cell>
          <table:table-cell office:value-type="float" office:value="578.49264200000005" table:style-name="ce1">
            <text:p>578.492642</text:p>
          </table:table-cell>
          <table:table-cell office:value-type="float" office:value="570.10556599999995" table:style-name="ce1">
            <text:p>570.105566</text:p>
          </table:table-cell>
          <table:table-cell table:number-columns-repeated="16375"/>
        </table:table-row>
        <table:table-row table:style-name="ro1">
          <table:table-cell office:value-type="date" office:date-value="2014-08-28T00:00:00" table:style-name="ce2">
            <text:p>28-08-2014</text:p>
          </table:table-cell>
          <table:table-cell office:value-type="float" office:value="569.56257300000004" table:style-name="ce1">
            <text:p>569.562573</text:p>
          </table:table-cell>
          <table:table-cell office:value-type="float" office:value="576.03260799999998" table:formula="msoxl:=AVERAGE(B7:B9)" table:style-name="ce1">
            <text:p>576.032608</text:p>
          </table:table-cell>
          <table:table-cell office:value-type="float" office:value="-6.4700349999999389" table:formula="msoxl:=B9-C9" table:style-name="ce1">
            <text:p>-6.470035</text:p>
          </table:table-cell>
          <table:table-cell office:value-type="float" office:value="569.20257700000002" table:style-name="ce1">
            <text:p>569.202577</text:p>
          </table:table-cell>
          <table:table-cell office:value-type="float" office:value="572.68925100000001" table:formula="msoxl:=AVERAGE(E7:E9)" table:style-name="ce1">
            <text:p>572.689251</text:p>
          </table:table-cell>
          <table:table-cell office:value-type="float" office:value="-3.4866739999999936" table:formula="msoxl:=E9-F9" table:style-name="ce1">
            <text:p>-3.486674</text:p>
          </table:table-cell>
          <table:table-cell office:value-type="float" office:value="573.25262499999997" table:style-name="ce1">
            <text:p>573.252625</text:p>
          </table:table-cell>
          <table:table-cell office:value-type="float" office:value="567.10257899999999" table:style-name="ce1">
            <text:p>567.102579</text:p>
          </table:table-cell>
          <table:table-cell table:number-columns-repeated="16375"/>
        </table:table-row>
        <table:table-row table:style-name="ro1">
          <table:table-cell office:value-type="date" office:date-value="2014-08-29T00:00:00" table:style-name="ce2">
            <text:p>29-08-2014</text:p>
          </table:table-cell>
          <table:table-cell office:value-type="float" office:value="571.33256400000005" table:style-name="ce1">
            <text:p>571.332564</text:p>
          </table:table-cell>
          <table:table-cell office:value-type="float" office:value="572.72258633333342" table:formula="msoxl:=AVERAGE(B8:B10)" table:style-name="ce1">
            <text:p>572.7225863</text:p>
          </table:table-cell>
          <table:table-cell office:value-type="float" office:value="-1.390022333333377" table:formula="msoxl:=B10-C10" table:style-name="ce1">
            <text:p>-1.390022333</text:p>
          </table:table-cell>
          <table:table-cell office:value-type="float" office:value="571.60259199999996" table:style-name="ce1">
            <text:p>571.602592</text:p>
          </table:table-cell>
          <table:table-cell office:value-type="float" office:value="570.60257533333333" table:formula="msoxl:=AVERAGE(E8:E10)" table:style-name="ce1">
            <text:p>570.6025753</text:p>
          </table:table-cell>
          <table:table-cell office:value-type="float" office:value="1.0000166666666246" table:formula="msoxl:=E10-F10" table:style-name="ce1">
            <text:p>1.000016667</text:p>
          </table:table-cell>
          <table:table-cell office:value-type="float" office:value="572.04258000000004" table:style-name="ce1">
            <text:p>572.04258</text:p>
          </table:table-cell>
          <table:table-cell office:value-type="float" office:value="567.07155" table:style-name="ce1">
            <text:p>567.07155</text:p>
          </table:table-cell>
          <table:table-cell table:number-columns-repeated="16375"/>
        </table:table-row>
        <table:table-row table:style-name="ro1">
          <table:table-cell office:value-type="date" office:date-value="2014-09-02T00:00:00" table:style-name="ce2">
            <text:p>02-09-2014</text:p>
          </table:table-cell>
          <table:table-cell office:value-type="float" office:value="571.85260600000004" table:style-name="ce1">
            <text:p>571.852606</text:p>
          </table:table-cell>
          <table:table-cell office:value-type="float" office:value="570.91591433333326" table:formula="msoxl:=AVERAGE(B9:B11)" table:style-name="ce1">
            <text:p>570.9159143</text:p>
          </table:table-cell>
          <table:table-cell office:value-type="float" office:value="0.93669166666677484" table:formula="msoxl:=B11-C11" table:style-name="ce1">
            <text:p>0.936691667</text:p>
          </table:table-cell>
          <table:table-cell office:value-type="float" office:value="577.33260099999995" table:style-name="ce1">
            <text:p>577.332601</text:p>
          </table:table-cell>
          <table:table-cell office:value-type="float" office:value="572.71258999999998" table:formula="msoxl:=AVERAGE(E9:E11)" table:style-name="ce1">
            <text:p>572.71259</text:p>
          </table:table-cell>
          <table:table-cell office:value-type="float" office:value="4.6200109999999768" table:formula="msoxl:=E11-F11" table:style-name="ce1">
            <text:p>4.620011</text:p>
          </table:table-cell>
          <table:table-cell office:value-type="float" office:value="577.832629" table:style-name="ce1">
            <text:p>577.832629</text:p>
          </table:table-cell>
          <table:table-cell office:value-type="float" office:value="571.19259299999999" table:style-name="ce1">
            <text:p>571.192593</text:p>
          </table:table-cell>
          <table:table-cell table:number-columns-repeated="16375"/>
        </table:table-row>
        <table:table-row table:style-name="ro1">
          <table:table-cell office:value-type="date" office:date-value="2014-09-03T00:00:00" table:style-name="ce2">
            <text:p>03-09-2014</text:p>
          </table:table-cell>
          <table:table-cell office:value-type="float" office:value="580.00264300000003" table:style-name="ce1">
            <text:p>580.002643</text:p>
          </table:table-cell>
          <table:table-cell office:value-type="float" office:value="574.39593766666678" table:formula="msoxl:=AVERAGE(B10:B12)" table:style-name="ce1">
            <text:p>574.3959377</text:p>
          </table:table-cell>
          <table:table-cell office:value-type="float" office:value="5.6067053333332524" table:formula="msoxl:=B12-C12" table:style-name="ce1">
            <text:p>5.606705333</text:p>
          </table:table-cell>
          <table:table-cell office:value-type="float" office:value="577.94261100000006" table:style-name="ce1">
            <text:p>577.942611</text:p>
          </table:table-cell>
          <table:table-cell office:value-type="float" office:value="575.62593466666658" table:formula="msoxl:=AVERAGE(E10:E12)" table:style-name="ce1">
            <text:p>575.6259347</text:p>
          </table:table-cell>
          <table:table-cell office:value-type="float" office:value="2.3166763333334757" table:formula="msoxl:=E12-F12" table:style-name="ce1">
            <text:p>2.316676333</text:p>
          </table:table-cell>
          <table:table-cell office:value-type="float" office:value="582.99265500000001" table:style-name="ce1">
            <text:p>582.992655</text:p>
          </table:table-cell>
          <table:table-cell office:value-type="float" office:value="575.00260200000002" table:style-name="ce1">
            <text:p>575.002602</text:p>
          </table:table-cell>
          <table:table-cell table:number-columns-repeated="16375"/>
        </table:table-row>
        <table:table-row table:style-name="ro1">
          <table:table-cell office:value-type="date" office:date-value="2014-09-04T00:00:00" table:style-name="ce2">
            <text:p>04-09-2014</text:p>
          </table:table-cell>
          <table:table-cell office:value-type="float" office:value="580.00264300000003" table:style-name="ce1">
            <text:p>580.002643</text:p>
          </table:table-cell>
          <table:table-cell office:value-type="float" office:value="577.28596400000004" table:formula="msoxl:=AVERAGE(B11:B13)" table:style-name="ce1">
            <text:p>577.285964</text:p>
          </table:table-cell>
          <table:table-cell office:value-type="float" office:value="2.7166789999999992" table:formula="msoxl:=B13-C13" table:style-name="ce1">
            <text:p>2.716679</text:p>
          </table:table-cell>
          <table:table-cell office:value-type="float" office:value="581.98262099999999" table:style-name="ce1">
            <text:p>581.982621</text:p>
          </table:table-cell>
          <table:table-cell office:value-type="float" office:value="579.08594433333337" table:formula="msoxl:=AVERAGE(E11:E13)" table:style-name="ce1">
            <text:p>579.0859443</text:p>
          </table:table-cell>
          <table:table-cell office:value-type="float" office:value="2.8966766666666217" table:formula="msoxl:=E13-F13" table:style-name="ce1">
            <text:p>2.896676667</text:p>
          </table:table-cell>
          <table:table-cell office:value-type="float" office:value="586.00268000000005" table:style-name="ce1">
            <text:p>586.00268</text:p>
          </table:table-cell>
          <table:table-cell office:value-type="float" office:value="579.22261100000003" table:style-name="ce1">
            <text:p>579.222611</text:p>
          </table:table-cell>
          <table:table-cell table:number-columns-repeated="16375"/>
        </table:table-row>
        <table:table-row table:style-name="ro1">
          <table:table-cell office:value-type="date" office:date-value="2014-09-05T00:00:00" table:style-name="ce2">
            <text:p>05-09-2014</text:p>
          </table:table-cell>
          <table:table-cell office:value-type="float" office:value="583.98261300000001" table:style-name="ce1">
            <text:p>583.982613</text:p>
          </table:table-cell>
          <table:table-cell office:value-type="float" office:value="581.32929966666677" table:formula="msoxl:=AVERAGE(B12:B14)" table:style-name="ce1">
            <text:p>581.3292997</text:p>
          </table:table-cell>
          <table:table-cell office:value-type="float" office:value="2.6533133333332444" table:formula="msoxl:=B14-C14" table:style-name="ce1">
            <text:p>2.653313333</text:p>
          </table:table-cell>
          <table:table-cell office:value-type="float" office:value="586.082672" table:style-name="ce1">
            <text:p>586.082672</text:p>
          </table:table-cell>
          <table:table-cell office:value-type="float" office:value="582.00263466666672" table:formula="msoxl:=AVERAGE(E12:E14)" table:style-name="ce1">
            <text:p>582.0026347</text:p>
          </table:table-cell>
          <table:table-cell office:value-type="float" office:value="4.08003733333328" table:formula="msoxl:=E14-F14" table:style-name="ce1">
            <text:p>4.080037333</text:p>
          </table:table-cell>
          <table:table-cell office:value-type="float" office:value="586.55264999999997" table:style-name="ce1">
            <text:p>586.55265</text:p>
          </table:table-cell>
          <table:table-cell office:value-type="float" office:value="581.95263199999999" table:style-name="ce1">
            <text:p>581.952632</text:p>
          </table:table-cell>
          <table:table-cell table:number-columns-repeated="16375"/>
        </table:table-row>
        <table:table-row table:style-name="ro1">
          <table:table-cell office:value-type="date" office:date-value="2014-09-08T00:00:00" table:style-name="ce2">
            <text:p>08-09-2014</text:p>
          </table:table-cell>
          <table:table-cell office:value-type="float" office:value="586.60265300000003" table:style-name="ce1">
            <text:p>586.602653</text:p>
          </table:table-cell>
          <table:table-cell office:value-type="float" office:value="583.52930299999991" table:formula="msoxl:=AVERAGE(B13:B15)" table:style-name="ce1">
            <text:p>583.529303</text:p>
          </table:table-cell>
          <table:table-cell office:value-type="float" office:value="3.0733500000001186" table:formula="msoxl:=B15-C15" table:style-name="ce1">
            <text:p>3.07335</text:p>
          </table:table-cell>
          <table:table-cell office:value-type="float" office:value="589.72265900000002" table:style-name="ce1">
            <text:p>589.722659</text:p>
          </table:table-cell>
          <table:table-cell office:value-type="float" office:value="585.92931733333342" table:formula="msoxl:=AVERAGE(E13:E15)" table:style-name="ce1">
            <text:p>585.9293173</text:p>
          </table:table-cell>
          <table:table-cell office:value-type="float" office:value="3.7933416666666062" table:formula="msoxl:=E15-F15" table:style-name="ce1">
            <text:p>3.793341667</text:p>
          </table:table-cell>
          <table:table-cell office:value-type="float" office:value="591.77265399999999" table:style-name="ce1">
            <text:p>591.772654</text:p>
          </table:table-cell>
          <table:table-cell office:value-type="float" office:value="586.30263500000001" table:style-name="ce1">
            <text:p>586.302635</text:p>
          </table:table-cell>
          <table:table-cell table:number-columns-repeated="16375"/>
        </table:table-row>
        <table:table-row table:style-name="ro1">
          <table:table-cell office:value-type="date" office:date-value="2014-09-09T00:00:00" table:style-name="ce2">
            <text:p>09-09-2014</text:p>
          </table:table-cell>
          <table:table-cell office:value-type="float" office:value="588.90266199999996" table:style-name="ce1">
            <text:p>588.902662</text:p>
          </table:table-cell>
          <table:table-cell office:value-type="float" office:value="586.49597600000004" table:formula="msoxl:=AVERAGE(B14:B16)" table:style-name="ce1">
            <text:p>586.495976</text:p>
          </table:table-cell>
          <table:table-cell office:value-type="float" office:value="2.4066859999999224" table:formula="msoxl:=B16-C16" table:style-name="ce1">
            <text:p>2.406686</text:p>
          </table:table-cell>
          <table:table-cell office:value-type="float" office:value="581.01261499999998" table:style-name="ce1">
            <text:p>581.012615</text:p>
          </table:table-cell>
          <table:table-cell office:value-type="float" office:value="585.60598200000004" table:formula="msoxl:=AVERAGE(E14:E16)" table:style-name="ce1">
            <text:p>585.605982</text:p>
          </table:table-cell>
          <table:table-cell office:value-type="float" office:value="-4.5933670000000575" table:formula="msoxl:=E16-F16" table:style-name="ce1">
            <text:p>-4.593367</text:p>
          </table:table-cell>
          <table:table-cell office:value-type="float" office:value="589.00266699999997" table:style-name="ce1">
            <text:p>589.002667</text:p>
          </table:table-cell>
          <table:table-cell office:value-type="float" office:value="580.00264300000003" table:style-name="ce1">
            <text:p>580.002643</text:p>
          </table:table-cell>
          <table:table-cell table:number-columns-repeated="16375"/>
        </table:table-row>
        <table:table-row table:style-name="ro1">
          <table:table-cell office:value-type="date" office:date-value="2014-09-10T00:00:00" table:style-name="ce2">
            <text:p>10-09-2014</text:p>
          </table:table-cell>
          <table:table-cell office:value-type="float" office:value="581.50260600000001" table:style-name="ce1">
            <text:p>581.502606</text:p>
          </table:table-cell>
          <table:table-cell office:value-type="float" office:value="585.669307" table:formula="msoxl:=AVERAGE(B15:B17)" table:style-name="ce1">
            <text:p>585.669307</text:p>
          </table:table-cell>
          <table:table-cell office:value-type="float" office:value="-4.1667009999999891" table:formula="msoxl:=B17-C17" table:style-name="ce1">
            <text:p>-4.166701</text:p>
          </table:table-cell>
          <table:table-cell office:value-type="float" office:value="583.10263599999996" table:style-name="ce1">
            <text:p>583.102636</text:p>
          </table:table-cell>
          <table:table-cell office:value-type="float" office:value="584.61263666666673" table:formula="msoxl:=AVERAGE(E15:E17)" table:style-name="ce1">
            <text:p>584.6126367</text:p>
          </table:table-cell>
          <table:table-cell office:value-type="float" office:value="-1.5100006666667696" table:formula="msoxl:=E17-F17" table:style-name="ce1">
            <text:p>-1.510000667</text:p>
          </table:table-cell>
          <table:table-cell office:value-type="float" office:value="583.50265899999999" table:style-name="ce1">
            <text:p>583.502659</text:p>
          </table:table-cell>
          <table:table-cell office:value-type="float" office:value="576.94261500000005" table:style-name="ce1">
            <text:p>576.942615</text:p>
          </table:table-cell>
          <table:table-cell table:number-columns-repeated="16375"/>
        </table:table-row>
        <table:table-row table:style-name="ro1">
          <table:table-cell office:value-type="date" office:date-value="2014-09-11T00:00:00" table:style-name="ce2">
            <text:p>11-09-2014</text:p>
          </table:table-cell>
          <table:table-cell office:value-type="float" office:value="580.36263899999994" table:style-name="ce1">
            <text:p>580.362639</text:p>
          </table:table-cell>
          <table:table-cell office:value-type="float" office:value="583.58930233333331" table:formula="msoxl:=AVERAGE(B16:B18)" table:style-name="ce1">
            <text:p>583.5893023</text:p>
          </table:table-cell>
          <table:table-cell office:value-type="float" office:value="-3.226663333333363" table:formula="msoxl:=B18-C18" table:style-name="ce1">
            <text:p>-3.226663333</text:p>
          </table:table-cell>
          <table:table-cell office:value-type="float" office:value="581.35265900000002" table:style-name="ce1">
            <text:p>581.352659</text:p>
          </table:table-cell>
          <table:table-cell office:value-type="float" office:value="581.82263666666665" table:formula="msoxl:=AVERAGE(E16:E18)" table:style-name="ce1">
            <text:p>581.8226367</text:p>
          </table:table-cell>
          <table:table-cell office:value-type="float" office:value="-0.46997766666663665" table:formula="msoxl:=E18-F18" table:style-name="ce1">
            <text:p>-0.469977667</text:p>
          </table:table-cell>
          <table:table-cell office:value-type="float" office:value="581.81266100000005" table:style-name="ce1">
            <text:p>581.812661</text:p>
          </table:table-cell>
          <table:table-cell office:value-type="float" office:value="576.26258800000005" table:style-name="ce1">
            <text:p>576.262588</text:p>
          </table:table-cell>
          <table:table-cell table:number-columns-repeated="16375"/>
        </table:table-row>
        <table:table-row table:style-name="ro1">
          <table:table-cell office:value-type="date" office:date-value="2014-09-12T00:00:00" table:style-name="ce2">
            <text:p>12-09-2014</text:p>
          </table:table-cell>
          <table:table-cell office:value-type="float" office:value="581.00263900000004" table:style-name="ce1">
            <text:p>581.002639</text:p>
          </table:table-cell>
          <table:table-cell office:value-type="float" office:value="580.95596133333333" table:formula="msoxl:=AVERAGE(B17:B19)" table:style-name="ce1">
            <text:p>580.9559613</text:p>
          </table:table-cell>
          <table:table-cell office:value-type="float" office:value="4.6677666666710138E-2" table:formula="msoxl:=B19-C19" table:style-name="ce1">
            <text:p>0.046677667</text:p>
          </table:table-cell>
          <table:table-cell office:value-type="float" office:value="575.62258899999995" table:style-name="ce1">
            <text:p>575.622589</text:p>
          </table:table-cell>
          <table:table-cell office:value-type="float" office:value="580.02596133333327" table:formula="msoxl:=AVERAGE(E17:E19)" table:style-name="ce1">
            <text:p>580.0259613</text:p>
          </table:table-cell>
          <table:table-cell office:value-type="float" office:value="-4.4033723333333228" table:formula="msoxl:=E19-F19" table:style-name="ce1">
            <text:p>-4.403372333</text:p>
          </table:table-cell>
          <table:table-cell office:value-type="float" office:value="581.64263900000003" table:style-name="ce1">
            <text:p>581.642639</text:p>
          </table:table-cell>
          <table:table-cell office:value-type="float" office:value="574.46260800000005" table:style-name="ce1">
            <text:p>574.462608</text:p>
          </table:table-cell>
          <table:table-cell table:number-columns-repeated="16375"/>
        </table:table-row>
        <table:table-row table:style-name="ro1">
          <table:table-cell office:value-type="date" office:date-value="2014-09-15T00:00:00" table:style-name="ce2">
            <text:p>15-09-2014</text:p>
          </table:table-cell>
          <table:table-cell office:value-type="float" office:value="572.94257000000005" table:style-name="ce1">
            <text:p>572.94257</text:p>
          </table:table-cell>
          <table:table-cell office:value-type="float" office:value="578.10261600000001" table:formula="msoxl:=AVERAGE(B18:B20)" table:style-name="ce1">
            <text:p>578.102616</text:p>
          </table:table-cell>
          <table:table-cell office:value-type="float" office:value="-5.1600459999999657" table:formula="msoxl:=B20-C20" table:style-name="ce1">
            <text:p>-5.160046</text:p>
          </table:table-cell>
          <table:table-cell office:value-type="float" office:value="573.10261600000001" table:style-name="ce1">
            <text:p>573.102616</text:p>
          </table:table-cell>
          <table:table-cell office:value-type="float" office:value="576.69262133333325" table:formula="msoxl:=AVERAGE(E18:E20)" table:style-name="ce1">
            <text:p>576.6926213</text:p>
          </table:table-cell>
          <table:table-cell office:value-type="float" office:value="-3.590005333333238" table:formula="msoxl:=E20-F20" table:style-name="ce1">
            <text:p>-3.590005333</text:p>
          </table:table-cell>
          <table:table-cell office:value-type="float" office:value="574.95259899999996" table:style-name="ce1">
            <text:p>574.952599</text:p>
          </table:table-cell>
          <table:table-cell office:value-type="float" office:value="568.21255699999995" table:style-name="ce1">
            <text:p>568.212557</text:p>
          </table:table-cell>
          <table:table-cell table:number-columns-repeated="16375"/>
        </table:table-row>
        <table:table-row table:style-name="ro1">
          <table:table-cell office:value-type="date" office:date-value="2014-09-16T00:00:00" table:style-name="ce2">
            <text:p>16-09-2014</text:p>
          </table:table-cell>
          <table:table-cell office:value-type="float" office:value="572.76257199999998" table:style-name="ce1">
            <text:p>572.762572</text:p>
          </table:table-cell>
          <table:table-cell office:value-type="float" office:value="575.56926033333332" table:formula="msoxl:=AVERAGE(B19:B21)" table:style-name="ce1">
            <text:p>575.5692603</text:p>
          </table:table-cell>
          <table:table-cell office:value-type="float" office:value="-2.8066883333333408" table:formula="msoxl:=B21-C21" table:style-name="ce1">
            <text:p>-2.806688333</text:p>
          </table:table-cell>
          <table:table-cell office:value-type="float" office:value="579.95263999999997" table:style-name="ce1">
            <text:p>579.95264</text:p>
          </table:table-cell>
          <table:table-cell office:value-type="float" office:value="576.22594833333335" table:formula="msoxl:=AVERAGE(E19:E21)" table:style-name="ce1">
            <text:p>576.2259483</text:p>
          </table:table-cell>
          <table:table-cell office:value-type="float" office:value="3.7266916666666248" table:formula="msoxl:=E21-F21" table:style-name="ce1">
            <text:p>3.726691667</text:p>
          </table:table-cell>
          <table:table-cell office:value-type="float" office:value="581.50260600000001" table:style-name="ce1">
            <text:p>581.502606</text:p>
          </table:table-cell>
          <table:table-cell office:value-type="float" office:value="572.66256599999997" table:style-name="ce1">
            <text:p>572.662566</text:p>
          </table:table-cell>
          <table:table-cell table:number-columns-repeated="16375"/>
        </table:table-row>
        <table:table-row table:style-name="ro1">
          <table:table-cell office:value-type="date" office:date-value="2014-09-17T00:00:00" table:style-name="ce2">
            <text:p>17-09-2014</text:p>
          </table:table-cell>
          <table:table-cell office:value-type="float" office:value="580.01261899999997" table:style-name="ce1">
            <text:p>580.012619</text:p>
          </table:table-cell>
          <table:table-cell office:value-type="float" office:value="575.23925366666663" table:formula="msoxl:=AVERAGE(B20:B22)" table:style-name="ce1">
            <text:p>575.2392537</text:p>
          </table:table-cell>
          <table:table-cell office:value-type="float" office:value="4.773365333333345" table:formula="msoxl:=B22-C22" table:style-name="ce1">
            <text:p>4.773365333</text:p>
          </table:table-cell>
          <table:table-cell office:value-type="float" office:value="584.77262199999996" table:style-name="ce1">
            <text:p>584.772622</text:p>
          </table:table-cell>
          <table:table-cell office:value-type="float" office:value="579.27595933333339" table:formula="msoxl:=AVERAGE(E20:E22)" table:style-name="ce1">
            <text:p>579.2759593</text:p>
          </table:table-cell>
          <table:table-cell office:value-type="float" office:value="5.4966626666665661" table:formula="msoxl:=E22-F22" table:style-name="ce1">
            <text:p>5.496662667</text:p>
          </table:table-cell>
          <table:table-cell office:value-type="float" office:value="587.52265599999998" table:style-name="ce1">
            <text:p>587.522656</text:p>
          </table:table-cell>
          <table:table-cell office:value-type="float" office:value="578.777604" table:style-name="ce1">
            <text:p>578.777604</text:p>
          </table:table-cell>
          <table:table-cell table:number-columns-repeated="16375"/>
        </table:table-row>
        <table:table-row table:style-name="ro1">
          <table:table-cell office:value-type="date" office:date-value="2014-09-18T00:00:00" table:style-name="ce2">
            <text:p>18-09-2014</text:p>
          </table:table-cell>
          <table:table-cell office:value-type="float" office:value="587.00267499999995" table:style-name="ce1">
            <text:p>587.002675</text:p>
          </table:table-cell>
          <table:table-cell office:value-type="float" office:value="579.92595533333326" table:formula="msoxl:=AVERAGE(B21:B23)" table:style-name="ce1">
            <text:p>579.9259553</text:p>
          </table:table-cell>
          <table:table-cell office:value-type="float" office:value="7.0767196666666905" table:formula="msoxl:=B23-C23" table:style-name="ce1">
            <text:p>7.076719667</text:p>
          </table:table-cell>
          <table:table-cell office:value-type="float" office:value="589.272695" table:style-name="ce1">
            <text:p>589.272695</text:p>
          </table:table-cell>
          <table:table-cell office:value-type="float" office:value="584.66598566666664" table:formula="msoxl:=AVERAGE(E21:E23)" table:style-name="ce1">
            <text:p>584.6659857</text:p>
          </table:table-cell>
          <table:table-cell office:value-type="float" office:value="4.606709333333356" table:formula="msoxl:=E23-F23" table:style-name="ce1">
            <text:p>4.606709333</text:p>
          </table:table-cell>
          <table:table-cell office:value-type="float" office:value="589.54266099999995" table:style-name="ce1">
            <text:p>589.542661</text:p>
          </table:table-cell>
          <table:table-cell office:value-type="float" office:value="585.00262199999997" table:style-name="ce1">
            <text:p>585.002622</text:p>
          </table:table-cell>
          <table:table-cell table:number-columns-repeated="16375"/>
        </table:table-row>
        <table:table-row table:style-name="ro1">
          <table:table-cell office:value-type="date" office:date-value="2014-09-19T00:00:00" table:style-name="ce2">
            <text:p>19-09-2014</text:p>
          </table:table-cell>
          <table:table-cell office:value-type="float" office:value="591.50268800000003" table:style-name="ce1">
            <text:p>591.502688</text:p>
          </table:table-cell>
          <table:table-cell office:value-type="float" office:value="586.17266066666662" table:formula="msoxl:=AVERAGE(B22:B24)" table:style-name="ce1">
            <text:p>586.1726607</text:p>
          </table:table-cell>
          <table:table-cell office:value-type="float" office:value="5.3300273333334189" table:formula="msoxl:=B24-C24" table:style-name="ce1">
            <text:p>5.330027333</text:p>
          </table:table-cell>
          <table:table-cell office:value-type="float" office:value="596.08269199999995" table:style-name="ce1">
            <text:p>596.082692</text:p>
          </table:table-cell>
          <table:table-cell office:value-type="float" office:value="590.04266966666671" table:formula="msoxl:=AVERAGE(E22:E24)" table:style-name="ce1">
            <text:p>590.0426697</text:p>
          </table:table-cell>
          <table:table-cell office:value-type="float" office:value="6.0400223333332406" table:formula="msoxl:=E24-F24" table:style-name="ce1">
            <text:p>6.040022333</text:p>
          </table:table-cell>
          <table:table-cell office:value-type="float" office:value="596.48271499999998" table:style-name="ce1">
            <text:p>596.482715</text:p>
          </table:table-cell>
          <table:table-cell office:value-type="float" office:value="589.50269600000001" table:style-name="ce1">
            <text:p>589.502696</text:p>
          </table:table-cell>
          <table:table-cell table:number-columns-repeated="16375"/>
        </table:table-row>
        <table:table-row table:style-name="ro1">
          <table:table-cell office:value-type="date" office:date-value="2014-09-22T00:00:00" table:style-name="ce2">
            <text:p>22-09-2014</text:p>
          </table:table-cell>
          <table:table-cell office:value-type="float" office:value="593.82271000000003" table:style-name="ce1">
            <text:p>593.82271</text:p>
          </table:table-cell>
          <table:table-cell office:value-type="float" office:value="590.77602433333334" table:formula="msoxl:=AVERAGE(B23:B25)" table:style-name="ce1">
            <text:p>590.7760243</text:p>
          </table:table-cell>
          <table:table-cell office:value-type="float" office:value="3.0466856666666899" table:formula="msoxl:=B25-C25" table:style-name="ce1">
            <text:p>3.046685667</text:p>
          </table:table-cell>
          <table:table-cell office:value-type="float" office:value="587.37264800000003" table:style-name="ce1">
            <text:p>587.372648</text:p>
          </table:table-cell>
          <table:table-cell office:value-type="float" office:value="590.90934500000003" table:formula="msoxl:=AVERAGE(E23:E25)" table:style-name="ce1">
            <text:p>590.909345</text:p>
          </table:table-cell>
          <table:table-cell office:value-type="float" office:value="-3.5366970000000038" table:formula="msoxl:=E25-F25" table:style-name="ce1">
            <text:p>-3.536697</text:p>
          </table:table-cell>
          <table:table-cell office:value-type="float" office:value="593.95166500000005" table:style-name="ce1">
            <text:p>593.951665</text:p>
          </table:table-cell>
          <table:table-cell office:value-type="float" office:value="583.46263199999999" table:style-name="ce1">
            <text:p>583.462632</text:p>
          </table:table-cell>
          <table:table-cell table:number-columns-repeated="16375"/>
        </table:table-row>
        <table:table-row table:style-name="ro1">
          <table:table-cell office:value-type="date" office:date-value="2014-09-23T00:00:00" table:style-name="ce2">
            <text:p>23-09-2014</text:p>
          </table:table-cell>
          <table:table-cell office:value-type="float" office:value="586.852667" table:style-name="ce1">
            <text:p>586.852667</text:p>
          </table:table-cell>
          <table:table-cell office:value-type="float" office:value="590.72602166666672" table:formula="msoxl:=AVERAGE(B24:B26)" table:style-name="ce1">
            <text:p>590.7260217</text:p>
          </table:table-cell>
          <table:table-cell office:value-type="float" office:value="-3.873354666666728" table:formula="msoxl:=B26-C26" table:style-name="ce1">
            <text:p>-3.873354667</text:p>
          </table:table-cell>
          <table:table-cell office:value-type="float" office:value="581.13263400000005" table:style-name="ce1">
            <text:p>581.132634</text:p>
          </table:table-cell>
          <table:table-cell office:value-type="float" office:value="588.19599133333338" table:formula="msoxl:=AVERAGE(E24:E26)" table:style-name="ce1">
            <text:p>588.1959913</text:p>
          </table:table-cell>
          <table:table-cell office:value-type="float" office:value="-7.0633573333333288" table:formula="msoxl:=E26-F26" table:style-name="ce1">
            <text:p>-7.063357333</text:p>
          </table:table-cell>
          <table:table-cell office:value-type="float" office:value="586.852667" table:style-name="ce1">
            <text:p>586.852667</text:p>
          </table:table-cell>
          <table:table-cell office:value-type="float" office:value="581.00263900000004" table:style-name="ce1">
            <text:p>581.002639</text:p>
          </table:table-cell>
          <table:table-cell table:number-columns-repeated="16375"/>
        </table:table-row>
        <table:table-row table:style-name="ro1">
          <table:table-cell office:value-type="date" office:date-value="2014-09-24T00:00:00" table:style-name="ce2">
            <text:p>24-09-2014</text:p>
          </table:table-cell>
          <table:table-cell office:value-type="float" office:value="581.46264099999996" table:style-name="ce1">
            <text:p>581.462641</text:p>
          </table:table-cell>
          <table:table-cell office:value-type="float" office:value="587.37933933333341" table:formula="msoxl:=AVERAGE(B25:B27)" table:style-name="ce1">
            <text:p>587.3793393</text:p>
          </table:table-cell>
          <table:table-cell office:value-type="float" office:value="-5.9166983333334429" table:formula="msoxl:=B27-C27" table:style-name="ce1">
            <text:p>-5.916698333</text:p>
          </table:table-cell>
          <table:table-cell office:value-type="float" office:value="587.99263399999995" table:style-name="ce1">
            <text:p>587.992634</text:p>
          </table:table-cell>
          <table:table-cell office:value-type="float" office:value="585.49930533333338" table:formula="msoxl:=AVERAGE(E25:E27)" table:style-name="ce1">
            <text:p>585.4993053</text:p>
          </table:table-cell>
          <table:table-cell office:value-type="float" office:value="2.4933286666665708" table:formula="msoxl:=E27-F27" table:style-name="ce1">
            <text:p>2.493328667</text:p>
          </table:table-cell>
          <table:table-cell office:value-type="float" office:value="589.63269100000002" table:style-name="ce1">
            <text:p>589.632691</text:p>
          </table:table-cell>
          <table:table-cell office:value-type="float" office:value="580.52262399999995" table:style-name="ce1">
            <text:p>580.522624</text:p>
          </table:table-cell>
          <table:table-cell table:number-columns-repeated="16375"/>
        </table:table-row>
        <table:table-row table:style-name="ro1">
          <table:table-cell office:value-type="date" office:date-value="2014-09-25T00:00:00" table:style-name="ce2">
            <text:p>25-09-2014</text:p>
          </table:table-cell>
          <table:table-cell office:value-type="float" office:value="587.55264599999998" table:style-name="ce1">
            <text:p>587.552646</text:p>
          </table:table-cell>
          <table:table-cell office:value-type="float" office:value="585.28931799999998" table:formula="msoxl:=AVERAGE(B26:B28)" table:style-name="ce1">
            <text:p>585.289318</text:p>
          </table:table-cell>
          <table:table-cell office:value-type="float" office:value="2.2633280000000013" table:formula="msoxl:=B28-C28" table:style-name="ce1">
            <text:p>2.263328</text:p>
          </table:table-cell>
          <table:table-cell office:value-type="float" office:value="575.06258100000002" table:style-name="ce1">
            <text:p>575.062581</text:p>
          </table:table-cell>
          <table:table-cell office:value-type="float" office:value="581.39594966666664" table:formula="msoxl:=AVERAGE(E26:E28)" table:style-name="ce1">
            <text:p>581.3959497</text:p>
          </table:table-cell>
          <table:table-cell office:value-type="float" office:value="-6.3333686666666154" table:formula="msoxl:=E28-F28" table:style-name="ce1">
            <text:p>-6.333368667</text:p>
          </table:table-cell>
          <table:table-cell office:value-type="float" office:value="587.98265800000001" table:style-name="ce1">
            <text:p>587.982658</text:p>
          </table:table-cell>
          <table:table-cell office:value-type="float" office:value="574.18260399999997" table:style-name="ce1">
            <text:p>574.182604</text:p>
          </table:table-cell>
          <table:table-cell table:number-columns-repeated="16375"/>
        </table:table-row>
        <table:table-row table:style-name="ro1">
          <table:table-cell office:value-type="date" office:date-value="2014-09-26T00:00:00" table:style-name="ce2">
            <text:p>26-09-2014</text:p>
          </table:table-cell>
          <table:table-cell office:value-type="float" office:value="576.06263799999999" table:style-name="ce1">
            <text:p>576.062638</text:p>
          </table:table-cell>
          <table:table-cell office:value-type="float" office:value="581.69264166666665" table:formula="msoxl:=AVERAGE(B27:B29)" table:style-name="ce1">
            <text:p>581.6926417</text:p>
          </table:table-cell>
          <table:table-cell office:value-type="float" office:value="-5.6300036666666529" table:formula="msoxl:=B29-C29" table:style-name="ce1">
            <text:p>-5.630003667</text:p>
          </table:table-cell>
          <table:table-cell office:value-type="float" office:value="577.10260000000005" table:style-name="ce1">
            <text:p>577.1026</text:p>
          </table:table-cell>
          <table:table-cell office:value-type="float" office:value="580.05260499999997" table:formula="msoxl:=AVERAGE(E27:E29)" table:style-name="ce1">
            <text:p>580.052605</text:p>
          </table:table-cell>
          <table:table-cell office:value-type="float" office:value="-2.9500049999999192" table:formula="msoxl:=E29-F29" table:style-name="ce1">
            <text:p>-2.950005</text:p>
          </table:table-cell>
          <table:table-cell office:value-type="float" office:value="579.25260000000003" table:style-name="ce1">
            <text:p>579.2526</text:p>
          </table:table-cell>
          <table:table-cell office:value-type="float" office:value="574.66261899999995" table:style-name="ce1">
            <text:p>574.662619</text:p>
          </table:table-cell>
          <table:table-cell table:number-columns-repeated="16375"/>
        </table:table-row>
        <table:table-row table:style-name="ro1">
          <table:table-cell office:value-type="date" office:date-value="2014-09-29T00:00:00" table:style-name="ce2">
            <text:p>29-09-2014</text:p>
          </table:table-cell>
          <table:table-cell office:value-type="float" office:value="571.75260000000003" table:style-name="ce1">
            <text:p>571.7526</text:p>
          </table:table-cell>
          <table:table-cell office:value-type="float" office:value="578.45596133333333" table:formula="msoxl:=AVERAGE(B28:B30)" table:style-name="ce1">
            <text:p>578.4559613</text:p>
          </table:table-cell>
          <table:table-cell office:value-type="float" office:value="-6.7033613333333051" table:formula="msoxl:=B30-C30" table:style-name="ce1">
            <text:p>-6.703361333</text:p>
          </table:table-cell>
          <table:table-cell office:value-type="float" office:value="576.36259399999994" table:style-name="ce1">
            <text:p>576.362594</text:p>
          </table:table-cell>
          <table:table-cell office:value-type="float" office:value="576.17592500000001" table:formula="msoxl:=AVERAGE(E28:E30)" table:style-name="ce1">
            <text:p>576.175925</text:p>
          </table:table-cell>
          <table:table-cell office:value-type="float" office:value="0.18666899999993802" table:formula="msoxl:=E30-F30" table:style-name="ce1">
            <text:p>0.186669</text:p>
          </table:table-cell>
          <table:table-cell office:value-type="float" office:value="578.19262500000002" table:style-name="ce1">
            <text:p>578.192625</text:p>
          </table:table-cell>
          <table:table-cell office:value-type="float" office:value="571.17257900000004" table:style-name="ce1">
            <text:p>571.172579</text:p>
          </table:table-cell>
          <table:table-cell table:number-columns-repeated="16375"/>
        </table:table-row>
        <table:table-row table:style-name="ro1">
          <table:table-cell office:value-type="date" office:date-value="2014-09-30T00:00:00" table:style-name="ce2">
            <text:p>30-09-2014</text:p>
          </table:table-cell>
          <table:table-cell office:value-type="float" office:value="576.93263899999999" table:style-name="ce1">
            <text:p>576.932639</text:p>
          </table:table-cell>
          <table:table-cell office:value-type="float" office:value="574.91595900000004" table:formula="msoxl:=AVERAGE(B29:B31)" table:style-name="ce1">
            <text:p>574.915959</text:p>
          </table:table-cell>
          <table:table-cell office:value-type="float" office:value="2.0166799999999512" table:formula="msoxl:=B31-C31" table:style-name="ce1">
            <text:p>2.01668</text:p>
          </table:table-cell>
          <table:table-cell office:value-type="float" office:value="577.36258999999995" table:style-name="ce1">
            <text:p>577.36259</text:p>
          </table:table-cell>
          <table:table-cell office:value-type="float" office:value="576.94259466666665" table:formula="msoxl:=AVERAGE(E29:E31)" table:style-name="ce1">
            <text:p>576.9425947</text:p>
          </table:table-cell>
          <table:table-cell office:value-type="float" office:value="0.41999533333330419" table:formula="msoxl:=E31-F31" table:style-name="ce1">
            <text:p>0.419995333</text:p>
          </table:table-cell>
          <table:table-cell office:value-type="float" office:value="579.85263399999997" table:style-name="ce1">
            <text:p>579.852634</text:p>
          </table:table-cell>
          <table:table-cell office:value-type="float" office:value="572.85260200000005" table:style-name="ce1">
            <text:p>572.852602</text:p>
          </table:table-cell>
          <table:table-cell table:number-columns-repeated="16375"/>
        </table:table-row>
        <table:table-row table:style-name="ro1">
          <table:table-cell office:value-type="date" office:date-value="2014-10-01T00:00:00" table:style-name="ce2">
            <text:p>01-10-2014</text:p>
          </table:table-cell>
          <table:table-cell office:value-type="float" office:value="576.01263500000005" table:style-name="ce1">
            <text:p>576.012635</text:p>
          </table:table-cell>
          <table:table-cell office:value-type="float" office:value="574.89929133333328" table:formula="msoxl:=AVERAGE(B30:B32)" table:style-name="ce1">
            <text:p>574.8992913</text:p>
          </table:table-cell>
          <table:table-cell office:value-type="float" office:value="1.1133436666667649" table:formula="msoxl:=B32-C32" table:style-name="ce1">
            <text:p>1.113343667</text:p>
          </table:table-cell>
          <table:table-cell office:value-type="float" office:value="568.27259700000002" table:style-name="ce1">
            <text:p>568.272597</text:p>
          </table:table-cell>
          <table:table-cell office:value-type="float" office:value="573.99926033333338" table:formula="msoxl:=AVERAGE(E30:E32)" table:style-name="ce1">
            <text:p>573.9992603</text:p>
          </table:table-cell>
          <table:table-cell office:value-type="float" office:value="-5.726663333333363" table:formula="msoxl:=E32-F32" table:style-name="ce1">
            <text:p>-5.726663333</text:p>
          </table:table-cell>
          <table:table-cell office:value-type="float" office:value="577.58261500000003" table:style-name="ce1">
            <text:p>577.582615</text:p>
          </table:table-cell>
          <table:table-cell office:value-type="float" office:value="567.01255000000003" table:style-name="ce1">
            <text:p>567.01255</text:p>
          </table:table-cell>
          <table:table-cell table:number-columns-repeated="16375"/>
        </table:table-row>
        <table:table-row table:style-name="ro1">
          <table:table-cell office:value-type="date" office:date-value="2014-10-02T00:00:00" table:style-name="ce2">
            <text:p>02-10-2014</text:p>
          </table:table-cell>
          <table:table-cell office:value-type="float" office:value="567.31256699999994" table:style-name="ce1">
            <text:p>567.312567</text:p>
          </table:table-cell>
          <table:table-cell office:value-type="float" office:value="573.4192803333334" table:formula="msoxl:=AVERAGE(B31:B33)" table:style-name="ce1">
            <text:p>573.4192803</text:p>
          </table:table-cell>
          <table:table-cell office:value-type="float" office:value="-6.1067133333334596" table:formula="msoxl:=B33-C33" table:style-name="ce1">
            <text:p>-6.106713333</text:p>
          </table:table-cell>
          <table:table-cell office:value-type="float" office:value="570.08255399999996" table:style-name="ce1">
            <text:p>570.082554</text:p>
          </table:table-cell>
          <table:table-cell office:value-type="float" office:value="571.90591366666661" table:formula="msoxl:=AVERAGE(E31:E33)" table:style-name="ce1">
            <text:p>571.9059137</text:p>
          </table:table-cell>
          <table:table-cell office:value-type="float" office:value="-1.8233596666666472" table:formula="msoxl:=E33-F33" table:style-name="ce1">
            <text:p>-1.823359667</text:p>
          </table:table-cell>
          <table:table-cell office:value-type="float" office:value="571.91258500000004" table:style-name="ce1">
            <text:p>571.912585</text:p>
          </table:table-cell>
          <table:table-cell office:value-type="float" office:value="563.32255899999996" table:style-name="ce1">
            <text:p>563.322559</text:p>
          </table:table-cell>
          <table:table-cell table:number-columns-repeated="16375"/>
        </table:table-row>
        <table:table-row table:style-name="ro1">
          <table:table-cell office:value-type="date" office:date-value="2014-10-03T00:00:00" table:style-name="ce2">
            <text:p>03-10-2014</text:p>
          </table:table-cell>
          <table:table-cell office:value-type="float" office:value="573.05261299999995" table:style-name="ce1">
            <text:p>573.052613</text:p>
          </table:table-cell>
          <table:table-cell office:value-type="float" office:value="572.12593833333324" table:formula="msoxl:=AVERAGE(B32:B34)" table:style-name="ce1">
            <text:p>572.1259383</text:p>
          </table:table-cell>
          <table:table-cell office:value-type="float" office:value="0.92667466666671316" table:formula="msoxl:=B34-C34" table:style-name="ce1">
            <text:p>0.926674667</text:p>
          </table:table-cell>
          <table:table-cell office:value-type="float" office:value="575.28260599999999" table:style-name="ce1">
            <text:p>575.282606</text:p>
          </table:table-cell>
          <table:table-cell office:value-type="float" office:value="571.21258566666666" table:formula="msoxl:=AVERAGE(E32:E34)" table:style-name="ce1">
            <text:p>571.2125857</text:p>
          </table:table-cell>
          <table:table-cell office:value-type="float" office:value="4.070020333333332" table:formula="msoxl:=E34-F34" table:style-name="ce1">
            <text:p>4.070020333</text:p>
          </table:table-cell>
          <table:table-cell office:value-type="float" office:value="577.22763699999996" table:style-name="ce1">
            <text:p>577.227637</text:p>
          </table:table-cell>
          <table:table-cell office:value-type="float" office:value="572.50258199999996" table:style-name="ce1">
            <text:p>572.502582</text:p>
          </table:table-cell>
          <table:table-cell table:number-columns-repeated="16375"/>
        </table:table-row>
        <table:table-row table:style-name="ro1">
          <table:table-cell office:value-type="date" office:date-value="2014-10-06T00:00:00" table:style-name="ce2">
            <text:p>06-10-2014</text:p>
          </table:table-cell>
          <table:table-cell office:value-type="float" office:value="578.80263600000001" table:style-name="ce1">
            <text:p>578.802636</text:p>
          </table:table-cell>
          <table:table-cell office:value-type="float" office:value="573.05593866666652" table:formula="msoxl:=AVERAGE(B33:B35)" table:style-name="ce1">
            <text:p>573.0559387</text:p>
          </table:table-cell>
          <table:table-cell office:value-type="float" office:value="5.7466973333334863" table:formula="msoxl:=B35-C35" table:style-name="ce1">
            <text:p>5.746697333</text:p>
          </table:table-cell>
          <table:table-cell office:value-type="float" office:value="577.35261400000002" table:style-name="ce1">
            <text:p>577.352614</text:p>
          </table:table-cell>
          <table:table-cell office:value-type="float" office:value="574.23925799999995" table:formula="msoxl:=AVERAGE(E33:E35)" table:style-name="ce1">
            <text:p>574.239258</text:p>
          </table:table-cell>
          <table:table-cell office:value-type="float" office:value="3.1133560000000671" table:formula="msoxl:=E35-F35" table:style-name="ce1">
            <text:p>3.113356</text:p>
          </table:table-cell>
          <table:table-cell office:value-type="float" office:value="581.00263900000004" table:style-name="ce1">
            <text:p>581.002639</text:p>
          </table:table-cell>
          <table:table-cell office:value-type="float" office:value="574.44259499999998" table:style-name="ce1">
            <text:p>574.442595</text:p>
          </table:table-cell>
          <table:table-cell table:number-columns-repeated="16375"/>
        </table:table-row>
        <table:table-row table:style-name="ro1">
          <table:table-cell office:value-type="date" office:date-value="2014-10-07T00:00:00" table:style-name="ce2">
            <text:p>07-10-2014</text:p>
          </table:table-cell>
          <table:table-cell office:value-type="float" office:value="574.40262900000005" table:style-name="ce1">
            <text:p>574.402629</text:p>
          </table:table-cell>
          <table:table-cell office:value-type="float" office:value="575.41929266666659" table:formula="msoxl:=AVERAGE(B34:B36)" table:style-name="ce1">
            <text:p>575.4192927</text:p>
          </table:table-cell>
          <table:table-cell office:value-type="float" office:value="-1.0166636666665454" table:formula="msoxl:=B36-C36" table:style-name="ce1">
            <text:p>-1.016663667</text:p>
          </table:table-cell>
          <table:table-cell office:value-type="float" office:value="563.74253399999998" table:style-name="ce1">
            <text:p>563.742534</text:p>
          </table:table-cell>
          <table:table-cell office:value-type="float" office:value="572.12591800000007" table:formula="msoxl:=AVERAGE(E34:E36)" table:style-name="ce1">
            <text:p>572.125918</text:p>
          </table:table-cell>
          <table:table-cell office:value-type="float" office:value="-8.3833840000000919" table:formula="msoxl:=E36-F36" table:style-name="ce1">
            <text:p>-8.383384</text:p>
          </table:table-cell>
          <table:table-cell office:value-type="float" office:value="575.27263000000005" table:style-name="ce1">
            <text:p>575.27263</text:p>
          </table:table-cell>
          <table:table-cell office:value-type="float" office:value="563.74253399999998" table:style-name="ce1">
            <text:p>563.742534</text:p>
          </table:table-cell>
          <table:table-cell table:number-columns-repeated="16375"/>
        </table:table-row>
        <table:table-row table:style-name="ro1">
          <table:table-cell office:value-type="date" office:date-value="2014-10-08T00:00:00" table:style-name="ce2">
            <text:p>08-10-2014</text:p>
          </table:table-cell>
          <table:table-cell office:value-type="float" office:value="565.57256600000005" table:style-name="ce1">
            <text:p>565.572566</text:p>
          </table:table-cell>
          <table:table-cell office:value-type="float" office:value="572.92594366666674" table:formula="msoxl:=AVERAGE(B35:B37)" table:style-name="ce1">
            <text:p>572.9259437</text:p>
          </table:table-cell>
          <table:table-cell office:value-type="float" office:value="-7.3533776666666881" table:formula="msoxl:=B37-C37" table:style-name="ce1">
            <text:p>-7.353377667</text:p>
          </table:table-cell>
          <table:table-cell office:value-type="float" office:value="572.50258199999996" table:style-name="ce1">
            <text:p>572.502582</text:p>
          </table:table-cell>
          <table:table-cell office:value-type="float" office:value="571.19924333333336" table:formula="msoxl:=AVERAGE(E35:E37)" table:style-name="ce1">
            <text:p>571.1992433</text:p>
          </table:table-cell>
          <table:table-cell office:value-type="float" office:value="1.3033386666666047" table:formula="msoxl:=E37-F37" table:style-name="ce1">
            <text:p>1.303338667</text:p>
          </table:table-cell>
          <table:table-cell office:value-type="float" office:value="573.88258699999994" table:style-name="ce1">
            <text:p>573.882587</text:p>
          </table:table-cell>
          <table:table-cell office:value-type="float" office:value="557.49254499999995" table:style-name="ce1">
            <text:p>557.492545</text:p>
          </table:table-cell>
          <table:table-cell table:number-columns-repeated="16375"/>
        </table:table-row>
        <table:table-row table:style-name="ro1">
          <table:table-cell office:value-type="date" office:date-value="2014-10-09T00:00:00" table:style-name="ce2">
            <text:p>09-10-2014</text:p>
          </table:table-cell>
          <table:table-cell office:value-type="float" office:value="571.18255499999998" table:style-name="ce1">
            <text:p>571.182555</text:p>
          </table:table-cell>
          <table:table-cell office:value-type="float" office:value="570.38591666666662" table:formula="msoxl:=AVERAGE(B36:B38)" table:style-name="ce1">
            <text:p>570.3859167</text:p>
          </table:table-cell>
          <table:table-cell office:value-type="float" office:value="0.79663833333336243" table:formula="msoxl:=B38-C38" table:style-name="ce1">
            <text:p>0.796638333</text:p>
          </table:table-cell>
          <table:table-cell office:value-type="float" office:value="560.882518" table:style-name="ce1">
            <text:p>560.882518</text:p>
          </table:table-cell>
          <table:table-cell office:value-type="float" office:value="565.70921133333331" table:formula="msoxl:=AVERAGE(E36:E38)" table:style-name="ce1">
            <text:p>565.7092113</text:p>
          </table:table-cell>
          <table:table-cell office:value-type="float" office:value="-4.82669333333331" table:formula="msoxl:=E38-F38" table:style-name="ce1">
            <text:p>-4.826693333</text:p>
          </table:table-cell>
          <table:table-cell office:value-type="float" office:value="571.49261000000001" table:style-name="ce1">
            <text:p>571.49261</text:p>
          </table:table-cell>
          <table:table-cell office:value-type="float" office:value="559.06252400000005" table:style-name="ce1">
            <text:p>559.062524</text:p>
          </table:table-cell>
          <table:table-cell table:number-columns-repeated="16375"/>
        </table:table-row>
        <table:table-row table:style-name="ro1">
          <table:table-cell office:value-type="date" office:date-value="2014-10-10T00:00:00" table:style-name="ce2">
            <text:p>10-10-2014</text:p>
          </table:table-cell>
          <table:table-cell office:value-type="float" office:value="557.72254599999997" table:style-name="ce1">
            <text:p>557.722546</text:p>
          </table:table-cell>
          <table:table-cell office:value-type="float" office:value="564.82588900000007" table:formula="msoxl:=AVERAGE(B37:B39)" table:style-name="ce1">
            <text:p>564.825889</text:p>
          </table:table-cell>
          <table:table-cell office:value-type="float" office:value="-7.103343000000109" table:formula="msoxl:=B39-C39" table:style-name="ce1">
            <text:p>-7.103343</text:p>
          </table:table-cell>
          <table:table-cell office:value-type="float" office:value="544.49247600000001" table:style-name="ce1">
            <text:p>544.492476</text:p>
          </table:table-cell>
          <table:table-cell office:value-type="float" office:value="559.29252533333329" table:formula="msoxl:=AVERAGE(E37:E39)" table:style-name="ce1">
            <text:p>559.2925253</text:p>
          </table:table-cell>
          <table:table-cell office:value-type="float" office:value="-14.800049333333277" table:formula="msoxl:=E39-F39" table:style-name="ce1">
            <text:p>-14.80004933</text:p>
          </table:table-cell>
          <table:table-cell office:value-type="float" office:value="565.13257699999997" table:style-name="ce1">
            <text:p>565.132577</text:p>
          </table:table-cell>
          <table:table-cell office:value-type="float" office:value="544.05248700000004" table:style-name="ce1">
            <text:p>544.052487</text:p>
          </table:table-cell>
          <table:table-cell table:number-columns-repeated="16375"/>
        </table:table-row>
        <table:table-row table:style-name="ro1">
          <table:table-cell office:value-type="date" office:date-value="2014-10-13T00:00:00" table:style-name="ce2">
            <text:p>13-10-2014</text:p>
          </table:table-cell>
          <table:table-cell office:value-type="float" office:value="544.99244299999998" table:style-name="ce1">
            <text:p>544.992443</text:p>
          </table:table-cell>
          <table:table-cell office:value-type="float" office:value="557.96584799999994" table:formula="msoxl:=AVERAGE(B38:B40)" table:style-name="ce1">
            <text:p>557.965848</text:p>
          </table:table-cell>
          <table:table-cell office:value-type="float" office:value="-12.973404999999957" table:formula="msoxl:=B40-C40" table:style-name="ce1">
            <text:p>-12.973405</text:p>
          </table:table-cell>
          <table:table-cell office:value-type="float" office:value="533.21239400000002" table:style-name="ce1">
            <text:p>533.212394</text:p>
          </table:table-cell>
          <table:table-cell office:value-type="float" office:value="546.19579599999997" table:formula="msoxl:=AVERAGE(E38:E40)" table:style-name="ce1">
            <text:p>546.195796</text:p>
          </table:table-cell>
          <table:table-cell office:value-type="float" office:value="-12.983401999999955" table:formula="msoxl:=E40-F40" table:style-name="ce1">
            <text:p>-12.983402</text:p>
          </table:table-cell>
          <table:table-cell office:value-type="float" office:value="549.50249199999996" table:style-name="ce1">
            <text:p>549.502492</text:p>
          </table:table-cell>
          <table:table-cell office:value-type="float" office:value="533.10241299999996" table:style-name="ce1">
            <text:p>533.102413</text:p>
          </table:table-cell>
          <table:table-cell table:number-columns-repeated="16375"/>
        </table:table-row>
        <table:table-row table:style-name="ro1">
          <table:table-cell office:value-type="date" office:date-value="2014-10-14T00:00:00" table:style-name="ce2">
            <text:p>14-10-2014</text:p>
          </table:table-cell>
          <table:table-cell office:value-type="float" office:value="538.90243799999996" table:style-name="ce1">
            <text:p>538.902438</text:p>
          </table:table-cell>
          <table:table-cell office:value-type="float" office:value="547.20580900000004" table:formula="msoxl:=AVERAGE(B39:B41)" table:style-name="ce1">
            <text:p>547.205809</text:p>
          </table:table-cell>
          <table:table-cell office:value-type="float" office:value="-8.3033710000000838" table:formula="msoxl:=B41-C41" table:style-name="ce1">
            <text:p>-8.303371</text:p>
          </table:table-cell>
          <table:table-cell office:value-type="float" office:value="537.942408" table:style-name="ce1">
            <text:p>537.942408</text:p>
          </table:table-cell>
          <table:table-cell office:value-type="float" office:value="538.54909266666664" table:formula="msoxl:=AVERAGE(E39:E41)" table:style-name="ce1">
            <text:p>538.5490927</text:p>
          </table:table-cell>
          <table:table-cell office:value-type="float" office:value="-0.6066846666666379" table:formula="msoxl:=E41-F41" table:style-name="ce1">
            <text:p>-0.606684667</text:p>
          </table:table-cell>
          <table:table-cell office:value-type="float" office:value="547.19250699999998" table:style-name="ce1">
            <text:p>547.192507</text:p>
          </table:table-cell>
          <table:table-cell office:value-type="float" office:value="533.17242899999997" table:style-name="ce1">
            <text:p>533.172429</text:p>
          </table:table-cell>
          <table:table-cell table:number-columns-repeated="16375"/>
        </table:table-row>
        <table:table-row table:style-name="ro1">
          <table:table-cell office:value-type="date" office:date-value="2014-10-15T00:00:00" table:style-name="ce2">
            <text:p>15-10-2014</text:p>
          </table:table-cell>
          <table:table-cell office:value-type="float" office:value="531.01239099999998" table:style-name="ce1">
            <text:p>531.012391</text:p>
          </table:table-cell>
          <table:table-cell office:value-type="float" office:value="538.30242399999997" table:formula="msoxl:=AVERAGE(B40:B42)" table:style-name="ce1">
            <text:p>538.302424</text:p>
          </table:table-cell>
          <table:table-cell office:value-type="float" office:value="-7.290032999999994" table:formula="msoxl:=B42-C42" table:style-name="ce1">
            <text:p>-7.290033</text:p>
          </table:table-cell>
          <table:table-cell office:value-type="float" office:value="530.03240900000003" table:style-name="ce1">
            <text:p>530.032409</text:p>
          </table:table-cell>
          <table:table-cell office:value-type="float" office:value="533.72907033333331" table:formula="msoxl:=AVERAGE(E40:E42)" table:style-name="ce1">
            <text:p>533.7290703</text:p>
          </table:table-cell>
          <table:table-cell office:value-type="float" office:value="-3.6966613333332816" table:formula="msoxl:=E42-F42" table:style-name="ce1">
            <text:p>-3.696661333</text:p>
          </table:table-cell>
          <table:table-cell office:value-type="float" office:value="532.80239600000004" table:style-name="ce1">
            <text:p>532.802396</text:p>
          </table:table-cell>
          <table:table-cell office:value-type="float" office:value="518.30236300000001" table:style-name="ce1">
            <text:p>518.302363</text:p>
          </table:table-cell>
          <table:table-cell table:number-columns-repeated="16375"/>
        </table:table-row>
        <table:table-row table:style-name="ro1">
          <table:table-cell office:value-type="date" office:date-value="2014-10-16T00:00:00" table:style-name="ce2">
            <text:p>16-10-2014</text:p>
          </table:table-cell>
          <table:table-cell office:value-type="float" office:value="519.002342" table:style-name="ce1">
            <text:p>519.002342</text:p>
          </table:table-cell>
          <table:table-cell office:value-type="float" office:value="529.63905699999998" table:formula="msoxl:=AVERAGE(B41:B43)" table:style-name="ce1">
            <text:p>529.639057</text:p>
          </table:table-cell>
          <table:table-cell office:value-type="float" office:value="-10.636714999999981" table:formula="msoxl:=B43-C43" table:style-name="ce1">
            <text:p>-10.636715</text:p>
          </table:table-cell>
          <table:table-cell office:value-type="float" office:value="524.51238699999999" table:style-name="ce1">
            <text:p>524.512387</text:p>
          </table:table-cell>
          <table:table-cell office:value-type="float" office:value="530.82906800000001" table:formula="msoxl:=AVERAGE(E41:E43)" table:style-name="ce1">
            <text:p>530.829068</text:p>
          </table:table-cell>
          <table:table-cell office:value-type="float" office:value="-6.3166810000000169" table:formula="msoxl:=E43-F43" table:style-name="ce1">
            <text:p>-6.316681</text:p>
          </table:table-cell>
          <table:table-cell office:value-type="float" office:value="529.43237399999998" table:style-name="ce1">
            <text:p>529.432374</text:p>
          </table:table-cell>
          <table:table-cell office:value-type="float" office:value="515.00235799999996" table:style-name="ce1">
            <text:p>515.002358</text:p>
          </table:table-cell>
          <table:table-cell table:number-columns-repeated="16375"/>
        </table:table-row>
        <table:table-row table:style-name="ro1">
          <table:table-cell office:value-type="date" office:date-value="2014-10-17T00:00:00" table:style-name="ce2">
            <text:p>17-10-2014</text:p>
          </table:table-cell>
          <table:table-cell office:value-type="float" office:value="527.252385" table:style-name="ce1">
            <text:p>527.252385</text:p>
          </table:table-cell>
          <table:table-cell office:value-type="float" office:value="525.75570600000003" table:formula="msoxl:=AVERAGE(B42:B44)" table:style-name="ce1">
            <text:p>525.755706</text:p>
          </table:table-cell>
          <table:table-cell office:value-type="float" office:value="1.4966789999999719" table:formula="msoxl:=B44-C44" table:style-name="ce1">
            <text:p>1.496679</text:p>
          </table:table-cell>
          <table:table-cell office:value-type="float" office:value="511.17230499999999" table:style-name="ce1">
            <text:p>511.172305</text:p>
          </table:table-cell>
          <table:table-cell office:value-type="float" office:value="521.90570033333336" table:formula="msoxl:=AVERAGE(E42:E44)" table:style-name="ce1">
            <text:p>521.9057003</text:p>
          </table:table-cell>
          <table:table-cell office:value-type="float" office:value="-10.733395333333362" table:formula="msoxl:=E44-F44" table:style-name="ce1">
            <text:p>-10.73339533</text:p>
          </table:table-cell>
          <table:table-cell office:value-type="float" office:value="530.98240199999998" table:style-name="ce1">
            <text:p>530.982402</text:p>
          </table:table-cell>
          <table:table-cell office:value-type="float" office:value="508.53231299999999" table:style-name="ce1">
            <text:p>508.532313</text:p>
          </table:table-cell>
          <table:table-cell table:number-columns-repeated="16375"/>
        </table:table-row>
        <table:table-row table:style-name="ro1">
          <table:table-cell office:value-type="date" office:date-value="2014-10-20T00:00:00" table:style-name="ce2">
            <text:p>20-10-2014</text:p>
          </table:table-cell>
          <table:table-cell office:value-type="float" office:value="509.45231699999999" table:style-name="ce1">
            <text:p>509.452317</text:p>
          </table:table-cell>
          <table:table-cell office:value-type="float" office:value="518.5690146666667" table:formula="msoxl:=AVERAGE(B43:B45)" table:style-name="ce1">
            <text:p>518.5690147</text:p>
          </table:table-cell>
          <table:table-cell office:value-type="float" office:value="-9.1166976666667097" table:formula="msoxl:=B45-C45" table:style-name="ce1">
            <text:p>-9.116697667</text:p>
          </table:table-cell>
          <table:table-cell office:value-type="float" office:value="520.84234900000001" table:style-name="ce1">
            <text:p>520.842349</text:p>
          </table:table-cell>
          <table:table-cell office:value-type="float" office:value="518.84234700000002" table:formula="msoxl:=AVERAGE(E43:E45)" table:style-name="ce1">
            <text:p>518.842347</text:p>
          </table:table-cell>
          <table:table-cell office:value-type="float" office:value="2.000001999999995" table:formula="msoxl:=E45-F45" table:style-name="ce1">
            <text:p>2.000002</text:p>
          </table:table-cell>
          <table:table-cell office:value-type="float" office:value="521.76235299999996" table:style-name="ce1">
            <text:p>521.762353</text:p>
          </table:table-cell>
          <table:table-cell office:value-type="float" office:value="508.10230100000001" table:style-name="ce1">
            <text:p>508.102301</text:p>
          </table:table-cell>
          <table:table-cell table:number-columns-repeated="16375"/>
        </table:table-row>
        <table:table-row table:style-name="ro1">
          <table:table-cell office:value-type="date" office:date-value="2014-10-21T00:00:00" table:style-name="ce2">
            <text:p>21-10-2014</text:p>
          </table:table-cell>
          <table:table-cell office:value-type="float" office:value="525.19235300000003" table:style-name="ce1">
            <text:p>525.192353</text:p>
          </table:table-cell>
          <table:table-cell office:value-type="float" office:value="520.63235166666664" table:formula="msoxl:=AVERAGE(B44:B46)" table:style-name="ce1">
            <text:p>520.6323517</text:p>
          </table:table-cell>
          <table:table-cell office:value-type="float" office:value="4.5600013333333891" table:formula="msoxl:=B46-C46" table:style-name="ce1">
            <text:p>4.560001333</text:p>
          </table:table-cell>
          <table:table-cell office:value-type="float" office:value="526.54236900000001" table:style-name="ce1">
            <text:p>526.542369</text:p>
          </table:table-cell>
          <table:table-cell office:value-type="float" office:value="519.51900766666665" table:formula="msoxl:=AVERAGE(E44:E46)" table:style-name="ce1">
            <text:p>519.5190077</text:p>
          </table:table-cell>
          <table:table-cell office:value-type="float" office:value="7.0233613333333551" table:formula="msoxl:=E46-F46" table:style-name="ce1">
            <text:p>7.023361333</text:p>
          </table:table-cell>
          <table:table-cell office:value-type="float" office:value="526.79238299999997" table:style-name="ce1">
            <text:p>526.792383</text:p>
          </table:table-cell>
          <table:table-cell office:value-type="float" office:value="519.11232399999994" table:style-name="ce1">
            <text:p>519.112324</text:p>
          </table:table-cell>
          <table:table-cell table:number-columns-repeated="16375"/>
        </table:table-row>
        <table:table-row table:style-name="ro1">
          <table:table-cell office:value-type="date" office:date-value="2014-10-22T00:00:00" table:style-name="ce2">
            <text:p>22-10-2014</text:p>
          </table:table-cell>
          <table:table-cell office:value-type="float" office:value="529.89237600000001" table:style-name="ce1">
            <text:p>529.892376</text:p>
          </table:table-cell>
          <table:table-cell office:value-type="float" office:value="521.51234866666675" table:formula="msoxl:=AVERAGE(B45:B47)" table:style-name="ce1">
            <text:p>521.5123487</text:p>
          </table:table-cell>
          <table:table-cell office:value-type="float" office:value="8.3800273333332598" table:formula="msoxl:=B47-C47" table:style-name="ce1">
            <text:p>8.380027333</text:p>
          </table:table-cell>
          <table:table-cell office:value-type="float" office:value="532.71242700000005" table:style-name="ce1">
            <text:p>532.712427</text:p>
          </table:table-cell>
          <table:table-cell office:value-type="float" office:value="526.69904833333339" table:formula="msoxl:=AVERAGE(E45:E47)" table:style-name="ce1">
            <text:p>526.6990483</text:p>
          </table:table-cell>
          <table:table-cell office:value-type="float" office:value="6.0133786666666538" table:formula="msoxl:=E47-F47" table:style-name="ce1">
            <text:p>6.013378667</text:p>
          </table:table-cell>
          <table:table-cell office:value-type="float" office:value="539.80242799999996" table:style-name="ce1">
            <text:p>539.802428</text:p>
          </table:table-cell>
          <table:table-cell office:value-type="float" office:value="528.802412" table:style-name="ce1">
            <text:p>528.802412</text:p>
          </table:table-cell>
          <table:table-cell table:number-columns-repeated="16375"/>
        </table:table-row>
        <table:table-row table:style-name="ro1">
          <table:table-cell office:value-type="date" office:date-value="2014-10-23T00:00:00" table:style-name="ce2">
            <text:p>23-10-2014</text:p>
          </table:table-cell>
          <table:table-cell office:value-type="float" office:value="539.32241299999998" table:style-name="ce1">
            <text:p>539.322413</text:p>
          </table:table-cell>
          <table:table-cell office:value-type="float" office:value="531.46904733333338" table:formula="msoxl:=AVERAGE(B46:B48)" table:style-name="ce1">
            <text:p>531.4690473</text:p>
          </table:table-cell>
          <table:table-cell office:value-type="float" office:value="7.8533656666666047" table:formula="msoxl:=B48-C48" table:style-name="ce1">
            <text:p>7.853365667</text:p>
          </table:table-cell>
          <table:table-cell office:value-type="float" office:value="543.98247100000003" table:style-name="ce1">
            <text:p>543.982471</text:p>
          </table:table-cell>
          <table:table-cell office:value-type="float" office:value="534.41242233333344" table:formula="msoxl:=AVERAGE(E46:E48)" table:style-name="ce1">
            <text:p>534.4124223</text:p>
          </table:table-cell>
          <table:table-cell office:value-type="float" office:value="9.5700486666665938" table:formula="msoxl:=E48-F48" table:style-name="ce1">
            <text:p>9.570048667</text:p>
          </table:table-cell>
          <table:table-cell office:value-type="float" office:value="547.22249699999998" table:style-name="ce1">
            <text:p>547.222497</text:p>
          </table:table-cell>
          <table:table-cell office:value-type="float" office:value="535.85244699999998" table:style-name="ce1">
            <text:p>535.852447</text:p>
          </table:table-cell>
          <table:table-cell table:number-columns-repeated="16375"/>
        </table:table-row>
        <table:table-row table:style-name="ro1">
          <table:table-cell office:value-type="date" office:date-value="2014-10-24T00:00:00" table:style-name="ce2">
            <text:p>24-10-2014</text:p>
          </table:table-cell>
          <table:table-cell office:value-type="float" office:value="544.36248000000001" table:style-name="ce1">
            <text:p>544.36248</text:p>
          </table:table-cell>
          <table:table-cell office:value-type="float" office:value="537.8590896666667" table:formula="msoxl:=AVERAGE(B47:B49)" table:style-name="ce1">
            <text:p>537.8590897</text:p>
          </table:table-cell>
          <table:table-cell office:value-type="float" office:value="6.5033903333333001" table:formula="msoxl:=B49-C49" table:style-name="ce1">
            <text:p>6.503390333</text:p>
          </table:table-cell>
          <table:table-cell office:value-type="float" office:value="539.78241500000001" table:style-name="ce1">
            <text:p>539.782415</text:p>
          </table:table-cell>
          <table:table-cell office:value-type="float" office:value="538.82577100000015" table:formula="msoxl:=AVERAGE(E47:E49)" table:style-name="ce1">
            <text:p>538.825771</text:p>
          </table:table-cell>
          <table:table-cell office:value-type="float" office:value="0.95664399999986927" table:formula="msoxl:=E49-F49" table:style-name="ce1">
            <text:p>0.956644</text:p>
          </table:table-cell>
          <table:table-cell office:value-type="float" office:value="544.88246100000003" table:style-name="ce1">
            <text:p>544.882461</text:p>
          </table:table-cell>
          <table:table-cell office:value-type="float" office:value="535.79240700000003" table:style-name="ce1">
            <text:p>535.792407</text:p>
          </table:table-cell>
          <table:table-cell table:number-columns-repeated="16375"/>
        </table:table-row>
        <table:table-row table:style-name="ro1">
          <table:table-cell office:value-type="date" office:date-value="2014-10-27T00:00:00" table:style-name="ce2">
            <text:p>27-10-2014</text:p>
          </table:table-cell>
          <table:table-cell office:value-type="float" office:value="537.03244099999995" table:style-name="ce1">
            <text:p>537.032441</text:p>
          </table:table-cell>
          <table:table-cell office:value-type="float" office:value="540.23911133333331" table:formula="msoxl:=AVERAGE(B48:B50)" table:style-name="ce1">
            <text:p>540.2391113</text:p>
          </table:table-cell>
          <table:table-cell office:value-type="float" office:value="-3.2066703333333635" table:formula="msoxl:=B50-C50" table:style-name="ce1">
            <text:p>-3.206670333</text:p>
          </table:table-cell>
          <table:table-cell office:value-type="float" office:value="540.77243499999997" table:style-name="ce1">
            <text:p>540.772435</text:p>
          </table:table-cell>
          <table:table-cell office:value-type="float" office:value="541.5124403333333" table:formula="msoxl:=AVERAGE(E48:E50)" table:style-name="ce1">
            <text:p>541.5124403</text:p>
          </table:table-cell>
          <table:table-cell office:value-type="float" office:value="-0.74000533333332896" table:formula="msoxl:=E50-F50" table:style-name="ce1">
            <text:p>-0.740005333</text:p>
          </table:table-cell>
          <table:table-cell office:value-type="float" office:value="544.41248299999995" table:style-name="ce1">
            <text:p>544.412483</text:p>
          </table:table-cell>
          <table:table-cell office:value-type="float" office:value="537.03244099999995" table:style-name="ce1">
            <text:p>537.032441</text:p>
          </table:table-cell>
          <table:table-cell table:number-columns-repeated="16375"/>
        </table:table-row>
        <table:table-row table:style-name="ro1">
          <table:table-cell office:value-type="date" office:date-value="2014-10-28T00:00:00" table:style-name="ce2">
            <text:p>28-10-2014</text:p>
          </table:table-cell>
          <table:table-cell office:value-type="float" office:value="543.00248799999997" table:style-name="ce1">
            <text:p>543.002488</text:p>
          </table:table-cell>
          <table:table-cell office:value-type="float" office:value="541.46580300000005" table:formula="msoxl:=AVERAGE(B49:B51)" table:style-name="ce1">
            <text:p>541.465803</text:p>
          </table:table-cell>
          <table:table-cell office:value-type="float" office:value="1.5366849999999204" table:formula="msoxl:=B51-C51" table:style-name="ce1">
            <text:p>1.536685</text:p>
          </table:table-cell>
          <table:table-cell office:value-type="float" office:value="548.90245800000002" table:style-name="ce1">
            <text:p>548.902458</text:p>
          </table:table-cell>
          <table:table-cell office:value-type="float" office:value="543.15243599999997" table:formula="msoxl:=AVERAGE(E49:E51)" table:style-name="ce1">
            <text:p>543.152436</text:p>
          </table:table-cell>
          <table:table-cell office:value-type="float" office:value="5.7500220000000581" table:formula="msoxl:=E51-F51" table:style-name="ce1">
            <text:p>5.750022</text:p>
          </table:table-cell>
          <table:table-cell office:value-type="float" office:value="548.98251200000004" table:style-name="ce1">
            <text:p>548.982512</text:p>
          </table:table-cell>
          <table:table-cell office:value-type="float" office:value="541.62242200000003" table:style-name="ce1">
            <text:p>541.622422</text:p>
          </table:table-cell>
          <table:table-cell table:number-columns-repeated="16375"/>
        </table:table-row>
        <table:table-row table:style-name="ro1">
          <table:table-cell office:value-type="date" office:date-value="2014-10-29T00:00:00" table:style-name="ce2">
            <text:p>29-10-2014</text:p>
          </table:table-cell>
          <table:table-cell office:value-type="float" office:value="550.00246000000004" table:style-name="ce1">
            <text:p>550.00246</text:p>
          </table:table-cell>
          <table:table-cell office:value-type="float" office:value="543.3457963333334" table:formula="msoxl:=AVERAGE(B50:B52)" table:style-name="ce1">
            <text:p>543.3457963</text:p>
          </table:table-cell>
          <table:table-cell office:value-type="float" office:value="6.6566636666666454" table:formula="msoxl:=B52-C52" table:style-name="ce1">
            <text:p>6.656663667</text:p>
          </table:table-cell>
          <table:table-cell office:value-type="float" office:value="549.33246999999994" table:style-name="ce1">
            <text:p>549.33247</text:p>
          </table:table-cell>
          <table:table-cell office:value-type="float" office:value="546.33578766666653" table:formula="msoxl:=AVERAGE(E50:E52)" table:style-name="ce1">
            <text:p>546.3357877</text:p>
          </table:table-cell>
          <table:table-cell office:value-type="float" office:value="2.9966823333334105" table:formula="msoxl:=E52-F52" table:style-name="ce1">
            <text:p>2.996682333</text:p>
          </table:table-cell>
          <table:table-cell office:value-type="float" office:value="554.19247900000005" table:style-name="ce1">
            <text:p>554.192479</text:p>
          </table:table-cell>
          <table:table-cell office:value-type="float" office:value="546.98245899999995" table:style-name="ce1">
            <text:p>546.982459</text:p>
          </table:table-cell>
          <table:table-cell table:number-columns-repeated="16375"/>
        </table:table-row>
        <table:table-row table:style-name="ro1">
          <table:table-cell office:value-type="date" office:date-value="2014-10-30T00:00:00" table:style-name="ce2">
            <text:p>30-10-2014</text:p>
          </table:table-cell>
          <table:table-cell office:value-type="float" office:value="548.95246099999997" table:style-name="ce1">
            <text:p>548.952461</text:p>
          </table:table-cell>
          <table:table-cell office:value-type="float" office:value="547.3191363333334" table:formula="msoxl:=AVERAGE(B51:B53)" table:style-name="ce1">
            <text:p>547.3191363</text:p>
          </table:table-cell>
          <table:table-cell office:value-type="float" office:value="1.6333246666665673" table:formula="msoxl:=B53-C53" table:style-name="ce1">
            <text:p>1.633324667</text:p>
          </table:table-cell>
          <table:table-cell office:value-type="float" office:value="550.31251399999996" table:style-name="ce1">
            <text:p>550.312514</text:p>
          </table:table-cell>
          <table:table-cell office:value-type="float" office:value="549.51581399999998" table:formula="msoxl:=AVERAGE(E51:E53)" table:style-name="ce1">
            <text:p>549.515814</text:p>
          </table:table-cell>
          <table:table-cell office:value-type="float" office:value="0.79669999999998709" table:formula="msoxl:=E53-F53" table:style-name="ce1">
            <text:p>0.7967</text:p>
          </table:table-cell>
          <table:table-cell office:value-type="float" office:value="552.80249700000002" table:style-name="ce1">
            <text:p>552.802497</text:p>
          </table:table-cell>
          <table:table-cell office:value-type="float" office:value="543.51243199999999" table:style-name="ce1">
            <text:p>543.512432</text:p>
          </table:table-cell>
          <table:table-cell table:number-columns-repeated="16375"/>
        </table:table-row>
        <table:table-row table:style-name="ro1">
          <table:table-cell office:value-type="date" office:date-value="2014-10-31T00:00:00" table:style-name="ce2">
            <text:p>31-10-2014</text:p>
          </table:table-cell>
          <table:table-cell office:value-type="float" office:value="559.35250399999995" table:style-name="ce1">
            <text:p>559.352504</text:p>
          </table:table-cell>
          <table:table-cell office:value-type="float" office:value="552.76914166666666" table:formula="msoxl:=AVERAGE(B52:B54)" table:style-name="ce1">
            <text:p>552.7691417</text:p>
          </table:table-cell>
          <table:table-cell office:value-type="float" office:value="6.583362333333298" table:formula="msoxl:=B54-C54" table:style-name="ce1">
            <text:p>6.583362333</text:p>
          </table:table-cell>
          <table:table-cell office:value-type="float" office:value="559.082538" table:style-name="ce1">
            <text:p>559.082538</text:p>
          </table:table-cell>
          <table:table-cell office:value-type="float" office:value="552.90917400000001" table:formula="msoxl:=AVERAGE(E52:E54)" table:style-name="ce1">
            <text:p>552.909174</text:p>
          </table:table-cell>
          <table:table-cell office:value-type="float" office:value="6.1733639999999923" table:formula="msoxl:=E54-F54" table:style-name="ce1">
            <text:p>6.173364</text:p>
          </table:table-cell>
          <table:table-cell office:value-type="float" office:value="559.57252900000003" table:style-name="ce1">
            <text:p>559.572529</text:p>
          </table:table-cell>
          <table:table-cell office:value-type="float" office:value="554.75248599999998" table:style-name="ce1">
            <text:p>554.752486</text:p>
          </table:table-cell>
          <table:table-cell table:number-columns-repeated="16375"/>
        </table:table-row>
        <table:table-row table:style-name="ro1">
          <table:table-cell office:value-type="date" office:date-value="2014-11-03T00:00:00" table:style-name="ce2">
            <text:p>03-11-2014</text:p>
          </table:table-cell>
          <table:table-cell office:value-type="float" office:value="555.50252899999998" table:style-name="ce1">
            <text:p>555.502529</text:p>
          </table:table-cell>
          <table:table-cell office:value-type="float" office:value="554.60249799999985" table:formula="msoxl:=AVERAGE(B53:B55)" table:style-name="ce1">
            <text:p>554.602498</text:p>
          </table:table-cell>
          <table:table-cell office:value-type="float" office:value="0.90003100000012637" table:formula="msoxl:=B55-C55" table:style-name="ce1">
            <text:p>0.900031</text:p>
          </table:table-cell>
          <table:table-cell office:value-type="float" office:value="555.22252500000002" table:style-name="ce1">
            <text:p>555.222525</text:p>
          </table:table-cell>
          <table:table-cell office:value-type="float" office:value="554.87252566666666" table:formula="msoxl:=AVERAGE(E53:E55)" table:style-name="ce1">
            <text:p>554.8725257</text:p>
          </table:table-cell>
          <table:table-cell office:value-type="float" office:value="0.34999933333335775" table:formula="msoxl:=E55-F55" table:style-name="ce1">
            <text:p>0.349999333</text:p>
          </table:table-cell>
          <table:table-cell office:value-type="float" office:value="557.90254400000003" table:style-name="ce1">
            <text:p>557.902544</text:p>
          </table:table-cell>
          <table:table-cell office:value-type="float" office:value="553.23251000000005" table:style-name="ce1">
            <text:p>553.23251</text:p>
          </table:table-cell>
          <table:table-cell table:number-columns-repeated="16375"/>
        </table:table-row>
        <table:table-row table:style-name="ro1">
          <table:table-cell office:value-type="date" office:date-value="2014-11-04T00:00:00" table:style-name="ce2">
            <text:p>04-11-2014</text:p>
          </table:table-cell>
          <table:table-cell office:value-type="float" office:value="553.00250900000003" table:style-name="ce1">
            <text:p>553.002509</text:p>
          </table:table-cell>
          <table:table-cell office:value-type="float" office:value="555.95251399999995" table:formula="msoxl:=AVERAGE(B54:B56)" table:style-name="ce1">
            <text:p>555.952514</text:p>
          </table:table-cell>
          <table:table-cell office:value-type="float" office:value="-2.9500049999999192" table:formula="msoxl:=B56-C56" table:style-name="ce1">
            <text:p>-2.950005</text:p>
          </table:table-cell>
          <table:table-cell office:value-type="float" office:value="554.11248599999999" table:style-name="ce1">
            <text:p>554.112486</text:p>
          </table:table-cell>
          <table:table-cell office:value-type="float" office:value="556.139183" table:formula="msoxl:=AVERAGE(E54:E56)" table:style-name="ce1">
            <text:p>556.139183</text:p>
          </table:table-cell>
          <table:table-cell office:value-type="float" office:value="-2.0266970000000128" table:formula="msoxl:=E56-F56" table:style-name="ce1">
            <text:p>-2.026697</text:p>
          </table:table-cell>
          <table:table-cell office:value-type="float" office:value="555.50252899999998" table:style-name="ce1">
            <text:p>555.502529</text:p>
          </table:table-cell>
          <table:table-cell office:value-type="float" office:value="549.30248099999994" table:style-name="ce1">
            <text:p>549.302481</text:p>
          </table:table-cell>
          <table:table-cell table:number-columns-repeated="16375"/>
        </table:table-row>
        <table:table-row table:style-name="ro1">
          <table:table-cell office:value-type="date" office:date-value="2014-11-05T00:00:00" table:style-name="ce2">
            <text:p>05-11-2014</text:p>
          </table:table-cell>
          <table:table-cell office:value-type="float" office:value="556.80254200000002" table:style-name="ce1">
            <text:p>556.802542</text:p>
          </table:table-cell>
          <table:table-cell office:value-type="float" office:value="555.10252666666668" table:formula="msoxl:=AVERAGE(B55:B57)" table:style-name="ce1">
            <text:p>555.1025267</text:p>
          </table:table-cell>
          <table:table-cell office:value-type="float" office:value="1.7000153333333401" table:formula="msoxl:=B57-C57" table:style-name="ce1">
            <text:p>1.700015333</text:p>
          </table:table-cell>
          <table:table-cell office:value-type="float" office:value="545.92248400000005" table:style-name="ce1">
            <text:p>545.922484</text:p>
          </table:table-cell>
          <table:table-cell office:value-type="float" office:value="551.75249833333339" table:formula="msoxl:=AVERAGE(E55:E57)" table:style-name="ce1">
            <text:p>551.7524983</text:p>
          </table:table-cell>
          <table:table-cell office:value-type="float" office:value="-5.8300143333333381" table:formula="msoxl:=E57-F57" table:style-name="ce1">
            <text:p>-5.830014333</text:p>
          </table:table-cell>
          <table:table-cell office:value-type="float" office:value="556.80254200000002" table:style-name="ce1">
            <text:p>556.802542</text:p>
          </table:table-cell>
          <table:table-cell office:value-type="float" office:value="544.05248700000004" table:style-name="ce1">
            <text:p>544.052487</text:p>
          </table:table-cell>
          <table:table-cell table:number-columns-repeated="16375"/>
        </table:table-row>
        <table:table-row table:style-name="ro1">
          <table:table-cell office:value-type="date" office:date-value="2014-11-06T00:00:00" table:style-name="ce2">
            <text:p>06-11-2014</text:p>
          </table:table-cell>
          <table:table-cell office:value-type="float" office:value="545.50244799999996" table:style-name="ce1">
            <text:p>545.502448</text:p>
          </table:table-cell>
          <table:table-cell office:value-type="float" office:value="551.76916633333337" table:formula="msoxl:=AVERAGE(B56:B58)" table:style-name="ce1">
            <text:p>551.7691663</text:p>
          </table:table-cell>
          <table:table-cell office:value-type="float" office:value="-6.2667183333334151" table:formula="msoxl:=B58-C58" table:style-name="ce1">
            <text:p>-6.266718333</text:p>
          </table:table-cell>
          <table:table-cell office:value-type="float" office:value="542.04245800000001" table:style-name="ce1">
            <text:p>542.042458</text:p>
          </table:table-cell>
          <table:table-cell office:value-type="float" office:value="547.35914266666668" table:formula="msoxl:=AVERAGE(E56:E58)" table:style-name="ce1">
            <text:p>547.3591427</text:p>
          </table:table-cell>
          <table:table-cell office:value-type="float" office:value="-5.3166846666666743" table:formula="msoxl:=E58-F58" table:style-name="ce1">
            <text:p>-5.316684667</text:p>
          </table:table-cell>
          <table:table-cell office:value-type="float" office:value="546.887472" table:style-name="ce1">
            <text:p>546.887472</text:p>
          </table:table-cell>
          <table:table-cell office:value-type="float" office:value="540.97244599999999" table:style-name="ce1">
            <text:p>540.972446</text:p>
          </table:table-cell>
          <table:table-cell table:number-columns-repeated="16375"/>
        </table:table-row>
        <table:table-row table:style-name="ro1">
          <table:table-cell office:value-type="date" office:date-value="2014-11-07T00:00:00" table:style-name="ce2">
            <text:p>07-11-2014</text:p>
          </table:table-cell>
          <table:table-cell office:value-type="float" office:value="546.21246399999995" table:style-name="ce1">
            <text:p>546.212464</text:p>
          </table:table-cell>
          <table:table-cell office:value-type="float" office:value="549.50581799999998" table:formula="msoxl:=AVERAGE(B57:B59)" table:style-name="ce1">
            <text:p>549.505818</text:p>
          </table:table-cell>
          <table:table-cell office:value-type="float" office:value="-3.2933540000000221" table:formula="msoxl:=B59-C59" table:style-name="ce1">
            <text:p>-3.293354</text:p>
          </table:table-cell>
          <table:table-cell office:value-type="float" office:value="541.012473" table:style-name="ce1">
            <text:p>541.012473</text:p>
          </table:table-cell>
          <table:table-cell office:value-type="float" office:value="542.99247166666669" table:formula="msoxl:=AVERAGE(E57:E59)" table:style-name="ce1">
            <text:p>542.9924717</text:p>
          </table:table-cell>
          <table:table-cell office:value-type="float" office:value="-1.9799986666666882" table:formula="msoxl:=E59-F59" table:style-name="ce1">
            <text:p>-1.979998667</text:p>
          </table:table-cell>
          <table:table-cell office:value-type="float" office:value="546.21246399999995" table:style-name="ce1">
            <text:p>546.212464</text:p>
          </table:table-cell>
          <table:table-cell office:value-type="float" office:value="538.67243699999995" table:style-name="ce1">
            <text:p>538.672437</text:p>
          </table:table-cell>
          <table:table-cell table:number-columns-repeated="16375"/>
        </table:table-row>
        <table:table-row table:style-name="ro1">
          <table:table-cell office:value-type="date" office:date-value="2014-11-10T00:00:00" table:style-name="ce2">
            <text:p>10-11-2014</text:p>
          </table:table-cell>
          <table:table-cell office:value-type="float" office:value="541.46243700000002" table:style-name="ce1">
            <text:p>541.462437</text:p>
          </table:table-cell>
          <table:table-cell office:value-type="float" office:value="544.39244966666672" table:formula="msoxl:=AVERAGE(B58:B60)" table:style-name="ce1">
            <text:p>544.3924497</text:p>
          </table:table-cell>
          <table:table-cell office:value-type="float" office:value="-2.9300126666666984" table:formula="msoxl:=B60-C60" table:style-name="ce1">
            <text:p>-2.930012667</text:p>
          </table:table-cell>
          <table:table-cell office:value-type="float" office:value="547.49246300000004" table:style-name="ce1">
            <text:p>547.492463</text:p>
          </table:table-cell>
          <table:table-cell office:value-type="float" office:value="543.51579800000002" table:formula="msoxl:=AVERAGE(E58:E60)" table:style-name="ce1">
            <text:p>543.515798</text:p>
          </table:table-cell>
          <table:table-cell office:value-type="float" office:value="3.9766650000000254" table:formula="msoxl:=E60-F60" table:style-name="ce1">
            <text:p>3.976665</text:p>
          </table:table-cell>
          <table:table-cell office:value-type="float" office:value="549.59246099999996" table:style-name="ce1">
            <text:p>549.592461</text:p>
          </table:table-cell>
          <table:table-cell office:value-type="float" office:value="541.02244900000005" table:style-name="ce1">
            <text:p>541.022449</text:p>
          </table:table-cell>
          <table:table-cell table:number-columns-repeated="16375"/>
        </table:table-row>
        <table:table-row table:style-name="ro1">
          <table:table-cell office:value-type="date" office:date-value="2014-11-11T00:00:00" table:style-name="ce2">
            <text:p>11-11-2014</text:p>
          </table:table-cell>
          <table:table-cell office:value-type="float" office:value="548.49245900000005" table:style-name="ce1">
            <text:p>548.492459</text:p>
          </table:table-cell>
          <table:table-cell office:value-type="float" office:value="545.38911999999993" table:formula="msoxl:=AVERAGE(B59:B61)" table:style-name="ce1">
            <text:p>545.38912</text:p>
          </table:table-cell>
          <table:table-cell office:value-type="float" office:value="3.1033390000001191" table:formula="msoxl:=B61-C61" table:style-name="ce1">
            <text:p>3.103339</text:p>
          </table:table-cell>
          <table:table-cell office:value-type="float" office:value="550.29250100000002" table:style-name="ce1">
            <text:p>550.292501</text:p>
          </table:table-cell>
          <table:table-cell office:value-type="float" office:value="546.26581233333343" table:formula="msoxl:=AVERAGE(E59:E61)" table:style-name="ce1">
            <text:p>546.2658123</text:p>
          </table:table-cell>
          <table:table-cell office:value-type="float" office:value="4.0266886666665869" table:formula="msoxl:=E61-F61" table:style-name="ce1">
            <text:p>4.026688667</text:p>
          </table:table-cell>
          <table:table-cell office:value-type="float" office:value="551.94247299999995" table:style-name="ce1">
            <text:p>551.942473</text:p>
          </table:table-cell>
          <table:table-cell office:value-type="float" office:value="546.30249300000003" table:style-name="ce1">
            <text:p>546.302493</text:p>
          </table:table-cell>
          <table:table-cell table:number-columns-repeated="16375"/>
        </table:table-row>
        <table:table-row table:style-name="ro1">
          <table:table-cell office:value-type="date" office:date-value="2014-11-12T00:00:00" table:style-name="ce2">
            <text:p>12-11-2014</text:p>
          </table:table-cell>
          <table:table-cell office:value-type="float" office:value="550.39250700000002" table:style-name="ce1">
            <text:p>550.392507</text:p>
          </table:table-cell>
          <table:table-cell office:value-type="float" office:value="546.78246766666678" table:formula="msoxl:=AVERAGE(B60:B62)" table:style-name="ce1">
            <text:p>546.7824677</text:p>
          </table:table-cell>
          <table:table-cell office:value-type="float" office:value="3.6100393333332477" table:formula="msoxl:=B62-C62" table:style-name="ce1">
            <text:p>3.610039333</text:p>
          </table:table-cell>
          <table:table-cell office:value-type="float" office:value="547.31246499999997" table:style-name="ce1">
            <text:p>547.312465</text:p>
          </table:table-cell>
          <table:table-cell office:value-type="float" office:value="548.36580966666668" table:formula="msoxl:=AVERAGE(E60:E62)" table:style-name="ce1">
            <text:p>548.3658097</text:p>
          </table:table-cell>
          <table:table-cell office:value-type="float" office:value="-1.0533446666667032" table:formula="msoxl:=E62-F62" table:style-name="ce1">
            <text:p>-1.053344667</text:p>
          </table:table-cell>
          <table:table-cell office:value-type="float" office:value="550.46246199999996" table:style-name="ce1">
            <text:p>550.462462</text:p>
          </table:table-cell>
          <table:table-cell office:value-type="float" office:value="545.17244100000005" table:style-name="ce1">
            <text:p>545.172441</text:p>
          </table:table-cell>
          <table:table-cell table:number-columns-repeated="16375"/>
        </table:table-row>
        <table:table-row table:style-name="ro1">
          <table:table-cell office:value-type="date" office:date-value="2014-11-13T00:00:00" table:style-name="ce2">
            <text:p>13-11-2014</text:p>
          </table:table-cell>
          <table:table-cell office:value-type="float" office:value="549.80250999999998" table:style-name="ce1">
            <text:p>549.80251</text:p>
          </table:table-cell>
          <table:table-cell office:value-type="float" office:value="549.56249200000002" table:formula="msoxl:=AVERAGE(B61:B63)" table:style-name="ce1">
            <text:p>549.562492</text:p>
          </table:table-cell>
          <table:table-cell office:value-type="float" office:value="0.24001799999996365" table:formula="msoxl:=B63-C63" table:style-name="ce1">
            <text:p>0.240018</text:p>
          </table:table-cell>
          <table:table-cell office:value-type="float" office:value="545.38248999999996" table:style-name="ce1">
            <text:p>545.38249</text:p>
          </table:table-cell>
          <table:table-cell office:value-type="float" office:value="547.66248533333328" table:formula="msoxl:=AVERAGE(E61:E63)" table:style-name="ce1">
            <text:p>547.6624853</text:p>
          </table:table-cell>
          <table:table-cell office:value-type="float" office:value="-2.2799953333333178" table:formula="msoxl:=E63-F63" table:style-name="ce1">
            <text:p>-2.279995333</text:p>
          </table:table-cell>
          <table:table-cell office:value-type="float" office:value="549.80250999999998" table:style-name="ce1">
            <text:p>549.80251</text:p>
          </table:table-cell>
          <table:table-cell office:value-type="float" office:value="543.48244199999999" table:style-name="ce1">
            <text:p>543.482442</text:p>
          </table:table-cell>
          <table:table-cell table:number-columns-repeated="16375"/>
        </table:table-row>
        <table:table-row table:style-name="ro1">
          <table:table-cell office:value-type="date" office:date-value="2014-11-14T00:00:00" table:style-name="ce2">
            <text:p>14-11-2014</text:p>
          </table:table-cell>
          <table:table-cell office:value-type="float" office:value="546.682503" table:style-name="ce1">
            <text:p>546.682503</text:p>
          </table:table-cell>
          <table:table-cell office:value-type="float" office:value="548.9591733333333" table:formula="msoxl:=AVERAGE(B62:B64)" table:style-name="ce1">
            <text:p>548.9591733</text:p>
          </table:table-cell>
          <table:table-cell office:value-type="float" office:value="-2.2766703333332998" table:formula="msoxl:=B64-C64" table:style-name="ce1">
            <text:p>-2.276670333</text:p>
          </table:table-cell>
          <table:table-cell office:value-type="float" office:value="544.40244600000005" table:style-name="ce1">
            <text:p>544.402446</text:p>
          </table:table-cell>
          <table:table-cell office:value-type="float" office:value="545.69913366666663" table:formula="msoxl:=AVERAGE(E62:E64)" table:style-name="ce1">
            <text:p>545.6991337</text:p>
          </table:table-cell>
          <table:table-cell office:value-type="float" office:value="-1.2966876666665712" table:formula="msoxl:=E64-F64" table:style-name="ce1">
            <text:p>-1.296687667</text:p>
          </table:table-cell>
          <table:table-cell office:value-type="float" office:value="546.682503" table:style-name="ce1">
            <text:p>546.682503</text:p>
          </table:table-cell>
          <table:table-cell office:value-type="float" office:value="542.15243999999996" table:style-name="ce1">
            <text:p>542.15244</text:p>
          </table:table-cell>
          <table:table-cell table:number-columns-repeated="16375"/>
        </table:table-row>
        <table:table-row table:style-name="ro1">
          <table:table-cell office:value-type="date" office:date-value="2014-11-17T00:00:00" table:style-name="ce2">
            <text:p>17-11-2014</text:p>
          </table:table-cell>
          <table:table-cell office:value-type="float" office:value="543.582448" table:style-name="ce1">
            <text:p>543.582448</text:p>
          </table:table-cell>
          <table:table-cell office:value-type="float" office:value="546.6891536666667" table:formula="msoxl:=AVERAGE(B63:B65)" table:style-name="ce1">
            <text:p>546.6891537</text:p>
          </table:table-cell>
          <table:table-cell office:value-type="float" office:value="-3.1067056666666986" table:formula="msoxl:=B65-C65" table:style-name="ce1">
            <text:p>-3.106705667</text:p>
          </table:table-cell>
          <table:table-cell office:value-type="float" office:value="536.51239899999996" table:style-name="ce1">
            <text:p>536.512399</text:p>
          </table:table-cell>
          <table:table-cell office:value-type="float" office:value="542.09911166666666" table:formula="msoxl:=AVERAGE(E63:E65)" table:style-name="ce1">
            <text:p>542.0991117</text:p>
          </table:table-cell>
          <table:table-cell office:value-type="float" office:value="-5.5867126666666991" table:formula="msoxl:=E65-F65" table:style-name="ce1">
            <text:p>-5.586712667</text:p>
          </table:table-cell>
          <table:table-cell office:value-type="float" office:value="543.79243599999995" table:style-name="ce1">
            <text:p>543.792436</text:p>
          </table:table-cell>
          <table:table-cell office:value-type="float" office:value="534.06342199999995" table:style-name="ce1">
            <text:p>534.063422</text:p>
          </table:table-cell>
          <table:table-cell table:number-columns-repeated="16375"/>
        </table:table-row>
        <table:table-row table:style-name="ro1">
          <table:table-cell office:value-type="date" office:date-value="2014-11-18T00:00:00" table:style-name="ce2">
            <text:p>18-11-2014</text:p>
          </table:table-cell>
          <table:table-cell office:value-type="float" office:value="537.50241900000003" table:style-name="ce1">
            <text:p>537.502419</text:p>
          </table:table-cell>
          <table:table-cell office:value-type="float" office:value="542.5891233333333" table:formula="msoxl:=AVERAGE(B64:B66)" table:style-name="ce1">
            <text:p>542.5891233</text:p>
          </table:table-cell>
          <table:table-cell office:value-type="float" office:value="-5.0867043333332731" table:formula="msoxl:=B66-C66" table:style-name="ce1">
            <text:p>-5.086704333</text:p>
          </table:table-cell>
          <table:table-cell office:value-type="float" office:value="535.03244900000004" table:style-name="ce1">
            <text:p>535.032449</text:p>
          </table:table-cell>
          <table:table-cell office:value-type="float" office:value="538.64909799999998" table:formula="msoxl:=AVERAGE(E64:E66)" table:style-name="ce1">
            <text:p>538.649098</text:p>
          </table:table-cell>
          <table:table-cell office:value-type="float" office:value="-3.6166489999999385" table:formula="msoxl:=E66-F66" table:style-name="ce1">
            <text:p>-3.616649</text:p>
          </table:table-cell>
          <table:table-cell office:value-type="float" office:value="541.942452" table:style-name="ce1">
            <text:p>541.942452</text:p>
          </table:table-cell>
          <table:table-cell office:value-type="float" office:value="534.17242499999998" table:style-name="ce1">
            <text:p>534.172425</text:p>
          </table:table-cell>
          <table:table-cell table:number-columns-repeated="16375"/>
        </table:table-row>
        <table:table-row table:style-name="ro1">
          <table:table-cell office:value-type="date" office:date-value="2014-11-19T00:00:00" table:style-name="ce2">
            <text:p>19-11-2014</text:p>
          </table:table-cell>
          <table:table-cell office:value-type="float" office:value="535.00239899999997" table:style-name="ce1">
            <text:p>535.002399</text:p>
          </table:table-cell>
          <table:table-cell office:value-type="float" office:value="538.6957553333333" table:formula="msoxl:=AVERAGE(B65:B67)" table:style-name="ce1">
            <text:p>538.6957553</text:p>
          </table:table-cell>
          <table:table-cell office:value-type="float" office:value="-3.6933563333333268" table:formula="msoxl:=B67-C67" table:style-name="ce1">
            <text:p>-3.693356333</text:p>
          </table:table-cell>
          <table:table-cell office:value-type="float" office:value="536.99241500000005" table:style-name="ce1">
            <text:p>536.992415</text:p>
          </table:table-cell>
          <table:table-cell office:value-type="float" office:value="536.17908766666676" table:formula="msoxl:=AVERAGE(E65:E67)" table:style-name="ce1">
            <text:p>536.1790877</text:p>
          </table:table-cell>
          <table:table-cell office:value-type="float" office:value="0.81332733333329088" table:formula="msoxl:=E67-F67" table:style-name="ce1">
            <text:p>0.813327333</text:p>
          </table:table-cell>
          <table:table-cell office:value-type="float" office:value="538.24242500000003" table:style-name="ce1">
            <text:p>538.242425</text:p>
          </table:table-cell>
          <table:table-cell office:value-type="float" office:value="530.08241199999998" table:style-name="ce1">
            <text:p>530.082412</text:p>
          </table:table-cell>
          <table:table-cell table:number-columns-repeated="16375"/>
        </table:table-row>
        <table:table-row table:style-name="ro1">
          <table:table-cell office:value-type="date" office:date-value="2014-11-20T00:00:00" table:style-name="ce2">
            <text:p>20-11-2014</text:p>
          </table:table-cell>
          <table:table-cell office:value-type="float" office:value="531.25242900000001" table:style-name="ce1">
            <text:p>531.252429</text:p>
          </table:table-cell>
          <table:table-cell office:value-type="float" office:value="534.58574899999996" table:formula="msoxl:=AVERAGE(B66:B68)" table:style-name="ce1">
            <text:p>534.585749</text:p>
          </table:table-cell>
          <table:table-cell office:value-type="float" office:value="-3.3333199999999579" table:formula="msoxl:=B68-C68" table:style-name="ce1">
            <text:p>-3.33332</text:p>
          </table:table-cell>
          <table:table-cell office:value-type="float" office:value="534.83243800000002" table:style-name="ce1">
            <text:p>534.832438</text:p>
          </table:table-cell>
          <table:table-cell office:value-type="float" office:value="535.61910066666667" table:formula="msoxl:=AVERAGE(E66:E68)" table:style-name="ce1">
            <text:p>535.6191007</text:p>
          </table:table-cell>
          <table:table-cell office:value-type="float" office:value="-0.78666266666664342" table:formula="msoxl:=E68-F68" table:style-name="ce1">
            <text:p>-0.786662667</text:p>
          </table:table-cell>
          <table:table-cell office:value-type="float" office:value="535.11244199999999" table:style-name="ce1">
            <text:p>535.112442</text:p>
          </table:table-cell>
          <table:table-cell office:value-type="float" office:value="531.08240799999999" table:style-name="ce1">
            <text:p>531.082408</text:p>
          </table:table-cell>
          <table:table-cell table:number-columns-repeated="16375"/>
        </table:table-row>
        <table:table-row table:style-name="ro1">
          <table:table-cell office:value-type="date" office:date-value="2014-11-21T00:00:00" table:style-name="ce2">
            <text:p>21-11-2014</text:p>
          </table:table-cell>
          <table:table-cell office:value-type="float" office:value="541.61244599999998" table:style-name="ce1">
            <text:p>541.612446</text:p>
          </table:table-cell>
          <table:table-cell office:value-type="float" office:value="535.95575800000006" table:formula="msoxl:=AVERAGE(B67:B69)" table:style-name="ce1">
            <text:p>535.955758</text:p>
          </table:table-cell>
          <table:table-cell office:value-type="float" office:value="5.6566879999999173" table:formula="msoxl:=B69-C69" table:style-name="ce1">
            <text:p>5.656688</text:p>
          </table:table-cell>
          <table:table-cell office:value-type="float" office:value="537.50241900000003" table:style-name="ce1">
            <text:p>537.502419</text:p>
          </table:table-cell>
          <table:table-cell office:value-type="float" office:value="536.44242399999996" table:formula="msoxl:=AVERAGE(E67:E69)" table:style-name="ce1">
            <text:p>536.442424</text:p>
          </table:table-cell>
          <table:table-cell office:value-type="float" office:value="1.0599950000000717" table:formula="msoxl:=E69-F69" table:style-name="ce1">
            <text:p>1.059995</text:p>
          </table:table-cell>
          <table:table-cell office:value-type="float" office:value="542.14246400000002" table:style-name="ce1">
            <text:p>542.142464</text:p>
          </table:table-cell>
          <table:table-cell office:value-type="float" office:value="536.56240200000002" table:style-name="ce1">
            <text:p>536.562402</text:p>
          </table:table-cell>
          <table:table-cell table:number-columns-repeated="16375"/>
        </table:table-row>
        <table:table-row table:style-name="ro1">
          <table:table-cell office:value-type="date" office:date-value="2014-11-24T00:00:00" table:style-name="ce2">
            <text:p>24-11-2014</text:p>
          </table:table-cell>
          <table:table-cell office:value-type="float" office:value="537.65242799999999" table:style-name="ce1">
            <text:p>537.652428</text:p>
          </table:table-cell>
          <table:table-cell office:value-type="float" office:value="536.83910100000003" table:formula="msoxl:=AVERAGE(B68:B70)" table:style-name="ce1">
            <text:p>536.839101</text:p>
          </table:table-cell>
          <table:table-cell office:value-type="float" office:value="0.81332699999995839" table:formula="msoxl:=B70-C70" table:style-name="ce1">
            <text:p>0.813327</text:p>
          </table:table-cell>
          <table:table-cell office:value-type="float" office:value="539.272471" table:style-name="ce1">
            <text:p>539.272471</text:p>
          </table:table-cell>
          <table:table-cell office:value-type="float" office:value="537.20244266666668" table:formula="msoxl:=AVERAGE(E68:E70)" table:style-name="ce1">
            <text:p>537.2024427</text:p>
          </table:table-cell>
          <table:table-cell office:value-type="float" office:value="2.0700283333333118" table:formula="msoxl:=E70-F70" table:style-name="ce1">
            <text:p>2.070028333</text:p>
          </table:table-cell>
          <table:table-cell office:value-type="float" office:value="542.70247099999995" table:style-name="ce1">
            <text:p>542.702471</text:p>
          </table:table-cell>
          <table:table-cell office:value-type="float" office:value="535.62244599999997" table:style-name="ce1">
            <text:p>535.622446</text:p>
          </table:table-cell>
          <table:table-cell table:number-columns-repeated="16375"/>
        </table:table-row>
        <table:table-row table:style-name="ro1">
          <table:table-cell office:value-type="date" office:date-value="2014-11-25T00:00:00" table:style-name="ce2">
            <text:p>25-11-2014</text:p>
          </table:table-cell>
          <table:table-cell office:value-type="float" office:value="539.00244399999997" table:style-name="ce1">
            <text:p>539.002444</text:p>
          </table:table-cell>
          <table:table-cell office:value-type="float" office:value="539.42243933333327" table:formula="msoxl:=AVERAGE(B69:B71)" table:style-name="ce1">
            <text:p>539.4224393</text:p>
          </table:table-cell>
          <table:table-cell office:value-type="float" office:value="-0.41999533333330419" table:formula="msoxl:=B71-C71" table:style-name="ce1">
            <text:p>-0.419995333</text:p>
          </table:table-cell>
          <table:table-cell office:value-type="float" office:value="541.08242800000005" table:style-name="ce1">
            <text:p>541.082428</text:p>
          </table:table-cell>
          <table:table-cell office:value-type="float" office:value="539.28577266666673" table:formula="msoxl:=AVERAGE(E69:E71)" table:style-name="ce1">
            <text:p>539.2857727</text:p>
          </table:table-cell>
          <table:table-cell office:value-type="float" office:value="1.7966553333333195" table:formula="msoxl:=E71-F71" table:style-name="ce1">
            <text:p>1.796655333</text:p>
          </table:table-cell>
          <table:table-cell office:value-type="float" office:value="543.98247100000003" table:style-name="ce1">
            <text:p>543.982471</text:p>
          </table:table-cell>
          <table:table-cell office:value-type="float" office:value="538.60443999999995" table:style-name="ce1">
            <text:p>538.60444</text:p>
          </table:table-cell>
          <table:table-cell table:number-columns-repeated="16375"/>
        </table:table-row>
        <table:table-row table:style-name="ro1">
          <table:table-cell office:value-type="date" office:date-value="2014-11-26T00:00:00" table:style-name="ce2">
            <text:p>26-11-2014</text:p>
          </table:table-cell>
          <table:table-cell office:value-type="float" office:value="540.88247799999999" table:style-name="ce1">
            <text:p>540.882478</text:p>
          </table:table-cell>
          <table:table-cell office:value-type="float" office:value="539.17911666666669" table:formula="msoxl:=AVERAGE(B70:B72)" table:style-name="ce1">
            <text:p>539.1791167</text:p>
          </table:table-cell>
          <table:table-cell office:value-type="float" office:value="1.7033613333333051" table:formula="msoxl:=B72-C72" table:style-name="ce1">
            <text:p>1.703361333</text:p>
          </table:table-cell>
          <table:table-cell office:value-type="float" office:value="540.37247300000001" table:style-name="ce1">
            <text:p>540.372473</text:p>
          </table:table-cell>
          <table:table-cell office:value-type="float" office:value="540.24245733333328" table:formula="msoxl:=AVERAGE(E70:E72)" table:style-name="ce1">
            <text:p>540.2424573</text:p>
          </table:table-cell>
          <table:table-cell office:value-type="float" office:value="0.13001566666673625" table:formula="msoxl:=E72-F72" table:style-name="ce1">
            <text:p>0.130015667</text:p>
          </table:table-cell>
          <table:table-cell office:value-type="float" office:value="541.55246699999998" table:style-name="ce1">
            <text:p>541.552467</text:p>
          </table:table-cell>
          <table:table-cell office:value-type="float" office:value="537.04443700000002" table:style-name="ce1">
            <text:p>537.044437</text:p>
          </table:table-cell>
          <table:table-cell table:number-columns-repeated="16375"/>
        </table:table-row>
        <table:table-row table:style-name="ro1">
          <table:table-cell office:value-type="date" office:date-value="2014-11-28T00:00:00" table:style-name="ce2">
            <text:p>28-11-2014</text:p>
          </table:table-cell>
          <table:table-cell office:value-type="float" office:value="540.62242600000002" table:style-name="ce1">
            <text:p>540.622426</text:p>
          </table:table-cell>
          <table:table-cell office:value-type="float" office:value="540.16911600000003" table:formula="msoxl:=AVERAGE(B71:B73)" table:style-name="ce1">
            <text:p>540.169116</text:p>
          </table:table-cell>
          <table:table-cell office:value-type="float" office:value="0.45330999999998767" table:formula="msoxl:=B73-C73" table:style-name="ce1">
            <text:p>0.45331</text:p>
          </table:table-cell>
          <table:table-cell office:value-type="float" office:value="541.83247100000006" table:style-name="ce1">
            <text:p>541.832471</text:p>
          </table:table-cell>
          <table:table-cell office:value-type="float" office:value="541.09579066666674" table:formula="msoxl:=AVERAGE(E71:E73)" table:style-name="ce1">
            <text:p>541.0957907</text:p>
          </table:table-cell>
          <table:table-cell office:value-type="float" office:value="0.73668033333331095" table:formula="msoxl:=E73-F73" table:style-name="ce1">
            <text:p>0.736680333</text:p>
          </table:table-cell>
          <table:table-cell office:value-type="float" office:value="542.002431" table:style-name="ce1">
            <text:p>542.002431</text:p>
          </table:table-cell>
          <table:table-cell office:value-type="float" office:value="536.60242900000003" table:style-name="ce1">
            <text:p>536.602429</text:p>
          </table:table-cell>
          <table:table-cell table:number-columns-repeated="16375"/>
        </table:table-row>
        <table:table-row table:style-name="ro1">
          <table:table-cell office:value-type="date" office:date-value="2014-12-01T00:00:00" table:style-name="ce2">
            <text:p>01-12-2014</text:p>
          </table:table-cell>
          <table:table-cell office:value-type="float" office:value="538.90243799999996" table:style-name="ce1">
            <text:p>538.902438</text:p>
          </table:table-cell>
          <table:table-cell office:value-type="float" office:value="540.13578066666662" table:formula="msoxl:=AVERAGE(B72:B74)" table:style-name="ce1">
            <text:p>540.1357807</text:p>
          </table:table-cell>
          <table:table-cell office:value-type="float" office:value="-1.2333426666666583" table:formula="msoxl:=B74-C74" table:style-name="ce1">
            <text:p>-1.233342667</text:p>
          </table:table-cell>
          <table:table-cell office:value-type="float" office:value="533.80239099999994" table:style-name="ce1">
            <text:p>533.802391</text:p>
          </table:table-cell>
          <table:table-cell office:value-type="float" office:value="538.66911166666671" table:formula="msoxl:=AVERAGE(E72:E74)" table:style-name="ce1">
            <text:p>538.6691117</text:p>
          </table:table-cell>
          <table:table-cell office:value-type="float" office:value="-4.8667206666667653" table:formula="msoxl:=E74-F74" table:style-name="ce1">
            <text:p>-4.866720667</text:p>
          </table:table-cell>
          <table:table-cell office:value-type="float" office:value="541.41243399999996" table:style-name="ce1">
            <text:p>541.412434</text:p>
          </table:table-cell>
          <table:table-cell office:value-type="float" office:value="531.86237900000003" table:style-name="ce1">
            <text:p>531.862379</text:p>
          </table:table-cell>
          <table:table-cell table:number-columns-repeated="16375"/>
        </table:table-row>
        <table:table-row table:style-name="ro1">
          <table:table-cell office:value-type="date" office:date-value="2014-12-02T00:00:00" table:style-name="ce2">
            <text:p>02-12-2014</text:p>
          </table:table-cell>
          <table:table-cell office:value-type="float" office:value="533.51241200000004" table:style-name="ce1">
            <text:p>533.512412</text:p>
          </table:table-cell>
          <table:table-cell office:value-type="float" office:value="537.67909199999997" table:formula="msoxl:=AVERAGE(B73:B75)" table:style-name="ce1">
            <text:p>537.679092</text:p>
          </table:table-cell>
          <table:table-cell office:value-type="float" office:value="-4.1666799999999284" table:formula="msoxl:=B75-C75" table:style-name="ce1">
            <text:p>-4.16668</text:p>
          </table:table-cell>
          <table:table-cell office:value-type="float" office:value="533.75238899999999" table:style-name="ce1">
            <text:p>533.752389</text:p>
          </table:table-cell>
          <table:table-cell office:value-type="float" office:value="536.46241699999996" table:formula="msoxl:=AVERAGE(E73:E75)" table:style-name="ce1">
            <text:p>536.462417</text:p>
          </table:table-cell>
          <table:table-cell office:value-type="float" office:value="-2.7100279999999657" table:formula="msoxl:=E75-F75" table:style-name="ce1">
            <text:p>-2.710028</text:p>
          </table:table-cell>
          <table:table-cell office:value-type="float" office:value="535.50242700000001" table:style-name="ce1">
            <text:p>535.502427</text:p>
          </table:table-cell>
          <table:table-cell office:value-type="float" office:value="529.80240800000001" table:style-name="ce1">
            <text:p>529.802408</text:p>
          </table:table-cell>
          <table:table-cell table:number-columns-repeated="16375"/>
        </table:table-row>
        <table:table-row table:style-name="ro1">
          <table:table-cell office:value-type="date" office:date-value="2014-12-03T00:00:00" table:style-name="ce2">
            <text:p>03-12-2014</text:p>
          </table:table-cell>
          <table:table-cell office:value-type="float" office:value="531.44240400000001" table:style-name="ce1">
            <text:p>531.442404</text:p>
          </table:table-cell>
          <table:table-cell office:value-type="float" office:value="534.61908466666671" table:formula="msoxl:=AVERAGE(B74:B76)" table:style-name="ce1">
            <text:p>534.6190847</text:p>
          </table:table-cell>
          <table:table-cell office:value-type="float" office:value="-3.176680666666698" table:formula="msoxl:=B76-C76" table:style-name="ce1">
            <text:p>-3.176680667</text:p>
          </table:table-cell>
          <table:table-cell office:value-type="float" office:value="531.32238400000006" table:style-name="ce1">
            <text:p>531.322384</text:p>
          </table:table-cell>
          <table:table-cell office:value-type="float" office:value="532.9590546666667" table:formula="msoxl:=AVERAGE(E74:E76)" table:style-name="ce1">
            <text:p>532.9590547</text:p>
          </table:table-cell>
          <table:table-cell office:value-type="float" office:value="-1.636670666666646" table:formula="msoxl:=E76-F76" table:style-name="ce1">
            <text:p>-1.636670667</text:p>
          </table:table-cell>
          <table:table-cell office:value-type="float" office:value="535.99841600000002" table:style-name="ce1">
            <text:p>535.998416</text:p>
          </table:table-cell>
          <table:table-cell office:value-type="float" office:value="529.26241400000004" table:style-name="ce1">
            <text:p>529.262414</text:p>
          </table:table-cell>
          <table:table-cell table:number-columns-repeated="16375"/>
        </table:table-row>
        <table:table-row table:style-name="ro1">
          <table:table-cell office:value-type="date" office:date-value="2014-12-04T00:00:00" table:style-name="ce2">
            <text:p>04-12-2014</text:p>
          </table:table-cell>
          <table:table-cell office:value-type="float" office:value="531.16240000000005" table:style-name="ce1">
            <text:p>531.1624</text:p>
          </table:table-cell>
          <table:table-cell office:value-type="float" office:value="532.03907200000003" table:formula="msoxl:=AVERAGE(B75:B77)" table:style-name="ce1">
            <text:p>532.039072</text:p>
          </table:table-cell>
          <table:table-cell office:value-type="float" office:value="-0.87667199999998502" table:formula="msoxl:=B77-C77" table:style-name="ce1">
            <text:p>-0.876672</text:p>
          </table:table-cell>
          <table:table-cell office:value-type="float" office:value="537.31244500000003" table:style-name="ce1">
            <text:p>537.312445</text:p>
          </table:table-cell>
          <table:table-cell office:value-type="float" office:value="534.12907266666673" table:formula="msoxl:=AVERAGE(E75:E77)" table:style-name="ce1">
            <text:p>534.1290727</text:p>
          </table:table-cell>
          <table:table-cell office:value-type="float" office:value="3.1833723333332955" table:formula="msoxl:=E77-F77" table:style-name="ce1">
            <text:p>3.183372333</text:p>
          </table:table-cell>
          <table:table-cell office:value-type="float" office:value="537.34243400000003" table:style-name="ce1">
            <text:p>537.342434</text:p>
          </table:table-cell>
          <table:table-cell office:value-type="float" office:value="528.59236299999998" table:style-name="ce1">
            <text:p>528.592363</text:p>
          </table:table-cell>
          <table:table-cell table:number-columns-repeated="16375"/>
        </table:table-row>
        <table:table-row table:style-name="ro1">
          <table:table-cell office:value-type="date" office:date-value="2014-12-05T00:00:00" table:style-name="ce2">
            <text:p>05-12-2014</text:p>
          </table:table-cell>
          <table:table-cell office:value-type="float" office:value="531.00241500000004" table:style-name="ce1">
            <text:p>531.002415</text:p>
          </table:table-cell>
          <table:table-cell office:value-type="float" office:value="531.20240633333333" table:formula="msoxl:=AVERAGE(B76:B78)" table:style-name="ce1">
            <text:p>531.2024063</text:p>
          </table:table-cell>
          <table:table-cell office:value-type="float" office:value="-0.199991333333287" table:formula="msoxl:=B78-C78" table:style-name="ce1">
            <text:p>-0.199991333</text:p>
          </table:table-cell>
          <table:table-cell office:value-type="float" office:value="525.26236900000004" table:style-name="ce1">
            <text:p>525.262369</text:p>
          </table:table-cell>
          <table:table-cell office:value-type="float" office:value="531.29906600000004" table:formula="msoxl:=AVERAGE(E76:E78)" table:style-name="ce1">
            <text:p>531.299066</text:p>
          </table:table-cell>
          <table:table-cell office:value-type="float" office:value="-6.0366970000000038" table:formula="msoxl:=E78-F78" table:style-name="ce1">
            <text:p>-6.036697</text:p>
          </table:table-cell>
          <table:table-cell office:value-type="float" office:value="532.892425" table:style-name="ce1">
            <text:p>532.892425</text:p>
          </table:table-cell>
          <table:table-cell office:value-type="float" office:value="524.28238599999997" table:style-name="ce1">
            <text:p>524.282386</text:p>
          </table:table-cell>
          <table:table-cell table:number-columns-repeated="16375"/>
        </table:table-row>
        <table:table-row table:style-name="ro1">
          <table:table-cell office:value-type="date" office:date-value="2014-12-08T00:00:00" table:style-name="ce2">
            <text:p>08-12-2014</text:p>
          </table:table-cell>
          <table:table-cell office:value-type="float" office:value="527.13236600000005" table:style-name="ce1">
            <text:p>527.132366</text:p>
          </table:table-cell>
          <table:table-cell office:value-type="float" office:value="529.76572700000008" table:formula="msoxl:=AVERAGE(B77:B79)" table:style-name="ce1">
            <text:p>529.765727</text:p>
          </table:table-cell>
          <table:table-cell office:value-type="float" office:value="-2.6333610000000363" table:formula="msoxl:=B79-C79" table:style-name="ce1">
            <text:p>-2.633361</text:p>
          </table:table-cell>
          <table:table-cell office:value-type="float" office:value="526.98235699999998" table:style-name="ce1">
            <text:p>526.982357</text:p>
          </table:table-cell>
          <table:table-cell office:value-type="float" office:value="529.85239033333335" table:formula="msoxl:=AVERAGE(E77:E79)" table:style-name="ce1">
            <text:p>529.8523903</text:p>
          </table:table-cell>
          <table:table-cell office:value-type="float" office:value="-2.8700333333333674" table:formula="msoxl:=E79-F79" table:style-name="ce1">
            <text:p>-2.870033333</text:p>
          </table:table-cell>
          <table:table-cell office:value-type="float" office:value="531.00241500000004" table:style-name="ce1">
            <text:p>531.002415</text:p>
          </table:table-cell>
          <table:table-cell office:value-type="float" office:value="523.79239500000006" table:style-name="ce1">
            <text:p>523.792395</text:p>
          </table:table-cell>
          <table:table-cell table:number-columns-repeated="16375"/>
        </table:table-row>
        <table:table-row table:style-name="ro1">
          <table:table-cell office:value-type="date" office:date-value="2014-12-09T00:00:00" table:style-name="ce2">
            <text:p>09-12-2014</text:p>
          </table:table-cell>
          <table:table-cell office:value-type="float" office:value="522.14236200000005" table:style-name="ce1">
            <text:p>522.142362</text:p>
          </table:table-cell>
          <table:table-cell office:value-type="float" office:value="526.75904766666679" table:formula="msoxl:=AVERAGE(B78:B80)" table:style-name="ce1">
            <text:p>526.7590477</text:p>
          </table:table-cell>
          <table:table-cell office:value-type="float" office:value="-4.61668566666674" table:formula="msoxl:=B80-C80" table:style-name="ce1">
            <text:p>-4.616685667</text:p>
          </table:table-cell>
          <table:table-cell office:value-type="float" office:value="533.37243999999998" table:style-name="ce1">
            <text:p>533.37244</text:p>
          </table:table-cell>
          <table:table-cell office:value-type="float" office:value="528.53905533333329" table:formula="msoxl:=AVERAGE(E78:E80)" table:style-name="ce1">
            <text:p>528.5390553</text:p>
          </table:table-cell>
          <table:table-cell office:value-type="float" office:value="4.8333846666666886" table:formula="msoxl:=E80-F80" table:style-name="ce1">
            <text:p>4.833384667</text:p>
          </table:table-cell>
          <table:table-cell office:value-type="float" office:value="534.19243800000004" table:style-name="ce1">
            <text:p>534.192438</text:p>
          </table:table-cell>
          <table:table-cell office:value-type="float" office:value="520.50236600000005" table:style-name="ce1">
            <text:p>520.502366</text:p>
          </table:table-cell>
          <table:table-cell table:number-columns-repeated="16375"/>
        </table:table-row>
        <table:table-row table:style-name="ro1">
          <table:table-cell office:value-type="date" office:date-value="2014-12-10T00:00:00" table:style-name="ce2">
            <text:p>10-12-2014</text:p>
          </table:table-cell>
          <table:table-cell office:value-type="float" office:value="533.08239900000001" table:style-name="ce1">
            <text:p>533.082399</text:p>
          </table:table-cell>
          <table:table-cell office:value-type="float" office:value="527.45237566666674" table:formula="msoxl:=AVERAGE(B79:B81)" table:style-name="ce1">
            <text:p>527.4523757</text:p>
          </table:table-cell>
          <table:table-cell office:value-type="float" office:value="5.6300233333332699" table:formula="msoxl:=B81-C81" table:style-name="ce1">
            <text:p>5.630023333</text:p>
          </table:table-cell>
          <table:table-cell office:value-type="float" office:value="526.06235300000003" table:style-name="ce1">
            <text:p>526.062353</text:p>
          </table:table-cell>
          <table:table-cell office:value-type="float" office:value="528.80571666666663" table:formula="msoxl:=AVERAGE(E79:E81)" table:style-name="ce1">
            <text:p>528.8057167</text:p>
          </table:table-cell>
          <table:table-cell office:value-type="float" office:value="-2.7433636666665961" table:formula="msoxl:=E81-F81" table:style-name="ce1">
            <text:p>-2.743363667</text:p>
          </table:table-cell>
          <table:table-cell office:value-type="float" office:value="536.332401" table:style-name="ce1">
            <text:p>536.332401</text:p>
          </table:table-cell>
          <table:table-cell office:value-type="float" office:value="525.56238599999995" table:style-name="ce1">
            <text:p>525.562386</text:p>
          </table:table-cell>
          <table:table-cell table:number-columns-repeated="16375"/>
        </table:table-row>
        <table:table-row table:style-name="ro1">
          <table:table-cell office:value-type="date" office:date-value="2014-12-11T00:00:00" table:style-name="ce2">
            <text:p>11-12-2014</text:p>
          </table:table-cell>
          <table:table-cell office:value-type="float" office:value="527.80241599999999" table:style-name="ce1">
            <text:p>527.802416</text:p>
          </table:table-cell>
          <table:table-cell office:value-type="float" office:value="527.67572566666661" table:formula="msoxl:=AVERAGE(B80:B82)" table:style-name="ce1">
            <text:p>527.6757257</text:p>
          </table:table-cell>
          <table:table-cell office:value-type="float" office:value="0.12669033333338575" table:formula="msoxl:=B82-C82" table:style-name="ce1">
            <text:p>0.126690333</text:p>
          </table:table-cell>
          <table:table-cell office:value-type="float" office:value="528.34240999999997" table:style-name="ce1">
            <text:p>528.34241</text:p>
          </table:table-cell>
          <table:table-cell office:value-type="float" office:value="529.25906766666662" table:formula="msoxl:=AVERAGE(E80:E82)" table:style-name="ce1">
            <text:p>529.2590677</text:p>
          </table:table-cell>
          <table:table-cell office:value-type="float" office:value="-0.91665766666665149" table:formula="msoxl:=E82-F82" table:style-name="ce1">
            <text:p>-0.916657667</text:p>
          </table:table-cell>
          <table:table-cell office:value-type="float" office:value="533.92241100000001" table:style-name="ce1">
            <text:p>533.922411</text:p>
          </table:table-cell>
          <table:table-cell office:value-type="float" office:value="527.10237600000005" table:style-name="ce1">
            <text:p>527.102376</text:p>
          </table:table-cell>
          <table:table-cell table:number-columns-repeated="16375"/>
        </table:table-row>
        <table:table-row table:style-name="ro1">
          <table:table-cell office:value-type="date" office:date-value="2014-12-12T00:00:00" table:style-name="ce2">
            <text:p>12-12-2014</text:p>
          </table:table-cell>
          <table:table-cell office:value-type="float" office:value="523.51239099999998" table:style-name="ce1">
            <text:p>523.512391</text:p>
          </table:table-cell>
          <table:table-cell office:value-type="float" office:value="528.13240199999996" table:formula="msoxl:=AVERAGE(B81:B83)" table:style-name="ce1">
            <text:p>528.132402</text:p>
          </table:table-cell>
          <table:table-cell office:value-type="float" office:value="-4.6200109999999768" table:formula="msoxl:=B83-C83" table:style-name="ce1">
            <text:p>-4.620011</text:p>
          </table:table-cell>
          <table:table-cell office:value-type="float" office:value="518.66235900000004" table:style-name="ce1">
            <text:p>518.662359</text:p>
          </table:table-cell>
          <table:table-cell office:value-type="float" office:value="524.35570733333327" table:formula="msoxl:=AVERAGE(E81:E83)" table:style-name="ce1">
            <text:p>524.3557073</text:p>
          </table:table-cell>
          <table:table-cell office:value-type="float" office:value="-5.6933483333332333" table:formula="msoxl:=E83-F83" table:style-name="ce1">
            <text:p>-5.693348333</text:p>
          </table:table-cell>
          <table:table-cell office:value-type="float" office:value="528.50239499999998" table:style-name="ce1">
            <text:p>528.502395</text:p>
          </table:table-cell>
          <table:table-cell office:value-type="float" office:value="518.66235900000004" table:style-name="ce1">
            <text:p>518.662359</text:p>
          </table:table-cell>
          <table:table-cell table:number-columns-repeated="16375"/>
        </table:table-row>
        <table:table-row table:style-name="ro1">
          <table:table-cell office:value-type="date" office:date-value="2014-12-15T00:00:00" table:style-name="ce2">
            <text:p>15-12-2014</text:p>
          </table:table-cell>
          <table:table-cell office:value-type="float" office:value="522.74239599999999" table:style-name="ce1">
            <text:p>522.742396</text:p>
          </table:table-cell>
          <table:table-cell office:value-type="float" office:value="524.68573433333324" table:formula="msoxl:=AVERAGE(B82:B84)" table:style-name="ce1">
            <text:p>524.6857343</text:p>
          </table:table-cell>
          <table:table-cell office:value-type="float" office:value="-1.9433383333332586" table:formula="msoxl:=B84-C84" table:style-name="ce1">
            <text:p>-1.943338333</text:p>
          </table:table-cell>
          <table:table-cell office:value-type="float" office:value="513.80235100000004" table:style-name="ce1">
            <text:p>513.802351</text:p>
          </table:table-cell>
          <table:table-cell office:value-type="float" office:value="520.26904000000002" table:formula="msoxl:=AVERAGE(E82:E84)" table:style-name="ce1">
            <text:p>520.26904</text:p>
          </table:table-cell>
          <table:table-cell office:value-type="float" office:value="-6.4666889999999739" table:formula="msoxl:=E84-F84" table:style-name="ce1">
            <text:p>-6.466689</text:p>
          </table:table-cell>
          <table:table-cell office:value-type="float" office:value="523.10239200000001" table:style-name="ce1">
            <text:p>523.102392</text:p>
          </table:table-cell>
          <table:table-cell office:value-type="float" office:value="513.272333" table:style-name="ce1">
            <text:p>513.272333</text:p>
          </table:table-cell>
          <table:table-cell table:number-columns-repeated="16375"/>
        </table:table-row>
        <table:table-row table:style-name="ro1">
          <table:table-cell office:value-type="date" office:date-value="2014-12-16T00:00:00" table:style-name="ce2">
            <text:p>16-12-2014</text:p>
          </table:table-cell>
          <table:table-cell office:value-type="float" office:value="511.562321" table:style-name="ce1">
            <text:p>511.562321</text:p>
          </table:table-cell>
          <table:table-cell office:value-type="float" office:value="519.27236933333324" table:formula="msoxl:=AVERAGE(B83:B85)" table:style-name="ce1">
            <text:p>519.2723693</text:p>
          </table:table-cell>
          <table:table-cell office:value-type="float" office:value="-7.7100483333332477" table:formula="msoxl:=B85-C85" table:style-name="ce1">
            <text:p>-7.710048333</text:p>
          </table:table-cell>
          <table:table-cell office:value-type="float" office:value="495.39224200000001" table:style-name="ce1">
            <text:p>495.392242</text:p>
          </table:table-cell>
          <table:table-cell office:value-type="float" office:value="509.2856506666667" table:formula="msoxl:=AVERAGE(E83:E85)" table:style-name="ce1">
            <text:p>509.2856507</text:p>
          </table:table-cell>
          <table:table-cell office:value-type="float" office:value="-13.893408666666687" table:formula="msoxl:=E85-F85" table:style-name="ce1">
            <text:p>-13.89340867</text:p>
          </table:table-cell>
          <table:table-cell office:value-type="float" office:value="513.05230800000004" table:style-name="ce1">
            <text:p>513.052308</text:p>
          </table:table-cell>
          <table:table-cell office:value-type="float" office:value="489.00222000000002" table:style-name="ce1">
            <text:p>489.00222</text:p>
          </table:table-cell>
          <table:table-cell table:number-columns-repeated="16375"/>
        </table:table-row>
        <table:table-row table:style-name="ro1">
          <table:table-cell office:value-type="date" office:date-value="2014-12-17T00:00:00" table:style-name="ce2">
            <text:p>17-12-2014</text:p>
          </table:table-cell>
          <table:table-cell office:value-type="float" office:value="497.00224800000001" table:style-name="ce1">
            <text:p>497.002248</text:p>
          </table:table-cell>
          <table:table-cell office:value-type="float" office:value="510.435655" table:formula="msoxl:=AVERAGE(B84:B86)" table:style-name="ce1">
            <text:p>510.435655</text:p>
          </table:table-cell>
          <table:table-cell office:value-type="float" office:value="-13.433406999999988" table:formula="msoxl:=B86-C86" table:style-name="ce1">
            <text:p>-13.433407</text:p>
          </table:table-cell>
          <table:table-cell office:value-type="float" office:value="504.89229499999999" table:style-name="ce1">
            <text:p>504.892295</text:p>
          </table:table-cell>
          <table:table-cell office:value-type="float" office:value="504.69562933333333" table:formula="msoxl:=AVERAGE(E84:E86)" table:style-name="ce1">
            <text:p>504.6956293</text:p>
          </table:table-cell>
          <table:table-cell office:value-type="float" office:value="0.19666566666666085" table:formula="msoxl:=E86-F86" table:style-name="ce1">
            <text:p>0.196665667</text:p>
          </table:table-cell>
          <table:table-cell office:value-type="float" office:value="507.00229899999999" table:style-name="ce1">
            <text:p>507.002299</text:p>
          </table:table-cell>
          <table:table-cell office:value-type="float" office:value="496.81224400000002" table:style-name="ce1">
            <text:p>496.812244</text:p>
          </table:table-cell>
          <table:table-cell table:number-columns-repeated="16375"/>
        </table:table-row>
        <table:table-row table:style-name="ro1">
          <table:table-cell office:value-type="date" office:date-value="2014-12-18T00:00:00" table:style-name="ce2">
            <text:p>18-12-2014</text:p>
          </table:table-cell>
          <table:table-cell office:value-type="float" office:value="512.95233299999995" table:style-name="ce1">
            <text:p>512.952333</text:p>
          </table:table-cell>
          <table:table-cell office:value-type="float" office:value="507.17230066666662" table:formula="msoxl:=AVERAGE(B85:B87)" table:style-name="ce1">
            <text:p>507.1723007</text:p>
          </table:table-cell>
          <table:table-cell office:value-type="float" office:value="5.7800323333333381" table:formula="msoxl:=B87-C87" table:style-name="ce1">
            <text:p>5.780032333</text:p>
          </table:table-cell>
          <table:table-cell office:value-type="float" office:value="511.10231900000002" table:style-name="ce1">
            <text:p>511.102319</text:p>
          </table:table-cell>
          <table:table-cell office:value-type="float" office:value="503.79561866666671" table:formula="msoxl:=AVERAGE(E85:E87)" table:style-name="ce1">
            <text:p>503.7956187</text:p>
          </table:table-cell>
          <table:table-cell office:value-type="float" office:value="7.3067003333333105" table:formula="msoxl:=E87-F87" table:style-name="ce1">
            <text:p>7.306700333</text:p>
          </table:table-cell>
          <table:table-cell office:value-type="float" office:value="513.87230599999998" table:style-name="ce1">
            <text:p>513.872306</text:p>
          </table:table-cell>
          <table:table-cell office:value-type="float" office:value="504.70229" table:style-name="ce1">
            <text:p>504.70229</text:p>
          </table:table-cell>
          <table:table-cell table:number-columns-repeated="16375"/>
        </table:table-row>
        <table:table-row table:style-name="ro1">
          <table:table-cell office:value-type="date" office:date-value="2014-12-19T00:00:00" table:style-name="ce2">
            <text:p>19-12-2014</text:p>
          </table:table-cell>
          <table:table-cell office:value-type="float" office:value="511.51231799999999" table:style-name="ce1">
            <text:p>511.512318</text:p>
          </table:table-cell>
          <table:table-cell office:value-type="float" office:value="507.15563300000002" table:formula="msoxl:=AVERAGE(B86:B88)" table:style-name="ce1">
            <text:p>507.155633</text:p>
          </table:table-cell>
          <table:table-cell office:value-type="float" office:value="4.3566849999999704" table:formula="msoxl:=B88-C88" table:style-name="ce1">
            <text:p>4.356685</text:p>
          </table:table-cell>
          <table:table-cell office:value-type="float" office:value="516.35231299999998" table:style-name="ce1">
            <text:p>516.352313</text:p>
          </table:table-cell>
          <table:table-cell office:value-type="float" office:value="510.782309" table:formula="msoxl:=AVERAGE(E86:E88)" table:style-name="ce1">
            <text:p>510.782309</text:p>
          </table:table-cell>
          <table:table-cell office:value-type="float" office:value="5.5700039999999831" table:formula="msoxl:=E88-F88" table:style-name="ce1">
            <text:p>5.570004</text:p>
          </table:table-cell>
          <table:table-cell office:value-type="float" office:value="517.72234200000003" table:style-name="ce1">
            <text:p>517.722342</text:p>
          </table:table-cell>
          <table:table-cell office:value-type="float" office:value="506.91327999999999" table:style-name="ce1">
            <text:p>506.91328</text:p>
          </table:table-cell>
          <table:table-cell table:number-columns-repeated="16375"/>
        </table:table-row>
        <table:table-row table:style-name="ro1">
          <table:table-cell office:value-type="date" office:date-value="2014-12-22T00:00:00" table:style-name="ce2">
            <text:p>22-12-2014</text:p>
          </table:table-cell>
          <table:table-cell office:value-type="float" office:value="516.08234700000003" table:style-name="ce1">
            <text:p>516.082347</text:p>
          </table:table-cell>
          <table:table-cell office:value-type="float" office:value="513.51566600000001" table:formula="msoxl:=AVERAGE(B87:B89)" table:style-name="ce1">
            <text:p>513.515666</text:p>
          </table:table-cell>
          <table:table-cell office:value-type="float" office:value="2.5666810000000169" table:formula="msoxl:=B89-C89" table:style-name="ce1">
            <text:p>2.566681</text:p>
          </table:table-cell>
          <table:table-cell office:value-type="float" office:value="524.87238300000001" table:style-name="ce1">
            <text:p>524.872383</text:p>
          </table:table-cell>
          <table:table-cell office:value-type="float" office:value="517.44233833333328" table:formula="msoxl:=AVERAGE(E87:E89)" table:style-name="ce1">
            <text:p>517.4423383</text:p>
          </table:table-cell>
          <table:table-cell office:value-type="float" office:value="7.4300446666667312" table:formula="msoxl:=E89-F89" table:style-name="ce1">
            <text:p>7.430044667</text:p>
          </table:table-cell>
          <table:table-cell office:value-type="float" office:value="526.46237599999995" table:style-name="ce1">
            <text:p>526.462376</text:p>
          </table:table-cell>
          <table:table-cell office:value-type="float" office:value="516.08234700000003" table:style-name="ce1">
            <text:p>516.082347</text:p>
          </table:table-cell>
          <table:table-cell table:number-columns-repeated="16375"/>
        </table:table-row>
        <table:table-row table:style-name="ro1">
          <table:table-cell office:value-type="date" office:date-value="2014-12-23T00:00:00" table:style-name="ce2">
            <text:p>23-12-2014</text:p>
          </table:table-cell>
          <table:table-cell office:value-type="float" office:value="527.00237000000004" table:style-name="ce1">
            <text:p>527.00237</text:p>
          </table:table-cell>
          <table:table-cell office:value-type="float" office:value="518.19901166666671" table:formula="msoxl:=AVERAGE(B88:B90)" table:style-name="ce1">
            <text:p>518.1990117</text:p>
          </table:table-cell>
          <table:table-cell office:value-type="float" office:value="8.8033583333333354" table:formula="msoxl:=B90-C90" table:style-name="ce1">
            <text:p>8.803358333</text:p>
          </table:table-cell>
          <table:table-cell office:value-type="float" office:value="530.59241599999996" table:style-name="ce1">
            <text:p>530.592416</text:p>
          </table:table-cell>
          <table:table-cell office:value-type="float" office:value="523.93903733333332" table:formula="msoxl:=AVERAGE(E88:E90)" table:style-name="ce1">
            <text:p>523.9390373</text:p>
          </table:table-cell>
          <table:table-cell office:value-type="float" office:value="6.6533786666666401" table:formula="msoxl:=E90-F90" table:style-name="ce1">
            <text:p>6.653378667</text:p>
          </table:table-cell>
          <table:table-cell office:value-type="float" office:value="534.56241" table:style-name="ce1">
            <text:p>534.56241</text:p>
          </table:table-cell>
          <table:table-cell office:value-type="float" office:value="526.29235400000005" table:style-name="ce1">
            <text:p>526.292354</text:p>
          </table:table-cell>
          <table:table-cell table:number-columns-repeated="16375"/>
        </table:table-row>
        <table:table-row table:style-name="ro1">
          <table:table-cell office:value-type="date" office:date-value="2014-12-24T00:00:00" table:style-name="ce2">
            <text:p>24-12-2014</text:p>
          </table:table-cell>
          <table:table-cell office:value-type="float" office:value="530.51242400000001" table:style-name="ce1">
            <text:p>530.512424</text:p>
          </table:table-cell>
          <table:table-cell office:value-type="float" office:value="524.53238033333344" table:formula="msoxl:=AVERAGE(B89:B91)" table:style-name="ce1">
            <text:p>524.5323803</text:p>
          </table:table-cell>
          <table:table-cell office:value-type="float" office:value="5.9800436666665746" table:formula="msoxl:=B91-C91" table:style-name="ce1">
            <text:p>5.980043667</text:p>
          </table:table-cell>
          <table:table-cell office:value-type="float" office:value="528.77242200000001" table:style-name="ce1">
            <text:p>528.772422</text:p>
          </table:table-cell>
          <table:table-cell office:value-type="float" office:value="528.07907366666666" table:formula="msoxl:=AVERAGE(E89:E91)" table:style-name="ce1">
            <text:p>528.0790737</text:p>
          </table:table-cell>
          <table:table-cell office:value-type="float" office:value="0.693348333333347" table:formula="msoxl:=E91-F91" table:style-name="ce1">
            <text:p>0.693348333</text:p>
          </table:table-cell>
          <table:table-cell office:value-type="float" office:value="531.761394" table:style-name="ce1">
            <text:p>531.761394</text:p>
          </table:table-cell>
          <table:table-cell office:value-type="float" office:value="527.02238399999999" table:style-name="ce1">
            <text:p>527.022384</text:p>
          </table:table-cell>
          <table:table-cell table:number-columns-repeated="16375"/>
        </table:table-row>
        <table:table-row table:style-name="ro1">
          <table:table-cell office:value-type="date" office:date-value="2014-12-26T00:00:00" table:style-name="ce2">
            <text:p>26-12-2014</text:p>
          </table:table-cell>
          <table:table-cell office:value-type="float" office:value="528.77242200000001" table:style-name="ce1">
            <text:p>528.772422</text:p>
          </table:table-cell>
          <table:table-cell office:value-type="float" office:value="528.76240533333339" table:formula="msoxl:=AVERAGE(B90:B92)" table:style-name="ce1">
            <text:p>528.7624053</text:p>
          </table:table-cell>
          <table:table-cell office:value-type="float" office:value="1.0016666666615492E-2" table:formula="msoxl:=B92-C92" table:style-name="ce1">
            <text:p>0.010016667</text:p>
          </table:table-cell>
          <table:table-cell office:value-type="float" office:value="534.03239199999996" table:style-name="ce1">
            <text:p>534.032392</text:p>
          </table:table-cell>
          <table:table-cell office:value-type="float" office:value="531.13241000000005" table:formula="msoxl:=AVERAGE(E90:E92)" table:style-name="ce1">
            <text:p>531.13241</text:p>
          </table:table-cell>
          <table:table-cell office:value-type="float" office:value="2.899981999999909" table:formula="msoxl:=E92-F92" table:style-name="ce1">
            <text:p>2.899982</text:p>
          </table:table-cell>
          <table:table-cell office:value-type="float" office:value="534.25241700000004" table:style-name="ce1">
            <text:p>534.252417</text:p>
          </table:table-cell>
          <table:table-cell office:value-type="float" office:value="527.312364" table:style-name="ce1">
            <text:p>527.312364</text:p>
          </table:table-cell>
          <table:table-cell table:number-columns-repeated="16375"/>
        </table:table-row>
        <table:table-row table:style-name="ro1">
          <table:table-cell office:value-type="date" office:date-value="2014-12-29T00:00:00" table:style-name="ce2">
            <text:p>29-12-2014</text:p>
          </table:table-cell>
          <table:table-cell office:value-type="float" office:value="532.19238499999994" table:style-name="ce1">
            <text:p>532.192385</text:p>
          </table:table-cell>
          <table:table-cell office:value-type="float" office:value="530.49241033333328" table:formula="msoxl:=AVERAGE(B91:B93)" table:style-name="ce1">
            <text:p>530.4924103</text:p>
          </table:table-cell>
          <table:table-cell office:value-type="float" office:value="1.6999746666666624" table:formula="msoxl:=B93-C93" table:style-name="ce1">
            <text:p>1.699974667</text:p>
          </table:table-cell>
          <table:table-cell office:value-type="float" office:value="530.33242600000005" table:style-name="ce1">
            <text:p>530.332426</text:p>
          </table:table-cell>
          <table:table-cell office:value-type="float" office:value="531.04574666666667" table:formula="msoxl:=AVERAGE(E91:E93)" table:style-name="ce1">
            <text:p>531.0457467</text:p>
          </table:table-cell>
          <table:table-cell office:value-type="float" office:value="-0.71332066666661831" table:formula="msoxl:=E93-F93" table:style-name="ce1">
            <text:p>-0.713320667</text:p>
          </table:table-cell>
          <table:table-cell office:value-type="float" office:value="535.48241399999995" table:style-name="ce1">
            <text:p>535.482414</text:p>
          </table:table-cell>
          <table:table-cell office:value-type="float" office:value="530.013375" table:style-name="ce1">
            <text:p>530.013375</text:p>
          </table:table-cell>
          <table:table-cell table:number-columns-repeated="16375"/>
        </table:table-row>
        <table:table-row table:style-name="ro1">
          <table:table-cell office:value-type="date" office:date-value="2014-12-30T00:00:00" table:style-name="ce2">
            <text:p>30-12-2014</text:p>
          </table:table-cell>
          <table:table-cell office:value-type="float" office:value="528.09239600000001" table:style-name="ce1">
            <text:p>528.092396</text:p>
          </table:table-cell>
          <table:table-cell office:value-type="float" office:value="529.68573433333324" table:formula="msoxl:=AVERAGE(B92:B94)" table:style-name="ce1">
            <text:p>529.6857343</text:p>
          </table:table-cell>
          <table:table-cell office:value-type="float" office:value="-1.5933383333332358" table:formula="msoxl:=B94-C94" table:style-name="ce1">
            <text:p>-1.593338333</text:p>
          </table:table-cell>
          <table:table-cell office:value-type="float" office:value="530.42239400000005" table:style-name="ce1">
            <text:p>530.422394</text:p>
          </table:table-cell>
          <table:table-cell office:value-type="float" office:value="531.59573733333343" table:formula="msoxl:=AVERAGE(E92:E94)" table:style-name="ce1">
            <text:p>531.5957373</text:p>
          </table:table-cell>
          <table:table-cell office:value-type="float" office:value="-1.1733433333333778" table:formula="msoxl:=E94-F94" table:style-name="ce1">
            <text:p>-1.173343333</text:p>
          </table:table-cell>
          <table:table-cell office:value-type="float" office:value="531.152424" table:style-name="ce1">
            <text:p>531.152424</text:p>
          </table:table-cell>
          <table:table-cell office:value-type="float" office:value="527.13236600000005" table:style-name="ce1">
            <text:p>527.132366</text:p>
          </table:table-cell>
          <table:table-cell table:number-columns-repeated="16375"/>
        </table:table-row>
        <table:table-row table:style-name="ro1">
          <table:table-cell office:value-type="date" office:date-value="2014-12-31T00:00:00" table:style-name="ce2">
            <text:p>31-12-2014</text:p>
          </table:table-cell>
          <table:table-cell office:value-type="float" office:value="531.25242900000001" table:style-name="ce1">
            <text:p>531.252429</text:p>
          </table:table-cell>
          <table:table-cell office:value-type="float" office:value="530.51240333333328" table:formula="msoxl:=AVERAGE(B93:B95)" table:style-name="ce1">
            <text:p>530.5124033</text:p>
          </table:table-cell>
          <table:table-cell office:value-type="float" office:value="0.74002566666672465" table:formula="msoxl:=B95-C95" table:style-name="ce1">
            <text:p>0.740025667</text:p>
          </table:table-cell>
          <table:table-cell office:value-type="float" office:value="526.40239699999995" table:style-name="ce1">
            <text:p>526.402397</text:p>
          </table:table-cell>
          <table:table-cell office:value-type="float" office:value="529.05240566666669" table:formula="msoxl:=AVERAGE(E93:E95)" table:style-name="ce1">
            <text:p>529.0524057</text:p>
          </table:table-cell>
          <table:table-cell office:value-type="float" office:value="-2.6500086666667357" table:formula="msoxl:=E95-F95" table:style-name="ce1">
            <text:p>-2.650008667</text:p>
          </table:table-cell>
          <table:table-cell office:value-type="float" office:value="532.60238400000003" table:style-name="ce1">
            <text:p>532.602384</text:p>
          </table:table-cell>
          <table:table-cell office:value-type="float" office:value="525.80236300000001" table:style-name="ce1">
            <text:p>525.802363</text:p>
          </table:table-cell>
          <table:table-cell table:number-columns-repeated="16375"/>
        </table:table-row>
        <table:table-row table:style-name="ro1">
          <table:table-cell office:value-type="date" office:date-value="2015-01-02T00:00:00" table:style-name="ce2">
            <text:p>02-01-2015</text:p>
          </table:table-cell>
          <table:table-cell office:value-type="float" office:value="529.01239899999996" table:style-name="ce1">
            <text:p>529.012399</text:p>
          </table:table-cell>
          <table:table-cell office:value-type="float" office:value="529.45240799999999" table:formula="msoxl:=AVERAGE(B94:B96)" table:style-name="ce1">
            <text:p>529.452408</text:p>
          </table:table-cell>
          <table:table-cell office:value-type="float" office:value="-0.44000900000003185" table:formula="msoxl:=B96-C96" table:style-name="ce1">
            <text:p>-0.440009</text:p>
          </table:table-cell>
          <table:table-cell office:value-type="float" office:value="524.81240400000002" table:style-name="ce1">
            <text:p>524.812404</text:p>
          </table:table-cell>
          <table:table-cell office:value-type="float" office:value="527.21239833333334" table:formula="msoxl:=AVERAGE(E94:E96)" table:style-name="ce1">
            <text:p>527.2123983</text:p>
          </table:table-cell>
          <table:table-cell office:value-type="float" office:value="-2.3999943333333249" table:formula="msoxl:=E96-F96" table:style-name="ce1">
            <text:p>-2.399994333</text:p>
          </table:table-cell>
          <table:table-cell office:value-type="float" office:value="531.27238199999999" table:style-name="ce1">
            <text:p>531.272382</text:p>
          </table:table-cell>
          <table:table-cell office:value-type="float" office:value="524.10238800000002" table:style-name="ce1">
            <text:p>524.102388</text:p>
          </table:table-cell>
          <table:table-cell table:number-columns-repeated="16375"/>
        </table:table-row>
        <table:table-row table:style-name="ro1">
          <table:table-cell office:value-type="date" office:date-value="2015-01-05T00:00:00" table:style-name="ce2">
            <text:p>05-01-2015</text:p>
          </table:table-cell>
          <table:table-cell office:value-type="float" office:value="523.26237700000001" table:style-name="ce1">
            <text:p>523.262377</text:p>
          </table:table-cell>
          <table:table-cell office:value-type="float" office:value="527.84240166666666" table:formula="msoxl:=AVERAGE(B95:B97)" table:style-name="ce1">
            <text:p>527.8424017</text:p>
          </table:table-cell>
          <table:table-cell office:value-type="float" office:value="-4.5800246666666453" table:formula="msoxl:=B97-C97" table:style-name="ce1">
            <text:p>-4.580024667</text:p>
          </table:table-cell>
          <table:table-cell office:value-type="float" office:value="513.87230599999998" table:style-name="ce1">
            <text:p>513.872306</text:p>
          </table:table-cell>
          <table:table-cell office:value-type="float" office:value="521.69570233333332" table:formula="msoxl:=AVERAGE(E95:E97)" table:style-name="ce1">
            <text:p>521.6957023</text:p>
          </table:table-cell>
          <table:table-cell office:value-type="float" office:value="-7.823396333333335" table:formula="msoxl:=E97-F97" table:style-name="ce1">
            <text:p>-7.823396333</text:p>
          </table:table-cell>
          <table:table-cell office:value-type="float" office:value="524.33238900000003" table:style-name="ce1">
            <text:p>524.332389</text:p>
          </table:table-cell>
          <table:table-cell office:value-type="float" office:value="513.06231500000001" table:style-name="ce1">
            <text:p>513.062315</text:p>
          </table:table-cell>
          <table:table-cell table:number-columns-repeated="16375"/>
        </table:table-row>
        <table:table-row table:style-name="ro1">
          <table:table-cell office:value-type="date" office:date-value="2015-01-06T00:00:00" table:style-name="ce2">
            <text:p>06-01-2015</text:p>
          </table:table-cell>
          <table:table-cell office:value-type="float" office:value="515.00235799999996" table:style-name="ce1">
            <text:p>515.002358</text:p>
          </table:table-cell>
          <table:table-cell office:value-type="float" office:value="522.42571133333331" table:formula="msoxl:=AVERAGE(B96:B98)" table:style-name="ce1">
            <text:p>522.4257113</text:p>
          </table:table-cell>
          <table:table-cell office:value-type="float" office:value="-7.4233533333333526" table:formula="msoxl:=B98-C98" table:style-name="ce1">
            <text:p>-7.423353333</text:p>
          </table:table-cell>
          <table:table-cell office:value-type="float" office:value="501.96226200000001" table:style-name="ce1">
            <text:p>501.962262</text:p>
          </table:table-cell>
          <table:table-cell office:value-type="float" office:value="513.54899066666667" table:formula="msoxl:=AVERAGE(E96:E98)" table:style-name="ce1">
            <text:p>513.5489907</text:p>
          </table:table-cell>
          <table:table-cell office:value-type="float" office:value="-11.586728666666659" table:formula="msoxl:=E98-F98" table:style-name="ce1">
            <text:p>-11.58672867</text:p>
          </table:table-cell>
          <table:table-cell office:value-type="float" office:value="516.17733399999997" table:style-name="ce1">
            <text:p>516.177334</text:p>
          </table:table-cell>
          <table:table-cell office:value-type="float" office:value="501.05226599999997" table:style-name="ce1">
            <text:p>501.052266</text:p>
          </table:table-cell>
          <table:table-cell table:number-columns-repeated="16375"/>
        </table:table-row>
        <table:table-row table:style-name="ro1">
          <table:table-cell office:value-type="date" office:date-value="2015-01-07T00:00:00" table:style-name="ce2">
            <text:p>07-01-2015</text:p>
          </table:table-cell>
          <table:table-cell office:value-type="float" office:value="507.00229899999999" table:style-name="ce1">
            <text:p>507.002299</text:p>
          </table:table-cell>
          <table:table-cell office:value-type="float" office:value="515.08901133333336" table:formula="msoxl:=AVERAGE(B97:B99)" table:style-name="ce1">
            <text:p>515.0890113</text:p>
          </table:table-cell>
          <table:table-cell office:value-type="float" office:value="-8.0867123333333666" table:formula="msoxl:=B99-C99" table:style-name="ce1">
            <text:p>-8.086712333</text:p>
          </table:table-cell>
          <table:table-cell office:value-type="float" office:value="501.10226799999998" table:style-name="ce1">
            <text:p>501.102268</text:p>
          </table:table-cell>
          <table:table-cell office:value-type="float" office:value="505.64561199999997" table:formula="msoxl:=AVERAGE(E97:E99)" table:style-name="ce1">
            <text:p>505.645612</text:p>
          </table:table-cell>
          <table:table-cell office:value-type="float" office:value="-4.5433439999999905" table:formula="msoxl:=E99-F99" table:style-name="ce1">
            <text:p>-4.543344</text:p>
          </table:table-cell>
          <table:table-cell office:value-type="float" office:value="507.246285" table:style-name="ce1">
            <text:p>507.246285</text:p>
          </table:table-cell>
          <table:table-cell office:value-type="float" office:value="499.65224699999999" table:style-name="ce1">
            <text:p>499.652247</text:p>
          </table:table-cell>
          <table:table-cell table:number-columns-repeated="16375"/>
        </table:table-row>
        <table:table-row table:style-name="ro1">
          <table:table-cell office:value-type="date" office:date-value="2015-01-08T00:00:00" table:style-name="ce2">
            <text:p>08-01-2015</text:p>
          </table:table-cell>
          <table:table-cell office:value-type="float" office:value="497.99226800000002" table:style-name="ce1">
            <text:p>497.992268</text:p>
          </table:table-cell>
          <table:table-cell office:value-type="float" office:value="506.66564166666666" table:formula="msoxl:=AVERAGE(B98:B100)" table:style-name="ce1">
            <text:p>506.6656417</text:p>
          </table:table-cell>
          <table:table-cell office:value-type="float" office:value="-8.6733736666666346" table:formula="msoxl:=B100-C100" table:style-name="ce1">
            <text:p>-8.673373667</text:p>
          </table:table-cell>
          <table:table-cell office:value-type="float" office:value="502.68228499999998" table:style-name="ce1">
            <text:p>502.682285</text:p>
          </table:table-cell>
          <table:table-cell office:value-type="float" office:value="501.91560499999997" table:formula="msoxl:=AVERAGE(E98:E100)" table:style-name="ce1">
            <text:p>501.915605</text:p>
          </table:table-cell>
          <table:table-cell office:value-type="float" office:value="0.76668000000000802" table:formula="msoxl:=E100-F100" table:style-name="ce1">
            <text:p>0.76668</text:p>
          </table:table-cell>
          <table:table-cell office:value-type="float" office:value="503.48227000000003" table:style-name="ce1">
            <text:p>503.48227</text:p>
          </table:table-cell>
          <table:table-cell office:value-type="float" office:value="491.00221199999999" table:style-name="ce1">
            <text:p>491.002212</text:p>
          </table:table-cell>
          <table:table-cell table:number-columns-repeated="16375"/>
        </table:table-row>
        <table:table-row table:style-name="ro1">
          <table:table-cell office:value-type="date" office:date-value="2015-01-09T00:00:00" table:style-name="ce2">
            <text:p>09-01-2015</text:p>
          </table:table-cell>
          <table:table-cell office:value-type="float" office:value="504.76229999999998" table:style-name="ce1">
            <text:p>504.7623</text:p>
          </table:table-cell>
          <table:table-cell office:value-type="float" office:value="503.25228900000002" table:formula="msoxl:=AVERAGE(B99:B101)" table:style-name="ce1">
            <text:p>503.252289</text:p>
          </table:table-cell>
          <table:table-cell office:value-type="float" office:value="1.5100109999999631" table:formula="msoxl:=B101-C101" table:style-name="ce1">
            <text:p>1.510011</text:p>
          </table:table-cell>
          <table:table-cell office:value-type="float" office:value="496.17224399999998" table:style-name="ce1">
            <text:p>496.172244</text:p>
          </table:table-cell>
          <table:table-cell office:value-type="float" office:value="499.98559899999992" table:formula="msoxl:=AVERAGE(E99:E101)" table:style-name="ce1">
            <text:p>499.985599</text:p>
          </table:table-cell>
          <table:table-cell office:value-type="float" office:value="-3.8133549999999445" table:formula="msoxl:=E101-F101" table:style-name="ce1">
            <text:p>-3.813355</text:p>
          </table:table-cell>
          <table:table-cell office:value-type="float" office:value="504.92228499999999" table:style-name="ce1">
            <text:p>504.922285</text:p>
          </table:table-cell>
          <table:table-cell office:value-type="float" office:value="494.792239" table:style-name="ce1">
            <text:p>494.792239</text:p>
          </table:table-cell>
          <table:table-cell table:number-columns-repeated="16375"/>
        </table:table-row>
        <table:table-row table:style-name="ro1">
          <table:table-cell office:value-type="date" office:date-value="2015-01-12T00:00:00" table:style-name="ce2">
            <text:p>12-01-2015</text:p>
          </table:table-cell>
          <table:table-cell office:value-type="float" office:value="494.94224700000001" table:style-name="ce1">
            <text:p>494.942247</text:p>
          </table:table-cell>
          <table:table-cell office:value-type="float" office:value="499.23227166666669" table:formula="msoxl:=AVERAGE(B100:B102)" table:style-name="ce1">
            <text:p>499.2322717</text:p>
          </table:table-cell>
          <table:table-cell office:value-type="float" office:value="-4.2900246666666817" table:formula="msoxl:=B102-C102" table:style-name="ce1">
            <text:p>-4.290024667</text:p>
          </table:table-cell>
          <table:table-cell office:value-type="float" office:value="492.55223899999999" table:style-name="ce1">
            <text:p>492.552239</text:p>
          </table:table-cell>
          <table:table-cell office:value-type="float" office:value="497.13558933333326" table:formula="msoxl:=AVERAGE(E100:E102)" table:style-name="ce1">
            <text:p>497.1355893</text:p>
          </table:table-cell>
          <table:table-cell office:value-type="float" office:value="-4.5833503333332715" table:formula="msoxl:=E102-F102" table:style-name="ce1">
            <text:p>-4.583350333</text:p>
          </table:table-cell>
          <table:table-cell office:value-type="float" office:value="495.97823" table:style-name="ce1">
            <text:p>495.97823</text:p>
          </table:table-cell>
          <table:table-cell office:value-type="float" office:value="487.56220500000001" table:style-name="ce1">
            <text:p>487.562205</text:p>
          </table:table-cell>
          <table:table-cell table:number-columns-repeated="16375"/>
        </table:table-row>
        <table:table-row table:style-name="ro1">
          <table:table-cell office:value-type="date" office:date-value="2015-01-13T00:00:00" table:style-name="ce2">
            <text:p>13-01-2015</text:p>
          </table:table-cell>
          <table:table-cell office:value-type="float" office:value="498.84225600000002" table:style-name="ce1">
            <text:p>498.842256</text:p>
          </table:table-cell>
          <table:table-cell office:value-type="float" office:value="499.51560100000006" table:formula="msoxl:=AVERAGE(B101:B103)" table:style-name="ce1">
            <text:p>499.515601</text:p>
          </table:table-cell>
          <table:table-cell office:value-type="float" office:value="-0.67334500000004027" table:formula="msoxl:=B103-C103" table:style-name="ce1">
            <text:p>-0.673345</text:p>
          </table:table-cell>
          <table:table-cell office:value-type="float" office:value="496.18225100000001" table:style-name="ce1">
            <text:p>496.182251</text:p>
          </table:table-cell>
          <table:table-cell office:value-type="float" office:value="494.96891133333332" table:formula="msoxl:=AVERAGE(E101:E103)" table:style-name="ce1">
            <text:p>494.9689113</text:p>
          </table:table-cell>
          <table:table-cell office:value-type="float" office:value="1.213339666666684" table:formula="msoxl:=E103-F103" table:style-name="ce1">
            <text:p>1.213339667</text:p>
          </table:table-cell>
          <table:table-cell office:value-type="float" office:value="502.98227200000002" table:style-name="ce1">
            <text:p>502.982272</text:p>
          </table:table-cell>
          <table:table-cell office:value-type="float" office:value="492.392224" table:style-name="ce1">
            <text:p>492.392224</text:p>
          </table:table-cell>
          <table:table-cell table:number-columns-repeated="16375"/>
        </table:table-row>
        <table:table-row table:style-name="ro1">
          <table:table-cell office:value-type="date" office:date-value="2015-01-14T00:00:00" table:style-name="ce2">
            <text:p>14-01-2015</text:p>
          </table:table-cell>
          <table:table-cell office:value-type="float" office:value="494.65223700000001" table:style-name="ce1">
            <text:p>494.652237</text:p>
          </table:table-cell>
          <table:table-cell office:value-type="float" office:value="496.14558000000005" table:formula="msoxl:=AVERAGE(B102:B104)" table:style-name="ce1">
            <text:p>496.14558</text:p>
          </table:table-cell>
          <table:table-cell office:value-type="float" office:value="-1.4933430000000385" table:formula="msoxl:=B104-C104" table:style-name="ce1">
            <text:p>-1.493343</text:p>
          </table:table-cell>
          <table:table-cell office:value-type="float" office:value="500.87226700000002" table:style-name="ce1">
            <text:p>500.872267</text:p>
          </table:table-cell>
          <table:table-cell office:value-type="float" office:value="496.53558566666669" table:formula="msoxl:=AVERAGE(E102:E104)" table:style-name="ce1">
            <text:p>496.5355857</text:p>
          </table:table-cell>
          <table:table-cell office:value-type="float" office:value="4.3366813333333312" table:formula="msoxl:=E104-F104" table:style-name="ce1">
            <text:p>4.336681333</text:p>
          </table:table-cell>
          <table:table-cell office:value-type="float" office:value="503.23228599999999" table:style-name="ce1">
            <text:p>503.232286</text:p>
          </table:table-cell>
          <table:table-cell office:value-type="float" office:value="493.00223399999999" table:style-name="ce1">
            <text:p>493.002234</text:p>
          </table:table-cell>
          <table:table-cell table:number-columns-repeated="16375"/>
        </table:table-row>
        <table:table-row table:style-name="ro1">
          <table:table-cell office:value-type="date" office:date-value="2015-01-15T00:00:00" table:style-name="ce2">
            <text:p>15-01-2015</text:p>
          </table:table-cell>
          <table:table-cell office:value-type="float" office:value="505.57229100000001" table:style-name="ce1">
            <text:p>505.572291</text:p>
          </table:table-cell>
          <table:table-cell office:value-type="float" office:value="499.68892800000003" table:formula="msoxl:=AVERAGE(B103:B105)" table:style-name="ce1">
            <text:p>499.688928</text:p>
          </table:table-cell>
          <table:table-cell office:value-type="float" office:value="5.8833629999999744" table:formula="msoxl:=B105-C105" table:style-name="ce1">
            <text:p>5.883363</text:p>
          </table:table-cell>
          <table:table-cell office:value-type="float" office:value="501.79227100000003" table:style-name="ce1">
            <text:p>501.792271</text:p>
          </table:table-cell>
          <table:table-cell office:value-type="float" office:value="499.61559633333337" table:formula="msoxl:=AVERAGE(E103:E105)" table:style-name="ce1">
            <text:p>499.6155963</text:p>
          </table:table-cell>
          <table:table-cell office:value-type="float" office:value="2.1766746666666563" table:formula="msoxl:=E105-F105" table:style-name="ce1">
            <text:p>2.176674667</text:p>
          </table:table-cell>
          <table:table-cell office:value-type="float" office:value="505.68230299999999" table:style-name="ce1">
            <text:p>505.682303</text:p>
          </table:table-cell>
          <table:table-cell office:value-type="float" office:value="497.76226700000001" table:style-name="ce1">
            <text:p>497.762267</text:p>
          </table:table-cell>
          <table:table-cell table:number-columns-repeated="16375"/>
        </table:table-row>
        <table:table-row table:style-name="ro1">
          <table:table-cell office:value-type="date" office:date-value="2015-01-16T00:00:00" table:style-name="ce2">
            <text:p>16-01-2015</text:p>
          </table:table-cell>
          <table:table-cell office:value-type="float" office:value="500.01227299999999" table:style-name="ce1">
            <text:p>500.012273</text:p>
          </table:table-cell>
          <table:table-cell office:value-type="float" office:value="500.07893366666667" table:formula="msoxl:=AVERAGE(B104:B106)" table:style-name="ce1">
            <text:p>500.0789337</text:p>
          </table:table-cell>
          <table:table-cell office:value-type="float" office:value="-6.6660666666678026E-2" table:formula="msoxl:=B106-C106" table:style-name="ce1">
            <text:p>-0.066660667</text:p>
          </table:table-cell>
          <table:table-cell office:value-type="float" office:value="508.08228800000001" table:style-name="ce1">
            <text:p>508.082288</text:p>
          </table:table-cell>
          <table:table-cell office:value-type="float" office:value="503.58227533333337" table:formula="msoxl:=AVERAGE(E104:E106)" table:style-name="ce1">
            <text:p>503.5822753</text:p>
          </table:table-cell>
          <table:table-cell office:value-type="float" office:value="4.5000126666666347" table:formula="msoxl:=E106-F106" table:style-name="ce1">
            <text:p>4.500012667</text:p>
          </table:table-cell>
          <table:table-cell office:value-type="float" office:value="508.19229999999999" table:style-name="ce1">
            <text:p>508.1923</text:p>
          </table:table-cell>
          <table:table-cell office:value-type="float" office:value="500.00226700000002" table:style-name="ce1">
            <text:p>500.002267</text:p>
          </table:table-cell>
          <table:table-cell table:number-columns-repeated="16375"/>
        </table:table-row>
        <table:table-row table:style-name="ro1">
          <table:table-cell office:value-type="date" office:date-value="2015-01-20T00:00:00" table:style-name="ce2">
            <text:p>20-01-2015</text:p>
          </table:table-cell>
          <table:table-cell office:value-type="float" office:value="511.00231300000002" table:style-name="ce1">
            <text:p>511.002313</text:p>
          </table:table-cell>
          <table:table-cell office:value-type="float" office:value="505.52895899999999" table:formula="msoxl:=AVERAGE(B105:B107)" table:style-name="ce1">
            <text:p>505.528959</text:p>
          </table:table-cell>
          <table:table-cell office:value-type="float" office:value="5.4733540000000289" table:formula="msoxl:=B107-C107" table:style-name="ce1">
            <text:p>5.473354</text:p>
          </table:table-cell>
          <table:table-cell office:value-type="float" office:value="506.90229399999998" table:style-name="ce1">
            <text:p>506.902294</text:p>
          </table:table-cell>
          <table:table-cell office:value-type="float" office:value="505.59228433333334" table:formula="msoxl:=AVERAGE(E105:E107)" table:style-name="ce1">
            <text:p>505.5922843</text:p>
          </table:table-cell>
          <table:table-cell office:value-type="float" office:value="1.3100096666666445" table:formula="msoxl:=E107-F107" table:style-name="ce1">
            <text:p>1.310009667</text:p>
          </table:table-cell>
          <table:table-cell office:value-type="float" office:value="512.50230699999997" table:style-name="ce1">
            <text:p>512.502307</text:p>
          </table:table-cell>
          <table:table-cell office:value-type="float" office:value="506.01827700000001" table:style-name="ce1">
            <text:p>506.018277</text:p>
          </table:table-cell>
          <table:table-cell table:number-columns-repeated="16375"/>
        </table:table-row>
        <table:table-row table:style-name="ro1">
          <table:table-cell office:value-type="date" office:date-value="2015-01-21T00:00:00" table:style-name="ce2">
            <text:p>21-01-2015</text:p>
          </table:table-cell>
          <table:table-cell office:value-type="float" office:value="507.25228299999998" table:style-name="ce1">
            <text:p>507.252283</text:p>
          </table:table-cell>
          <table:table-cell office:value-type="float" office:value="506.08895633333333" table:formula="msoxl:=AVERAGE(B106:B108)" table:style-name="ce1">
            <text:p>506.0889563</text:p>
          </table:table-cell>
          <table:table-cell office:value-type="float" office:value="1.1633266666666486" table:formula="msoxl:=B108-C108" table:style-name="ce1">
            <text:p>1.163326667</text:p>
          </table:table-cell>
          <table:table-cell office:value-type="float" office:value="518.042373" table:style-name="ce1">
            <text:p>518.042373</text:p>
          </table:table-cell>
          <table:table-cell office:value-type="float" office:value="511.008985" table:formula="msoxl:=AVERAGE(E106:E108)" table:style-name="ce1">
            <text:p>511.008985</text:p>
          </table:table-cell>
          <table:table-cell office:value-type="float" office:value="7.0333880000000022" table:formula="msoxl:=E108-F108" table:style-name="ce1">
            <text:p>7.033388</text:p>
          </table:table-cell>
          <table:table-cell office:value-type="float" office:value="519.28234599999996" table:style-name="ce1">
            <text:p>519.282346</text:p>
          </table:table-cell>
          <table:table-cell office:value-type="float" office:value="506.20228400000002" table:style-name="ce1">
            <text:p>506.202284</text:p>
          </table:table-cell>
          <table:table-cell table:number-columns-repeated="16375"/>
        </table:table-row>
        <table:table-row table:style-name="ro1">
          <table:table-cell office:value-type="date" office:date-value="2015-01-22T00:00:00" table:style-name="ce2">
            <text:p>22-01-2015</text:p>
          </table:table-cell>
          <table:table-cell office:value-type="float" office:value="521.482349" table:style-name="ce1">
            <text:p>521.482349</text:p>
          </table:table-cell>
          <table:table-cell office:value-type="float" office:value="513.24564833333341" table:formula="msoxl:=AVERAGE(B107:B109)" table:style-name="ce1">
            <text:p>513.2456483</text:p>
          </table:table-cell>
          <table:table-cell office:value-type="float" office:value="8.236700666666593" table:formula="msoxl:=B109-C109" table:style-name="ce1">
            <text:p>8.236700667</text:p>
          </table:table-cell>
          <table:table-cell office:value-type="float" office:value="534.39238799999998" table:style-name="ce1">
            <text:p>534.392388</text:p>
          </table:table-cell>
          <table:table-cell office:value-type="float" office:value="519.77901833333328" table:formula="msoxl:=AVERAGE(E107:E109)" table:style-name="ce1">
            <text:p>519.7790183</text:p>
          </table:table-cell>
          <table:table-cell office:value-type="float" office:value="14.613369666666699" table:formula="msoxl:=E109-F109" table:style-name="ce1">
            <text:p>14.61336967</text:p>
          </table:table-cell>
          <table:table-cell office:value-type="float" office:value="536.332401" table:style-name="ce1">
            <text:p>536.332401</text:p>
          </table:table-cell>
          <table:table-cell office:value-type="float" office:value="519.70238199999994" table:style-name="ce1">
            <text:p>519.702382</text:p>
          </table:table-cell>
          <table:table-cell table:number-columns-repeated="16375"/>
        </table:table-row>
        <table:table-row table:style-name="ro1">
          <table:table-cell office:value-type="date" office:date-value="2015-01-23T00:00:00" table:style-name="ce2">
            <text:p>23-01-2015</text:p>
          </table:table-cell>
          <table:table-cell office:value-type="float" office:value="535.59239600000001" table:style-name="ce1">
            <text:p>535.592396</text:p>
          </table:table-cell>
          <table:table-cell office:value-type="float" office:value="521.4423426666666" table:formula="msoxl:=AVERAGE(B108:B110)" table:style-name="ce1">
            <text:p>521.4423427</text:p>
          </table:table-cell>
          <table:table-cell office:value-type="float" office:value="14.150053333333403" table:formula="msoxl:=B110-C110" table:style-name="ce1">
            <text:p>14.15005333</text:p>
          </table:table-cell>
          <table:table-cell office:value-type="float" office:value="539.95243700000003" table:style-name="ce1">
            <text:p>539.952437</text:p>
          </table:table-cell>
          <table:table-cell office:value-type="float" office:value="530.79573266666659" table:formula="msoxl:=AVERAGE(E108:E110)" table:style-name="ce1">
            <text:p>530.7957327</text:p>
          </table:table-cell>
          <table:table-cell office:value-type="float" office:value="9.1567043333334368" table:formula="msoxl:=E110-F110" table:style-name="ce1">
            <text:p>9.156704333</text:p>
          </table:table-cell>
          <table:table-cell office:value-type="float" office:value="542.17245300000002" table:style-name="ce1">
            <text:p>542.172453</text:p>
          </table:table-cell>
          <table:table-cell office:value-type="float" office:value="533.00240699999995" table:style-name="ce1">
            <text:p>533.002407</text:p>
          </table:table-cell>
          <table:table-cell table:number-columns-repeated="16375"/>
        </table:table-row>
        <table:table-row table:style-name="ro1">
          <table:table-cell office:value-type="date" office:date-value="2015-01-26T00:00:00" table:style-name="ce2">
            <text:p>26-01-2015</text:p>
          </table:table-cell>
          <table:table-cell office:value-type="float" office:value="538.532466" table:style-name="ce1">
            <text:p>538.532466</text:p>
          </table:table-cell>
          <table:table-cell office:value-type="float" office:value="531.8690703333333" table:formula="msoxl:=AVERAGE(B109:B111)" table:style-name="ce1">
            <text:p>531.8690703</text:p>
          </table:table-cell>
          <table:table-cell office:value-type="float" office:value="6.6633956666667018" table:formula="msoxl:=B111-C111" table:style-name="ce1">
            <text:p>6.663395667</text:p>
          </table:table-cell>
          <table:table-cell office:value-type="float" office:value="535.21244799999999" table:style-name="ce1">
            <text:p>535.212448</text:p>
          </table:table-cell>
          <table:table-cell office:value-type="float" office:value="536.519091" table:formula="msoxl:=AVERAGE(E109:E111)" table:style-name="ce1">
            <text:p>536.519091</text:p>
          </table:table-cell>
          <table:table-cell office:value-type="float" office:value="-1.3066430000000082" table:formula="msoxl:=E111-F111" table:style-name="ce1">
            <text:p>-1.306643</text:p>
          </table:table-cell>
          <table:table-cell office:value-type="float" office:value="539.00244399999997" table:style-name="ce1">
            <text:p>539.002444</text:p>
          </table:table-cell>
          <table:table-cell office:value-type="float" office:value="529.67241300000001" table:style-name="ce1">
            <text:p>529.672413</text:p>
          </table:table-cell>
          <table:table-cell table:number-columns-repeated="16375"/>
        </table:table-row>
        <table:table-row table:style-name="ro1">
          <table:table-cell office:value-type="date" office:date-value="2015-01-27T00:00:00" table:style-name="ce2">
            <text:p>27-01-2015</text:p>
          </table:table-cell>
          <table:table-cell office:value-type="float" office:value="529.97236899999996" table:style-name="ce1">
            <text:p>529.972369</text:p>
          </table:table-cell>
          <table:table-cell office:value-type="float" office:value="534.6990770000001" table:formula="msoxl:=AVERAGE(B110:B112)" table:style-name="ce1">
            <text:p>534.699077</text:p>
          </table:table-cell>
          <table:table-cell office:value-type="float" office:value="-4.7267080000001442" table:formula="msoxl:=B112-C112" table:style-name="ce1">
            <text:p>-4.726708</text:p>
          </table:table-cell>
          <table:table-cell office:value-type="float" office:value="518.63237000000004" table:style-name="ce1">
            <text:p>518.63237</text:p>
          </table:table-cell>
          <table:table-cell office:value-type="float" office:value="531.26575166666669" table:formula="msoxl:=AVERAGE(E110:E112)" table:style-name="ce1">
            <text:p>531.2657517</text:p>
          </table:table-cell>
          <table:table-cell office:value-type="float" office:value="-12.633381666666651" table:formula="msoxl:=E112-F112" table:style-name="ce1">
            <text:p>-12.63338167</text:p>
          </table:table-cell>
          <table:table-cell office:value-type="float" office:value="530.70239800000002" table:style-name="ce1">
            <text:p>530.702398</text:p>
          </table:table-cell>
          <table:table-cell office:value-type="float" office:value="518.19232" table:style-name="ce1">
            <text:p>518.19232</text:p>
          </table:table-cell>
          <table:table-cell table:number-columns-repeated="16375"/>
        </table:table-row>
        <table:table-row table:style-name="ro1">
          <table:table-cell office:value-type="date" office:date-value="2015-01-28T00:00:00" table:style-name="ce2">
            <text:p>28-01-2015</text:p>
          </table:table-cell>
          <table:table-cell office:value-type="float" office:value="522.78236200000003" table:style-name="ce1">
            <text:p>522.782362</text:p>
          </table:table-cell>
          <table:table-cell office:value-type="float" office:value="530.4290656666667" table:formula="msoxl:=AVERAGE(B111:B113)" table:style-name="ce1">
            <text:p>530.4290657</text:p>
          </table:table-cell>
          <table:table-cell office:value-type="float" office:value="-7.6467036666666672" table:formula="msoxl:=B113-C113" table:style-name="ce1">
            <text:p>-7.646703667</text:p>
          </table:table-cell>
          <table:table-cell office:value-type="float" office:value="510.002318" table:style-name="ce1">
            <text:p>510.002318</text:p>
          </table:table-cell>
          <table:table-cell office:value-type="float" office:value="521.28237866666666" table:formula="msoxl:=AVERAGE(E111:E113)" table:style-name="ce1">
            <text:p>521.2823787</text:p>
          </table:table-cell>
          <table:table-cell office:value-type="float" office:value="-11.280060666666657" table:formula="msoxl:=E113-F113" table:style-name="ce1">
            <text:p>-11.28006067</text:p>
          </table:table-cell>
          <table:table-cell office:value-type="float" office:value="522.99234899999999" table:style-name="ce1">
            <text:p>522.992349</text:p>
          </table:table-cell>
          <table:table-cell office:value-type="float" office:value="510.002318" table:style-name="ce1">
            <text:p>510.002318</text:p>
          </table:table-cell>
          <table:table-cell table:number-columns-repeated="16375"/>
        </table:table-row>
        <table:table-row table:style-name="ro1">
          <table:table-cell office:value-type="date" office:date-value="2015-01-29T00:00:00" table:style-name="ce2">
            <text:p>29-01-2015</text:p>
          </table:table-cell>
          <table:table-cell office:value-type="float" office:value="511.00231300000002" table:style-name="ce1">
            <text:p>511.002313</text:p>
          </table:table-cell>
          <table:table-cell office:value-type="float" office:value="521.25234799999998" table:formula="msoxl:=AVERAGE(B112:B114)" table:style-name="ce1">
            <text:p>521.252348</text:p>
          </table:table-cell>
          <table:table-cell office:value-type="float" office:value="-10.250034999999968" table:formula="msoxl:=B114-C114" table:style-name="ce1">
            <text:p>-10.250035</text:p>
          </table:table-cell>
          <table:table-cell office:value-type="float" office:value="510.66230000000002" table:style-name="ce1">
            <text:p>510.6623</text:p>
          </table:table-cell>
          <table:table-cell office:value-type="float" office:value="513.09899600000006" table:formula="msoxl:=AVERAGE(E112:E114)" table:style-name="ce1">
            <text:p>513.098996</text:p>
          </table:table-cell>
          <table:table-cell office:value-type="float" office:value="-2.4366960000000404" table:formula="msoxl:=E114-F114" table:style-name="ce1">
            <text:p>-2.436696</text:p>
          </table:table-cell>
          <table:table-cell office:value-type="float" office:value="511.09231299999999" table:style-name="ce1">
            <text:p>511.092313</text:p>
          </table:table-cell>
          <table:table-cell office:value-type="float" office:value="501.20227399999999" table:style-name="ce1">
            <text:p>501.202274</text:p>
          </table:table-cell>
          <table:table-cell table:number-columns-repeated="16375"/>
        </table:table-row>
        <table:table-row table:style-name="ro1">
          <table:table-cell office:value-type="date" office:date-value="2015-01-30T00:00:00" table:style-name="ce2">
            <text:p>30-01-2015</text:p>
          </table:table-cell>
          <table:table-cell office:value-type="float" office:value="515.86232199999995" table:style-name="ce1">
            <text:p>515.862322</text:p>
          </table:table-cell>
          <table:table-cell office:value-type="float" office:value="516.54899899999998" table:formula="msoxl:=AVERAGE(B113:B115)" table:style-name="ce1">
            <text:p>516.548999</text:p>
          </table:table-cell>
          <table:table-cell office:value-type="float" office:value="-0.68667700000003151" table:formula="msoxl:=B115-C115" table:style-name="ce1">
            <text:p>-0.686677</text:p>
          </table:table-cell>
          <table:table-cell office:value-type="float" office:value="534.52244499999995" table:style-name="ce1">
            <text:p>534.522445</text:p>
          </table:table-cell>
          <table:table-cell office:value-type="float" office:value="518.39568766666662" table:formula="msoxl:=AVERAGE(E113:E115)" table:style-name="ce1">
            <text:p>518.3956877</text:p>
          </table:table-cell>
          <table:table-cell office:value-type="float" office:value="16.12675733333333" table:formula="msoxl:=E115-F115" table:style-name="ce1">
            <text:p>16.12675733</text:p>
          </table:table-cell>
          <table:table-cell office:value-type="float" office:value="539.87244399999997" table:style-name="ce1">
            <text:p>539.872444</text:p>
          </table:table-cell>
          <table:table-cell office:value-type="float" office:value="515.52233899999999" table:style-name="ce1">
            <text:p>515.522339</text:p>
          </table:table-cell>
          <table:table-cell table:number-columns-repeated="16375"/>
        </table:table-row>
        <table:table-row table:style-name="ro1">
          <table:table-cell office:value-type="date" office:date-value="2015-02-02T00:00:00" table:style-name="ce2">
            <text:p>02-02-2015</text:p>
          </table:table-cell>
          <table:table-cell office:value-type="float" office:value="531.73238300000003" table:style-name="ce1">
            <text:p>531.732383</text:p>
          </table:table-cell>
          <table:table-cell office:value-type="float" office:value="519.53233933333331" table:formula="msoxl:=AVERAGE(B114:B116)" table:style-name="ce1">
            <text:p>519.5323393</text:p>
          </table:table-cell>
          <table:table-cell office:value-type="float" office:value="12.200043666666716" table:formula="msoxl:=B116-C116" table:style-name="ce1">
            <text:p>12.20004367</text:p>
          </table:table-cell>
          <table:table-cell office:value-type="float" office:value="528.48238100000003" table:style-name="ce1">
            <text:p>528.482381</text:p>
          </table:table-cell>
          <table:table-cell office:value-type="float" office:value="524.55570866666665" table:formula="msoxl:=AVERAGE(E114:E116)" table:style-name="ce1">
            <text:p>524.5557087</text:p>
          </table:table-cell>
          <table:table-cell office:value-type="float" office:value="3.9266723333333857" table:formula="msoxl:=E116-F116" table:style-name="ce1">
            <text:p>3.926672333</text:p>
          </table:table-cell>
          <table:table-cell office:value-type="float" office:value="533.00240699999995" table:style-name="ce1">
            <text:p>533.002407</text:p>
          </table:table-cell>
          <table:table-cell office:value-type="float" office:value="518.55237699999998" table:style-name="ce1">
            <text:p>518.552377</text:p>
          </table:table-cell>
          <table:table-cell table:number-columns-repeated="16375"/>
        </table:table-row>
        <table:table-row table:style-name="ro1">
          <table:table-cell office:value-type="date" office:date-value="2015-02-03T00:00:00" table:style-name="ce2">
            <text:p>03-02-2015</text:p>
          </table:table-cell>
          <table:table-cell office:value-type="float" office:value="528.00236600000005" table:style-name="ce1">
            <text:p>528.002366</text:p>
          </table:table-cell>
          <table:table-cell office:value-type="float" office:value="525.19902366666668" table:formula="msoxl:=AVERAGE(B115:B117)" table:style-name="ce1">
            <text:p>525.1990237</text:p>
          </table:table-cell>
          <table:table-cell office:value-type="float" office:value="2.8033423333333758" table:formula="msoxl:=B117-C117" table:style-name="ce1">
            <text:p>2.803342333</text:p>
          </table:table-cell>
          <table:table-cell office:value-type="float" office:value="529.24239999999998" table:style-name="ce1">
            <text:p>529.2424</text:p>
          </table:table-cell>
          <table:table-cell office:value-type="float" office:value="530.74907533333328" table:formula="msoxl:=AVERAGE(E115:E117)" table:style-name="ce1">
            <text:p>530.7490753</text:p>
          </table:table-cell>
          <table:table-cell office:value-type="float" office:value="-1.5066753333333054" table:formula="msoxl:=E117-F117" table:style-name="ce1">
            <text:p>-1.506675333</text:p>
          </table:table-cell>
          <table:table-cell office:value-type="float" office:value="533.40242999999998" table:style-name="ce1">
            <text:p>533.40243</text:p>
          </table:table-cell>
          <table:table-cell office:value-type="float" office:value="523.26237700000001" table:style-name="ce1">
            <text:p>523.262377</text:p>
          </table:table-cell>
          <table:table-cell table:number-columns-repeated="16375"/>
        </table:table-row>
        <table:table-row table:style-name="ro1">
          <table:table-cell office:value-type="date" office:date-value="2015-02-04T00:00:00" table:style-name="ce2">
            <text:p>04-02-2015</text:p>
          </table:table-cell>
          <table:table-cell office:value-type="float" office:value="529.24239999999998" table:style-name="ce1">
            <text:p>529.2424</text:p>
          </table:table-cell>
          <table:table-cell office:value-type="float" office:value="529.65904966666676" table:formula="msoxl:=AVERAGE(B116:B118)" table:style-name="ce1">
            <text:p>529.6590497</text:p>
          </table:table-cell>
          <table:table-cell office:value-type="float" office:value="-0.41664966666678538" table:formula="msoxl:=B118-C118" table:style-name="ce1">
            <text:p>-0.416649667</text:p>
          </table:table-cell>
          <table:table-cell office:value-type="float" office:value="522.76234899999997" table:style-name="ce1">
            <text:p>522.762349</text:p>
          </table:table-cell>
          <table:table-cell office:value-type="float" office:value="526.82904333333329" table:formula="msoxl:=AVERAGE(E116:E118)" table:style-name="ce1">
            <text:p>526.8290433</text:p>
          </table:table-cell>
          <table:table-cell office:value-type="float" office:value="-4.0666943333333165" table:formula="msoxl:=E118-F118" table:style-name="ce1">
            <text:p>-4.066694333</text:p>
          </table:table-cell>
          <table:table-cell office:value-type="float" office:value="532.67442000000005" table:style-name="ce1">
            <text:p>532.67442</text:p>
          </table:table-cell>
          <table:table-cell office:value-type="float" office:value="521.27236100000005" table:style-name="ce1">
            <text:p>521.272361</text:p>
          </table:table-cell>
          <table:table-cell table:number-columns-repeated="16375"/>
        </table:table-row>
        <table:table-row table:style-name="ro1">
          <table:table-cell office:value-type="date" office:date-value="2015-02-05T00:00:00" table:style-name="ce2">
            <text:p>05-02-2015</text:p>
          </table:table-cell>
          <table:table-cell office:value-type="float" office:value="523.79239500000006" table:style-name="ce1">
            <text:p>523.792395</text:p>
          </table:table-cell>
          <table:table-cell office:value-type="float" office:value="527.0123870000001" table:formula="msoxl:=AVERAGE(B117:B119)" table:style-name="ce1">
            <text:p>527.012387</text:p>
          </table:table-cell>
          <table:table-cell office:value-type="float" office:value="-3.2199920000000475" table:formula="msoxl:=B119-C119" table:style-name="ce1">
            <text:p>-3.219992</text:p>
          </table:table-cell>
          <table:table-cell office:value-type="float" office:value="527.58239100000003" table:style-name="ce1">
            <text:p>527.582391</text:p>
          </table:table-cell>
          <table:table-cell office:value-type="float" office:value="526.52904666666666" table:formula="msoxl:=AVERAGE(E117:E119)" table:style-name="ce1">
            <text:p>526.5290467</text:p>
          </table:table-cell>
          <table:table-cell office:value-type="float" office:value="1.0533443333333707" table:formula="msoxl:=E119-F119" table:style-name="ce1">
            <text:p>1.053344333</text:p>
          </table:table-cell>
          <table:table-cell office:value-type="float" office:value="528.50239499999998" table:style-name="ce1">
            <text:p>528.502395</text:p>
          </table:table-cell>
          <table:table-cell office:value-type="float" office:value="522.09235899999999" table:style-name="ce1">
            <text:p>522.092359</text:p>
          </table:table-cell>
          <table:table-cell table:number-columns-repeated="16375"/>
        </table:table-row>
        <table:table-row table:style-name="ro1">
          <table:table-cell office:value-type="date" office:date-value="2015-02-06T00:00:00" table:style-name="ce2">
            <text:p>06-02-2015</text:p>
          </table:table-cell>
          <table:table-cell office:value-type="float" office:value="527.64237000000003" table:style-name="ce1">
            <text:p>527.64237</text:p>
          </table:table-cell>
          <table:table-cell office:value-type="float" office:value="526.89238833333332" table:formula="msoxl:=AVERAGE(B118:B120)" table:style-name="ce1">
            <text:p>526.8923883</text:p>
          </table:table-cell>
          <table:table-cell office:value-type="float" office:value="0.74998166666671295" table:formula="msoxl:=B120-C120" table:style-name="ce1">
            <text:p>0.749981667</text:p>
          </table:table-cell>
          <table:table-cell office:value-type="float" office:value="531.00241500000004" table:style-name="ce1">
            <text:p>531.002415</text:p>
          </table:table-cell>
          <table:table-cell office:value-type="float" office:value="527.11571833333335" table:formula="msoxl:=AVERAGE(E118:E120)" table:style-name="ce1">
            <text:p>527.1157183</text:p>
          </table:table-cell>
          <table:table-cell office:value-type="float" office:value="3.886696666666694" table:formula="msoxl:=E120-F120" table:style-name="ce1">
            <text:p>3.886696667</text:p>
          </table:table-cell>
          <table:table-cell office:value-type="float" office:value="537.20240200000001" table:style-name="ce1">
            <text:p>537.202402</text:p>
          </table:table-cell>
          <table:table-cell office:value-type="float" office:value="526.412373" table:style-name="ce1">
            <text:p>526.412373</text:p>
          </table:table-cell>
          <table:table-cell table:number-columns-repeated="16375"/>
        </table:table-row>
        <table:table-row table:style-name="ro1">
          <table:table-cell office:value-type="date" office:date-value="2015-02-09T00:00:00" table:style-name="ce2">
            <text:p>09-02-2015</text:p>
          </table:table-cell>
          <table:table-cell office:value-type="float" office:value="528.00236600000005" table:style-name="ce1">
            <text:p>528.002366</text:p>
          </table:table-cell>
          <table:table-cell office:value-type="float" office:value="526.47904366666671" table:formula="msoxl:=AVERAGE(B119:B121)" table:style-name="ce1">
            <text:p>526.4790437</text:p>
          </table:table-cell>
          <table:table-cell office:value-type="float" office:value="1.5233223333333399" table:formula="msoxl:=B121-C121" table:style-name="ce1">
            <text:p>1.523322333</text:p>
          </table:table-cell>
          <table:table-cell office:value-type="float" office:value="527.83240599999999" table:style-name="ce1">
            <text:p>527.832406</text:p>
          </table:table-cell>
          <table:table-cell office:value-type="float" office:value="528.80573733333335" table:formula="msoxl:=AVERAGE(E119:E121)" table:style-name="ce1">
            <text:p>528.8057373</text:p>
          </table:table-cell>
          <table:table-cell office:value-type="float" office:value="-0.97333133333336264" table:formula="msoxl:=E121-F121" table:style-name="ce1">
            <text:p>-0.973331333</text:p>
          </table:table-cell>
          <table:table-cell office:value-type="float" office:value="532.00241100000005" table:style-name="ce1">
            <text:p>532.002411</text:p>
          </table:table-cell>
          <table:table-cell office:value-type="float" office:value="526.02238799999998" table:style-name="ce1">
            <text:p>526.022388</text:p>
          </table:table-cell>
          <table:table-cell table:number-columns-repeated="16375"/>
        </table:table-row>
        <table:table-row table:style-name="ro1">
          <table:table-cell office:value-type="date" office:date-value="2015-02-10T00:00:00" table:style-name="ce2">
            <text:p>10-02-2015</text:p>
          </table:table-cell>
          <table:table-cell office:value-type="float" office:value="529.30237899999997" table:style-name="ce1">
            <text:p>529.302379</text:p>
          </table:table-cell>
          <table:table-cell office:value-type="float" office:value="528.31570500000009" table:formula="msoxl:=AVERAGE(B120:B122)" table:style-name="ce1">
            <text:p>528.315705</text:p>
          </table:table-cell>
          <table:table-cell office:value-type="float" office:value="0.98667399999987992" table:formula="msoxl:=B122-C122" table:style-name="ce1">
            <text:p>0.986674</text:p>
          </table:table-cell>
          <table:table-cell office:value-type="float" office:value="536.94241199999999" table:style-name="ce1">
            <text:p>536.942412</text:p>
          </table:table-cell>
          <table:table-cell office:value-type="float" office:value="531.92574433333323" table:formula="msoxl:=AVERAGE(E120:E122)" table:style-name="ce1">
            <text:p>531.9257443</text:p>
          </table:table-cell>
          <table:table-cell office:value-type="float" office:value="5.0166676666667627" table:formula="msoxl:=E122-F122" table:style-name="ce1">
            <text:p>5.016667667</text:p>
          </table:table-cell>
          <table:table-cell office:value-type="float" office:value="537.70243100000005" table:style-name="ce1">
            <text:p>537.702431</text:p>
          </table:table-cell>
          <table:table-cell office:value-type="float" office:value="526.92237799999998" table:style-name="ce1">
            <text:p>526.922378</text:p>
          </table:table-cell>
          <table:table-cell table:number-columns-repeated="16375"/>
        </table:table-row>
        <table:table-row table:style-name="ro1">
          <table:table-cell office:value-type="date" office:date-value="2015-02-11T00:00:00" table:style-name="ce2">
            <text:p>11-02-2015</text:p>
          </table:table-cell>
          <table:table-cell office:value-type="float" office:value="535.30241599999999" table:style-name="ce1">
            <text:p>535.302416</text:p>
          </table:table-cell>
          <table:table-cell office:value-type="float" office:value="530.86905366666667" table:formula="msoxl:=AVERAGE(B121:B123)" table:style-name="ce1">
            <text:p>530.8690537</text:p>
          </table:table-cell>
          <table:table-cell office:value-type="float" office:value="4.4333623333333207" table:formula="msoxl:=B123-C123" table:style-name="ce1">
            <text:p>4.433362333</text:p>
          </table:table-cell>
          <table:table-cell office:value-type="float" office:value="535.97240499999998" table:style-name="ce1">
            <text:p>535.972405</text:p>
          </table:table-cell>
          <table:table-cell office:value-type="float" office:value="533.58240766666665" table:formula="msoxl:=AVERAGE(E121:E123)" table:style-name="ce1">
            <text:p>533.5824077</text:p>
          </table:table-cell>
          <table:table-cell office:value-type="float" office:value="2.3899973333333264" table:formula="msoxl:=E123-F123" table:style-name="ce1">
            <text:p>2.389997333</text:p>
          </table:table-cell>
          <table:table-cell office:value-type="float" office:value="538.45241199999998" table:style-name="ce1">
            <text:p>538.452412</text:p>
          </table:table-cell>
          <table:table-cell office:value-type="float" office:value="533.38039700000002" table:style-name="ce1">
            <text:p>533.380397</text:p>
          </table:table-cell>
          <table:table-cell table:number-columns-repeated="16375"/>
        </table:table-row>
        <table:table-row table:style-name="ro1">
          <table:table-cell office:value-type="date" office:date-value="2015-02-12T00:00:00" table:style-name="ce2">
            <text:p>12-02-2015</text:p>
          </table:table-cell>
          <table:table-cell office:value-type="float" office:value="537.25240499999995" table:style-name="ce1">
            <text:p>537.252405</text:p>
          </table:table-cell>
          <table:table-cell office:value-type="float" office:value="533.95240000000001" table:formula="msoxl:=AVERAGE(B122:B124)" table:style-name="ce1">
            <text:p>533.9524</text:p>
          </table:table-cell>
          <table:table-cell office:value-type="float" office:value="3.3000049999999419" table:formula="msoxl:=B124-C124" table:style-name="ce1">
            <text:p>3.300005</text:p>
          </table:table-cell>
          <table:table-cell office:value-type="float" office:value="542.93247199999996" table:style-name="ce1">
            <text:p>542.932472</text:p>
          </table:table-cell>
          <table:table-cell office:value-type="float" office:value="538.6157629999999" table:formula="msoxl:=AVERAGE(E122:E124)" table:style-name="ce1">
            <text:p>538.615763</text:p>
          </table:table-cell>
          <table:table-cell office:value-type="float" office:value="4.3167090000000599" table:formula="msoxl:=E124-F124" table:style-name="ce1">
            <text:p>4.316709</text:p>
          </table:table-cell>
          <table:table-cell office:value-type="float" office:value="544.82248200000004" table:style-name="ce1">
            <text:p>544.822482</text:p>
          </table:table-cell>
          <table:table-cell office:value-type="float" office:value="534.67539099999999" table:style-name="ce1">
            <text:p>534.675391</text:p>
          </table:table-cell>
          <table:table-cell table:number-columns-repeated="16375"/>
        </table:table-row>
        <table:table-row table:style-name="ro1">
          <table:table-cell office:value-type="date" office:date-value="2015-02-13T00:00:00" table:style-name="ce2">
            <text:p>13-02-2015</text:p>
          </table:table-cell>
          <table:table-cell office:value-type="float" office:value="543.35244699999998" table:style-name="ce1">
            <text:p>543.352447</text:p>
          </table:table-cell>
          <table:table-cell office:value-type="float" office:value="538.63575600000001" table:formula="msoxl:=AVERAGE(B123:B125)" table:style-name="ce1">
            <text:p>538.635756</text:p>
          </table:table-cell>
          <table:table-cell office:value-type="float" office:value="4.7166909999999689" table:formula="msoxl:=B125-C125" table:style-name="ce1">
            <text:p>4.716691</text:p>
          </table:table-cell>
          <table:table-cell office:value-type="float" office:value="549.01250100000004" table:style-name="ce1">
            <text:p>549.012501</text:p>
          </table:table-cell>
          <table:table-cell office:value-type="float" office:value="542.63912600000003" table:formula="msoxl:=AVERAGE(E123:E125)" table:style-name="ce1">
            <text:p>542.639126</text:p>
          </table:table-cell>
          <table:table-cell office:value-type="float" office:value="6.37337500000001" table:formula="msoxl:=E125-F125" table:style-name="ce1">
            <text:p>6.373375</text:p>
          </table:table-cell>
          <table:table-cell office:value-type="float" office:value="549.91249100000005" table:style-name="ce1">
            <text:p>549.912491</text:p>
          </table:table-cell>
          <table:table-cell office:value-type="float" office:value="543.13248399999998" table:style-name="ce1">
            <text:p>543.132484</text:p>
          </table:table-cell>
          <table:table-cell table:number-columns-repeated="16375"/>
        </table:table-row>
        <table:table-row table:style-name="ro1">
          <table:table-cell office:value-type="date" office:date-value="2015-02-17T00:00:00" table:style-name="ce2">
            <text:p>17-02-2015</text:p>
          </table:table-cell>
          <table:table-cell office:value-type="float" office:value="546.83244999999999" table:style-name="ce1">
            <text:p>546.83245</text:p>
          </table:table-cell>
          <table:table-cell office:value-type="float" office:value="542.47910066666657" table:formula="msoxl:=AVERAGE(B124:B126)" table:style-name="ce1">
            <text:p>542.4791007</text:p>
          </table:table-cell>
          <table:table-cell office:value-type="float" office:value="4.3533493333334263" table:formula="msoxl:=B126-C126" table:style-name="ce1">
            <text:p>4.353349333</text:p>
          </table:table-cell>
          <table:table-cell office:value-type="float" office:value="542.842443" table:style-name="ce1">
            <text:p>542.842443</text:p>
          </table:table-cell>
          <table:table-cell office:value-type="float" office:value="544.92913866666674" table:formula="msoxl:=AVERAGE(E124:E126)" table:style-name="ce1">
            <text:p>544.9291387</text:p>
          </table:table-cell>
          <table:table-cell office:value-type="float" office:value="-2.086695666666742" table:formula="msoxl:=E126-F126" table:style-name="ce1">
            <text:p>-2.086695667</text:p>
          </table:table-cell>
          <table:table-cell office:value-type="float" office:value="550.00246000000004" table:style-name="ce1">
            <text:p>550.00246</text:p>
          </table:table-cell>
          <table:table-cell office:value-type="float" office:value="541.09246499999995" table:style-name="ce1">
            <text:p>541.092465</text:p>
          </table:table-cell>
          <table:table-cell table:number-columns-repeated="16375"/>
        </table:table-row>
        <table:table-row table:style-name="ro1">
          <table:table-cell office:value-type="date" office:date-value="2015-02-18T00:00:00" table:style-name="ce2">
            <text:p>18-02-2015</text:p>
          </table:table-cell>
          <table:table-cell office:value-type="float" office:value="541.40245800000002" table:style-name="ce1">
            <text:p>541.402458</text:p>
          </table:table-cell>
          <table:table-cell office:value-type="float" office:value="543.86245166666674" table:formula="msoxl:=AVERAGE(B125:B127)" table:style-name="ce1">
            <text:p>543.8624517</text:p>
          </table:table-cell>
          <table:table-cell office:value-type="float" office:value="-2.459993666666719" table:formula="msoxl:=B127-C127" table:style-name="ce1">
            <text:p>-2.459993667</text:p>
          </table:table-cell>
          <table:table-cell office:value-type="float" office:value="539.70242199999996" table:style-name="ce1">
            <text:p>539.702422</text:p>
          </table:table-cell>
          <table:table-cell office:value-type="float" office:value="543.8524553333333" table:formula="msoxl:=AVERAGE(E125:E127)" table:style-name="ce1">
            <text:p>543.8524553</text:p>
          </table:table-cell>
          <table:table-cell office:value-type="float" office:value="-4.1500333333333401" table:formula="msoxl:=E127-F127" table:style-name="ce1">
            <text:p>-4.150033333</text:p>
          </table:table-cell>
          <table:table-cell office:value-type="float" office:value="545.49247100000002" table:style-name="ce1">
            <text:p>545.492471</text:p>
          </table:table-cell>
          <table:table-cell office:value-type="float" office:value="537.51245600000004" table:style-name="ce1">
            <text:p>537.512456</text:p>
          </table:table-cell>
          <table:table-cell table:number-columns-repeated="16375"/>
        </table:table-row>
        <table:table-row table:style-name="ro1">
          <table:table-cell office:value-type="date" office:date-value="2015-02-19T00:00:00" table:style-name="ce2">
            <text:p>19-02-2015</text:p>
          </table:table-cell>
          <table:table-cell office:value-type="float" office:value="538.04241300000001" table:style-name="ce1">
            <text:p>538.042413</text:p>
          </table:table-cell>
          <table:table-cell office:value-type="float" office:value="542.09244033333334" table:formula="msoxl:=AVERAGE(B126:B128)" table:style-name="ce1">
            <text:p>542.0924403</text:p>
          </table:table-cell>
          <table:table-cell office:value-type="float" office:value="-4.0500273333333325" table:formula="msoxl:=B128-C128" table:style-name="ce1">
            <text:p>-4.050027333</text:p>
          </table:table-cell>
          <table:table-cell office:value-type="float" office:value="542.872432" table:style-name="ce1">
            <text:p>542.872432</text:p>
          </table:table-cell>
          <table:table-cell office:value-type="float" office:value="541.80576566666662" table:formula="msoxl:=AVERAGE(E126:E128)" table:style-name="ce1">
            <text:p>541.8057657</text:p>
          </table:table-cell>
          <table:table-cell office:value-type="float" office:value="1.0666663333333872" table:formula="msoxl:=E128-F128" table:style-name="ce1">
            <text:p>1.066666333</text:p>
          </table:table-cell>
          <table:table-cell office:value-type="float" office:value="543.11247000000003" table:style-name="ce1">
            <text:p>543.11247</text:p>
          </table:table-cell>
          <table:table-cell office:value-type="float" office:value="538.01242400000001" table:style-name="ce1">
            <text:p>538.012424</text:p>
          </table:table-cell>
          <table:table-cell table:number-columns-repeated="16375"/>
        </table:table-row>
        <table:table-row table:style-name="ro1">
          <table:table-cell office:value-type="date" office:date-value="2015-02-20T00:00:00" table:style-name="ce2">
            <text:p>20-02-2015</text:p>
          </table:table-cell>
          <table:table-cell office:value-type="float" office:value="543.13248399999998" table:style-name="ce1">
            <text:p>543.132484</text:p>
          </table:table-cell>
          <table:table-cell office:value-type="float" office:value="540.85911833333341" table:formula="msoxl:=AVERAGE(B127:B129)" table:style-name="ce1">
            <text:p>540.8591183</text:p>
          </table:table-cell>
          <table:table-cell office:value-type="float" office:value="2.2733656666665638" table:formula="msoxl:=B129-C129" table:style-name="ce1">
            <text:p>2.273365667</text:p>
          </table:table-cell>
          <table:table-cell office:value-type="float" office:value="538.95244100000002" table:style-name="ce1">
            <text:p>538.952441</text:p>
          </table:table-cell>
          <table:table-cell office:value-type="float" office:value="540.50909833333333" table:formula="msoxl:=AVERAGE(E127:E129)" table:style-name="ce1">
            <text:p>540.5090983</text:p>
          </table:table-cell>
          <table:table-cell office:value-type="float" office:value="-1.5566573333333054" table:formula="msoxl:=E129-F129" table:style-name="ce1">
            <text:p>-1.556657333</text:p>
          </table:table-cell>
          <table:table-cell office:value-type="float" office:value="543.75247000000002" table:style-name="ce1">
            <text:p>543.75247</text:p>
          </table:table-cell>
          <table:table-cell office:value-type="float" office:value="535.80244400000004" table:style-name="ce1">
            <text:p>535.802444</text:p>
          </table:table-cell>
          <table:table-cell table:number-columns-repeated="16375"/>
        </table:table-row>
        <table:table-row table:style-name="ro1">
          <table:table-cell office:value-type="date" office:date-value="2015-02-23T00:00:00" table:style-name="ce2">
            <text:p>23-02-2015</text:p>
          </table:table-cell>
          <table:table-cell office:value-type="float" office:value="536.05239800000004" table:style-name="ce1">
            <text:p>536.052398</text:p>
          </table:table-cell>
          <table:table-cell office:value-type="float" office:value="539.07576499999993" table:formula="msoxl:=AVERAGE(B128:B130)" table:style-name="ce1">
            <text:p>539.075765</text:p>
          </table:table-cell>
          <table:table-cell office:value-type="float" office:value="-3.0233669999998938" table:formula="msoxl:=B130-C130" table:style-name="ce1">
            <text:p>-3.023367</text:p>
          </table:table-cell>
          <table:table-cell office:value-type="float" office:value="531.91238099999998" table:style-name="ce1">
            <text:p>531.912381</text:p>
          </table:table-cell>
          <table:table-cell office:value-type="float" office:value="537.912418" table:formula="msoxl:=AVERAGE(E128:E130)" table:style-name="ce1">
            <text:p>537.912418</text:p>
          </table:table-cell>
          <table:table-cell office:value-type="float" office:value="-6.0000370000000203" table:formula="msoxl:=E130-F130" table:style-name="ce1">
            <text:p>-6.000037</text:p>
          </table:table-cell>
          <table:table-cell office:value-type="float" office:value="536.44140400000003" table:style-name="ce1">
            <text:p>536.441404</text:p>
          </table:table-cell>
          <table:table-cell office:value-type="float" office:value="529.41242199999999" table:style-name="ce1">
            <text:p>529.412422</text:p>
          </table:table-cell>
          <table:table-cell table:number-columns-repeated="16375"/>
        </table:table-row>
        <table:table-row table:style-name="ro1">
          <table:table-cell office:value-type="date" office:date-value="2015-02-24T00:00:00" table:style-name="ce2">
            <text:p>24-02-2015</text:p>
          </table:table-cell>
          <table:table-cell office:value-type="float" office:value="530.00241900000003" table:style-name="ce1">
            <text:p>530.002419</text:p>
          </table:table-cell>
          <table:table-cell office:value-type="float" office:value="536.39576699999998" table:formula="msoxl:=AVERAGE(B129:B131)" table:style-name="ce1">
            <text:p>536.395767</text:p>
          </table:table-cell>
          <table:table-cell office:value-type="float" office:value="-6.3933479999999463" table:formula="msoxl:=B131-C131" table:style-name="ce1">
            <text:p>-6.393348</text:p>
          </table:table-cell>
          <table:table-cell office:value-type="float" office:value="536.09242400000005" table:style-name="ce1">
            <text:p>536.092424</text:p>
          </table:table-cell>
          <table:table-cell office:value-type="float" office:value="535.65241533333335" table:formula="msoxl:=AVERAGE(E129:E131)" table:style-name="ce1">
            <text:p>535.6524153</text:p>
          </table:table-cell>
          <table:table-cell office:value-type="float" office:value="0.44000866666669936" table:formula="msoxl:=E131-F131" table:style-name="ce1">
            <text:p>0.440008667</text:p>
          </table:table-cell>
          <table:table-cell office:value-type="float" office:value="536.79240300000004" table:style-name="ce1">
            <text:p>536.792403</text:p>
          </table:table-cell>
          <table:table-cell office:value-type="float" office:value="528.25238100000001" table:style-name="ce1">
            <text:p>528.252381</text:p>
          </table:table-cell>
          <table:table-cell table:number-columns-repeated="16375"/>
        </table:table-row>
        <table:table-row table:style-name="ro1">
          <table:table-cell office:value-type="date" office:date-value="2015-02-25T00:00:00" table:style-name="ce2">
            <text:p>25-02-2015</text:p>
          </table:table-cell>
          <table:table-cell office:value-type="float" office:value="535.90245000000004" table:style-name="ce1">
            <text:p>535.90245</text:p>
          </table:table-cell>
          <table:table-cell office:value-type="float" office:value="533.98575566666671" table:formula="msoxl:=AVERAGE(B130:B132)" table:style-name="ce1">
            <text:p>533.9857557</text:p>
          </table:table-cell>
          <table:table-cell office:value-type="float" office:value="1.9166943333333393" table:formula="msoxl:=B132-C132" table:style-name="ce1">
            <text:p>1.916694333</text:p>
          </table:table-cell>
          <table:table-cell office:value-type="float" office:value="543.87248899999997" table:style-name="ce1">
            <text:p>543.872489</text:p>
          </table:table-cell>
          <table:table-cell office:value-type="float" office:value="537.2924313333333" table:formula="msoxl:=AVERAGE(E130:E132)" table:style-name="ce1">
            <text:p>537.2924313</text:p>
          </table:table-cell>
          <table:table-cell office:value-type="float" office:value="6.5800576666666757" table:formula="msoxl:=E132-F132" table:style-name="ce1">
            <text:p>6.580057667</text:p>
          </table:table-cell>
          <table:table-cell office:value-type="float" office:value="546.22250099999997" table:style-name="ce1">
            <text:p>546.222501</text:p>
          </table:table-cell>
          <table:table-cell office:value-type="float" office:value="535.447406" table:style-name="ce1">
            <text:p>535.447406</text:p>
          </table:table-cell>
          <table:table-cell table:number-columns-repeated="16375"/>
        </table:table-row>
        <table:table-row table:style-name="ro1">
          <table:table-cell office:value-type="date" office:date-value="2015-02-26T00:00:00" table:style-name="ce2">
            <text:p>26-02-2015</text:p>
          </table:table-cell>
          <table:table-cell office:value-type="float" office:value="543.21247600000004" table:style-name="ce1">
            <text:p>543.212476</text:p>
          </table:table-cell>
          <table:table-cell office:value-type="float" office:value="536.37244833333341" table:formula="msoxl:=AVERAGE(B131:B133)" table:style-name="ce1">
            <text:p>536.3724483</text:p>
          </table:table-cell>
          <table:table-cell office:value-type="float" office:value="6.8400276666666286" table:formula="msoxl:=B133-C133" table:style-name="ce1">
            <text:p>6.840027667</text:p>
          </table:table-cell>
          <table:table-cell office:value-type="float" office:value="555.48251600000003" table:style-name="ce1">
            <text:p>555.482516</text:p>
          </table:table-cell>
          <table:table-cell office:value-type="float" office:value="545.14914299999998" table:formula="msoxl:=AVERAGE(E131:E133)" table:style-name="ce1">
            <text:p>545.149143</text:p>
          </table:table-cell>
          <table:table-cell office:value-type="float" office:value="10.333373000000051" table:formula="msoxl:=E133-F133" table:style-name="ce1">
            <text:p>10.333373</text:p>
          </table:table-cell>
          <table:table-cell office:value-type="float" office:value="556.14252899999997" table:style-name="ce1">
            <text:p>556.142529</text:p>
          </table:table-cell>
          <table:table-cell office:value-type="float" office:value="541.50246400000003" table:style-name="ce1">
            <text:p>541.502464</text:p>
          </table:table-cell>
          <table:table-cell table:number-columns-repeated="16375"/>
        </table:table-row>
        <table:table-row table:style-name="ro1">
          <table:table-cell office:value-type="date" office:date-value="2015-02-27T00:00:00" table:style-name="ce2">
            <text:p>27-02-2015</text:p>
          </table:table-cell>
          <table:table-cell office:value-type="float" office:value="554.242482" table:style-name="ce1">
            <text:p>554.242482</text:p>
          </table:table-cell>
          <table:table-cell office:value-type="float" office:value="544.4524693333334" table:formula="msoxl:=AVERAGE(B132:B134)" table:style-name="ce1">
            <text:p>544.4524693</text:p>
          </table:table-cell>
          <table:table-cell office:value-type="float" office:value="9.7900126666665983" table:formula="msoxl:=B134-C134" table:style-name="ce1">
            <text:p>9.790012667</text:p>
          </table:table-cell>
          <table:table-cell office:value-type="float" office:value="558.402511" table:style-name="ce1">
            <text:p>558.402511</text:p>
          </table:table-cell>
          <table:table-cell office:value-type="float" office:value="552.58583866666663" table:formula="msoxl:=AVERAGE(E132:E134)" table:style-name="ce1">
            <text:p>552.5858387</text:p>
          </table:table-cell>
          <table:table-cell office:value-type="float" office:value="5.8166723333333721" table:formula="msoxl:=E134-F134" table:style-name="ce1">
            <text:p>5.816672333</text:p>
          </table:table-cell>
          <table:table-cell office:value-type="float" office:value="564.71254099999999" table:style-name="ce1">
            <text:p>564.712541</text:p>
          </table:table-cell>
          <table:table-cell office:value-type="float" office:value="552.90250300000002" table:style-name="ce1">
            <text:p>552.902503</text:p>
          </table:table-cell>
          <table:table-cell table:number-columns-repeated="16375"/>
        </table:table-row>
        <table:table-row table:style-name="ro1">
          <table:table-cell office:value-type="date" office:date-value="2015-03-02T00:00:00" table:style-name="ce2">
            <text:p>02-03-2015</text:p>
          </table:table-cell>
          <table:table-cell office:value-type="float" office:value="560.53255899999999" table:style-name="ce1">
            <text:p>560.532559</text:p>
          </table:table-cell>
          <table:table-cell office:value-type="float" office:value="552.66250566666668" table:formula="msoxl:=AVERAGE(B133:B135)" table:style-name="ce1">
            <text:p>552.6625057</text:p>
          </table:table-cell>
          <table:table-cell office:value-type="float" office:value="7.8700533333333169" table:formula="msoxl:=B135-C135" table:style-name="ce1">
            <text:p>7.870053333</text:p>
          </table:table-cell>
          <table:table-cell office:value-type="float" office:value="571.34260099999995" table:style-name="ce1">
            <text:p>571.342601</text:p>
          </table:table-cell>
          <table:table-cell office:value-type="float" office:value="561.74254266666674" table:formula="msoxl:=AVERAGE(E133:E135)" table:style-name="ce1">
            <text:p>561.7425427</text:p>
          </table:table-cell>
          <table:table-cell office:value-type="float" office:value="9.6000583333332088" table:formula="msoxl:=E135-F135" table:style-name="ce1">
            <text:p>9.600058333</text:p>
          </table:table-cell>
          <table:table-cell office:value-type="float" office:value="572.15256199999999" table:style-name="ce1">
            <text:p>572.152562</text:p>
          </table:table-cell>
          <table:table-cell office:value-type="float" office:value="558.75253099999998" table:style-name="ce1">
            <text:p>558.752531</text:p>
          </table:table-cell>
          <table:table-cell table:number-columns-repeated="16375"/>
        </table:table-row>
        <table:table-row table:style-name="ro1">
          <table:table-cell office:value-type="date" office:date-value="2015-03-03T00:00:00" table:style-name="ce2">
            <text:p>03-03-2015</text:p>
          </table:table-cell>
          <table:table-cell office:value-type="float" office:value="570.45258699999999" table:style-name="ce1">
            <text:p>570.452587</text:p>
          </table:table-cell>
          <table:table-cell office:value-type="float" office:value="561.74254266666662" table:formula="msoxl:=AVERAGE(B134:B136)" table:style-name="ce1">
            <text:p>561.7425427</text:p>
          </table:table-cell>
          <table:table-cell office:value-type="float" office:value="8.7100443333333715" table:formula="msoxl:=B136-C136" table:style-name="ce1">
            <text:p>8.710044333</text:p>
          </table:table-cell>
          <table:table-cell office:value-type="float" office:value="573.64260999999999" table:style-name="ce1">
            <text:p>573.64261</text:p>
          </table:table-cell>
          <table:table-cell office:value-type="float" office:value="567.79590733333328" table:formula="msoxl:=AVERAGE(E134:E136)" table:style-name="ce1">
            <text:p>567.7959073</text:p>
          </table:table-cell>
          <table:table-cell office:value-type="float" office:value="5.8467026666667152" table:formula="msoxl:=E136-F136" table:style-name="ce1">
            <text:p>5.846702667</text:p>
          </table:table-cell>
          <table:table-cell office:value-type="float" office:value="575.39258800000005" table:style-name="ce1">
            <text:p>575.392588</text:p>
          </table:table-cell>
          <table:table-cell office:value-type="float" office:value="566.522559" table:style-name="ce1">
            <text:p>566.522559</text:p>
          </table:table-cell>
          <table:table-cell table:number-columns-repeated="16375"/>
        </table:table-row>
        <table:table-row table:style-name="ro1">
          <table:table-cell office:value-type="date" office:date-value="2015-03-04T00:00:00" table:style-name="ce2">
            <text:p>04-03-2015</text:p>
          </table:table-cell>
          <table:table-cell office:value-type="float" office:value="571.87261899999999" table:style-name="ce1">
            <text:p>571.872619</text:p>
          </table:table-cell>
          <table:table-cell office:value-type="float" office:value="567.61925499999995" table:formula="msoxl:=AVERAGE(B135:B137)" table:style-name="ce1">
            <text:p>567.619255</text:p>
          </table:table-cell>
          <table:table-cell office:value-type="float" office:value="4.2533640000000332" table:formula="msoxl:=B137-C137" table:style-name="ce1">
            <text:p>4.253364</text:p>
          </table:table-cell>
          <table:table-cell office:value-type="float" office:value="573.37258299999996" table:style-name="ce1">
            <text:p>573.372583</text:p>
          </table:table-cell>
          <table:table-cell office:value-type="float" office:value="572.78593133333334" table:formula="msoxl:=AVERAGE(E135:E137)" table:style-name="ce1">
            <text:p>572.7859313</text:p>
          </table:table-cell>
          <table:table-cell office:value-type="float" office:value="0.58665166666662572" table:formula="msoxl:=E137-F137" table:style-name="ce1">
            <text:p>0.586651667</text:p>
          </table:table-cell>
          <table:table-cell office:value-type="float" office:value="577.11263699999995" table:style-name="ce1">
            <text:p>577.112637</text:p>
          </table:table-cell>
          <table:table-cell office:value-type="float" office:value="568.01254600000004" table:style-name="ce1">
            <text:p>568.012546</text:p>
          </table:table-cell>
          <table:table-cell table:number-columns-repeated="16375"/>
        </table:table-row>
        <table:table-row table:style-name="ro1">
          <table:table-cell office:value-type="date" office:date-value="2015-03-05T00:00:00" table:style-name="ce2">
            <text:p>05-03-2015</text:p>
          </table:table-cell>
          <table:table-cell office:value-type="float" office:value="575.02261599999997" table:style-name="ce1">
            <text:p>575.022616</text:p>
          </table:table-cell>
          <table:table-cell office:value-type="float" office:value="572.44927399999995" table:formula="msoxl:=AVERAGE(B136:B138)" table:style-name="ce1">
            <text:p>572.449274</text:p>
          </table:table-cell>
          <table:table-cell office:value-type="float" office:value="2.5733420000000251" table:formula="msoxl:=B138-C138" table:style-name="ce1">
            <text:p>2.573342</text:p>
          </table:table-cell>
          <table:table-cell office:value-type="float" office:value="575.33260900000005" table:style-name="ce1">
            <text:p>575.332609</text:p>
          </table:table-cell>
          <table:table-cell office:value-type="float" office:value="574.11593400000004" table:formula="msoxl:=AVERAGE(E136:E138)" table:style-name="ce1">
            <text:p>574.115934</text:p>
          </table:table-cell>
          <table:table-cell office:value-type="float" office:value="1.2166750000000093" table:formula="msoxl:=E138-F138" table:style-name="ce1">
            <text:p>1.216675</text:p>
          </table:table-cell>
          <table:table-cell office:value-type="float" office:value="577.91262099999994" table:style-name="ce1">
            <text:p>577.912621</text:p>
          </table:table-cell>
          <table:table-cell office:value-type="float" office:value="573.41260899999997" table:style-name="ce1">
            <text:p>573.412609</text:p>
          </table:table-cell>
          <table:table-cell table:number-columns-repeated="16375"/>
        </table:table-row>
        <table:table-row table:style-name="ro1">
          <table:table-cell office:value-type="date" office:date-value="2015-03-06T00:00:00" table:style-name="ce2">
            <text:p>06-03-2015</text:p>
          </table:table-cell>
          <table:table-cell office:value-type="float" office:value="574.88258299999995" table:style-name="ce1">
            <text:p>574.882583</text:p>
          </table:table-cell>
          <table:table-cell office:value-type="float" office:value="573.9259393333333" table:formula="msoxl:=AVERAGE(B137:B139)" table:style-name="ce1">
            <text:p>573.9259393</text:p>
          </table:table-cell>
          <table:table-cell office:value-type="float" office:value="0.95664366666665046" table:formula="msoxl:=B139-C139" table:style-name="ce1">
            <text:p>0.956643667</text:p>
          </table:table-cell>
          <table:table-cell office:value-type="float" office:value="567.68755799999997" table:style-name="ce1">
            <text:p>567.687558</text:p>
          </table:table-cell>
          <table:table-cell office:value-type="float" office:value="572.13091666666662" table:formula="msoxl:=AVERAGE(E137:E139)" table:style-name="ce1">
            <text:p>572.1309167</text:p>
          </table:table-cell>
          <table:table-cell office:value-type="float" office:value="-4.4433586666666542" table:formula="msoxl:=E139-F139" table:style-name="ce1">
            <text:p>-4.443358667</text:p>
          </table:table-cell>
          <table:table-cell office:value-type="float" office:value="576.68262500000003" table:style-name="ce1">
            <text:p>576.682625</text:p>
          </table:table-cell>
          <table:table-cell office:value-type="float" office:value="566.76253599999995" table:style-name="ce1">
            <text:p>566.762536</text:p>
          </table:table-cell>
          <table:table-cell table:number-columns-repeated="16375"/>
        </table:table-row>
        <table:table-row table:style-name="ro1">
          <table:table-cell office:value-type="date" office:date-value="2015-03-09T00:00:00" table:style-name="ce2">
            <text:p>09-03-2015</text:p>
          </table:table-cell>
          <table:table-cell office:value-type="float" office:value="566.86254099999996" table:style-name="ce1">
            <text:p>566.862541</text:p>
          </table:table-cell>
          <table:table-cell office:value-type="float" office:value="572.2559133333333" table:formula="msoxl:=AVERAGE(B138:B140)" table:style-name="ce1">
            <text:p>572.2559133</text:p>
          </table:table-cell>
          <table:table-cell office:value-type="float" office:value="-5.3933723333333319" table:formula="msoxl:=B140-C140" table:style-name="ce1">
            <text:p>-5.393372333</text:p>
          </table:table-cell>
          <table:table-cell office:value-type="float" office:value="568.85255700000005" table:style-name="ce1">
            <text:p>568.852557</text:p>
          </table:table-cell>
          <table:table-cell office:value-type="float" office:value="570.62424133333343" table:formula="msoxl:=AVERAGE(E138:E140)" table:style-name="ce1">
            <text:p>570.6242413</text:p>
          </table:table-cell>
          <table:table-cell office:value-type="float" office:value="-1.7716843333333827" table:formula="msoxl:=E140-F140" table:style-name="ce1">
            <text:p>-1.771684333</text:p>
          </table:table-cell>
          <table:table-cell office:value-type="float" office:value="570.27258900000004" table:style-name="ce1">
            <text:p>570.272589</text:p>
          </table:table-cell>
          <table:table-cell office:value-type="float" office:value="563.53756599999997" table:style-name="ce1">
            <text:p>563.537566</text:p>
          </table:table-cell>
          <table:table-cell table:number-columns-repeated="16375"/>
        </table:table-row>
        <table:table-row table:style-name="ro1">
          <table:table-cell office:value-type="date" office:date-value="2015-03-10T00:00:00" table:style-name="ce2">
            <text:p>10-03-2015</text:p>
          </table:table-cell>
          <table:table-cell office:value-type="float" office:value="564.25253899999996" table:style-name="ce1">
            <text:p>564.252539</text:p>
          </table:table-cell>
          <table:table-cell office:value-type="float" office:value="568.66588766666666" table:formula="msoxl:=AVERAGE(B139:B141)" table:style-name="ce1">
            <text:p>568.6658877</text:p>
          </table:table-cell>
          <table:table-cell office:value-type="float" office:value="-4.4133486666667068" table:formula="msoxl:=B141-C141" table:style-name="ce1">
            <text:p>-4.413348667</text:p>
          </table:table-cell>
          <table:table-cell office:value-type="float" office:value="555.01253799999995" table:style-name="ce1">
            <text:p>555.012538</text:p>
          </table:table-cell>
          <table:table-cell office:value-type="float" office:value="563.85088433333328" table:formula="msoxl:=AVERAGE(E139:E141)" table:style-name="ce1">
            <text:p>563.8508843</text:p>
          </table:table-cell>
          <table:table-cell office:value-type="float" office:value="-8.8383463333333339" table:formula="msoxl:=E141-F141" table:style-name="ce1">
            <text:p>-8.838346333</text:p>
          </table:table-cell>
          <table:table-cell office:value-type="float" office:value="564.85257300000001" table:style-name="ce1">
            <text:p>564.852573</text:p>
          </table:table-cell>
          <table:table-cell office:value-type="float" office:value="554.73253399999999" table:style-name="ce1">
            <text:p>554.732534</text:p>
          </table:table-cell>
          <table:table-cell table:number-columns-repeated="16375"/>
        </table:table-row>
        <table:table-row table:style-name="ro1">
          <table:table-cell office:value-type="date" office:date-value="2015-03-11T00:00:00" table:style-name="ce2">
            <text:p>11-03-2015</text:p>
          </table:table-cell>
          <table:table-cell office:value-type="float" office:value="555.14253299999996" table:style-name="ce1">
            <text:p>555.142533</text:p>
          </table:table-cell>
          <table:table-cell office:value-type="float" office:value="562.085871" table:formula="msoxl:=AVERAGE(B140:B142)" table:style-name="ce1">
            <text:p>562.085871</text:p>
          </table:table-cell>
          <table:table-cell office:value-type="float" office:value="-6.9433380000000398" table:formula="msoxl:=B142-C142" table:style-name="ce1">
            <text:p>-6.943338</text:p>
          </table:table-cell>
          <table:table-cell office:value-type="float" office:value="551.18251499999997" table:style-name="ce1">
            <text:p>551.182515</text:p>
          </table:table-cell>
          <table:table-cell office:value-type="float" office:value="558.34920333333332" table:formula="msoxl:=AVERAGE(E140:E142)" table:style-name="ce1">
            <text:p>558.3492033</text:p>
          </table:table-cell>
          <table:table-cell office:value-type="float" office:value="-7.1666883333333544" table:formula="msoxl:=E142-F142" table:style-name="ce1">
            <text:p>-7.166688333</text:p>
          </table:table-cell>
          <table:table-cell office:value-type="float" office:value="558.14252099999999" table:style-name="ce1">
            <text:p>558.142521</text:p>
          </table:table-cell>
          <table:table-cell office:value-type="float" office:value="550.68248600000004" table:style-name="ce1">
            <text:p>550.682486</text:p>
          </table:table-cell>
          <table:table-cell table:number-columns-repeated="16375"/>
        </table:table-row>
        <table:table-row table:style-name="ro1">
          <table:table-cell office:value-type="date" office:date-value="2015-03-12T00:00:00" table:style-name="ce2">
            <text:p>12-03-2015</text:p>
          </table:table-cell>
          <table:table-cell office:value-type="float" office:value="553.51251300000001" table:style-name="ce1">
            <text:p>553.512513</text:p>
          </table:table-cell>
          <table:table-cell office:value-type="float" office:value="557.63586166666664" table:formula="msoxl:=AVERAGE(B141:B143)" table:style-name="ce1">
            <text:p>557.6358617</text:p>
          </table:table-cell>
          <table:table-cell office:value-type="float" office:value="-4.1233486666666295" table:formula="msoxl:=B143-C143" table:style-name="ce1">
            <text:p>-4.123348667</text:p>
          </table:table-cell>
          <table:table-cell office:value-type="float" office:value="555.51250500000003" table:style-name="ce1">
            <text:p>555.512505</text:p>
          </table:table-cell>
          <table:table-cell office:value-type="float" office:value="553.90251933333332" table:formula="msoxl:=AVERAGE(E141:E143)" table:style-name="ce1">
            <text:p>553.9025193</text:p>
          </table:table-cell>
          <table:table-cell office:value-type="float" office:value="1.6099856666667165" table:formula="msoxl:=E143-F143" table:style-name="ce1">
            <text:p>1.609985667</text:p>
          </table:table-cell>
          <table:table-cell office:value-type="float" office:value="556.37252999999998" table:style-name="ce1">
            <text:p>556.37253</text:p>
          </table:table-cell>
          <table:table-cell office:value-type="float" office:value="550.46246199999996" table:style-name="ce1">
            <text:p>550.462462</text:p>
          </table:table-cell>
          <table:table-cell table:number-columns-repeated="16375"/>
        </table:table-row>
        <table:table-row table:style-name="ro1">
          <table:table-cell office:value-type="date" office:date-value="2015-03-13T00:00:00" table:style-name="ce2">
            <text:p>13-03-2015</text:p>
          </table:table-cell>
          <table:table-cell office:value-type="float" office:value="553.502476" table:style-name="ce1">
            <text:p>553.502476</text:p>
          </table:table-cell>
          <table:table-cell office:value-type="float" office:value="554.05250733333332" table:formula="msoxl:=AVERAGE(B142:B144)" table:style-name="ce1">
            <text:p>554.0525073</text:p>
          </table:table-cell>
          <table:table-cell office:value-type="float" office:value="-0.55003133333332244" table:formula="msoxl:=B144-C144" table:style-name="ce1">
            <text:p>-0.550031333</text:p>
          </table:table-cell>
          <table:table-cell office:value-type="float" office:value="547.32250299999998" table:style-name="ce1">
            <text:p>547.322503</text:p>
          </table:table-cell>
          <table:table-cell office:value-type="float" office:value="551.33917433333329" table:formula="msoxl:=AVERAGE(E142:E144)" table:style-name="ce1">
            <text:p>551.3391743</text:p>
          </table:table-cell>
          <table:table-cell office:value-type="float" office:value="-4.0166713333333064" table:formula="msoxl:=E144-F144" table:style-name="ce1">
            <text:p>-4.016671333</text:p>
          </table:table-cell>
          <table:table-cell office:value-type="float" office:value="558.402511" table:style-name="ce1">
            <text:p>558.402511</text:p>
          </table:table-cell>
          <table:table-cell office:value-type="float" office:value="544.22244799999999" table:style-name="ce1">
            <text:p>544.222448</text:p>
          </table:table-cell>
          <table:table-cell table:number-columns-repeated="16375"/>
        </table:table-row>
        <table:table-row table:style-name="ro1">
          <table:table-cell office:value-type="date" office:date-value="2015-03-16T00:00:00" table:style-name="ce2">
            <text:p>16-03-2015</text:p>
          </table:table-cell>
          <table:table-cell office:value-type="float" office:value="550.95251399999995" table:style-name="ce1">
            <text:p>550.952514</text:p>
          </table:table-cell>
          <table:table-cell office:value-type="float" office:value="552.65583433333325" table:formula="msoxl:=AVERAGE(B143:B145)" table:style-name="ce1">
            <text:p>552.6558343</text:p>
          </table:table-cell>
          <table:table-cell office:value-type="float" office:value="-1.7033203333332949" table:formula="msoxl:=B145-C145" table:style-name="ce1">
            <text:p>-1.703320333</text:p>
          </table:table-cell>
          <table:table-cell office:value-type="float" office:value="554.51250900000002" table:style-name="ce1">
            <text:p>554.512509</text:p>
          </table:table-cell>
          <table:table-cell office:value-type="float" office:value="552.44917233333342" table:formula="msoxl:=AVERAGE(E143:E145)" table:style-name="ce1">
            <text:p>552.4491723</text:p>
          </table:table-cell>
          <table:table-cell office:value-type="float" office:value="2.0633366666666006" table:formula="msoxl:=E145-F145" table:style-name="ce1">
            <text:p>2.063336667</text:p>
          </table:table-cell>
          <table:table-cell office:value-type="float" office:value="556.85254499999996" table:style-name="ce1">
            <text:p>556.852545</text:p>
          </table:table-cell>
          <table:table-cell office:value-type="float" office:value="546.002476" table:style-name="ce1">
            <text:p>546.002476</text:p>
          </table:table-cell>
          <table:table-cell table:number-columns-repeated="16375"/>
        </table:table-row>
        <table:table-row table:style-name="ro1">
          <table:table-cell office:value-type="date" office:date-value="2015-03-17T00:00:00" table:style-name="ce2">
            <text:p>17-03-2015</text:p>
          </table:table-cell>
          <table:table-cell office:value-type="float" office:value="551.71247200000005" table:style-name="ce1">
            <text:p>551.712472</text:p>
          </table:table-cell>
          <table:table-cell office:value-type="float" office:value="552.05582066666659" table:formula="msoxl:=AVERAGE(B144:B146)" table:style-name="ce1">
            <text:p>552.0558207</text:p>
          </table:table-cell>
          <table:table-cell office:value-type="float" office:value="-0.34334866666654307" table:formula="msoxl:=B146-C146" table:style-name="ce1">
            <text:p>-0.343348667</text:p>
          </table:table-cell>
          <table:table-cell office:value-type="float" office:value="550.84247100000005" table:style-name="ce1">
            <text:p>550.842471</text:p>
          </table:table-cell>
          <table:table-cell office:value-type="float" office:value="550.89249433333327" table:formula="msoxl:=AVERAGE(E144:E146)" table:style-name="ce1">
            <text:p>550.8924943</text:p>
          </table:table-cell>
          <table:table-cell office:value-type="float" office:value="-5.0023333333228948E-2" table:formula="msoxl:=E146-F146" table:style-name="ce1">
            <text:p>-0.050023333</text:p>
          </table:table-cell>
          <table:table-cell office:value-type="float" office:value="553.80249300000003" table:style-name="ce1">
            <text:p>553.802493</text:p>
          </table:table-cell>
          <table:table-cell office:value-type="float" office:value="548.00246800000002" table:style-name="ce1">
            <text:p>548.002468</text:p>
          </table:table-cell>
          <table:table-cell table:number-columns-repeated="16375"/>
        </table:table-row>
        <table:table-row table:style-name="ro1">
          <table:table-cell office:value-type="date" office:date-value="2015-03-18T00:00:00" table:style-name="ce2">
            <text:p>18-03-2015</text:p>
          </table:table-cell>
          <table:table-cell office:value-type="float" office:value="552.50247999999999" table:style-name="ce1">
            <text:p>552.50248</text:p>
          </table:table-cell>
          <table:table-cell office:value-type="float" office:value="551.72248866666666" table:formula="msoxl:=AVERAGE(B145:B147)" table:style-name="ce1">
            <text:p>551.7224887</text:p>
          </table:table-cell>
          <table:table-cell office:value-type="float" office:value="0.77999133333332793" table:formula="msoxl:=B147-C147" table:style-name="ce1">
            <text:p>0.779991333</text:p>
          </table:table-cell>
          <table:table-cell office:value-type="float" office:value="559.50251300000002" table:style-name="ce1">
            <text:p>559.502513</text:p>
          </table:table-cell>
          <table:table-cell office:value-type="float" office:value="554.95249766666666" table:formula="msoxl:=AVERAGE(E145:E147)" table:style-name="ce1">
            <text:p>554.9524977</text:p>
          </table:table-cell>
          <table:table-cell office:value-type="float" office:value="4.5500153333333628" table:formula="msoxl:=E147-F147" table:style-name="ce1">
            <text:p>4.550015333</text:p>
          </table:table-cell>
          <table:table-cell office:value-type="float" office:value="559.78251599999999" table:style-name="ce1">
            <text:p>559.782516</text:p>
          </table:table-cell>
          <table:table-cell office:value-type="float" office:value="547.00247200000001" table:style-name="ce1">
            <text:p>547.002472</text:p>
          </table:table-cell>
          <table:table-cell table:number-columns-repeated="16375"/>
        </table:table-row>
        <table:table-row table:style-name="ro1">
          <table:table-cell office:value-type="date" office:date-value="2015-03-19T00:00:00" table:style-name="ce2">
            <text:p>19-03-2015</text:p>
          </table:table-cell>
          <table:table-cell office:value-type="float" office:value="559.39253099999996" table:style-name="ce1">
            <text:p>559.392531</text:p>
          </table:table-cell>
          <table:table-cell office:value-type="float" office:value="554.53582766666671" table:formula="msoxl:=AVERAGE(B146:B148)" table:style-name="ce1">
            <text:p>554.5358277</text:p>
          </table:table-cell>
          <table:table-cell office:value-type="float" office:value="4.8567033333332574" table:formula="msoxl:=B148-C148" table:style-name="ce1">
            <text:p>4.856703333</text:p>
          </table:table-cell>
          <table:table-cell office:value-type="float" office:value="557.99251200000003" table:style-name="ce1">
            <text:p>557.992512</text:p>
          </table:table-cell>
          <table:table-cell office:value-type="float" office:value="556.11249866666674" table:formula="msoxl:=AVERAGE(E146:E148)" table:style-name="ce1">
            <text:p>556.1124987</text:p>
          </table:table-cell>
          <table:table-cell office:value-type="float" office:value="1.8800133333332951" table:formula="msoxl:=E148-F148" table:style-name="ce1">
            <text:p>1.880013333</text:p>
          </table:table-cell>
          <table:table-cell office:value-type="float" office:value="560.80252599999994" table:style-name="ce1">
            <text:p>560.802526</text:p>
          </table:table-cell>
          <table:table-cell office:value-type="float" office:value="556.14754800000003" table:style-name="ce1">
            <text:p>556.147548</text:p>
          </table:table-cell>
          <table:table-cell table:number-columns-repeated="16375"/>
        </table:table-row>
        <table:table-row table:style-name="ro1">
          <table:table-cell office:value-type="date" office:date-value="2015-03-20T00:00:00" table:style-name="ce2">
            <text:p>20-03-2015</text:p>
          </table:table-cell>
          <table:table-cell office:value-type="float" office:value="561.652513" table:style-name="ce1">
            <text:p>561.652513</text:p>
          </table:table-cell>
          <table:table-cell office:value-type="float" office:value="557.84917466666673" table:formula="msoxl:=AVERAGE(B147:B149)" table:style-name="ce1">
            <text:p>557.8491747</text:p>
          </table:table-cell>
          <table:table-cell office:value-type="float" office:value="3.8033383333332722" table:formula="msoxl:=B149-C149" table:style-name="ce1">
            <text:p>3.803338333</text:p>
          </table:table-cell>
          <table:table-cell office:value-type="float" office:value="560.36253699999997" table:style-name="ce1">
            <text:p>560.362537</text:p>
          </table:table-cell>
          <table:table-cell office:value-type="float" office:value="559.28585400000009" table:formula="msoxl:=AVERAGE(E147:E149)" table:style-name="ce1">
            <text:p>559.285854</text:p>
          </table:table-cell>
          <table:table-cell office:value-type="float" office:value="1.076682999999889" table:formula="msoxl:=E149-F149" table:style-name="ce1">
            <text:p>1.076683</text:p>
          </table:table-cell>
          <table:table-cell office:value-type="float" office:value="561.72252900000001" table:style-name="ce1">
            <text:p>561.722529</text:p>
          </table:table-cell>
          <table:table-cell office:value-type="float" office:value="559.052548" table:style-name="ce1">
            <text:p>559.052548</text:p>
          </table:table-cell>
          <table:table-cell table:number-columns-repeated="16375"/>
        </table:table-row>
        <table:table-row table:style-name="ro1">
          <table:table-cell office:value-type="date" office:date-value="2015-03-23T00:00:00" table:style-name="ce2">
            <text:p>23-03-2015</text:p>
          </table:table-cell>
          <table:table-cell office:value-type="float" office:value="560.43255399999998" table:style-name="ce1">
            <text:p>560.432554</text:p>
          </table:table-cell>
          <table:table-cell office:value-type="float" office:value="560.49253266666665" table:formula="msoxl:=AVERAGE(B148:B150)" table:style-name="ce1">
            <text:p>560.4925327</text:p>
          </table:table-cell>
          <table:table-cell office:value-type="float" office:value="-5.9978666666665958E-2" table:formula="msoxl:=B150-C150" table:style-name="ce1">
            <text:p>-0.059978667</text:p>
          </table:table-cell>
          <table:table-cell office:value-type="float" office:value="558.81250999999997" table:style-name="ce1">
            <text:p>558.81251</text:p>
          </table:table-cell>
          <table:table-cell office:value-type="float" office:value="559.05585299999996" table:formula="msoxl:=AVERAGE(E148:E150)" table:style-name="ce1">
            <text:p>559.055853</text:p>
          </table:table-cell>
          <table:table-cell office:value-type="float" office:value="-0.24334299999998166" table:formula="msoxl:=E150-F150" table:style-name="ce1">
            <text:p>-0.243343</text:p>
          </table:table-cell>
          <table:table-cell office:value-type="float" office:value="562.36252899999999" table:style-name="ce1">
            <text:p>562.362529</text:p>
          </table:table-cell>
          <table:table-cell office:value-type="float" office:value="555.832536" table:style-name="ce1">
            <text:p>555.832536</text:p>
          </table:table-cell>
          <table:table-cell table:number-columns-repeated="16375"/>
        </table:table-row>
        <table:table-row table:style-name="ro1">
          <table:table-cell office:value-type="date" office:date-value="2015-03-24T00:00:00" table:style-name="ce2">
            <text:p>24-03-2015</text:p>
          </table:table-cell>
          <table:table-cell office:value-type="float" office:value="562.56254100000001" table:style-name="ce1">
            <text:p>562.562541</text:p>
          </table:table-cell>
          <table:table-cell office:value-type="float" office:value="561.5492026666667" table:formula="msoxl:=AVERAGE(B149:B151)" table:style-name="ce1">
            <text:p>561.5492027</text:p>
          </table:table-cell>
          <table:table-cell office:value-type="float" office:value="1.0133383333333086" table:formula="msoxl:=B151-C151" table:style-name="ce1">
            <text:p>1.013338333</text:p>
          </table:table-cell>
          <table:table-cell office:value-type="float" office:value="570.19259699999998" table:style-name="ce1">
            <text:p>570.192597</text:p>
          </table:table-cell>
          <table:table-cell office:value-type="float" office:value="563.12254799999994" table:formula="msoxl:=AVERAGE(E149:E151)" table:style-name="ce1">
            <text:p>563.122548</text:p>
          </table:table-cell>
          <table:table-cell office:value-type="float" office:value="7.07004900000004" table:formula="msoxl:=E151-F151" table:style-name="ce1">
            <text:p>7.070049</text:p>
          </table:table-cell>
          <table:table-cell office:value-type="float" office:value="574.59260300000005" table:style-name="ce1">
            <text:p>574.592603</text:p>
          </table:table-cell>
          <table:table-cell office:value-type="float" office:value="561.21252500000003" table:style-name="ce1">
            <text:p>561.212525</text:p>
          </table:table-cell>
          <table:table-cell table:number-columns-repeated="16375"/>
        </table:table-row>
        <table:table-row table:style-name="ro1">
          <table:table-cell office:value-type="date" office:date-value="2015-03-25T00:00:00" table:style-name="ce2">
            <text:p>25-03-2015</text:p>
          </table:table-cell>
          <table:table-cell office:value-type="float" office:value="570.50259000000005" table:style-name="ce1">
            <text:p>570.50259</text:p>
          </table:table-cell>
          <table:table-cell office:value-type="float" office:value="564.49922833333335" table:formula="msoxl:=AVERAGE(B150:B152)" table:style-name="ce1">
            <text:p>564.4992283</text:p>
          </table:table-cell>
          <table:table-cell office:value-type="float" office:value="6.0033616666667058" table:formula="msoxl:=B152-C152" table:style-name="ce1">
            <text:p>6.003361667</text:p>
          </table:table-cell>
          <table:table-cell office:value-type="float" office:value="558.78753900000004" table:style-name="ce1">
            <text:p>558.787539</text:p>
          </table:table-cell>
          <table:table-cell office:value-type="float" office:value="562.59754866666663" table:formula="msoxl:=AVERAGE(E150:E152)" table:style-name="ce1">
            <text:p>562.5975487</text:p>
          </table:table-cell>
          <table:table-cell office:value-type="float" office:value="-3.8100096666665877" table:formula="msoxl:=E152-F152" table:style-name="ce1">
            <text:p>-3.810009667</text:p>
          </table:table-cell>
          <table:table-cell office:value-type="float" office:value="572.26260500000001" table:style-name="ce1">
            <text:p>572.262605</text:p>
          </table:table-cell>
          <table:table-cell office:value-type="float" office:value="558.74255500000004" table:style-name="ce1">
            <text:p>558.742555</text:p>
          </table:table-cell>
          <table:table-cell table:number-columns-repeated="16375"/>
        </table:table-row>
        <table:table-row table:style-name="ro1">
          <table:table-cell office:value-type="date" office:date-value="2015-03-26T00:00:00" table:style-name="ce2">
            <text:p>26-03-2015</text:p>
          </table:table-cell>
          <table:table-cell office:value-type="float" office:value="557.59254999999996" table:style-name="ce1">
            <text:p>557.59255</text:p>
          </table:table-cell>
          <table:table-cell office:value-type="float" office:value="563.55256033333342" table:formula="msoxl:=AVERAGE(B151:B153)" table:style-name="ce1">
            <text:p>563.5525603</text:p>
          </table:table-cell>
          <table:table-cell office:value-type="float" office:value="-5.9600103333334573" table:formula="msoxl:=B153-C153" table:style-name="ce1">
            <text:p>-5.960010333</text:p>
          </table:table-cell>
          <table:table-cell office:value-type="float" office:value="555.17252199999996" table:style-name="ce1">
            <text:p>555.172522</text:p>
          </table:table-cell>
          <table:table-cell office:value-type="float" office:value="561.38421933333336" table:formula="msoxl:=AVERAGE(E151:E153)" table:style-name="ce1">
            <text:p>561.3842193</text:p>
          </table:table-cell>
          <table:table-cell office:value-type="float" office:value="-6.2116973333334045" table:formula="msoxl:=E153-F153" table:style-name="ce1">
            <text:p>-6.211697333</text:p>
          </table:table-cell>
          <table:table-cell office:value-type="float" office:value="558.90254000000004" table:style-name="ce1">
            <text:p>558.90254</text:p>
          </table:table-cell>
          <table:table-cell office:value-type="float" office:value="550.65249700000004" table:style-name="ce1">
            <text:p>550.652497</text:p>
          </table:table-cell>
          <table:table-cell table:number-columns-repeated="16375"/>
        </table:table-row>
        <table:table-row table:style-name="ro1">
          <table:table-cell office:value-type="date" office:date-value="2015-03-27T00:00:00" table:style-name="ce2">
            <text:p>27-03-2015</text:p>
          </table:table-cell>
          <table:table-cell office:value-type="float" office:value="553.00250900000003" table:style-name="ce1">
            <text:p>553.002509</text:p>
          </table:table-cell>
          <table:table-cell office:value-type="float" office:value="560.36588299999994" table:formula="msoxl:=AVERAGE(B152:B154)" table:style-name="ce1">
            <text:p>560.365883</text:p>
          </table:table-cell>
          <table:table-cell office:value-type="float" office:value="-7.3633739999999079" table:formula="msoxl:=B154-C154" table:style-name="ce1">
            <text:p>-7.363374</text:p>
          </table:table-cell>
          <table:table-cell office:value-type="float" office:value="548.34251200000006" table:style-name="ce1">
            <text:p>548.342512</text:p>
          </table:table-cell>
          <table:table-cell office:value-type="float" office:value="554.10085766666668" table:formula="msoxl:=AVERAGE(E152:E154)" table:style-name="ce1">
            <text:p>554.1008577</text:p>
          </table:table-cell>
          <table:table-cell office:value-type="float" office:value="-5.7583456666666279" table:formula="msoxl:=E154-F154" table:style-name="ce1">
            <text:p>-5.758345667</text:p>
          </table:table-cell>
          <table:table-cell office:value-type="float" office:value="555.28250400000002" table:style-name="ce1">
            <text:p>555.282504</text:p>
          </table:table-cell>
          <table:table-cell office:value-type="float" office:value="548.13246300000003" table:style-name="ce1">
            <text:p>548.132463</text:p>
          </table:table-cell>
          <table:table-cell table:number-columns-repeated="16375"/>
        </table:table-row>
        <table:table-row table:style-name="ro1">
          <table:table-cell office:value-type="date" office:date-value="2015-03-30T00:00:00" table:style-name="ce2">
            <text:p>30-03-2015</text:p>
          </table:table-cell>
          <table:table-cell office:value-type="float" office:value="551.62250300000005" table:style-name="ce1">
            <text:p>551.622503</text:p>
          </table:table-cell>
          <table:table-cell office:value-type="float" office:value="554.07252066666672" table:formula="msoxl:=AVERAGE(B153:B155)" table:style-name="ce1">
            <text:p>554.0725207</text:p>
          </table:table-cell>
          <table:table-cell office:value-type="float" office:value="-2.4500176666666675" table:formula="msoxl:=B155-C155" table:style-name="ce1">
            <text:p>-2.450017667</text:p>
          </table:table-cell>
          <table:table-cell office:value-type="float" office:value="552.03250200000002" table:style-name="ce1">
            <text:p>552.032502</text:p>
          </table:table-cell>
          <table:table-cell office:value-type="float" office:value="551.84917866666672" table:formula="msoxl:=AVERAGE(E153:E155)" table:style-name="ce1">
            <text:p>551.8491787</text:p>
          </table:table-cell>
          <table:table-cell office:value-type="float" office:value="0.18332333333330553" table:formula="msoxl:=E155-F155" table:style-name="ce1">
            <text:p>0.183323333</text:p>
          </table:table-cell>
          <table:table-cell office:value-type="float" office:value="553.472487" table:style-name="ce1">
            <text:p>553.472487</text:p>
          </table:table-cell>
          <table:table-cell office:value-type="float" office:value="548.17249000000004" table:style-name="ce1">
            <text:p>548.17249</text:p>
          </table:table-cell>
          <table:table-cell table:number-columns-repeated="16375"/>
        </table:table-row>
        <table:table-row table:style-name="ro1">
          <table:table-cell office:value-type="date" office:date-value="2015-03-31T00:00:00" table:style-name="ce2">
            <text:p>31-03-2015</text:p>
          </table:table-cell>
          <table:table-cell office:value-type="float" office:value="550.00246000000004" table:style-name="ce1">
            <text:p>550.00246</text:p>
          </table:table-cell>
          <table:table-cell office:value-type="float" office:value="551.54249066666671" table:formula="msoxl:=AVERAGE(B154:B156)" table:style-name="ce1">
            <text:p>551.5424907</text:p>
          </table:table-cell>
          <table:table-cell office:value-type="float" office:value="-1.5400306666666665" table:formula="msoxl:=B156-C156" table:style-name="ce1">
            <text:p>-1.540030667</text:p>
          </table:table-cell>
          <table:table-cell office:value-type="float" office:value="548.00246800000002" table:style-name="ce1">
            <text:p>548.002468</text:p>
          </table:table-cell>
          <table:table-cell office:value-type="float" office:value="549.45916066666678" table:formula="msoxl:=AVERAGE(E154:E156)" table:style-name="ce1">
            <text:p>549.4591607</text:p>
          </table:table-cell>
          <table:table-cell office:value-type="float" office:value="-1.4566926666667541" table:formula="msoxl:=E156-F156" table:style-name="ce1">
            <text:p>-1.456692667</text:p>
          </table:table-cell>
          <table:table-cell office:value-type="float" office:value="554.71252100000004" table:style-name="ce1">
            <text:p>554.712521</text:p>
          </table:table-cell>
          <table:table-cell office:value-type="float" office:value="546.72246800000005" table:style-name="ce1">
            <text:p>546.722468</text:p>
          </table:table-cell>
          <table:table-cell table:number-columns-repeated="16375"/>
        </table:table-row>
        <table:table-row table:style-name="ro1">
          <table:table-cell office:value-type="date" office:date-value="2015-04-01T00:00:00" table:style-name="ce2">
            <text:p>01-04-2015</text:p>
          </table:table-cell>
          <table:table-cell office:value-type="float" office:value="548.60250199999996" table:style-name="ce1">
            <text:p>548.602502</text:p>
          </table:table-cell>
          <table:table-cell office:value-type="float" office:value="550.07582166666668" table:formula="msoxl:=AVERAGE(B155:B157)" table:style-name="ce1">
            <text:p>550.0758217</text:p>
          </table:table-cell>
          <table:table-cell office:value-type="float" office:value="-1.4733196666667254" table:formula="msoxl:=B157-C157" table:style-name="ce1">
            <text:p>-1.473319667</text:p>
          </table:table-cell>
          <table:table-cell office:value-type="float" office:value="542.56243900000004" table:style-name="ce1">
            <text:p>542.562439</text:p>
          </table:table-cell>
          <table:table-cell office:value-type="float" office:value="547.53246966666677" table:formula="msoxl:=AVERAGE(E155:E157)" table:style-name="ce1">
            <text:p>547.5324697</text:p>
          </table:table-cell>
          <table:table-cell office:value-type="float" office:value="-4.9700306666667302" table:formula="msoxl:=E157-F157" table:style-name="ce1">
            <text:p>-4.970030667</text:p>
          </table:table-cell>
          <table:table-cell office:value-type="float" office:value="551.14248799999996" table:style-name="ce1">
            <text:p>551.142488</text:p>
          </table:table-cell>
          <table:table-cell office:value-type="float" office:value="539.50247200000001" table:style-name="ce1">
            <text:p>539.502472</text:p>
          </table:table-cell>
          <table:table-cell table:number-columns-repeated="16375"/>
        </table:table-row>
        <table:table-row table:style-name="ro1">
          <table:table-cell office:value-type="date" office:date-value="2015-04-02T00:00:00" table:style-name="ce2">
            <text:p>02-04-2015</text:p>
          </table:table-cell>
          <table:table-cell office:value-type="float" office:value="540.85242700000003" table:style-name="ce1">
            <text:p>540.852427</text:p>
          </table:table-cell>
          <table:table-cell office:value-type="float" office:value="546.48579633333327" table:formula="msoxl:=AVERAGE(B156:B158)" table:style-name="ce1">
            <text:p>546.4857963</text:p>
          </table:table-cell>
          <table:table-cell office:value-type="float" office:value="-5.6333693333332349" table:formula="msoxl:=B158-C158" table:style-name="ce1">
            <text:p>-5.633369333</text:p>
          </table:table-cell>
          <table:table-cell office:value-type="float" office:value="535.53241700000001" table:style-name="ce1">
            <text:p>535.532417</text:p>
          </table:table-cell>
          <table:table-cell office:value-type="float" office:value="542.03244133333328" table:formula="msoxl:=AVERAGE(E156:E158)" table:style-name="ce1">
            <text:p>542.0324413</text:p>
          </table:table-cell>
          <table:table-cell office:value-type="float" office:value="-6.5000243333332719" table:formula="msoxl:=E158-F158" table:style-name="ce1">
            <text:p>-6.500024333</text:p>
          </table:table-cell>
          <table:table-cell office:value-type="float" office:value="540.85242700000003" table:style-name="ce1">
            <text:p>540.852427</text:p>
          </table:table-cell>
          <table:table-cell office:value-type="float" office:value="533.84939499999996" table:style-name="ce1">
            <text:p>533.849395</text:p>
          </table:table-cell>
          <table:table-cell table:number-columns-repeated="16375"/>
        </table:table-row>
        <table:table-row table:style-name="ro1">
          <table:table-cell office:value-type="date" office:date-value="2015-04-06T00:00:00" table:style-name="ce2">
            <text:p>06-04-2015</text:p>
          </table:table-cell>
          <table:table-cell office:value-type="float" office:value="532.22243600000002" table:style-name="ce1">
            <text:p>532.222436</text:p>
          </table:table-cell>
          <table:table-cell office:value-type="float" office:value="540.55912166666667" table:formula="msoxl:=AVERAGE(B157:B159)" table:style-name="ce1">
            <text:p>540.5591217</text:p>
          </table:table-cell>
          <table:table-cell office:value-type="float" office:value="-8.3366856666666536" table:formula="msoxl:=B159-C159" table:style-name="ce1">
            <text:p>-8.336685667</text:p>
          </table:table-cell>
          <table:table-cell office:value-type="float" office:value="536.76743199999999" table:style-name="ce1">
            <text:p>536.767432</text:p>
          </table:table-cell>
          <table:table-cell office:value-type="float" office:value="538.28742933333342" table:formula="msoxl:=AVERAGE(E157:E159)" table:style-name="ce1">
            <text:p>538.2874293</text:p>
          </table:table-cell>
          <table:table-cell office:value-type="float" office:value="-1.5199973333334356" table:formula="msoxl:=E159-F159" table:style-name="ce1">
            <text:p>-1.519997333</text:p>
          </table:table-cell>
          <table:table-cell office:value-type="float" office:value="538.41244700000004" table:style-name="ce1">
            <text:p>538.412447</text:p>
          </table:table-cell>
          <table:table-cell office:value-type="float" office:value="529.572407" table:style-name="ce1">
            <text:p>529.572407</text:p>
          </table:table-cell>
          <table:table-cell table:number-columns-repeated="16375"/>
        </table:table-row>
        <table:table-row table:style-name="ro1">
          <table:table-cell office:value-type="date" office:date-value="2015-04-07T00:00:00" table:style-name="ce2">
            <text:p>07-04-2015</text:p>
          </table:table-cell>
          <table:table-cell office:value-type="float" office:value="538.08244000000002" table:style-name="ce1">
            <text:p>538.08244</text:p>
          </table:table-cell>
          <table:table-cell office:value-type="float" office:value="537.05243433333328" table:formula="msoxl:=AVERAGE(B158:B160)" table:style-name="ce1">
            <text:p>537.0524343</text:p>
          </table:table-cell>
          <table:table-cell office:value-type="float" office:value="1.0300056666667388" table:formula="msoxl:=B160-C160" table:style-name="ce1">
            <text:p>1.030005667</text:p>
          </table:table-cell>
          <table:table-cell office:value-type="float" office:value="537.02240400000005" table:style-name="ce1">
            <text:p>537.022404</text:p>
          </table:table-cell>
          <table:table-cell office:value-type="float" office:value="536.44075099999998" table:formula="msoxl:=AVERAGE(E158:E160)" table:style-name="ce1">
            <text:p>536.440751</text:p>
          </table:table-cell>
          <table:table-cell office:value-type="float" office:value="0.58165300000007392" table:formula="msoxl:=E160-F160" table:style-name="ce1">
            <text:p>0.581653</text:p>
          </table:table-cell>
          <table:table-cell office:value-type="float" office:value="542.69243400000005" table:style-name="ce1">
            <text:p>542.692434</text:p>
          </table:table-cell>
          <table:table-cell office:value-type="float" office:value="536.00245600000005" table:style-name="ce1">
            <text:p>536.002456</text:p>
          </table:table-cell>
          <table:table-cell table:number-columns-repeated="16375"/>
        </table:table-row>
        <table:table-row table:style-name="ro1">
          <table:table-cell office:value-type="date" office:date-value="2015-04-08T00:00:00" table:style-name="ce2">
            <text:p>08-04-2015</text:p>
          </table:table-cell>
          <table:table-cell office:value-type="float" office:value="538.38245700000004" table:style-name="ce1">
            <text:p>538.382457</text:p>
          </table:table-cell>
          <table:table-cell office:value-type="float" office:value="536.2291110000001" table:formula="msoxl:=AVERAGE(B159:B161)" table:style-name="ce1">
            <text:p>536.229111</text:p>
          </table:table-cell>
          <table:table-cell office:value-type="float" office:value="2.1533459999999423" table:formula="msoxl:=B161-C161" table:style-name="ce1">
            <text:p>2.153346</text:p>
          </table:table-cell>
          <table:table-cell office:value-type="float" office:value="541.61244599999998" table:style-name="ce1">
            <text:p>541.612446</text:p>
          </table:table-cell>
          <table:table-cell office:value-type="float" office:value="538.46742733333338" table:formula="msoxl:=AVERAGE(E159:E161)" table:style-name="ce1">
            <text:p>538.4674273</text:p>
          </table:table-cell>
          <table:table-cell office:value-type="float" office:value="3.1450186666666013" table:formula="msoxl:=E161-F161" table:style-name="ce1">
            <text:p>3.145018667</text:p>
          </table:table-cell>
          <table:table-cell office:value-type="float" office:value="543.85247600000002" table:style-name="ce1">
            <text:p>543.852476</text:p>
          </table:table-cell>
          <table:table-cell office:value-type="float" office:value="538.38245700000004" table:style-name="ce1">
            <text:p>538.382457</text:p>
          </table:table-cell>
          <table:table-cell table:number-columns-repeated="16375"/>
        </table:table-row>
        <table:table-row table:style-name="ro1">
          <table:table-cell office:value-type="date" office:date-value="2015-04-09T00:00:00" table:style-name="ce2">
            <text:p>09-04-2015</text:p>
          </table:table-cell>
          <table:table-cell office:value-type="float" office:value="541.03242499999999" table:style-name="ce1">
            <text:p>541.032425</text:p>
          </table:table-cell>
          <table:table-cell office:value-type="float" office:value="539.16577400000006" table:formula="msoxl:=AVERAGE(B160:B162)" table:style-name="ce1">
            <text:p>539.165774</text:p>
          </table:table-cell>
          <table:table-cell office:value-type="float" office:value="1.8666509999999334" table:formula="msoxl:=B162-C162" table:style-name="ce1">
            <text:p>1.866651</text:p>
          </table:table-cell>
          <table:table-cell office:value-type="float" office:value="540.78247199999998" table:style-name="ce1">
            <text:p>540.782472</text:p>
          </table:table-cell>
          <table:table-cell office:value-type="float" office:value="539.80577399999993" table:formula="msoxl:=AVERAGE(E160:E162)" table:style-name="ce1">
            <text:p>539.805774</text:p>
          </table:table-cell>
          <table:table-cell office:value-type="float" office:value="0.9766980000000558" table:formula="msoxl:=E162-F162" table:style-name="ce1">
            <text:p>0.976698</text:p>
          </table:table-cell>
          <table:table-cell office:value-type="float" office:value="541.95242800000005" table:style-name="ce1">
            <text:p>541.952428</text:p>
          </table:table-cell>
          <table:table-cell office:value-type="float" office:value="535.49245099999996" table:style-name="ce1">
            <text:p>535.492451</text:p>
          </table:table-cell>
          <table:table-cell table:number-columns-repeated="16375"/>
        </table:table-row>
        <table:table-row table:style-name="ro1">
          <table:table-cell office:value-type="date" office:date-value="2015-04-10T00:00:00" table:style-name="ce2">
            <text:p>10-04-2015</text:p>
          </table:table-cell>
          <table:table-cell office:value-type="float" office:value="542.29247199999998" table:style-name="ce1">
            <text:p>542.292472</text:p>
          </table:table-cell>
          <table:table-cell office:value-type="float" office:value="540.569118" table:formula="msoxl:=AVERAGE(B161:B163)" table:style-name="ce1">
            <text:p>540.569118</text:p>
          </table:table-cell>
          <table:table-cell office:value-type="float" office:value="1.7233539999999721" table:formula="msoxl:=B163-C163" table:style-name="ce1">
            <text:p>1.723354</text:p>
          </table:table-cell>
          <table:table-cell office:value-type="float" office:value="540.01241600000003" table:style-name="ce1">
            <text:p>540.012416</text:p>
          </table:table-cell>
          <table:table-cell office:value-type="float" office:value="540.8024446666667" table:formula="msoxl:=AVERAGE(E161:E163)" table:style-name="ce1">
            <text:p>540.8024447</text:p>
          </table:table-cell>
          <table:table-cell office:value-type="float" office:value="-0.7900286666666716" table:formula="msoxl:=E163-F163" table:style-name="ce1">
            <text:p>-0.790028667</text:p>
          </table:table-cell>
          <table:table-cell office:value-type="float" office:value="542.29247199999998" table:style-name="ce1">
            <text:p>542.292472</text:p>
          </table:table-cell>
          <table:table-cell office:value-type="float" office:value="537.31244500000003" table:style-name="ce1">
            <text:p>537.312445</text:p>
          </table:table-cell>
          <table:table-cell table:number-columns-repeated="16375"/>
        </table:table-row>
        <table:table-row table:style-name="ro1">
          <table:table-cell office:value-type="date" office:date-value="2015-04-13T00:00:00" table:style-name="ce2">
            <text:p>13-04-2015</text:p>
          </table:table-cell>
          <table:table-cell office:value-type="float" office:value="538.41244700000004" table:style-name="ce1">
            <text:p>538.412447</text:p>
          </table:table-cell>
          <table:table-cell office:value-type="float" office:value="540.57911466666667" table:formula="msoxl:=AVERAGE(B162:B164)" table:style-name="ce1">
            <text:p>540.5791147</text:p>
          </table:table-cell>
          <table:table-cell office:value-type="float" office:value="-2.1666676666666262" table:formula="msoxl:=B164-C164" table:style-name="ce1">
            <text:p>-2.166667667</text:p>
          </table:table-cell>
          <table:table-cell office:value-type="float" office:value="539.17246599999999" table:style-name="ce1">
            <text:p>539.172466</text:p>
          </table:table-cell>
          <table:table-cell office:value-type="float" office:value="539.98911799999996" table:formula="msoxl:=AVERAGE(E162:E164)" table:style-name="ce1">
            <text:p>539.989118</text:p>
          </table:table-cell>
          <table:table-cell office:value-type="float" office:value="-0.8166519999999764" table:formula="msoxl:=E164-F164" table:style-name="ce1">
            <text:p>-0.816652</text:p>
          </table:table-cell>
          <table:table-cell office:value-type="float" office:value="544.06246299999998" table:style-name="ce1">
            <text:p>544.062463</text:p>
          </table:table-cell>
          <table:table-cell office:value-type="float" office:value="537.31244500000003" table:style-name="ce1">
            <text:p>537.312445</text:p>
          </table:table-cell>
          <table:table-cell table:number-columns-repeated="16375"/>
        </table:table-row>
        <table:table-row table:style-name="ro1">
          <table:table-cell office:value-type="date" office:date-value="2015-04-14T00:00:00" table:style-name="ce2">
            <text:p>14-04-2015</text:p>
          </table:table-cell>
          <table:table-cell office:value-type="float" office:value="536.25240899999994" table:style-name="ce1">
            <text:p>536.252409</text:p>
          </table:table-cell>
          <table:table-cell office:value-type="float" office:value="538.98577599999999" table:formula="msoxl:=AVERAGE(B163:B165)" table:style-name="ce1">
            <text:p>538.985776</text:p>
          </table:table-cell>
          <table:table-cell office:value-type="float" office:value="-2.7333670000000438" table:formula="msoxl:=B165-C165" table:style-name="ce1">
            <text:p>-2.733367</text:p>
          </table:table-cell>
          <table:table-cell office:value-type="float" office:value="530.39240500000005" table:style-name="ce1">
            <text:p>530.392405</text:p>
          </table:table-cell>
          <table:table-cell office:value-type="float" office:value="536.52576233333332" table:formula="msoxl:=AVERAGE(E163:E165)" table:style-name="ce1">
            <text:p>536.5257623</text:p>
          </table:table-cell>
          <table:table-cell office:value-type="float" office:value="-6.1333573333332652" table:formula="msoxl:=E165-F165" table:style-name="ce1">
            <text:p>-6.133357333</text:p>
          </table:table-cell>
          <table:table-cell office:value-type="float" office:value="537.57243500000004" table:style-name="ce1">
            <text:p>537.572435</text:p>
          </table:table-cell>
          <table:table-cell office:value-type="float" office:value="528.09441600000002" table:style-name="ce1">
            <text:p>528.094416</text:p>
          </table:table-cell>
          <table:table-cell table:number-columns-repeated="16375"/>
        </table:table-row>
        <table:table-row table:style-name="ro1">
          <table:table-cell office:value-type="date" office:date-value="2015-04-15T00:00:00" table:style-name="ce2">
            <text:p>15-04-2015</text:p>
          </table:table-cell>
          <table:table-cell office:value-type="float" office:value="528.702406" table:style-name="ce1">
            <text:p>528.702406</text:p>
          </table:table-cell>
          <table:table-cell office:value-type="float" office:value="534.45575399999996" table:formula="msoxl:=AVERAGE(B164:B166)" table:style-name="ce1">
            <text:p>534.455754</text:p>
          </table:table-cell>
          <table:table-cell office:value-type="float" office:value="-5.7533479999999599" table:formula="msoxl:=B166-C166" table:style-name="ce1">
            <text:p>-5.753348</text:p>
          </table:table-cell>
          <table:table-cell office:value-type="float" office:value="532.53242899999998" table:style-name="ce1">
            <text:p>532.532429</text:p>
          </table:table-cell>
          <table:table-cell office:value-type="float" office:value="534.0324333333333" table:formula="msoxl:=AVERAGE(E164:E166)" table:style-name="ce1">
            <text:p>534.0324333</text:p>
          </table:table-cell>
          <table:table-cell office:value-type="float" office:value="-1.5000043333333224" table:formula="msoxl:=E166-F166" table:style-name="ce1">
            <text:p>-1.500004333</text:p>
          </table:table-cell>
          <table:table-cell office:value-type="float" office:value="534.73243200000002" table:style-name="ce1">
            <text:p>534.732432</text:p>
          </table:table-cell>
          <table:table-cell office:value-type="float" office:value="523.22235000000001" table:style-name="ce1">
            <text:p>523.22235</text:p>
          </table:table-cell>
          <table:table-cell table:number-columns-repeated="16375"/>
        </table:table-row>
        <table:table-row table:style-name="ro1">
          <table:table-cell office:value-type="date" office:date-value="2015-04-16T00:00:00" table:style-name="ce2">
            <text:p>16-04-2015</text:p>
          </table:table-cell>
          <table:table-cell office:value-type="float" office:value="529.90241400000002" table:style-name="ce1">
            <text:p>529.902414</text:p>
          </table:table-cell>
          <table:table-cell office:value-type="float" office:value="531.6190763333334" table:formula="msoxl:=AVERAGE(B165:B167)" table:style-name="ce1">
            <text:p>531.6190763</text:p>
          </table:table-cell>
          <table:table-cell office:value-type="float" office:value="-1.7166623333333746" table:formula="msoxl:=B167-C167" table:style-name="ce1">
            <text:p>-1.716662333</text:p>
          </table:table-cell>
          <table:table-cell office:value-type="float" office:value="533.80239099999994" table:style-name="ce1">
            <text:p>533.802391</text:p>
          </table:table-cell>
          <table:table-cell office:value-type="float" office:value="532.24240833333329" table:formula="msoxl:=AVERAGE(E165:E167)" table:style-name="ce1">
            <text:p>532.2424083</text:p>
          </table:table-cell>
          <table:table-cell office:value-type="float" office:value="1.5599826666666559" table:formula="msoxl:=E167-F167" table:style-name="ce1">
            <text:p>1.559982667</text:p>
          </table:table-cell>
          <table:table-cell office:value-type="float" office:value="535.59239600000001" table:style-name="ce1">
            <text:p>535.592396</text:p>
          </table:table-cell>
          <table:table-cell office:value-type="float" office:value="529.61237300000005" table:style-name="ce1">
            <text:p>529.612373</text:p>
          </table:table-cell>
          <table:table-cell table:number-columns-repeated="16375"/>
        </table:table-row>
        <table:table-row table:style-name="ro1">
          <table:table-cell office:value-type="date" office:date-value="2015-04-17T00:00:00" table:style-name="ce2">
            <text:p>17-04-2015</text:p>
          </table:table-cell>
          <table:table-cell office:value-type="float" office:value="528.66237899999999" table:style-name="ce1">
            <text:p>528.662379</text:p>
          </table:table-cell>
          <table:table-cell office:value-type="float" office:value="529.08906633333334" table:formula="msoxl:=AVERAGE(B166:B168)" table:style-name="ce1">
            <text:p>529.0890663</text:p>
          </table:table-cell>
          <table:table-cell office:value-type="float" office:value="-0.42668733333334785" table:formula="msoxl:=B168-C168" table:style-name="ce1">
            <text:p>-0.426687333</text:p>
          </table:table-cell>
          <table:table-cell office:value-type="float" office:value="524.05238599999996" table:style-name="ce1">
            <text:p>524.052386</text:p>
          </table:table-cell>
          <table:table-cell office:value-type="float" office:value="530.12906866666663" table:formula="msoxl:=AVERAGE(E166:E168)" table:style-name="ce1">
            <text:p>530.1290687</text:p>
          </table:table-cell>
          <table:table-cell office:value-type="float" office:value="-6.0766826666666702" table:formula="msoxl:=E168-F168" table:style-name="ce1">
            <text:p>-6.076682667</text:p>
          </table:table-cell>
          <table:table-cell office:value-type="float" office:value="529.84237299999995" table:style-name="ce1">
            <text:p>529.842373</text:p>
          </table:table-cell>
          <table:table-cell office:value-type="float" office:value="521.01237100000003" table:style-name="ce1">
            <text:p>521.012371</text:p>
          </table:table-cell>
          <table:table-cell table:number-columns-repeated="16375"/>
        </table:table-row>
        <table:table-row table:style-name="ro1">
          <table:table-cell office:value-type="date" office:date-value="2015-04-20T00:00:00" table:style-name="ce2">
            <text:p>20-04-2015</text:p>
          </table:table-cell>
          <table:table-cell office:value-type="float" office:value="525.602352" table:style-name="ce1">
            <text:p>525.602352</text:p>
          </table:table-cell>
          <table:table-cell office:value-type="float" office:value="528.05571499999996" table:formula="msoxl:=AVERAGE(B167:B169)" table:style-name="ce1">
            <text:p>528.055715</text:p>
          </table:table-cell>
          <table:table-cell office:value-type="float" office:value="-2.4533629999999675" table:formula="msoxl:=B169-C169" table:style-name="ce1">
            <text:p>-2.453363</text:p>
          </table:table-cell>
          <table:table-cell office:value-type="float" office:value="535.38240800000005" table:style-name="ce1">
            <text:p>535.382408</text:p>
          </table:table-cell>
          <table:table-cell office:value-type="float" office:value="531.07906166666669" table:formula="msoxl:=AVERAGE(E167:E169)" table:style-name="ce1">
            <text:p>531.0790617</text:p>
          </table:table-cell>
          <table:table-cell office:value-type="float" office:value="4.3033463333333657" table:formula="msoxl:=E169-F169" table:style-name="ce1">
            <text:p>4.303346333</text:p>
          </table:table-cell>
          <table:table-cell office:value-type="float" office:value="536.09242400000005" table:style-name="ce1">
            <text:p>536.092424</text:p>
          </table:table-cell>
          <table:table-cell office:value-type="float" office:value="524.50234999999998" table:style-name="ce1">
            <text:p>524.50235</text:p>
          </table:table-cell>
          <table:table-cell table:number-columns-repeated="16375"/>
        </table:table-row>
        <table:table-row table:style-name="ro1">
          <table:table-cell office:value-type="date" office:date-value="2015-04-21T00:00:00" table:style-name="ce2">
            <text:p>21-04-2015</text:p>
          </table:table-cell>
          <table:table-cell office:value-type="float" office:value="537.51245600000004" table:style-name="ce1">
            <text:p>537.512456</text:p>
          </table:table-cell>
          <table:table-cell office:value-type="float" office:value="530.59239566666668" table:formula="msoxl:=AVERAGE(B168:B170)" table:style-name="ce1">
            <text:p>530.5923957</text:p>
          </table:table-cell>
          <table:table-cell office:value-type="float" office:value="6.9200603333333675" table:formula="msoxl:=B170-C170" table:style-name="ce1">
            <text:p>6.920060333</text:p>
          </table:table-cell>
          <table:table-cell office:value-type="float" office:value="533.97241299999996" table:style-name="ce1">
            <text:p>533.972413</text:p>
          </table:table-cell>
          <table:table-cell office:value-type="float" office:value="531.13573566666662" table:formula="msoxl:=AVERAGE(E168:E170)" table:style-name="ce1">
            <text:p>531.1357357</text:p>
          </table:table-cell>
          <table:table-cell office:value-type="float" office:value="2.8366773333333413" table:formula="msoxl:=E170-F170" table:style-name="ce1">
            <text:p>2.836677333</text:p>
          </table:table-cell>
          <table:table-cell office:value-type="float" office:value="539.39242899999999" table:style-name="ce1">
            <text:p>539.392429</text:p>
          </table:table-cell>
          <table:table-cell office:value-type="float" office:value="533.677415" table:style-name="ce1">
            <text:p>533.677415</text:p>
          </table:table-cell>
          <table:table-cell table:number-columns-repeated="16375"/>
        </table:table-row>
        <table:table-row table:style-name="ro1">
          <table:table-cell office:value-type="date" office:date-value="2015-04-22T00:00:00" table:style-name="ce2">
            <text:p>22-04-2015</text:p>
          </table:table-cell>
          <table:table-cell office:value-type="float" office:value="534.40242599999999" table:style-name="ce1">
            <text:p>534.402426</text:p>
          </table:table-cell>
          <table:table-cell office:value-type="float" office:value="532.5057446666666" table:formula="msoxl:=AVERAGE(B169:B171)" table:style-name="ce1">
            <text:p>532.5057447</text:p>
          </table:table-cell>
          <table:table-cell office:value-type="float" office:value="1.8966813333333903" table:formula="msoxl:=B171-C171" table:style-name="ce1">
            <text:p>1.896681333</text:p>
          </table:table-cell>
          <table:table-cell office:value-type="float" office:value="539.36745800000006" table:style-name="ce1">
            <text:p>539.367458</text:p>
          </table:table-cell>
          <table:table-cell office:value-type="float" office:value="536.24075966666669" table:formula="msoxl:=AVERAGE(E169:E171)" table:style-name="ce1">
            <text:p>536.2407597</text:p>
          </table:table-cell>
          <table:table-cell office:value-type="float" office:value="3.1266983333333656" table:formula="msoxl:=E171-F171" table:style-name="ce1">
            <text:p>3.126698333</text:p>
          </table:table-cell>
          <table:table-cell office:value-type="float" office:value="541.08242800000005" table:style-name="ce1">
            <text:p>541.082428</text:p>
          </table:table-cell>
          <table:table-cell office:value-type="float" office:value="531.75239699999997" table:style-name="ce1">
            <text:p>531.752397</text:p>
          </table:table-cell>
          <table:table-cell table:number-columns-repeated="16375"/>
        </table:table-row>
        <table:table-row table:style-name="ro1">
          <table:table-cell office:value-type="date" office:date-value="2015-04-23T00:00:00" table:style-name="ce2">
            <text:p>23-04-2015</text:p>
          </table:table-cell>
          <table:table-cell office:value-type="float" office:value="541.00243499999999" table:style-name="ce1">
            <text:p>541.002435</text:p>
          </table:table-cell>
          <table:table-cell office:value-type="float" office:value="537.63910566666664" table:formula="msoxl:=AVERAGE(B170:B172)" table:style-name="ce1">
            <text:p>537.6391057</text:p>
          </table:table-cell>
          <table:table-cell office:value-type="float" office:value="3.363329333333354" table:formula="msoxl:=B172-C172" table:style-name="ce1">
            <text:p>3.363329333</text:p>
          </table:table-cell>
          <table:table-cell office:value-type="float" office:value="547.00247200000001" table:style-name="ce1">
            <text:p>547.002472</text:p>
          </table:table-cell>
          <table:table-cell office:value-type="float" office:value="540.11411433333342" table:formula="msoxl:=AVERAGE(E170:E172)" table:style-name="ce1">
            <text:p>540.1141143</text:p>
          </table:table-cell>
          <table:table-cell office:value-type="float" office:value="6.8883576666665931" table:formula="msoxl:=E172-F172" table:style-name="ce1">
            <text:p>6.888357667</text:p>
          </table:table-cell>
          <table:table-cell office:value-type="float" office:value="550.96249" table:style-name="ce1">
            <text:p>550.96249</text:p>
          </table:table-cell>
          <table:table-cell office:value-type="float" office:value="540.23244" table:style-name="ce1">
            <text:p>540.23244</text:p>
          </table:table-cell>
          <table:table-cell table:number-columns-repeated="16375"/>
        </table:table-row>
        <table:table-row table:style-name="ro1">
          <table:table-cell office:value-type="date" office:date-value="2015-04-24T00:00:00" table:style-name="ce2">
            <text:p>24-04-2015</text:p>
          </table:table-cell>
          <table:table-cell office:value-type="float" office:value="566.10258399999998" table:style-name="ce1">
            <text:p>566.102584</text:p>
          </table:table-cell>
          <table:table-cell office:value-type="float" office:value="547.16914833333328" table:formula="msoxl:=AVERAGE(B171:B173)" table:style-name="ce1">
            <text:p>547.1691483</text:p>
          </table:table-cell>
          <table:table-cell office:value-type="float" office:value="18.933435666666696" table:formula="msoxl:=B173-C173" table:style-name="ce1">
            <text:p>18.93343567</text:p>
          </table:table-cell>
          <table:table-cell office:value-type="float" office:value="565.06256099999996" table:style-name="ce1">
            <text:p>565.062561</text:p>
          </table:table-cell>
          <table:table-cell office:value-type="float" office:value="550.47749699999997" table:formula="msoxl:=AVERAGE(E171:E173)" table:style-name="ce1">
            <text:p>550.477497</text:p>
          </table:table-cell>
          <table:table-cell office:value-type="float" office:value="14.585063999999988" table:formula="msoxl:=E173-F173" table:style-name="ce1">
            <text:p>14.585064</text:p>
          </table:table-cell>
          <table:table-cell office:value-type="float" office:value="571.14259000000004" table:style-name="ce1">
            <text:p>571.14259</text:p>
          </table:table-cell>
          <table:table-cell office:value-type="float" office:value="557.25250700000004" table:style-name="ce1">
            <text:p>557.252507</text:p>
          </table:table-cell>
          <table:table-cell table:number-columns-repeated="16375"/>
        </table:table-row>
        <table:table-row table:style-name="ro1">
          <table:table-cell office:value-type="date" office:date-value="2015-04-27T00:00:00" table:style-name="ce2">
            <text:p>27-04-2015</text:p>
          </table:table-cell>
          <table:table-cell office:value-type="float" office:value="563.39001499999995" table:style-name="ce1">
            <text:p>563.390015</text:p>
          </table:table-cell>
          <table:table-cell office:value-type="float" office:value="556.83167800000001" table:formula="msoxl:=AVERAGE(B172:B174)" table:style-name="ce1">
            <text:p>556.831678</text:p>
          </table:table-cell>
          <table:table-cell office:value-type="float" office:value="6.5583369999999377" table:formula="msoxl:=B174-C174" table:style-name="ce1">
            <text:p>6.558337</text:p>
          </table:table-cell>
          <table:table-cell office:value-type="float" office:value="555.36999500000002" table:style-name="ce1">
            <text:p>555.369995</text:p>
          </table:table-cell>
          <table:table-cell office:value-type="float" office:value="555.81167599999992" table:formula="msoxl:=AVERAGE(E172:E174)" table:style-name="ce1">
            <text:p>555.811676</text:p>
          </table:table-cell>
          <table:table-cell office:value-type="float" office:value="-0.44168099999990318" table:formula="msoxl:=E174-F174" table:style-name="ce1">
            <text:p>-0.441681</text:p>
          </table:table-cell>
          <table:table-cell office:value-type="float" office:value="565.95001200000002" table:style-name="ce1">
            <text:p>565.950012</text:p>
          </table:table-cell>
          <table:table-cell office:value-type="float" office:value="553.20001200000002" table:style-name="ce1">
            <text:p>553.200012</text:p>
          </table:table-cell>
          <table:table-cell table:number-columns-repeated="16375"/>
        </table:table-row>
        <table:table-row table:style-name="ro1">
          <table:table-cell office:value-type="date" office:date-value="2015-04-28T00:00:00" table:style-name="ce2">
            <text:p>28-04-2015</text:p>
          </table:table-cell>
          <table:table-cell office:value-type="float" office:value="554.64001499999995" table:style-name="ce1">
            <text:p>554.640015</text:p>
          </table:table-cell>
          <table:table-cell office:value-type="float" office:value="561.37753799999996" table:formula="msoxl:=AVERAGE(B173:B175)" table:style-name="ce1">
            <text:p>561.377538</text:p>
          </table:table-cell>
          <table:table-cell office:value-type="float" office:value="-6.7375230000000101" table:formula="msoxl:=B175-C175" table:style-name="ce1">
            <text:p>-6.737523</text:p>
          </table:table-cell>
          <table:table-cell office:value-type="float" office:value="553.67999299999997" table:style-name="ce1">
            <text:p>553.679993</text:p>
          </table:table-cell>
          <table:table-cell office:value-type="float" office:value="558.03751633333331" table:formula="msoxl:=AVERAGE(E173:E175)" table:style-name="ce1">
            <text:p>558.0375163</text:p>
          </table:table-cell>
          <table:table-cell office:value-type="float" office:value="-4.3575233333333472" table:formula="msoxl:=E175-F175" table:style-name="ce1">
            <text:p>-4.357523333</text:p>
          </table:table-cell>
          <table:table-cell office:value-type="float" office:value="556.02002000000005" table:style-name="ce1">
            <text:p>556.02002</text:p>
          </table:table-cell>
          <table:table-cell office:value-type="float" office:value="550.36602800000003" table:style-name="ce1">
            <text:p>550.366028</text:p>
          </table:table-cell>
          <table:table-cell table:number-columns-repeated="16375"/>
        </table:table-row>
        <table:table-row table:style-name="ro1">
          <table:table-cell office:value-type="date" office:date-value="2015-04-29T00:00:00" table:style-name="ce2">
            <text:p>29-04-2015</text:p>
          </table:table-cell>
          <table:table-cell office:value-type="float" office:value="550.46997099999999" table:style-name="ce1">
            <text:p>550.469971</text:p>
          </table:table-cell>
          <table:table-cell office:value-type="float" office:value="556.16666699999996" table:formula="msoxl:=AVERAGE(B174:B176)" table:style-name="ce1">
            <text:p>556.166667</text:p>
          </table:table-cell>
          <table:table-cell office:value-type="float" office:value="-5.6966959999999744" table:formula="msoxl:=B176-C176" table:style-name="ce1">
            <text:p>-5.696696</text:p>
          </table:table-cell>
          <table:table-cell office:value-type="float" office:value="549.080017" table:style-name="ce1">
            <text:p>549.080017</text:p>
          </table:table-cell>
          <table:table-cell office:value-type="float" office:value="552.7100016666667" table:formula="msoxl:=AVERAGE(E174:E176)" table:style-name="ce1">
            <text:p>552.7100017</text:p>
          </table:table-cell>
          <table:table-cell office:value-type="float" office:value="-3.6299846666667008" table:formula="msoxl:=E176-F176" table:style-name="ce1">
            <text:p>-3.629984667</text:p>
          </table:table-cell>
          <table:table-cell office:value-type="float" office:value="553.67999299999997" table:style-name="ce1">
            <text:p>553.679993</text:p>
          </table:table-cell>
          <table:table-cell office:value-type="float" office:value="546.90502900000001" table:style-name="ce1">
            <text:p>546.905029</text:p>
          </table:table-cell>
          <table:table-cell table:number-columns-repeated="16375"/>
        </table:table-row>
        <table:table-row table:style-name="ro1">
          <table:table-cell office:value-type="date" office:date-value="2015-04-30T00:00:00" table:style-name="ce2">
            <text:p>30-04-2015</text:p>
          </table:table-cell>
          <table:table-cell office:value-type="float" office:value="547.86999500000002" table:style-name="ce1">
            <text:p>547.869995</text:p>
          </table:table-cell>
          <table:table-cell office:value-type="float" office:value="550.99332700000002" table:formula="msoxl:=AVERAGE(B175:B177)" table:style-name="ce1">
            <text:p>550.993327</text:p>
          </table:table-cell>
          <table:table-cell office:value-type="float" office:value="-3.1233320000000049" table:formula="msoxl:=B177-C177" table:style-name="ce1">
            <text:p>-3.123332</text:p>
          </table:table-cell>
          <table:table-cell office:value-type="float" office:value="537.34002699999996" table:style-name="ce1">
            <text:p>537.340027</text:p>
          </table:table-cell>
          <table:table-cell office:value-type="float" office:value="546.70001233333335" table:formula="msoxl:=AVERAGE(E175:E177)" table:style-name="ce1">
            <text:p>546.7000123</text:p>
          </table:table-cell>
          <table:table-cell office:value-type="float" office:value="-9.359985333333384" table:formula="msoxl:=E177-F177" table:style-name="ce1">
            <text:p>-9.359985333</text:p>
          </table:table-cell>
          <table:table-cell office:value-type="float" office:value="548.59002699999996" table:style-name="ce1">
            <text:p>548.590027</text:p>
          </table:table-cell>
          <table:table-cell office:value-type="float" office:value="535.04998799999998" table:style-name="ce1">
            <text:p>535.049988</text:p>
          </table:table-cell>
          <table:table-cell table:number-columns-repeated="16375"/>
        </table:table-row>
        <table:table-row table:style-name="ro1">
          <table:table-cell office:value-type="date" office:date-value="2015-05-01T00:00:00" table:style-name="ce2">
            <text:p>01-05-2015</text:p>
          </table:table-cell>
          <table:table-cell office:value-type="float" office:value="538.42999299999997" table:style-name="ce1">
            <text:p>538.429993</text:p>
          </table:table-cell>
          <table:table-cell office:value-type="float" office:value="545.58998633333329" table:formula="msoxl:=AVERAGE(B176:B178)" table:style-name="ce1">
            <text:p>545.5899863</text:p>
          </table:table-cell>
          <table:table-cell office:value-type="float" office:value="-7.1599933333333183" table:formula="msoxl:=B178-C178" table:style-name="ce1">
            <text:p>-7.159993333</text:p>
          </table:table-cell>
          <table:table-cell office:value-type="float" office:value="537.90002400000003" table:style-name="ce1">
            <text:p>537.900024</text:p>
          </table:table-cell>
          <table:table-cell office:value-type="float" office:value="541.44002266666666" table:formula="msoxl:=AVERAGE(E176:E178)" table:style-name="ce1">
            <text:p>541.4400227</text:p>
          </table:table-cell>
          <table:table-cell office:value-type="float" office:value="-3.5399986666666337" table:formula="msoxl:=E178-F178" table:style-name="ce1">
            <text:p>-3.539998667</text:p>
          </table:table-cell>
          <table:table-cell office:value-type="float" office:value="539.53997800000002" table:style-name="ce1">
            <text:p>539.539978</text:p>
          </table:table-cell>
          <table:table-cell office:value-type="float" office:value="532.09997599999997" table:style-name="ce1">
            <text:p>532.099976</text:p>
          </table:table-cell>
          <table:table-cell table:number-columns-repeated="16375"/>
        </table:table-row>
        <table:table-row table:style-name="ro1">
          <table:table-cell office:value-type="date" office:date-value="2015-05-04T00:00:00" table:style-name="ce2">
            <text:p>04-05-2015</text:p>
          </table:table-cell>
          <table:table-cell office:value-type="float" office:value="538.53002900000001" table:style-name="ce1">
            <text:p>538.530029</text:p>
          </table:table-cell>
          <table:table-cell office:value-type="float" office:value="541.61000566666667" table:formula="msoxl:=AVERAGE(B177:B179)" table:style-name="ce1">
            <text:p>541.6100057</text:p>
          </table:table-cell>
          <table:table-cell office:value-type="float" office:value="-3.0799766666666528" table:formula="msoxl:=B179-C179" table:style-name="ce1">
            <text:p>-3.079976667</text:p>
          </table:table-cell>
          <table:table-cell office:value-type="float" office:value="540.78002900000001" table:style-name="ce1">
            <text:p>540.780029</text:p>
          </table:table-cell>
          <table:table-cell office:value-type="float" office:value="538.67336" table:formula="msoxl:=AVERAGE(E177:E179)" table:style-name="ce1">
            <text:p>538.67336</text:p>
          </table:table-cell>
          <table:table-cell office:value-type="float" office:value="2.1066690000000108" table:formula="msoxl:=E179-F179" table:style-name="ce1">
            <text:p>2.106669</text:p>
          </table:table-cell>
          <table:table-cell office:value-type="float" office:value="544.07000700000003" table:style-name="ce1">
            <text:p>544.070007</text:p>
          </table:table-cell>
          <table:table-cell office:value-type="float" office:value="535.05999799999995" table:style-name="ce1">
            <text:p>535.059998</text:p>
          </table:table-cell>
          <table:table-cell table:number-columns-repeated="16375"/>
        </table:table-row>
        <table:table-row table:style-name="ro1">
          <table:table-cell office:value-type="date" office:date-value="2015-05-05T00:00:00" table:style-name="ce2">
            <text:p>05-05-2015</text:p>
          </table:table-cell>
          <table:table-cell office:value-type="float" office:value="538.21002199999998" table:style-name="ce1">
            <text:p>538.210022</text:p>
          </table:table-cell>
          <table:table-cell office:value-type="float" office:value="538.39001466666662" table:formula="msoxl:=AVERAGE(B178:B180)" table:style-name="ce1">
            <text:p>538.3900147</text:p>
          </table:table-cell>
          <table:table-cell office:value-type="float" office:value="-0.17999266666663516" table:formula="msoxl:=B180-C180" table:style-name="ce1">
            <text:p>-0.179992667</text:p>
          </table:table-cell>
          <table:table-cell office:value-type="float" office:value="530.79998799999998" table:style-name="ce1">
            <text:p>530.799988</text:p>
          </table:table-cell>
          <table:table-cell office:value-type="float" office:value="536.49334699999997" table:formula="msoxl:=AVERAGE(E178:E180)" table:style-name="ce1">
            <text:p>536.493347</text:p>
          </table:table-cell>
          <table:table-cell office:value-type="float" office:value="-5.6933589999999867" table:formula="msoxl:=E180-F180" table:style-name="ce1">
            <text:p>-5.693359</text:p>
          </table:table-cell>
          <table:table-cell office:value-type="float" office:value="539.73999000000003" table:style-name="ce1">
            <text:p>539.73999</text:p>
          </table:table-cell>
          <table:table-cell office:value-type="float" office:value="530.39099099999999" table:style-name="ce1">
            <text:p>530.390991</text:p>
          </table:table-cell>
          <table:table-cell table:number-columns-repeated="16375"/>
        </table:table-row>
        <table:table-row table:style-name="ro1">
          <table:table-cell office:value-type="date" office:date-value="2015-05-06T00:00:00" table:style-name="ce2">
            <text:p>06-05-2015</text:p>
          </table:table-cell>
          <table:table-cell office:value-type="float" office:value="531.23999000000003" table:style-name="ce1">
            <text:p>531.23999</text:p>
          </table:table-cell>
          <table:table-cell office:value-type="float" office:value="535.99334699999997" table:formula="msoxl:=AVERAGE(B179:B181)" table:style-name="ce1">
            <text:p>535.993347</text:p>
          </table:table-cell>
          <table:table-cell office:value-type="float" office:value="-4.7533569999999372" table:formula="msoxl:=B181-C181" table:style-name="ce1">
            <text:p>-4.753357</text:p>
          </table:table-cell>
          <table:table-cell office:value-type="float" office:value="524.21997099999999" table:style-name="ce1">
            <text:p>524.219971</text:p>
          </table:table-cell>
          <table:table-cell office:value-type="float" office:value="531.93332933333329" table:formula="msoxl:=AVERAGE(E179:E181)" table:style-name="ce1">
            <text:p>531.9333293</text:p>
          </table:table-cell>
          <table:table-cell office:value-type="float" office:value="-7.7133583333333036" table:formula="msoxl:=E181-F181" table:style-name="ce1">
            <text:p>-7.713358333</text:p>
          </table:table-cell>
          <table:table-cell office:value-type="float" office:value="532.38000499999998" table:style-name="ce1">
            <text:p>532.380005</text:p>
          </table:table-cell>
          <table:table-cell office:value-type="float" office:value="521.08502199999998" table:style-name="ce1">
            <text:p>521.085022</text:p>
          </table:table-cell>
          <table:table-cell table:number-columns-repeated="16375"/>
        </table:table-row>
        <table:table-row table:style-name="ro1">
          <table:table-cell office:value-type="date" office:date-value="2015-05-07T00:00:00" table:style-name="ce2">
            <text:p>07-05-2015</text:p>
          </table:table-cell>
          <table:table-cell office:value-type="float" office:value="523.98999000000003" table:style-name="ce1">
            <text:p>523.98999</text:p>
          </table:table-cell>
          <table:table-cell office:value-type="float" office:value="531.14666733333331" table:formula="msoxl:=AVERAGE(B180:B182)" table:style-name="ce1">
            <text:p>531.1466673</text:p>
          </table:table-cell>
          <table:table-cell office:value-type="float" office:value="-7.1566773333332776" table:formula="msoxl:=B182-C182" table:style-name="ce1">
            <text:p>-7.156677333</text:p>
          </table:table-cell>
          <table:table-cell office:value-type="float" office:value="530.70001200000002" table:style-name="ce1">
            <text:p>530.700012</text:p>
          </table:table-cell>
          <table:table-cell office:value-type="float" office:value="528.57332366666662" table:formula="msoxl:=AVERAGE(E180:E182)" table:style-name="ce1">
            <text:p>528.5733237</text:p>
          </table:table-cell>
          <table:table-cell office:value-type="float" office:value="2.1266883333333908" table:formula="msoxl:=E182-F182" table:style-name="ce1">
            <text:p>2.126688333</text:p>
          </table:table-cell>
          <table:table-cell office:value-type="float" office:value="533.46002199999998" table:style-name="ce1">
            <text:p>533.460022</text:p>
          </table:table-cell>
          <table:table-cell office:value-type="float" office:value="521.75" table:style-name="ce1">
            <text:p>521.75</text:p>
          </table:table-cell>
          <table:table-cell table:number-columns-repeated="16375"/>
        </table:table-row>
        <table:table-row table:style-name="ro1">
          <table:table-cell office:value-type="date" office:date-value="2015-05-08T00:00:00" table:style-name="ce2">
            <text:p>08-05-2015</text:p>
          </table:table-cell>
          <table:table-cell office:value-type="float" office:value="536.65002400000003" table:style-name="ce1">
            <text:p>536.650024</text:p>
          </table:table-cell>
          <table:table-cell office:value-type="float" office:value="530.626668" table:formula="msoxl:=AVERAGE(B181:B183)" table:style-name="ce1">
            <text:p>530.626668</text:p>
          </table:table-cell>
          <table:table-cell office:value-type="float" office:value="6.0233560000000352" table:formula="msoxl:=B183-C183" table:style-name="ce1">
            <text:p>6.023356</text:p>
          </table:table-cell>
          <table:table-cell office:value-type="float" office:value="538.21997099999999" table:style-name="ce1">
            <text:p>538.219971</text:p>
          </table:table-cell>
          <table:table-cell office:value-type="float" office:value="531.04665133333333" table:formula="msoxl:=AVERAGE(E181:E183)" table:style-name="ce1">
            <text:p>531.0466513</text:p>
          </table:table-cell>
          <table:table-cell office:value-type="float" office:value="7.1733196666666572" table:formula="msoxl:=E183-F183" table:style-name="ce1">
            <text:p>7.173319667</text:p>
          </table:table-cell>
          <table:table-cell office:value-type="float" office:value="541.15002400000003" table:style-name="ce1">
            <text:p>541.150024</text:p>
          </table:table-cell>
          <table:table-cell office:value-type="float" office:value="525" table:style-name="ce1">
            <text:p>525</text:p>
          </table:table-cell>
          <table:table-cell table:number-columns-repeated="16375"/>
        </table:table-row>
        <table:table-row table:style-name="ro1">
          <table:table-cell office:value-type="date" office:date-value="2015-05-11T00:00:00" table:style-name="ce2">
            <text:p>11-05-2015</text:p>
          </table:table-cell>
          <table:table-cell office:value-type="float" office:value="538.36999500000002" table:style-name="ce1">
            <text:p>538.369995</text:p>
          </table:table-cell>
          <table:table-cell office:value-type="float" office:value="533.00333633333332" table:formula="msoxl:=AVERAGE(B182:B184)" table:style-name="ce1">
            <text:p>533.0033363</text:p>
          </table:table-cell>
          <table:table-cell office:value-type="float" office:value="5.3666586666666944" table:formula="msoxl:=B184-C184" table:style-name="ce1">
            <text:p>5.366658667</text:p>
          </table:table-cell>
          <table:table-cell office:value-type="float" office:value="535.70001200000002" table:style-name="ce1">
            <text:p>535.700012</text:p>
          </table:table-cell>
          <table:table-cell office:value-type="float" office:value="534.87333166666667" table:formula="msoxl:=AVERAGE(E182:E184)" table:style-name="ce1">
            <text:p>534.8733317</text:p>
          </table:table-cell>
          <table:table-cell office:value-type="float" office:value="0.82668033333334279" table:formula="msoxl:=E184-F184" table:style-name="ce1">
            <text:p>0.826680333</text:p>
          </table:table-cell>
          <table:table-cell office:value-type="float" office:value="541.97997999999995" table:style-name="ce1">
            <text:p>541.97998</text:p>
          </table:table-cell>
          <table:table-cell office:value-type="float" office:value="535.40002400000003" table:style-name="ce1">
            <text:p>535.400024</text:p>
          </table:table-cell>
          <table:table-cell table:number-columns-repeated="16375"/>
        </table:table-row>
        <table:table-row table:style-name="ro1">
          <table:table-cell office:value-type="date" office:date-value="2015-05-12T00:00:00" table:style-name="ce2">
            <text:p>12-05-2015</text:p>
          </table:table-cell>
          <table:table-cell office:value-type="float" office:value="531.59997599999997" table:style-name="ce1">
            <text:p>531.599976</text:p>
          </table:table-cell>
          <table:table-cell office:value-type="float" office:value="535.5399983333333" table:formula="msoxl:=AVERAGE(B183:B185)" table:style-name="ce1">
            <text:p>535.5399983</text:p>
          </table:table-cell>
          <table:table-cell office:value-type="float" office:value="-3.9400223333333315" table:formula="msoxl:=B185-C185" table:style-name="ce1">
            <text:p>-3.940022333</text:p>
          </table:table-cell>
          <table:table-cell office:value-type="float" office:value="529.03997800000002" table:style-name="ce1">
            <text:p>529.039978</text:p>
          </table:table-cell>
          <table:table-cell office:value-type="float" office:value="534.31998699999997" table:formula="msoxl:=AVERAGE(E183:E185)" table:style-name="ce1">
            <text:p>534.319987</text:p>
          </table:table-cell>
          <table:table-cell office:value-type="float" office:value="-5.28000899999995" table:formula="msoxl:=E185-F185" table:style-name="ce1">
            <text:p>-5.280009</text:p>
          </table:table-cell>
          <table:table-cell office:value-type="float" office:value="533.20898399999999" table:style-name="ce1">
            <text:p>533.208984</text:p>
          </table:table-cell>
          <table:table-cell office:value-type="float" office:value="525.26000999999997" table:style-name="ce1">
            <text:p>525.26001</text:p>
          </table:table-cell>
          <table:table-cell table:number-columns-repeated="16375"/>
        </table:table-row>
        <table:table-row table:style-name="ro1">
          <table:table-cell office:value-type="date" office:date-value="2015-05-13T00:00:00" table:style-name="ce2">
            <text:p>13-05-2015</text:p>
          </table:table-cell>
          <table:table-cell office:value-type="float" office:value="530.55999799999995" table:style-name="ce1">
            <text:p>530.559998</text:p>
          </table:table-cell>
          <table:table-cell office:value-type="float" office:value="533.50998966666668" table:formula="msoxl:=AVERAGE(B184:B186)" table:style-name="ce1">
            <text:p>533.5099897</text:p>
          </table:table-cell>
          <table:table-cell office:value-type="float" office:value="-2.9499916666667332" table:formula="msoxl:=B186-C186" table:style-name="ce1">
            <text:p>-2.949991667</text:p>
          </table:table-cell>
          <table:table-cell office:value-type="float" office:value="529.61999500000002" table:style-name="ce1">
            <text:p>529.619995</text:p>
          </table:table-cell>
          <table:table-cell office:value-type="float" office:value="531.45332833333339" table:formula="msoxl:=AVERAGE(E184:E186)" table:style-name="ce1">
            <text:p>531.4533283</text:p>
          </table:table-cell>
          <table:table-cell office:value-type="float" office:value="-1.8333333333333712" table:formula="msoxl:=E186-F186" table:style-name="ce1">
            <text:p>-1.833333333</text:p>
          </table:table-cell>
          <table:table-cell office:value-type="float" office:value="534.32202099999995" table:style-name="ce1">
            <text:p>534.322021</text:p>
          </table:table-cell>
          <table:table-cell office:value-type="float" office:value="528.65502900000001" table:style-name="ce1">
            <text:p>528.655029</text:p>
          </table:table-cell>
          <table:table-cell table:number-columns-repeated="16375"/>
        </table:table-row>
        <table:table-row table:style-name="ro1">
          <table:table-cell office:value-type="date" office:date-value="2015-05-14T00:00:00" table:style-name="ce2">
            <text:p>14-05-2015</text:p>
          </table:table-cell>
          <table:table-cell office:value-type="float" office:value="533.77002000000005" table:style-name="ce1">
            <text:p>533.77002</text:p>
          </table:table-cell>
          <table:table-cell office:value-type="float" office:value="531.97666466666669" table:formula="msoxl:=AVERAGE(B185:B187)" table:style-name="ce1">
            <text:p>531.9766647</text:p>
          </table:table-cell>
          <table:table-cell office:value-type="float" office:value="1.7933553333333521" table:formula="msoxl:=B187-C187" table:style-name="ce1">
            <text:p>1.793355333</text:p>
          </table:table-cell>
          <table:table-cell office:value-type="float" office:value="538.40002400000003" table:style-name="ce1">
            <text:p>538.400024</text:p>
          </table:table-cell>
          <table:table-cell office:value-type="float" office:value="532.35333233333336" table:formula="msoxl:=AVERAGE(E185:E187)" table:style-name="ce1">
            <text:p>532.3533323</text:p>
          </table:table-cell>
          <table:table-cell office:value-type="float" office:value="6.0466916666666748" table:formula="msoxl:=E187-F187" table:style-name="ce1">
            <text:p>6.046691667</text:p>
          </table:table-cell>
          <table:table-cell office:value-type="float" office:value="539" table:style-name="ce1">
            <text:p>539</text:p>
          </table:table-cell>
          <table:table-cell office:value-type="float" office:value="532.40997300000004" table:style-name="ce1">
            <text:p>532.409973</text:p>
          </table:table-cell>
          <table:table-cell table:number-columns-repeated="16375"/>
        </table:table-row>
        <table:table-row table:style-name="ro1">
          <table:table-cell office:value-type="date" office:date-value="2015-05-15T00:00:00" table:style-name="ce2">
            <text:p>15-05-2015</text:p>
          </table:table-cell>
          <table:table-cell office:value-type="float" office:value="539.17999299999997" table:style-name="ce1">
            <text:p>539.179993</text:p>
          </table:table-cell>
          <table:table-cell office:value-type="float" office:value="534.50333699999999" table:formula="msoxl:=AVERAGE(B186:B188)" table:style-name="ce1">
            <text:p>534.503337</text:p>
          </table:table-cell>
          <table:table-cell office:value-type="float" office:value="4.6766559999999799" table:formula="msoxl:=B188-C188" table:style-name="ce1">
            <text:p>4.676656</text:p>
          </table:table-cell>
          <table:table-cell office:value-type="float" office:value="533.84997599999997" table:style-name="ce1">
            <text:p>533.849976</text:p>
          </table:table-cell>
          <table:table-cell office:value-type="float" office:value="533.95666500000004" table:formula="msoxl:=AVERAGE(E186:E188)" table:style-name="ce1">
            <text:p>533.956665</text:p>
          </table:table-cell>
          <table:table-cell office:value-type="float" office:value="-0.10668900000007397" table:formula="msoxl:=E188-F188" table:style-name="ce1">
            <text:p>-0.106689</text:p>
          </table:table-cell>
          <table:table-cell office:value-type="float" office:value="539.27398700000003" table:style-name="ce1">
            <text:p>539.273987</text:p>
          </table:table-cell>
          <table:table-cell office:value-type="float" office:value="530.38000499999998" table:style-name="ce1">
            <text:p>530.380005</text:p>
          </table:table-cell>
          <table:table-cell table:number-columns-repeated="16375"/>
        </table:table-row>
        <table:table-row table:style-name="ro1">
          <table:table-cell office:value-type="date" office:date-value="2015-05-18T00:00:00" table:style-name="ce2">
            <text:p>18-05-2015</text:p>
          </table:table-cell>
          <table:table-cell office:value-type="float" office:value="532.01000999999997" table:style-name="ce1">
            <text:p>532.01001</text:p>
          </table:table-cell>
          <table:table-cell office:value-type="float" office:value="534.98667433333333" table:formula="msoxl:=AVERAGE(B187:B189)" table:style-name="ce1">
            <text:p>534.9866743</text:p>
          </table:table-cell>
          <table:table-cell office:value-type="float" office:value="-2.9766643333333604" table:formula="msoxl:=B189-C189" table:style-name="ce1">
            <text:p>-2.976664333</text:p>
          </table:table-cell>
          <table:table-cell office:value-type="float" office:value="532.29998799999998" table:style-name="ce1">
            <text:p>532.299988</text:p>
          </table:table-cell>
          <table:table-cell office:value-type="float" office:value="534.84999600000003" table:formula="msoxl:=AVERAGE(E187:E189)" table:style-name="ce1">
            <text:p>534.849996</text:p>
          </table:table-cell>
          <table:table-cell office:value-type="float" office:value="-2.550008000000048" table:formula="msoxl:=E189-F189" table:style-name="ce1">
            <text:p>-2.550008</text:p>
          </table:table-cell>
          <table:table-cell office:value-type="float" office:value="534.82000700000003" table:style-name="ce1">
            <text:p>534.820007</text:p>
          </table:table-cell>
          <table:table-cell office:value-type="float" office:value="528.84997599999997" table:style-name="ce1">
            <text:p>528.849976</text:p>
          </table:table-cell>
          <table:table-cell table:number-columns-repeated="16375"/>
        </table:table-row>
        <table:table-row table:style-name="ro1">
          <table:table-cell office:value-type="date" office:date-value="2015-05-19T00:00:00" table:style-name="ce2">
            <text:p>19-05-2015</text:p>
          </table:table-cell>
          <table:table-cell office:value-type="float" office:value="533.97997999999995" table:style-name="ce1">
            <text:p>533.97998</text:p>
          </table:table-cell>
          <table:table-cell office:value-type="float" office:value="535.05666099999996" table:formula="msoxl:=AVERAGE(B188:B190)" table:style-name="ce1">
            <text:p>535.056661</text:p>
          </table:table-cell>
          <table:table-cell office:value-type="float" office:value="-1.0766810000000078" table:formula="msoxl:=B190-C190" table:style-name="ce1">
            <text:p>-1.076681</text:p>
          </table:table-cell>
          <table:table-cell office:value-type="float" office:value="537.35998500000005" table:style-name="ce1">
            <text:p>537.359985</text:p>
          </table:table-cell>
          <table:table-cell office:value-type="float" office:value="534.50331633333337" table:formula="msoxl:=AVERAGE(E188:E190)" table:style-name="ce1">
            <text:p>534.5033163</text:p>
          </table:table-cell>
          <table:table-cell office:value-type="float" office:value="2.8566686666666783" table:formula="msoxl:=E190-F190" table:style-name="ce1">
            <text:p>2.856668667</text:p>
          </table:table-cell>
          <table:table-cell office:value-type="float" office:value="540.65997300000004" table:style-name="ce1">
            <text:p>540.659973</text:p>
          </table:table-cell>
          <table:table-cell office:value-type="float" office:value="533.03997800000002" table:style-name="ce1">
            <text:p>533.039978</text:p>
          </table:table-cell>
          <table:table-cell table:number-columns-repeated="16375"/>
        </table:table-row>
        <table:table-row table:style-name="ro1">
          <table:table-cell office:value-type="date" office:date-value="2015-05-20T00:00:00" table:style-name="ce2">
            <text:p>20-05-2015</text:p>
          </table:table-cell>
          <table:table-cell office:value-type="float" office:value="538.48999000000003" table:style-name="ce1">
            <text:p>538.48999</text:p>
          </table:table-cell>
          <table:table-cell office:value-type="float" office:value="534.82666000000006" table:formula="msoxl:=AVERAGE(B189:B191)" table:style-name="ce1">
            <text:p>534.82666</text:p>
          </table:table-cell>
          <table:table-cell office:value-type="float" office:value="3.6633299999999736" table:formula="msoxl:=B191-C191" table:style-name="ce1">
            <text:p>3.66333</text:p>
          </table:table-cell>
          <table:table-cell office:value-type="float" office:value="539.27002000000005" table:style-name="ce1">
            <text:p>539.27002</text:p>
          </table:table-cell>
          <table:table-cell office:value-type="float" office:value="536.30999766666673" table:formula="msoxl:=AVERAGE(E189:E191)" table:style-name="ce1">
            <text:p>536.3099977</text:p>
          </table:table-cell>
          <table:table-cell office:value-type="float" office:value="2.9600223333333133" table:formula="msoxl:=E191-F191" table:style-name="ce1">
            <text:p>2.960022333</text:p>
          </table:table-cell>
          <table:table-cell office:value-type="float" office:value="542.919983" table:style-name="ce1">
            <text:p>542.919983</text:p>
          </table:table-cell>
          <table:table-cell office:value-type="float" office:value="532.97198500000002" table:style-name="ce1">
            <text:p>532.971985</text:p>
          </table:table-cell>
          <table:table-cell table:number-columns-repeated="16375"/>
        </table:table-row>
        <table:table-row table:style-name="ro1">
          <table:table-cell office:value-type="date" office:date-value="2015-05-21T00:00:00" table:style-name="ce2">
            <text:p>21-05-2015</text:p>
          </table:table-cell>
          <table:table-cell office:value-type="float" office:value="537.95001200000002" table:style-name="ce1">
            <text:p>537.950012</text:p>
          </table:table-cell>
          <table:table-cell office:value-type="float" office:value="536.80666066666674" table:formula="msoxl:=AVERAGE(B190:B192)" table:style-name="ce1">
            <text:p>536.8066607</text:p>
          </table:table-cell>
          <table:table-cell office:value-type="float" office:value="1.1433513333332712" table:formula="msoxl:=B192-C192" table:style-name="ce1">
            <text:p>1.143351333</text:p>
          </table:table-cell>
          <table:table-cell office:value-type="float" office:value="542.51000999999997" table:style-name="ce1">
            <text:p>542.51001</text:p>
          </table:table-cell>
          <table:table-cell office:value-type="float" office:value="539.71333833333335" table:formula="msoxl:=AVERAGE(E190:E192)" table:style-name="ce1">
            <text:p>539.7133383</text:p>
          </table:table-cell>
          <table:table-cell office:value-type="float" office:value="2.7966716666666116" table:formula="msoxl:=E192-F192" table:style-name="ce1">
            <text:p>2.796671667</text:p>
          </table:table-cell>
          <table:table-cell office:value-type="float" office:value="543.84002699999996" table:style-name="ce1">
            <text:p>543.840027</text:p>
          </table:table-cell>
          <table:table-cell office:value-type="float" office:value="535.97997999999995" table:style-name="ce1">
            <text:p>535.97998</text:p>
          </table:table-cell>
          <table:table-cell table:number-columns-repeated="16375"/>
        </table:table-row>
        <table:table-row table:style-name="ro1">
          <table:table-cell office:value-type="date" office:date-value="2015-05-22T00:00:00" table:style-name="ce2">
            <text:p>22-05-2015</text:p>
          </table:table-cell>
          <table:table-cell office:value-type="float" office:value="540.15002400000003" table:style-name="ce1">
            <text:p>540.150024</text:p>
          </table:table-cell>
          <table:table-cell office:value-type="float" office:value="538.86334199999999" table:formula="msoxl:=AVERAGE(B191:B193)" table:style-name="ce1">
            <text:p>538.863342</text:p>
          </table:table-cell>
          <table:table-cell office:value-type="float" office:value="1.2866820000000416" table:formula="msoxl:=B193-C193" table:style-name="ce1">
            <text:p>1.286682</text:p>
          </table:table-cell>
          <table:table-cell office:value-type="float" office:value="540.10998500000005" table:style-name="ce1">
            <text:p>540.109985</text:p>
          </table:table-cell>
          <table:table-cell office:value-type="float" office:value="540.63000499999998" table:formula="msoxl:=AVERAGE(E191:E193)" table:style-name="ce1">
            <text:p>540.630005</text:p>
          </table:table-cell>
          <table:table-cell office:value-type="float" office:value="-0.52001999999993131" table:formula="msoxl:=E193-F193" table:style-name="ce1">
            <text:p>-0.52002</text:p>
          </table:table-cell>
          <table:table-cell office:value-type="float" office:value="544.19000200000005" table:style-name="ce1">
            <text:p>544.190002</text:p>
          </table:table-cell>
          <table:table-cell office:value-type="float" office:value="539.51000999999997" table:style-name="ce1">
            <text:p>539.51001</text:p>
          </table:table-cell>
          <table:table-cell table:number-columns-repeated="16375"/>
        </table:table-row>
        <table:table-row table:style-name="ro1">
          <table:table-cell office:value-type="date" office:date-value="2015-05-26T00:00:00" table:style-name="ce2">
            <text:p>26-05-2015</text:p>
          </table:table-cell>
          <table:table-cell office:value-type="float" office:value="538.11999500000002" table:style-name="ce1">
            <text:p>538.119995</text:p>
          </table:table-cell>
          <table:table-cell office:value-type="float" office:value="538.74001033333332" table:formula="msoxl:=AVERAGE(B192:B194)" table:style-name="ce1">
            <text:p>538.7400103</text:p>
          </table:table-cell>
          <table:table-cell office:value-type="float" office:value="-0.62001533333329917" table:formula="msoxl:=B194-C194" table:style-name="ce1">
            <text:p>-0.620015333</text:p>
          </table:table-cell>
          <table:table-cell office:value-type="float" office:value="532.32000700000003" table:style-name="ce1">
            <text:p>532.320007</text:p>
          </table:table-cell>
          <table:table-cell office:value-type="float" office:value="538.31333400000005" table:formula="msoxl:=AVERAGE(E192:E194)" table:style-name="ce1">
            <text:p>538.313334</text:p>
          </table:table-cell>
          <table:table-cell office:value-type="float" office:value="-5.9933270000000221" table:formula="msoxl:=E194-F194" table:style-name="ce1">
            <text:p>-5.993327</text:p>
          </table:table-cell>
          <table:table-cell office:value-type="float" office:value="539" table:style-name="ce1">
            <text:p>539</text:p>
          </table:table-cell>
          <table:table-cell office:value-type="float" office:value="529.88000499999998" table:style-name="ce1">
            <text:p>529.880005</text:p>
          </table:table-cell>
          <table:table-cell table:number-columns-repeated="16375"/>
        </table:table-row>
        <table:table-row table:style-name="ro1">
          <table:table-cell office:value-type="date" office:date-value="2015-05-27T00:00:00" table:style-name="ce2">
            <text:p>27-05-2015</text:p>
          </table:table-cell>
          <table:table-cell office:value-type="float" office:value="532.79998799999998" table:style-name="ce1">
            <text:p>532.799988</text:p>
          </table:table-cell>
          <table:table-cell office:value-type="float" office:value="537.02333566666664" table:formula="msoxl:=AVERAGE(B193:B195)" table:style-name="ce1">
            <text:p>537.0233357</text:p>
          </table:table-cell>
          <table:table-cell office:value-type="float" office:value="-4.2233476666666547" table:formula="msoxl:=B195-C195" table:style-name="ce1">
            <text:p>-4.223347667</text:p>
          </table:table-cell>
          <table:table-cell office:value-type="float" office:value="539.78997800000002" table:style-name="ce1">
            <text:p>539.789978</text:p>
          </table:table-cell>
          <table:table-cell office:value-type="float" office:value="537.40665666666666" table:formula="msoxl:=AVERAGE(E193:E195)" table:style-name="ce1">
            <text:p>537.4066567</text:p>
          </table:table-cell>
          <table:table-cell office:value-type="float" office:value="2.3833213333333561" table:formula="msoxl:=E195-F195" table:style-name="ce1">
            <text:p>2.383321333</text:p>
          </table:table-cell>
          <table:table-cell office:value-type="float" office:value="540.54998799999998" table:style-name="ce1">
            <text:p>540.549988</text:p>
          </table:table-cell>
          <table:table-cell office:value-type="float" office:value="531.71002199999998" table:style-name="ce1">
            <text:p>531.710022</text:p>
          </table:table-cell>
          <table:table-cell table:number-columns-repeated="16375"/>
        </table:table-row>
        <table:table-row table:style-name="ro1">
          <table:table-cell office:value-type="date" office:date-value="2015-05-28T00:00:00" table:style-name="ce2">
            <text:p>28-05-2015</text:p>
          </table:table-cell>
          <table:table-cell office:value-type="float" office:value="538.01000999999997" table:style-name="ce1">
            <text:p>538.01001</text:p>
          </table:table-cell>
          <table:table-cell office:value-type="float" office:value="536.30999766666662" table:formula="msoxl:=AVERAGE(B194:B196)" table:style-name="ce1">
            <text:p>536.3099977</text:p>
          </table:table-cell>
          <table:table-cell office:value-type="float" office:value="1.7000123333333477" table:formula="msoxl:=B196-C196" table:style-name="ce1">
            <text:p>1.700012333</text:p>
          </table:table-cell>
          <table:table-cell office:value-type="float" office:value="539.78002900000001" table:style-name="ce1">
            <text:p>539.780029</text:p>
          </table:table-cell>
          <table:table-cell office:value-type="float" office:value="537.29667133333339" table:formula="msoxl:=AVERAGE(E194:E196)" table:style-name="ce1">
            <text:p>537.2966713</text:p>
          </table:table-cell>
          <table:table-cell office:value-type="float" office:value="2.4833576666666204" table:formula="msoxl:=E196-F196" table:style-name="ce1">
            <text:p>2.483357667</text:p>
          </table:table-cell>
          <table:table-cell office:value-type="float" office:value="540.60998500000005" table:style-name="ce1">
            <text:p>540.609985</text:p>
          </table:table-cell>
          <table:table-cell office:value-type="float" office:value="536.25" table:style-name="ce1">
            <text:p>536.25</text:p>
          </table:table-cell>
          <table:table-cell table:number-columns-repeated="16375"/>
        </table:table-row>
        <table:table-row table:style-name="ro1">
          <table:table-cell office:value-type="date" office:date-value="2015-05-29T00:00:00" table:style-name="ce2">
            <text:p>29-05-2015</text:p>
          </table:table-cell>
          <table:table-cell office:value-type="float" office:value="537.36999500000002" table:style-name="ce1">
            <text:p>537.369995</text:p>
          </table:table-cell>
          <table:table-cell office:value-type="float" office:value="536.05999766666662" table:formula="msoxl:=AVERAGE(B195:B197)" table:style-name="ce1">
            <text:p>536.0599977</text:p>
          </table:table-cell>
          <table:table-cell office:value-type="float" office:value="1.3099973333333992" table:formula="msoxl:=B197-C197" table:style-name="ce1">
            <text:p>1.309997333</text:p>
          </table:table-cell>
          <table:table-cell office:value-type="float" office:value="532.10998500000005" table:style-name="ce1">
            <text:p>532.109985</text:p>
          </table:table-cell>
          <table:table-cell office:value-type="float" office:value="537.22666400000003" table:formula="msoxl:=AVERAGE(E195:E197)" table:style-name="ce1">
            <text:p>537.226664</text:p>
          </table:table-cell>
          <table:table-cell office:value-type="float" office:value="-5.1166789999999764" table:formula="msoxl:=E197-F197" table:style-name="ce1">
            <text:p>-5.116679</text:p>
          </table:table-cell>
          <table:table-cell office:value-type="float" office:value="538.63000499999998" table:style-name="ce1">
            <text:p>538.630005</text:p>
          </table:table-cell>
          <table:table-cell office:value-type="float" office:value="531.45001200000002" table:style-name="ce1">
            <text:p>531.450012</text:p>
          </table:table-cell>
          <table:table-cell table:number-columns-repeated="16375"/>
        </table:table-row>
        <table:table-row table:style-name="ro1">
          <table:table-cell office:value-type="date" office:date-value="2015-06-01T00:00:00" table:style-name="ce2">
            <text:p>01-06-2015</text:p>
          </table:table-cell>
          <table:table-cell office:value-type="float" office:value="536.78997800000002" table:style-name="ce1">
            <text:p>536.789978</text:p>
          </table:table-cell>
          <table:table-cell office:value-type="float" office:value="537.38999433333333" table:formula="msoxl:=AVERAGE(B196:B198)" table:style-name="ce1">
            <text:p>537.3899943</text:p>
          </table:table-cell>
          <table:table-cell office:value-type="float" office:value="-0.60001633333331483" table:formula="msoxl:=B198-C198" table:style-name="ce1">
            <text:p>-0.600016333</text:p>
          </table:table-cell>
          <table:table-cell office:value-type="float" office:value="533.98999000000003" table:style-name="ce1">
            <text:p>533.98999</text:p>
          </table:table-cell>
          <table:table-cell office:value-type="float" office:value="535.29333466666674" table:formula="msoxl:=AVERAGE(E196:E198)" table:style-name="ce1">
            <text:p>535.2933347</text:p>
          </table:table-cell>
          <table:table-cell office:value-type="float" office:value="-1.3033446666667032" table:formula="msoxl:=E198-F198" table:style-name="ce1">
            <text:p>-1.303344667</text:p>
          </table:table-cell>
          <table:table-cell office:value-type="float" office:value="536.78997800000002" table:style-name="ce1">
            <text:p>536.789978</text:p>
          </table:table-cell>
          <table:table-cell office:value-type="float" office:value="529.76000999999997" table:style-name="ce1">
            <text:p>529.76001</text:p>
          </table:table-cell>
          <table:table-cell table:number-columns-repeated="16375"/>
        </table:table-row>
        <table:table-row table:style-name="ro1">
          <table:table-cell office:value-type="date" office:date-value="2015-06-02T00:00:00" table:style-name="ce2">
            <text:p>02-06-2015</text:p>
          </table:table-cell>
          <table:table-cell office:value-type="float" office:value="532.92999299999997" table:style-name="ce1">
            <text:p>532.929993</text:p>
          </table:table-cell>
          <table:table-cell office:value-type="float" office:value="535.6966553333333" table:formula="msoxl:=AVERAGE(B197:B199)" table:style-name="ce1">
            <text:p>535.6966553</text:p>
          </table:table-cell>
          <table:table-cell office:value-type="float" office:value="-2.7666623333333291" table:formula="msoxl:=B199-C199" table:style-name="ce1">
            <text:p>-2.766662333</text:p>
          </table:table-cell>
          <table:table-cell office:value-type="float" office:value="539.17999299999997" table:style-name="ce1">
            <text:p>539.179993</text:p>
          </table:table-cell>
          <table:table-cell office:value-type="float" office:value="535.09332266666672" table:formula="msoxl:=AVERAGE(E197:E199)" table:style-name="ce1">
            <text:p>535.0933227</text:p>
          </table:table-cell>
          <table:table-cell office:value-type="float" office:value="4.0866703333332453" table:formula="msoxl:=E199-F199" table:style-name="ce1">
            <text:p>4.086670333</text:p>
          </table:table-cell>
          <table:table-cell office:value-type="float" office:value="543" table:style-name="ce1">
            <text:p>543</text:p>
          </table:table-cell>
          <table:table-cell office:value-type="float" office:value="531.330017" table:style-name="ce1">
            <text:p>531.330017</text:p>
          </table:table-cell>
          <table:table-cell table:number-columns-repeated="16375"/>
        </table:table-row>
        <table:table-row table:style-name="ro1">
          <table:table-cell office:value-type="date" office:date-value="2015-06-03T00:00:00" table:style-name="ce2">
            <text:p>03-06-2015</text:p>
          </table:table-cell>
          <table:table-cell office:value-type="float" office:value="539.90997300000004" table:style-name="ce1">
            <text:p>539.909973</text:p>
          </table:table-cell>
          <table:table-cell office:value-type="float" office:value="536.54331466666667" table:formula="msoxl:=AVERAGE(B198:B200)" table:style-name="ce1">
            <text:p>536.5433147</text:p>
          </table:table-cell>
          <table:table-cell office:value-type="float" office:value="3.366658333333362" table:formula="msoxl:=B200-C200" table:style-name="ce1">
            <text:p>3.366658333</text:p>
          </table:table-cell>
          <table:table-cell office:value-type="float" office:value="540.30999799999995" table:style-name="ce1">
            <text:p>540.309998</text:p>
          </table:table-cell>
          <table:table-cell office:value-type="float" office:value="537.82666033333328" table:formula="msoxl:=AVERAGE(E198:E200)" table:style-name="ce1">
            <text:p>537.8266603</text:p>
          </table:table-cell>
          <table:table-cell office:value-type="float" office:value="2.4833376666666709" table:formula="msoxl:=E200-F200" table:style-name="ce1">
            <text:p>2.483337667</text:p>
          </table:table-cell>
          <table:table-cell office:value-type="float" office:value="543.5" table:style-name="ce1">
            <text:p>543.5</text:p>
          </table:table-cell>
          <table:table-cell office:value-type="float" office:value="537.10998500000005" table:style-name="ce1">
            <text:p>537.109985</text:p>
          </table:table-cell>
          <table:table-cell table:number-columns-repeated="16375"/>
        </table:table-row>
        <table:table-row table:style-name="ro1">
          <table:table-cell office:value-type="date" office:date-value="2015-06-04T00:00:00" table:style-name="ce2">
            <text:p>04-06-2015</text:p>
          </table:table-cell>
          <table:table-cell office:value-type="float" office:value="537.76000999999997" table:style-name="ce1">
            <text:p>537.76001</text:p>
          </table:table-cell>
          <table:table-cell office:value-type="float" office:value="536.86665866666669" table:formula="msoxl:=AVERAGE(B199:B201)" table:style-name="ce1">
            <text:p>536.8666587</text:p>
          </table:table-cell>
          <table:table-cell office:value-type="float" office:value="0.89335133333327121" table:formula="msoxl:=B201-C201" table:style-name="ce1">
            <text:p>0.893351333</text:p>
          </table:table-cell>
          <table:table-cell office:value-type="float" office:value="536.70001200000002" table:style-name="ce1">
            <text:p>536.700012</text:p>
          </table:table-cell>
          <table:table-cell office:value-type="float" office:value="538.73000100000002" table:formula="msoxl:=AVERAGE(E199:E201)" table:style-name="ce1">
            <text:p>538.730001</text:p>
          </table:table-cell>
          <table:table-cell office:value-type="float" office:value="-2.0299890000000005" table:formula="msoxl:=E201-F201" table:style-name="ce1">
            <text:p>-2.029989</text:p>
          </table:table-cell>
          <table:table-cell office:value-type="float" office:value="540.59002699999996" table:style-name="ce1">
            <text:p>540.590027</text:p>
          </table:table-cell>
          <table:table-cell office:value-type="float" office:value="534.32000700000003" table:style-name="ce1">
            <text:p>534.320007</text:p>
          </table:table-cell>
          <table:table-cell table:number-columns-repeated="16375"/>
        </table:table-row>
        <table:table-row table:style-name="ro1">
          <table:table-cell office:value-type="date" office:date-value="2015-06-05T00:00:00" table:style-name="ce2">
            <text:p>05-06-2015</text:p>
          </table:table-cell>
          <table:table-cell office:value-type="float" office:value="536.34997599999997" table:style-name="ce1">
            <text:p>536.349976</text:p>
          </table:table-cell>
          <table:table-cell office:value-type="float" office:value="538.00665300000003" table:formula="msoxl:=AVERAGE(B200:B202)" table:style-name="ce1">
            <text:p>538.006653</text:p>
          </table:table-cell>
          <table:table-cell office:value-type="float" office:value="-1.6566770000000588" table:formula="msoxl:=B202-C202" table:style-name="ce1">
            <text:p>-1.656677</text:p>
          </table:table-cell>
          <table:table-cell office:value-type="float" office:value="533.330017" table:style-name="ce1">
            <text:p>533.330017</text:p>
          </table:table-cell>
          <table:table-cell office:value-type="float" office:value="536.78000899999995" table:formula="msoxl:=AVERAGE(E200:E202)" table:style-name="ce1">
            <text:p>536.780009</text:p>
          </table:table-cell>
          <table:table-cell office:value-type="float" office:value="-3.449991999999952" table:formula="msoxl:=E202-F202" table:style-name="ce1">
            <text:p>-3.449992</text:p>
          </table:table-cell>
          <table:table-cell office:value-type="float" office:value="537.20001200000002" table:style-name="ce1">
            <text:p>537.200012</text:p>
          </table:table-cell>
          <table:table-cell office:value-type="float" office:value="532.52002000000005" table:style-name="ce1">
            <text:p>532.52002</text:p>
          </table:table-cell>
          <table:table-cell table:number-columns-repeated="16375"/>
        </table:table-row>
        <table:table-row table:style-name="ro1">
          <table:table-cell office:value-type="date" office:date-value="2015-06-08T00:00:00" table:style-name="ce2">
            <text:p>08-06-2015</text:p>
          </table:table-cell>
          <table:table-cell office:value-type="float" office:value="533.30999799999995" table:style-name="ce1">
            <text:p>533.309998</text:p>
          </table:table-cell>
          <table:table-cell office:value-type="float" office:value="535.8066613333333" table:formula="msoxl:=AVERAGE(B201:B203)" table:style-name="ce1">
            <text:p>535.8066613</text:p>
          </table:table-cell>
          <table:table-cell office:value-type="float" office:value="-2.4966633333333448" table:formula="msoxl:=B203-C203" table:style-name="ce1">
            <text:p>-2.496663333</text:p>
          </table:table-cell>
          <table:table-cell office:value-type="float" office:value="526.830017" table:style-name="ce1">
            <text:p>526.830017</text:p>
          </table:table-cell>
          <table:table-cell office:value-type="float" office:value="532.28668200000004" table:formula="msoxl:=AVERAGE(E201:E203)" table:style-name="ce1">
            <text:p>532.286682</text:p>
          </table:table-cell>
          <table:table-cell office:value-type="float" office:value="-5.4566650000000436" table:formula="msoxl:=E203-F203" table:style-name="ce1">
            <text:p>-5.456665</text:p>
          </table:table-cell>
          <table:table-cell office:value-type="float" office:value="534.11999500000002" table:style-name="ce1">
            <text:p>534.119995</text:p>
          </table:table-cell>
          <table:table-cell office:value-type="float" office:value="526.23999000000003" table:style-name="ce1">
            <text:p>526.23999</text:p>
          </table:table-cell>
          <table:table-cell table:number-columns-repeated="16375"/>
        </table:table-row>
        <table:table-row table:style-name="ro1">
          <table:table-cell office:value-type="date" office:date-value="2015-06-09T00:00:00" table:style-name="ce2">
            <text:p>09-06-2015</text:p>
          </table:table-cell>
          <table:table-cell office:value-type="float" office:value="527.55999799999995" table:style-name="ce1">
            <text:p>527.559998</text:p>
          </table:table-cell>
          <table:table-cell office:value-type="float" office:value="532.40665733333333" table:formula="msoxl:=AVERAGE(B202:B204)" table:style-name="ce1">
            <text:p>532.4066573</text:p>
          </table:table-cell>
          <table:table-cell office:value-type="float" office:value="-4.8466593333333776" table:formula="msoxl:=B204-C204" table:style-name="ce1">
            <text:p>-4.846659333</text:p>
          </table:table-cell>
          <table:table-cell office:value-type="float" office:value="526.69000200000005" table:style-name="ce1">
            <text:p>526.690002</text:p>
          </table:table-cell>
          <table:table-cell office:value-type="float" office:value="528.95001200000002" table:formula="msoxl:=AVERAGE(E202:E204)" table:style-name="ce1">
            <text:p>528.950012</text:p>
          </table:table-cell>
          <table:table-cell office:value-type="float" office:value="-2.2600099999999657" table:formula="msoxl:=E204-F204" table:style-name="ce1">
            <text:p>-2.26001</text:p>
          </table:table-cell>
          <table:table-cell office:value-type="float" office:value="529.20001200000002" table:style-name="ce1">
            <text:p>529.200012</text:p>
          </table:table-cell>
          <table:table-cell office:value-type="float" office:value="523.01000999999997" table:style-name="ce1">
            <text:p>523.01001</text:p>
          </table:table-cell>
          <table:table-cell table:number-columns-repeated="16375"/>
        </table:table-row>
        <table:table-row table:style-name="ro1">
          <table:table-cell office:value-type="date" office:date-value="2015-06-10T00:00:00" table:style-name="ce2">
            <text:p>10-06-2015</text:p>
          </table:table-cell>
          <table:table-cell office:value-type="float" office:value="529.35998500000005" table:style-name="ce1">
            <text:p>529.359985</text:p>
          </table:table-cell>
          <table:table-cell office:value-type="float" office:value="530.07666033333328" table:formula="msoxl:=AVERAGE(B203:B205)" table:style-name="ce1">
            <text:p>530.0766603</text:p>
          </table:table-cell>
          <table:table-cell office:value-type="float" office:value="-0.71667533333322808" table:formula="msoxl:=B205-C205" table:style-name="ce1">
            <text:p>-0.716675333</text:p>
          </table:table-cell>
          <table:table-cell office:value-type="float" office:value="536.69000200000005" table:style-name="ce1">
            <text:p>536.690002</text:p>
          </table:table-cell>
          <table:table-cell office:value-type="float" office:value="530.07000700000003" table:formula="msoxl:=AVERAGE(E203:E205)" table:style-name="ce1">
            <text:p>530.070007</text:p>
          </table:table-cell>
          <table:table-cell office:value-type="float" office:value="6.6199950000000172" table:formula="msoxl:=E205-F205" table:style-name="ce1">
            <text:p>6.619995</text:p>
          </table:table-cell>
          <table:table-cell office:value-type="float" office:value="538.35998500000005" table:style-name="ce1">
            <text:p>538.359985</text:p>
          </table:table-cell>
          <table:table-cell office:value-type="float" office:value="529.34997599999997" table:style-name="ce1">
            <text:p>529.349976</text:p>
          </table:table-cell>
          <table:table-cell table:number-columns-repeated="16375"/>
        </table:table-row>
        <table:table-row table:style-name="ro1">
          <table:table-cell office:value-type="date" office:date-value="2015-06-11T00:00:00" table:style-name="ce2">
            <text:p>11-06-2015</text:p>
          </table:table-cell>
          <table:table-cell office:value-type="float" office:value="538.42498799999998" table:style-name="ce1">
            <text:p>538.424988</text:p>
          </table:table-cell>
          <table:table-cell office:value-type="float" office:value="531.781657" table:formula="msoxl:=AVERAGE(B204:B206)" table:style-name="ce1">
            <text:p>531.781657</text:p>
          </table:table-cell>
          <table:table-cell office:value-type="float" office:value="6.6433309999999892" table:formula="msoxl:=B206-C206" table:style-name="ce1">
            <text:p>6.643331</text:p>
          </table:table-cell>
          <table:table-cell office:value-type="float" office:value="534.60998500000005" table:style-name="ce1">
            <text:p>534.609985</text:p>
          </table:table-cell>
          <table:table-cell office:value-type="float" office:value="532.66332966666675" table:formula="msoxl:=AVERAGE(E204:E206)" table:style-name="ce1">
            <text:p>532.6633297</text:p>
          </table:table-cell>
          <table:table-cell office:value-type="float" office:value="1.9466553333332968" table:formula="msoxl:=E206-F206" table:style-name="ce1">
            <text:p>1.946655333</text:p>
          </table:table-cell>
          <table:table-cell office:value-type="float" office:value="538.97997999999995" table:style-name="ce1">
            <text:p>538.97998</text:p>
          </table:table-cell>
          <table:table-cell office:value-type="float" office:value="533.02002000000005" table:style-name="ce1">
            <text:p>533.02002</text:p>
          </table:table-cell>
          <table:table-cell table:number-columns-repeated="16375"/>
        </table:table-row>
        <table:table-row table:style-name="ro1">
          <table:table-cell office:value-type="date" office:date-value="2015-06-12T00:00:00" table:style-name="ce2">
            <text:p>12-06-2015</text:p>
          </table:table-cell>
          <table:table-cell office:value-type="float" office:value="531.59997599999997" table:style-name="ce1">
            <text:p>531.599976</text:p>
          </table:table-cell>
          <table:table-cell office:value-type="float" office:value="533.12831633333337" table:formula="msoxl:=AVERAGE(B205:B207)" table:style-name="ce1">
            <text:p>533.1283163</text:p>
          </table:table-cell>
          <table:table-cell office:value-type="float" office:value="-1.5283403333334036" table:formula="msoxl:=B207-C207" table:style-name="ce1">
            <text:p>-1.528340333</text:p>
          </table:table-cell>
          <table:table-cell office:value-type="float" office:value="532.330017" table:style-name="ce1">
            <text:p>532.330017</text:p>
          </table:table-cell>
          <table:table-cell office:value-type="float" office:value="534.54333466666674" table:formula="msoxl:=AVERAGE(E205:E207)" table:style-name="ce1">
            <text:p>534.5433347</text:p>
          </table:table-cell>
          <table:table-cell office:value-type="float" office:value="-2.2133176666667396" table:formula="msoxl:=E207-F207" table:style-name="ce1">
            <text:p>-2.213317667</text:p>
          </table:table-cell>
          <table:table-cell office:value-type="float" office:value="533.11999500000002" table:style-name="ce1">
            <text:p>533.119995</text:p>
          </table:table-cell>
          <table:table-cell office:value-type="float" office:value="530.15997300000004" table:style-name="ce1">
            <text:p>530.159973</text:p>
          </table:table-cell>
          <table:table-cell table:number-columns-repeated="16375"/>
        </table:table-row>
        <table:table-row table:style-name="ro1">
          <table:table-cell office:value-type="date" office:date-value="2015-06-15T00:00:00" table:style-name="ce2">
            <text:p>15-06-2015</text:p>
          </table:table-cell>
          <table:table-cell office:value-type="float" office:value="528" table:style-name="ce1">
            <text:p>528</text:p>
          </table:table-cell>
          <table:table-cell office:value-type="float" office:value="532.67498799999998" table:formula="msoxl:=AVERAGE(B206:B208)" table:style-name="ce1">
            <text:p>532.674988</text:p>
          </table:table-cell>
          <table:table-cell office:value-type="float" office:value="-4.6749879999999848" table:formula="msoxl:=B208-C208" table:style-name="ce1">
            <text:p>-4.674988</text:p>
          </table:table-cell>
          <table:table-cell office:value-type="float" office:value="527.20001200000002" table:style-name="ce1">
            <text:p>527.200012</text:p>
          </table:table-cell>
          <table:table-cell office:value-type="float" office:value="531.38000466666665" table:formula="msoxl:=AVERAGE(E206:E208)" table:style-name="ce1">
            <text:p>531.3800047</text:p>
          </table:table-cell>
          <table:table-cell office:value-type="float" office:value="-4.1799926666666352" table:formula="msoxl:=E208-F208" table:style-name="ce1">
            <text:p>-4.179992667</text:p>
          </table:table-cell>
          <table:table-cell office:value-type="float" office:value="528.29998799999998" table:style-name="ce1">
            <text:p>528.299988</text:p>
          </table:table-cell>
          <table:table-cell office:value-type="float" office:value="524" table:style-name="ce1">
            <text:p>524</text:p>
          </table:table-cell>
          <table:table-cell table:number-columns-repeated="16375"/>
        </table:table-row>
        <table:table-row table:style-name="ro1">
          <table:table-cell office:value-type="date" office:date-value="2015-06-16T00:00:00" table:style-name="ce2">
            <text:p>16-06-2015</text:p>
          </table:table-cell>
          <table:table-cell office:value-type="float" office:value="528.40002400000003" table:style-name="ce1">
            <text:p>528.400024</text:p>
          </table:table-cell>
          <table:table-cell office:value-type="float" office:value="529.33333333333337" table:formula="msoxl:=AVERAGE(B207:B209)" table:style-name="ce1">
            <text:p>529.3333333</text:p>
          </table:table-cell>
          <table:table-cell office:value-type="float" office:value="-0.93330933333334087" table:formula="msoxl:=B209-C209" table:style-name="ce1">
            <text:p>-0.933309333</text:p>
          </table:table-cell>
          <table:table-cell office:value-type="float" office:value="528.15002400000003" table:style-name="ce1">
            <text:p>528.150024</text:p>
          </table:table-cell>
          <table:table-cell office:value-type="float" office:value="529.22668433333331" table:formula="msoxl:=AVERAGE(E207:E209)" table:style-name="ce1">
            <text:p>529.2266843</text:p>
          </table:table-cell>
          <table:table-cell office:value-type="float" office:value="-1.0766603333332796" table:formula="msoxl:=E209-F209" table:style-name="ce1">
            <text:p>-1.076660333</text:p>
          </table:table-cell>
          <table:table-cell office:value-type="float" office:value="529.64001499999995" table:style-name="ce1">
            <text:p>529.640015</text:p>
          </table:table-cell>
          <table:table-cell office:value-type="float" office:value="525.55999799999995" table:style-name="ce1">
            <text:p>525.559998</text:p>
          </table:table-cell>
          <table:table-cell table:number-columns-repeated="16375"/>
        </table:table-row>
        <table:table-row table:style-name="ro1">
          <table:table-cell office:value-type="date" office:date-value="2015-06-17T00:00:00" table:style-name="ce2">
            <text:p>17-06-2015</text:p>
          </table:table-cell>
          <table:table-cell office:value-type="float" office:value="529.36999500000002" table:style-name="ce1">
            <text:p>529.369995</text:p>
          </table:table-cell>
          <table:table-cell office:value-type="float" office:value="528.59000633333335" table:formula="msoxl:=AVERAGE(B208:B210)" table:style-name="ce1">
            <text:p>528.5900063</text:p>
          </table:table-cell>
          <table:table-cell office:value-type="float" office:value="0.779988666666668" table:formula="msoxl:=B210-C210" table:style-name="ce1">
            <text:p>0.779988667</text:p>
          </table:table-cell>
          <table:table-cell office:value-type="float" office:value="529.26000999999997" table:style-name="ce1">
            <text:p>529.26001</text:p>
          </table:table-cell>
          <table:table-cell office:value-type="float" office:value="528.20334866666667" table:formula="msoxl:=AVERAGE(E208:E210)" table:style-name="ce1">
            <text:p>528.2033487</text:p>
          </table:table-cell>
          <table:table-cell office:value-type="float" office:value="1.0566613333332953" table:formula="msoxl:=E210-F210" table:style-name="ce1">
            <text:p>1.056661333</text:p>
          </table:table-cell>
          <table:table-cell office:value-type="float" office:value="530.97997999999995" table:style-name="ce1">
            <text:p>530.97998</text:p>
          </table:table-cell>
          <table:table-cell office:value-type="float" office:value="525.09997599999997" table:style-name="ce1">
            <text:p>525.099976</text:p>
          </table:table-cell>
          <table:table-cell table:number-columns-repeated="16375"/>
        </table:table-row>
        <table:table-row table:style-name="ro1">
          <table:table-cell office:value-type="date" office:date-value="2015-06-18T00:00:00" table:style-name="ce2">
            <text:p>18-06-2015</text:p>
          </table:table-cell>
          <table:table-cell office:value-type="float" office:value="531" table:style-name="ce1">
            <text:p>531</text:p>
          </table:table-cell>
          <table:table-cell office:value-type="float" office:value="529.59000633333335" table:formula="msoxl:=AVERAGE(B209:B211)" table:style-name="ce1">
            <text:p>529.5900063</text:p>
          </table:table-cell>
          <table:table-cell office:value-type="float" office:value="1.4099936666666508" table:formula="msoxl:=B211-C211" table:style-name="ce1">
            <text:p>1.409993667</text:p>
          </table:table-cell>
          <table:table-cell office:value-type="float" office:value="536.72997999999995" table:style-name="ce1">
            <text:p>536.72998</text:p>
          </table:table-cell>
          <table:table-cell office:value-type="float" office:value="531.38000466666665" table:formula="msoxl:=AVERAGE(E209:E211)" table:style-name="ce1">
            <text:p>531.3800047</text:p>
          </table:table-cell>
          <table:table-cell office:value-type="float" office:value="5.3499753333333047" table:formula="msoxl:=E211-F211" table:style-name="ce1">
            <text:p>5.349975333</text:p>
          </table:table-cell>
          <table:table-cell office:value-type="float" office:value="538.15002400000003" table:style-name="ce1">
            <text:p>538.150024</text:p>
          </table:table-cell>
          <table:table-cell office:value-type="float" office:value="530.78997800000002" table:style-name="ce1">
            <text:p>530.789978</text:p>
          </table:table-cell>
          <table:table-cell table:number-columns-repeated="16375"/>
        </table:table-row>
        <table:table-row table:style-name="ro1">
          <table:table-cell office:value-type="date" office:date-value="2015-06-19T00:00:00" table:style-name="ce2">
            <text:p>19-06-2015</text:p>
          </table:table-cell>
          <table:table-cell office:value-type="float" office:value="537.21002199999998" table:style-name="ce1">
            <text:p>537.210022</text:p>
          </table:table-cell>
          <table:table-cell office:value-type="float" office:value="532.52667233333329" table:formula="msoxl:=AVERAGE(B210:B212)" table:style-name="ce1">
            <text:p>532.5266723</text:p>
          </table:table-cell>
          <table:table-cell office:value-type="float" office:value="4.6833496666666861" table:formula="msoxl:=B212-C212" table:style-name="ce1">
            <text:p>4.683349667</text:p>
          </table:table-cell>
          <table:table-cell office:value-type="float" office:value="536.69000200000005" table:style-name="ce1">
            <text:p>536.690002</text:p>
          </table:table-cell>
          <table:table-cell office:value-type="float" office:value="534.22666400000003" table:formula="msoxl:=AVERAGE(E210:E212)" table:style-name="ce1">
            <text:p>534.226664</text:p>
          </table:table-cell>
          <table:table-cell office:value-type="float" office:value="2.4633380000000216" table:formula="msoxl:=E212-F212" table:style-name="ce1">
            <text:p>2.463338</text:p>
          </table:table-cell>
          <table:table-cell office:value-type="float" office:value="538.25" table:style-name="ce1">
            <text:p>538.25</text:p>
          </table:table-cell>
          <table:table-cell office:value-type="float" office:value="533.01000999999997" table:style-name="ce1">
            <text:p>533.01001</text:p>
          </table:table-cell>
          <table:table-cell table:number-columns-repeated="16375"/>
        </table:table-row>
        <table:table-row table:style-name="ro1">
          <table:table-cell office:value-type="date" office:date-value="2015-06-22T00:00:00" table:style-name="ce2">
            <text:p>22-06-2015</text:p>
          </table:table-cell>
          <table:table-cell office:value-type="float" office:value="539.59002699999996" table:style-name="ce1">
            <text:p>539.590027</text:p>
          </table:table-cell>
          <table:table-cell office:value-type="float" office:value="535.93334966666669" table:formula="msoxl:=AVERAGE(B211:B213)" table:style-name="ce1">
            <text:p>535.9333497</text:p>
          </table:table-cell>
          <table:table-cell office:value-type="float" office:value="3.6566773333332776" table:formula="msoxl:=B213-C213" table:style-name="ce1">
            <text:p>3.656677333</text:p>
          </table:table-cell>
          <table:table-cell office:value-type="float" office:value="538.19000200000005" table:style-name="ce1">
            <text:p>538.190002</text:p>
          </table:table-cell>
          <table:table-cell office:value-type="float" office:value="537.20332799999994" table:formula="msoxl:=AVERAGE(E211:E213)" table:style-name="ce1">
            <text:p>537.203328</text:p>
          </table:table-cell>
          <table:table-cell office:value-type="float" office:value="0.9866740000001073" table:formula="msoxl:=E213-F213" table:style-name="ce1">
            <text:p>0.986674</text:p>
          </table:table-cell>
          <table:table-cell office:value-type="float" office:value="543.73999000000003" table:style-name="ce1">
            <text:p>543.73999</text:p>
          </table:table-cell>
          <table:table-cell office:value-type="float" office:value="537.53002900000001" table:style-name="ce1">
            <text:p>537.530029</text:p>
          </table:table-cell>
          <table:table-cell table:number-columns-repeated="16375"/>
        </table:table-row>
        <table:table-row table:style-name="ro1">
          <table:table-cell office:value-type="date" office:date-value="2015-06-23T00:00:00" table:style-name="ce2">
            <text:p>23-06-2015</text:p>
          </table:table-cell>
          <table:table-cell office:value-type="float" office:value="539.64001499999995" table:style-name="ce1">
            <text:p>539.640015</text:p>
          </table:table-cell>
          <table:table-cell office:value-type="float" office:value="538.81335466666667" table:formula="msoxl:=AVERAGE(B212:B214)" table:style-name="ce1">
            <text:p>538.8133547</text:p>
          </table:table-cell>
          <table:table-cell office:value-type="float" office:value="0.8266603333332796" table:formula="msoxl:=B214-C214" table:style-name="ce1">
            <text:p>0.826660333</text:p>
          </table:table-cell>
          <table:table-cell office:value-type="float" office:value="540.47997999999995" table:style-name="ce1">
            <text:p>540.47998</text:p>
          </table:table-cell>
          <table:table-cell office:value-type="float" office:value="538.45332800000006" table:formula="msoxl:=AVERAGE(E212:E214)" table:style-name="ce1">
            <text:p>538.453328</text:p>
          </table:table-cell>
          <table:table-cell office:value-type="float" office:value="2.0266519999998991" table:formula="msoxl:=E214-F214" table:style-name="ce1">
            <text:p>2.026652</text:p>
          </table:table-cell>
          <table:table-cell office:value-type="float" office:value="541.49902299999997" table:style-name="ce1">
            <text:p>541.499023</text:p>
          </table:table-cell>
          <table:table-cell office:value-type="float" office:value="535.25" table:style-name="ce1">
            <text:p>535.25</text:p>
          </table:table-cell>
          <table:table-cell table:number-columns-repeated="16375"/>
        </table:table-row>
        <table:table-row table:style-name="ro1">
          <table:table-cell office:value-type="date" office:date-value="2015-06-24T00:00:00" table:style-name="ce2">
            <text:p>24-06-2015</text:p>
          </table:table-cell>
          <table:table-cell office:value-type="float" office:value="540" table:style-name="ce1">
            <text:p>540</text:p>
          </table:table-cell>
          <table:table-cell office:value-type="float" office:value="539.7433473333333" table:formula="msoxl:=AVERAGE(B213:B215)" table:style-name="ce1">
            <text:p>539.7433473</text:p>
          </table:table-cell>
          <table:table-cell office:value-type="float" office:value="0.25665266666669595" table:formula="msoxl:=B215-C215" table:style-name="ce1">
            <text:p>0.256652667</text:p>
          </table:table-cell>
          <table:table-cell office:value-type="float" office:value="537.84002699999996" table:style-name="ce1">
            <text:p>537.840027</text:p>
          </table:table-cell>
          <table:table-cell office:value-type="float" office:value="538.83666966666658" table:formula="msoxl:=AVERAGE(E213:E215)" table:style-name="ce1">
            <text:p>538.8366697</text:p>
          </table:table-cell>
          <table:table-cell office:value-type="float" office:value="-0.99664266666661661" table:formula="msoxl:=E215-F215" table:style-name="ce1">
            <text:p>-0.996642667</text:p>
          </table:table-cell>
          <table:table-cell office:value-type="float" office:value="540" table:style-name="ce1">
            <text:p>540</text:p>
          </table:table-cell>
          <table:table-cell office:value-type="float" office:value="535.65997300000004" table:style-name="ce1">
            <text:p>535.659973</text:p>
          </table:table-cell>
          <table:table-cell table:number-columns-repeated="16375"/>
        </table:table-row>
        <table:table-row table:style-name="ro1">
          <table:table-cell office:value-type="date" office:date-value="2015-06-25T00:00:00" table:style-name="ce2">
            <text:p>25-06-2015</text:p>
          </table:table-cell>
          <table:table-cell office:value-type="float" office:value="538.86999500000002" table:style-name="ce1">
            <text:p>538.869995</text:p>
          </table:table-cell>
          <table:table-cell office:value-type="float" office:value="539.50333666666666" table:formula="msoxl:=AVERAGE(B214:B216)" table:style-name="ce1">
            <text:p>539.5033367</text:p>
          </table:table-cell>
          <table:table-cell office:value-type="float" office:value="-0.63334166666663805" table:formula="msoxl:=B216-C216" table:style-name="ce1">
            <text:p>-0.633341667</text:p>
          </table:table-cell>
          <table:table-cell office:value-type="float" office:value="535.22997999999995" table:style-name="ce1">
            <text:p>535.22998</text:p>
          </table:table-cell>
          <table:table-cell office:value-type="float" office:value="537.84999566666659" table:formula="msoxl:=AVERAGE(E214:E216)" table:style-name="ce1">
            <text:p>537.8499957</text:p>
          </table:table-cell>
          <table:table-cell office:value-type="float" office:value="-2.6200156666666317" table:formula="msoxl:=E216-F216" table:style-name="ce1">
            <text:p>-2.620015667</text:p>
          </table:table-cell>
          <table:table-cell office:value-type="float" office:value="540.90002400000003" table:style-name="ce1">
            <text:p>540.900024</text:p>
          </table:table-cell>
          <table:table-cell office:value-type="float" office:value="535.22997999999995" table:style-name="ce1">
            <text:p>535.22998</text:p>
          </table:table-cell>
          <table:table-cell table:number-columns-repeated="16375"/>
        </table:table-row>
        <table:table-row table:style-name="ro1">
          <table:table-cell office:value-type="date" office:date-value="2015-06-26T00:00:00" table:style-name="ce2">
            <text:p>26-06-2015</text:p>
          </table:table-cell>
          <table:table-cell office:value-type="float" office:value="537.26000999999997" table:style-name="ce1">
            <text:p>537.26001</text:p>
          </table:table-cell>
          <table:table-cell office:value-type="float" office:value="538.7100016666667" table:formula="msoxl:=AVERAGE(B215:B217)" table:style-name="ce1">
            <text:p>538.7100017</text:p>
          </table:table-cell>
          <table:table-cell office:value-type="float" office:value="-1.4499916666667332" table:formula="msoxl:=B217-C217" table:style-name="ce1">
            <text:p>-1.449991667</text:p>
          </table:table-cell>
          <table:table-cell office:value-type="float" office:value="531.69000200000005" table:style-name="ce1">
            <text:p>531.690002</text:p>
          </table:table-cell>
          <table:table-cell office:value-type="float" office:value="534.92000299999995" table:formula="msoxl:=AVERAGE(E215:E217)" table:style-name="ce1">
            <text:p>534.920003</text:p>
          </table:table-cell>
          <table:table-cell office:value-type="float" office:value="-3.230000999999902" table:formula="msoxl:=E217-F217" table:style-name="ce1">
            <text:p>-3.230001</text:p>
          </table:table-cell>
          <table:table-cell office:value-type="float" office:value="537.76000999999997" table:style-name="ce1">
            <text:p>537.76001</text:p>
          </table:table-cell>
          <table:table-cell office:value-type="float" office:value="531.34997599999997" table:style-name="ce1">
            <text:p>531.349976</text:p>
          </table:table-cell>
          <table:table-cell table:number-columns-repeated="16375"/>
        </table:table-row>
        <table:table-row table:style-name="ro1">
          <table:table-cell office:value-type="date" office:date-value="2015-06-29T00:00:00" table:style-name="ce2">
            <text:p>29-06-2015</text:p>
          </table:table-cell>
          <table:table-cell office:value-type="float" office:value="525.01000999999997" table:style-name="ce1">
            <text:p>525.01001</text:p>
          </table:table-cell>
          <table:table-cell office:value-type="float" office:value="533.71333833333335" table:formula="msoxl:=AVERAGE(B216:B218)" table:style-name="ce1">
            <text:p>533.7133383</text:p>
          </table:table-cell>
          <table:table-cell office:value-type="float" office:value="-8.7033283333333884" table:formula="msoxl:=B218-C218" table:style-name="ce1">
            <text:p>-8.703328333</text:p>
          </table:table-cell>
          <table:table-cell office:value-type="float" office:value="521.52002000000005" table:style-name="ce1">
            <text:p>521.52002</text:p>
          </table:table-cell>
          <table:table-cell office:value-type="float" office:value="529.48000066666657" table:formula="msoxl:=AVERAGE(E216:E218)" table:style-name="ce1">
            <text:p>529.4800007</text:p>
          </table:table-cell>
          <table:table-cell office:value-type="float" office:value="-7.9599806666665245" table:formula="msoxl:=E218-F218" table:style-name="ce1">
            <text:p>-7.959980667</text:p>
          </table:table-cell>
          <table:table-cell office:value-type="float" office:value="528.60998500000005" table:style-name="ce1">
            <text:p>528.609985</text:p>
          </table:table-cell>
          <table:table-cell office:value-type="float" office:value="520.53997800000002" table:style-name="ce1">
            <text:p>520.539978</text:p>
          </table:table-cell>
          <table:table-cell table:number-columns-repeated="16375"/>
        </table:table-row>
        <table:table-row table:style-name="ro1">
          <table:table-cell office:value-type="date" office:date-value="2015-06-30T00:00:00" table:style-name="ce2">
            <text:p>30-06-2015</text:p>
          </table:table-cell>
          <table:table-cell office:value-type="float" office:value="526.02002000000005" table:style-name="ce1">
            <text:p>526.02002</text:p>
          </table:table-cell>
          <table:table-cell office:value-type="float" office:value="529.43001333333325" table:formula="msoxl:=AVERAGE(B217:B219)" table:style-name="ce1">
            <text:p>529.4300133</text:p>
          </table:table-cell>
          <table:table-cell office:value-type="float" office:value="-3.4099933333332046" table:formula="msoxl:=B219-C219" table:style-name="ce1">
            <text:p>-3.409993333</text:p>
          </table:table-cell>
          <table:table-cell office:value-type="float" office:value="520.51000999999997" table:style-name="ce1">
            <text:p>520.51001</text:p>
          </table:table-cell>
          <table:table-cell office:value-type="float" office:value="524.57334400000002" table:formula="msoxl:=AVERAGE(E217:E219)" table:style-name="ce1">
            <text:p>524.573344</text:p>
          </table:table-cell>
          <table:table-cell office:value-type="float" office:value="-4.0633340000000544" table:formula="msoxl:=E219-F219" table:style-name="ce1">
            <text:p>-4.063334</text:p>
          </table:table-cell>
          <table:table-cell office:value-type="float" office:value="526.25" table:style-name="ce1">
            <text:p>526.25</text:p>
          </table:table-cell>
          <table:table-cell office:value-type="float" office:value="520.5" table:style-name="ce1">
            <text:p>520.5</text:p>
          </table:table-cell>
          <table:table-cell table:number-columns-repeated="16375"/>
        </table:table-row>
        <table:table-row table:style-name="ro1">
          <table:table-cell office:value-type="date" office:date-value="2015-07-01T00:00:00" table:style-name="ce2">
            <text:p>01-07-2015</text:p>
          </table:table-cell>
          <table:table-cell office:value-type="float" office:value="524.72997999999995" table:style-name="ce1">
            <text:p>524.72998</text:p>
          </table:table-cell>
          <table:table-cell office:value-type="float" office:value="525.25333666666666" table:formula="msoxl:=AVERAGE(B218:B220)" table:style-name="ce1">
            <text:p>525.2533367</text:p>
          </table:table-cell>
          <table:table-cell office:value-type="float" office:value="-0.52335666666670022" table:formula="msoxl:=B220-C220" table:style-name="ce1">
            <text:p>-0.523356667</text:p>
          </table:table-cell>
          <table:table-cell office:value-type="float" office:value="521.84002699999996" table:style-name="ce1">
            <text:p>521.840027</text:p>
          </table:table-cell>
          <table:table-cell office:value-type="float" office:value="521.29001899999992" table:formula="msoxl:=AVERAGE(E218:E220)" table:style-name="ce1">
            <text:p>521.290019</text:p>
          </table:table-cell>
          <table:table-cell office:value-type="float" office:value="0.55000800000004801" table:formula="msoxl:=E220-F220" table:style-name="ce1">
            <text:p>0.550008</text:p>
          </table:table-cell>
          <table:table-cell office:value-type="float" office:value="525.69000200000005" table:style-name="ce1">
            <text:p>525.690002</text:p>
          </table:table-cell>
          <table:table-cell office:value-type="float" office:value="518.22997999999995" table:style-name="ce1">
            <text:p>518.22998</text:p>
          </table:table-cell>
          <table:table-cell table:number-columns-repeated="16375"/>
        </table:table-row>
        <table:table-row table:style-name="ro1">
          <table:table-cell office:value-type="date" office:date-value="2015-07-02T00:00:00" table:style-name="ce2">
            <text:p>02-07-2015</text:p>
          </table:table-cell>
          <table:table-cell office:value-type="float" office:value="521.080017" table:style-name="ce1">
            <text:p>521.080017</text:p>
          </table:table-cell>
          <table:table-cell office:value-type="float" office:value="523.94333900000004" table:formula="msoxl:=AVERAGE(B219:B221)" table:style-name="ce1">
            <text:p>523.943339</text:p>
          </table:table-cell>
          <table:table-cell office:value-type="float" office:value="-2.8633220000000392" table:formula="msoxl:=B221-C221" table:style-name="ce1">
            <text:p>-2.863322</text:p>
          </table:table-cell>
          <table:table-cell office:value-type="float" office:value="523.40002400000003" table:style-name="ce1">
            <text:p>523.400024</text:p>
          </table:table-cell>
          <table:table-cell office:value-type="float" office:value="521.91668700000002" table:formula="msoxl:=AVERAGE(E219:E221)" table:style-name="ce1">
            <text:p>521.916687</text:p>
          </table:table-cell>
          <table:table-cell office:value-type="float" office:value="1.4833370000000059" table:formula="msoxl:=E221-F221" table:style-name="ce1">
            <text:p>1.483337</text:p>
          </table:table-cell>
          <table:table-cell office:value-type="float" office:value="524.65002400000003" table:style-name="ce1">
            <text:p>524.650024</text:p>
          </table:table-cell>
          <table:table-cell office:value-type="float" office:value="521.080017" table:style-name="ce1">
            <text:p>521.080017</text:p>
          </table:table-cell>
          <table:table-cell table:number-columns-repeated="16375"/>
        </table:table-row>
        <table:table-row table:style-name="ro1">
          <table:table-cell office:value-type="date" office:date-value="2015-07-06T00:00:00" table:style-name="ce2">
            <text:p>06-07-2015</text:p>
          </table:table-cell>
          <table:table-cell office:value-type="float" office:value="519.5" table:style-name="ce1">
            <text:p>519.5</text:p>
          </table:table-cell>
          <table:table-cell office:value-type="float" office:value="521.76999899999998" table:formula="msoxl:=AVERAGE(B220:B222)" table:style-name="ce1">
            <text:p>521.769999</text:p>
          </table:table-cell>
          <table:table-cell office:value-type="float" office:value="-2.2699989999999843" table:formula="msoxl:=B222-C222" table:style-name="ce1">
            <text:p>-2.269999</text:p>
          </table:table-cell>
          <table:table-cell office:value-type="float" office:value="522.85998500000005" table:style-name="ce1">
            <text:p>522.859985</text:p>
          </table:table-cell>
          <table:table-cell office:value-type="float" office:value="522.70001200000002" table:formula="msoxl:=AVERAGE(E220:E222)" table:style-name="ce1">
            <text:p>522.700012</text:p>
          </table:table-cell>
          <table:table-cell office:value-type="float" office:value="0.15997300000003634" table:formula="msoxl:=E222-F222" table:style-name="ce1">
            <text:p>0.159973</text:p>
          </table:table-cell>
          <table:table-cell office:value-type="float" office:value="525.25" table:style-name="ce1">
            <text:p>525.25</text:p>
          </table:table-cell>
          <table:table-cell office:value-type="float" office:value="519" table:style-name="ce1">
            <text:p>519</text:p>
          </table:table-cell>
          <table:table-cell table:number-columns-repeated="16375"/>
        </table:table-row>
        <table:table-row table:style-name="ro1">
          <table:table-cell office:value-type="date" office:date-value="2015-07-07T00:00:00" table:style-name="ce2">
            <text:p>07-07-2015</text:p>
          </table:table-cell>
          <table:table-cell office:value-type="float" office:value="523.13000499999998" table:style-name="ce1">
            <text:p>523.130005</text:p>
          </table:table-cell>
          <table:table-cell office:value-type="float" office:value="521.23667399999999" table:formula="msoxl:=AVERAGE(B221:B223)" table:style-name="ce1">
            <text:p>521.236674</text:p>
          </table:table-cell>
          <table:table-cell office:value-type="float" office:value="1.8933309999999892" table:formula="msoxl:=B223-C223" table:style-name="ce1">
            <text:p>1.893331</text:p>
          </table:table-cell>
          <table:table-cell office:value-type="float" office:value="525.02002000000005" table:style-name="ce1">
            <text:p>525.02002</text:p>
          </table:table-cell>
          <table:table-cell office:value-type="float" office:value="523.76000966666663" table:formula="msoxl:=AVERAGE(E221:E223)" table:style-name="ce1">
            <text:p>523.7600097</text:p>
          </table:table-cell>
          <table:table-cell office:value-type="float" office:value="1.2600103333334118" table:formula="msoxl:=E223-F223" table:style-name="ce1">
            <text:p>1.260010333</text:p>
          </table:table-cell>
          <table:table-cell office:value-type="float" office:value="526.17999299999997" table:style-name="ce1">
            <text:p>526.179993</text:p>
          </table:table-cell>
          <table:table-cell office:value-type="float" office:value="515.17999299999997" table:style-name="ce1">
            <text:p>515.179993</text:p>
          </table:table-cell>
          <table:table-cell table:number-columns-repeated="16375"/>
        </table:table-row>
        <table:table-row table:style-name="ro1">
          <table:table-cell office:value-type="date" office:date-value="2015-07-08T00:00:00" table:style-name="ce2">
            <text:p>08-07-2015</text:p>
          </table:table-cell>
          <table:table-cell office:value-type="float" office:value="521.04998799999998" table:style-name="ce1">
            <text:p>521.049988</text:p>
          </table:table-cell>
          <table:table-cell office:value-type="float" office:value="521.22666433333336" table:formula="msoxl:=AVERAGE(B222:B224)" table:style-name="ce1">
            <text:p>521.2266643</text:p>
          </table:table-cell>
          <table:table-cell office:value-type="float" office:value="-0.17667633333337562" table:formula="msoxl:=B224-C224" table:style-name="ce1">
            <text:p>-0.176676333</text:p>
          </table:table-cell>
          <table:table-cell office:value-type="float" office:value="516.830017" table:style-name="ce1">
            <text:p>516.830017</text:p>
          </table:table-cell>
          <table:table-cell office:value-type="float" office:value="521.57000733333336" table:formula="msoxl:=AVERAGE(E222:E224)" table:style-name="ce1">
            <text:p>521.5700073</text:p>
          </table:table-cell>
          <table:table-cell office:value-type="float" office:value="-4.7399903333333668" table:formula="msoxl:=E224-F224" table:style-name="ce1">
            <text:p>-4.739990333</text:p>
          </table:table-cell>
          <table:table-cell office:value-type="float" office:value="522.73400900000001" table:style-name="ce1">
            <text:p>522.734009</text:p>
          </table:table-cell>
          <table:table-cell office:value-type="float" office:value="516.10998500000005" table:style-name="ce1">
            <text:p>516.109985</text:p>
          </table:table-cell>
          <table:table-cell table:number-columns-repeated="16375"/>
        </table:table-row>
        <table:table-row table:style-name="ro1">
          <table:table-cell office:value-type="date" office:date-value="2015-07-09T00:00:00" table:style-name="ce2">
            <text:p>09-07-2015</text:p>
          </table:table-cell>
          <table:table-cell office:value-type="float" office:value="523.11999500000002" table:style-name="ce1">
            <text:p>523.119995</text:p>
          </table:table-cell>
          <table:table-cell office:value-type="float" office:value="522.43332933333329" table:formula="msoxl:=AVERAGE(B223:B225)" table:style-name="ce1">
            <text:p>522.4333293</text:p>
          </table:table-cell>
          <table:table-cell office:value-type="float" office:value="0.68666566666672679" table:formula="msoxl:=B225-C225" table:style-name="ce1">
            <text:p>0.686665667</text:p>
          </table:table-cell>
          <table:table-cell office:value-type="float" office:value="520.67999299999997" table:style-name="ce1">
            <text:p>520.679993</text:p>
          </table:table-cell>
          <table:table-cell office:value-type="float" office:value="520.84334333333334" table:formula="msoxl:=AVERAGE(E223:E225)" table:style-name="ce1">
            <text:p>520.8433433</text:p>
          </table:table-cell>
          <table:table-cell office:value-type="float" office:value="-0.16335033333336924" table:formula="msoxl:=E225-F225" table:style-name="ce1">
            <text:p>-0.163350333</text:p>
          </table:table-cell>
          <table:table-cell office:value-type="float" office:value="523.77002000000005" table:style-name="ce1">
            <text:p>523.77002</text:p>
          </table:table-cell>
          <table:table-cell office:value-type="float" office:value="520.34997599999997" table:style-name="ce1">
            <text:p>520.349976</text:p>
          </table:table-cell>
          <table:table-cell table:number-columns-repeated="16375"/>
        </table:table-row>
        <table:table-row table:style-name="ro1">
          <table:table-cell office:value-type="date" office:date-value="2015-07-10T00:00:00" table:style-name="ce2">
            <text:p>10-07-2015</text:p>
          </table:table-cell>
          <table:table-cell office:value-type="float" office:value="526.28997800000002" table:style-name="ce1">
            <text:p>526.289978</text:p>
          </table:table-cell>
          <table:table-cell office:value-type="float" office:value="523.48665366666671" table:formula="msoxl:=AVERAGE(B224:B226)" table:style-name="ce1">
            <text:p>523.4866537</text:p>
          </table:table-cell>
          <table:table-cell office:value-type="float" office:value="2.8033243333333075" table:formula="msoxl:=B226-C226" table:style-name="ce1">
            <text:p>2.803324333</text:p>
          </table:table-cell>
          <table:table-cell office:value-type="float" office:value="530.13000499999998" table:style-name="ce1">
            <text:p>530.130005</text:p>
          </table:table-cell>
          <table:table-cell office:value-type="float" office:value="522.54667166666661" table:formula="msoxl:=AVERAGE(E224:E226)" table:style-name="ce1">
            <text:p>522.5466717</text:p>
          </table:table-cell>
          <table:table-cell office:value-type="float" office:value="7.5833333333333712" table:formula="msoxl:=E226-F226" table:style-name="ce1">
            <text:p>7.583333333</text:p>
          </table:table-cell>
          <table:table-cell office:value-type="float" office:value="532.55999799999995" table:style-name="ce1">
            <text:p>532.559998</text:p>
          </table:table-cell>
          <table:table-cell office:value-type="float" office:value="525.54998799999998" table:style-name="ce1">
            <text:p>525.549988</text:p>
          </table:table-cell>
          <table:table-cell table:number-columns-repeated="16375"/>
        </table:table-row>
        <table:table-row table:style-name="ro1">
          <table:table-cell office:value-type="date" office:date-value="2015-07-13T00:00:00" table:style-name="ce2">
            <text:p>13-07-2015</text:p>
          </table:table-cell>
          <table:table-cell office:value-type="float" office:value="532.88000499999998" table:style-name="ce1">
            <text:p>532.880005</text:p>
          </table:table-cell>
          <table:table-cell office:value-type="float" office:value="527.42999266666664" table:formula="msoxl:=AVERAGE(B225:B227)" table:style-name="ce1">
            <text:p>527.4299927</text:p>
          </table:table-cell>
          <table:table-cell office:value-type="float" office:value="5.4500123333333477" table:formula="msoxl:=B227-C227" table:style-name="ce1">
            <text:p>5.450012333</text:p>
          </table:table-cell>
          <table:table-cell office:value-type="float" office:value="546.54998799999998" table:style-name="ce1">
            <text:p>546.549988</text:p>
          </table:table-cell>
          <table:table-cell office:value-type="float" office:value="532.45332866666661" table:formula="msoxl:=AVERAGE(E225:E227)" table:style-name="ce1">
            <text:p>532.4533287</text:p>
          </table:table-cell>
          <table:table-cell office:value-type="float" office:value="14.096659333333378" table:formula="msoxl:=E227-F227" table:style-name="ce1">
            <text:p>14.09665933</text:p>
          </table:table-cell>
          <table:table-cell office:value-type="float" office:value="547.10998500000005" table:style-name="ce1">
            <text:p>547.109985</text:p>
          </table:table-cell>
          <table:table-cell office:value-type="float" office:value="532.40002400000003" table:style-name="ce1">
            <text:p>532.400024</text:p>
          </table:table-cell>
          <table:table-cell table:number-columns-repeated="16375"/>
        </table:table-row>
        <table:table-row table:style-name="ro1">
          <table:table-cell office:value-type="date" office:date-value="2015-07-14T00:00:00" table:style-name="ce2">
            <text:p>14-07-2015</text:p>
          </table:table-cell>
          <table:table-cell office:value-type="float" office:value="546.76000999999997" table:style-name="ce1">
            <text:p>546.76001</text:p>
          </table:table-cell>
          <table:table-cell office:value-type="float" office:value="535.30999766666662" table:formula="msoxl:=AVERAGE(B226:B228)" table:style-name="ce1">
            <text:p>535.3099977</text:p>
          </table:table-cell>
          <table:table-cell office:value-type="float" office:value="11.450012333333348" table:formula="msoxl:=B228-C228" table:style-name="ce1">
            <text:p>11.45001233</text:p>
          </table:table-cell>
          <table:table-cell office:value-type="float" office:value="561.09997599999997" table:style-name="ce1">
            <text:p>561.099976</text:p>
          </table:table-cell>
          <table:table-cell office:value-type="float" office:value="545.92665633333331" table:formula="msoxl:=AVERAGE(E226:E228)" table:style-name="ce1">
            <text:p>545.9266563</text:p>
          </table:table-cell>
          <table:table-cell office:value-type="float" office:value="15.173319666666657" table:formula="msoxl:=E228-F228" table:style-name="ce1">
            <text:p>15.17331967</text:p>
          </table:table-cell>
          <table:table-cell office:value-type="float" office:value="565.84899900000005" table:style-name="ce1">
            <text:p>565.848999</text:p>
          </table:table-cell>
          <table:table-cell office:value-type="float" office:value="546.71002199999998" table:style-name="ce1">
            <text:p>546.710022</text:p>
          </table:table-cell>
          <table:table-cell table:number-columns-repeated="16375"/>
        </table:table-row>
        <table:table-row table:style-name="ro1">
          <table:table-cell office:value-type="date" office:date-value="2015-07-15T00:00:00" table:style-name="ce2">
            <text:p>15-07-2015</text:p>
          </table:table-cell>
          <table:table-cell office:value-type="float" office:value="560.13000499999998" table:style-name="ce1">
            <text:p>560.130005</text:p>
          </table:table-cell>
          <table:table-cell office:value-type="float" office:value="546.59000666666668" table:formula="msoxl:=AVERAGE(B227:B229)" table:style-name="ce1">
            <text:p>546.5900067</text:p>
          </table:table-cell>
          <table:table-cell office:value-type="float" office:value="13.539998333333301" table:formula="msoxl:=B229-C229" table:style-name="ce1">
            <text:p>13.53999833</text:p>
          </table:table-cell>
          <table:table-cell office:value-type="float" office:value="560.21997099999999" table:style-name="ce1">
            <text:p>560.219971</text:p>
          </table:table-cell>
          <table:table-cell office:value-type="float" office:value="555.95664499999998" table:formula="msoxl:=AVERAGE(E227:E229)" table:style-name="ce1">
            <text:p>555.956645</text:p>
          </table:table-cell>
          <table:table-cell office:value-type="float" office:value="4.2633260000000064" table:formula="msoxl:=E229-F229" table:style-name="ce1">
            <text:p>4.263326</text:p>
          </table:table-cell>
          <table:table-cell office:value-type="float" office:value="566.50299099999995" table:style-name="ce1">
            <text:p>566.502991</text:p>
          </table:table-cell>
          <table:table-cell office:value-type="float" office:value="556.78997800000002" table:style-name="ce1">
            <text:p>556.789978</text:p>
          </table:table-cell>
          <table:table-cell table:number-columns-repeated="16375"/>
        </table:table-row>
        <table:table-row table:style-name="ro1">
          <table:table-cell office:value-type="date" office:date-value="2015-07-16T00:00:00" table:style-name="ce2">
            <text:p>16-07-2015</text:p>
          </table:table-cell>
          <table:table-cell office:value-type="float" office:value="565.11999500000002" table:style-name="ce1">
            <text:p>565.119995</text:p>
          </table:table-cell>
          <table:table-cell office:value-type="float" office:value="557.33667000000003" table:formula="msoxl:=AVERAGE(B228:B230)" table:style-name="ce1">
            <text:p>557.33667</text:p>
          </table:table-cell>
          <table:table-cell office:value-type="float" office:value="7.7833249999999907" table:formula="msoxl:=B230-C230" table:style-name="ce1">
            <text:p>7.783325</text:p>
          </table:table-cell>
          <table:table-cell office:value-type="float" office:value="579.84997599999997" table:style-name="ce1">
            <text:p>579.849976</text:p>
          </table:table-cell>
          <table:table-cell office:value-type="float" office:value="567.05664100000001" table:formula="msoxl:=AVERAGE(E228:E230)" table:style-name="ce1">
            <text:p>567.056641</text:p>
          </table:table-cell>
          <table:table-cell office:value-type="float" office:value="12.793334999999956" table:formula="msoxl:=E230-F230" table:style-name="ce1">
            <text:p>12.793335</text:p>
          </table:table-cell>
          <table:table-cell office:value-type="float" office:value="580.67999299999997" table:style-name="ce1">
            <text:p>580.679993</text:p>
          </table:table-cell>
          <table:table-cell office:value-type="float" office:value="565" table:style-name="ce1">
            <text:p>565</text:p>
          </table:table-cell>
          <table:table-cell table:number-columns-repeated="16375"/>
        </table:table-row>
        <table:table-row table:style-name="ro1">
          <table:table-cell office:value-type="date" office:date-value="2015-07-17T00:00:00" table:style-name="ce2">
            <text:p>17-07-2015</text:p>
          </table:table-cell>
          <table:table-cell office:value-type="float" office:value="649" table:style-name="ce1">
            <text:p>649</text:p>
          </table:table-cell>
          <table:table-cell office:value-type="float" office:value="591.41666666666663" table:formula="msoxl:=AVERAGE(B229:B231)" table:style-name="ce1">
            <text:p>591.4166667</text:p>
          </table:table-cell>
          <table:table-cell office:value-type="float" office:value="57.583333333333371" table:formula="msoxl:=B231-C231" table:style-name="ce1">
            <text:p>57.58333333</text:p>
          </table:table-cell>
          <table:table-cell office:value-type="float" office:value="672.92999299999997" table:style-name="ce1">
            <text:p>672.929993</text:p>
          </table:table-cell>
          <table:table-cell office:value-type="float" office:value="604.33331333333331" table:formula="msoxl:=AVERAGE(E229:E231)" table:style-name="ce1">
            <text:p>604.3333133</text:p>
          </table:table-cell>
          <table:table-cell office:value-type="float" office:value="68.59667966666666" table:formula="msoxl:=E231-F231" table:style-name="ce1">
            <text:p>68.59667967</text:p>
          </table:table-cell>
          <table:table-cell office:value-type="float" office:value="674.46801800000003" table:style-name="ce1">
            <text:p>674.468018</text:p>
          </table:table-cell>
          <table:table-cell office:value-type="float" office:value="645" table:style-name="ce1">
            <text:p>645</text:p>
          </table:table-cell>
          <table:table-cell table:number-columns-repeated="16375"/>
        </table:table-row>
        <table:table-row table:style-name="ro1">
          <table:table-cell office:value-type="date" office:date-value="2015-07-20T00:00:00" table:style-name="ce2">
            <text:p>20-07-2015</text:p>
          </table:table-cell>
          <table:table-cell office:value-type="float" office:value="659.23999000000003" table:style-name="ce1">
            <text:p>659.23999</text:p>
          </table:table-cell>
          <table:table-cell office:value-type="float" office:value="624.45332833333339" table:formula="msoxl:=AVERAGE(B230:B232)" table:style-name="ce1">
            <text:p>624.4533283</text:p>
          </table:table-cell>
          <table:table-cell office:value-type="float" office:value="34.786661666666646" table:formula="msoxl:=B232-C232" table:style-name="ce1">
            <text:p>34.78666167</text:p>
          </table:table-cell>
          <table:table-cell office:value-type="float" office:value="663.02002000000005" table:style-name="ce1">
            <text:p>663.02002</text:p>
          </table:table-cell>
          <table:table-cell office:value-type="float" office:value="638.59999633333337" table:formula="msoxl:=AVERAGE(E230:E232)" table:style-name="ce1">
            <text:p>638.5999963</text:p>
          </table:table-cell>
          <table:table-cell office:value-type="float" office:value="24.42002366666668" table:formula="msoxl:=E232-F232" table:style-name="ce1">
            <text:p>24.42002367</text:p>
          </table:table-cell>
          <table:table-cell office:value-type="float" office:value="668.88000499999998" table:style-name="ce1">
            <text:p>668.880005</text:p>
          </table:table-cell>
          <table:table-cell office:value-type="float" office:value="653.01000999999997" table:style-name="ce1">
            <text:p>653.01001</text:p>
          </table:table-cell>
          <table:table-cell table:number-columns-repeated="16375"/>
        </table:table-row>
        <table:table-row table:style-name="ro1">
          <table:table-cell office:value-type="date" office:date-value="2015-07-21T00:00:00" table:style-name="ce2">
            <text:p>21-07-2015</text:p>
          </table:table-cell>
          <table:table-cell office:value-type="float" office:value="655.21002199999998" table:style-name="ce1">
            <text:p>655.210022</text:p>
          </table:table-cell>
          <table:table-cell office:value-type="float" office:value="654.48333733333334" table:formula="msoxl:=AVERAGE(B231:B233)" table:style-name="ce1">
            <text:p>654.4833373</text:p>
          </table:table-cell>
          <table:table-cell office:value-type="float" office:value="0.72668466666664244" table:formula="msoxl:=B233-C233" table:style-name="ce1">
            <text:p>0.726684667</text:p>
          </table:table-cell>
          <table:table-cell office:value-type="float" office:value="662.29998799999998" table:style-name="ce1">
            <text:p>662.299988</text:p>
          </table:table-cell>
          <table:table-cell office:value-type="float" office:value="666.0833336666667" table:formula="msoxl:=AVERAGE(E231:E233)" table:style-name="ce1">
            <text:p>666.0833337</text:p>
          </table:table-cell>
          <table:table-cell office:value-type="float" office:value="-3.7833456666667189" table:formula="msoxl:=E233-F233" table:style-name="ce1">
            <text:p>-3.783345667</text:p>
          </table:table-cell>
          <table:table-cell office:value-type="float" office:value="673" table:style-name="ce1">
            <text:p>673</text:p>
          </table:table-cell>
          <table:table-cell office:value-type="float" office:value="654.29998799999998" table:style-name="ce1">
            <text:p>654.299988</text:p>
          </table:table-cell>
          <table:table-cell table:number-columns-repeated="16375"/>
        </table:table-row>
        <table:table-row table:style-name="ro1">
          <table:table-cell office:value-type="date" office:date-value="2015-07-22T00:00:00" table:style-name="ce2">
            <text:p>22-07-2015</text:p>
          </table:table-cell>
          <table:table-cell office:value-type="float" office:value="660.89001499999995" table:style-name="ce1">
            <text:p>660.890015</text:p>
          </table:table-cell>
          <table:table-cell office:value-type="float" office:value="658.44667566666669" table:formula="msoxl:=AVERAGE(B232:B234)" table:style-name="ce1">
            <text:p>658.4466757</text:p>
          </table:table-cell>
          <table:table-cell office:value-type="float" office:value="2.443339333333256" table:formula="msoxl:=B234-C234" table:style-name="ce1">
            <text:p>2.443339333</text:p>
          </table:table-cell>
          <table:table-cell office:value-type="float" office:value="662.09997599999997" table:style-name="ce1">
            <text:p>662.099976</text:p>
          </table:table-cell>
          <table:table-cell office:value-type="float" office:value="662.47332800000004" table:formula="msoxl:=AVERAGE(E232:E234)" table:style-name="ce1">
            <text:p>662.473328</text:p>
          </table:table-cell>
          <table:table-cell office:value-type="float" office:value="-0.37335200000006807" table:formula="msoxl:=E234-F234" table:style-name="ce1">
            <text:p>-0.373352</text:p>
          </table:table-cell>
          <table:table-cell office:value-type="float" office:value="678.64001499999995" table:style-name="ce1">
            <text:p>678.640015</text:p>
          </table:table-cell>
          <table:table-cell office:value-type="float" office:value="659" table:style-name="ce1">
            <text:p>659</text:p>
          </table:table-cell>
          <table:table-cell table:number-columns-repeated="16375"/>
        </table:table-row>
        <table:table-row table:style-name="ro1">
          <table:table-cell office:value-type="date" office:date-value="2015-07-23T00:00:00" table:style-name="ce2">
            <text:p>23-07-2015</text:p>
          </table:table-cell>
          <table:table-cell office:value-type="float" office:value="661.27002000000005" table:style-name="ce1">
            <text:p>661.27002</text:p>
          </table:table-cell>
          <table:table-cell office:value-type="float" office:value="659.1233523333334" table:formula="msoxl:=AVERAGE(B233:B235)" table:style-name="ce1">
            <text:p>659.1233523</text:p>
          </table:table-cell>
          <table:table-cell office:value-type="float" office:value="2.1466676666666444" table:formula="msoxl:=B235-C235" table:style-name="ce1">
            <text:p>2.146667667</text:p>
          </table:table-cell>
          <table:table-cell office:value-type="float" office:value="644.28002900000001" table:style-name="ce1">
            <text:p>644.280029</text:p>
          </table:table-cell>
          <table:table-cell office:value-type="float" office:value="656.22666433333336" table:formula="msoxl:=AVERAGE(E233:E235)" table:style-name="ce1">
            <text:p>656.2266643</text:p>
          </table:table-cell>
          <table:table-cell office:value-type="float" office:value="-11.946635333333347" table:formula="msoxl:=E235-F235" table:style-name="ce1">
            <text:p>-11.94663533</text:p>
          </table:table-cell>
          <table:table-cell office:value-type="float" office:value="663.63000499999998" table:style-name="ce1">
            <text:p>663.630005</text:p>
          </table:table-cell>
          <table:table-cell office:value-type="float" office:value="641" table:style-name="ce1">
            <text:p>641</text:p>
          </table:table-cell>
          <table:table-cell table:number-columns-repeated="16375"/>
        </table:table-row>
        <table:table-row table:style-name="ro1">
          <table:table-cell office:value-type="date" office:date-value="2015-07-24T00:00:00" table:style-name="ce2">
            <text:p>24-07-2015</text:p>
          </table:table-cell>
          <table:table-cell office:value-type="float" office:value="647" table:style-name="ce1">
            <text:p>647</text:p>
          </table:table-cell>
          <table:table-cell office:value-type="float" office:value="656.38667833333329" table:formula="msoxl:=AVERAGE(B234:B236)" table:style-name="ce1">
            <text:p>656.3866783</text:p>
          </table:table-cell>
          <table:table-cell office:value-type="float" office:value="-9.3866783333332933" table:formula="msoxl:=B236-C236" table:style-name="ce1">
            <text:p>-9.386678333</text:p>
          </table:table-cell>
          <table:table-cell office:value-type="float" office:value="623.55999799999995" table:style-name="ce1">
            <text:p>623.559998</text:p>
          </table:table-cell>
          <table:table-cell office:value-type="float" office:value="643.31333433333327" table:formula="msoxl:=AVERAGE(E234:E236)" table:style-name="ce1">
            <text:p>643.3133343</text:p>
          </table:table-cell>
          <table:table-cell office:value-type="float" office:value="-19.753336333333323" table:formula="msoxl:=E236-F236" table:style-name="ce1">
            <text:p>-19.75333633</text:p>
          </table:table-cell>
          <table:table-cell office:value-type="float" office:value="648.169983" table:style-name="ce1">
            <text:p>648.169983</text:p>
          </table:table-cell>
          <table:table-cell office:value-type="float" office:value="622.52002000000005" table:style-name="ce1">
            <text:p>622.52002</text:p>
          </table:table-cell>
          <table:table-cell table:number-columns-repeated="16375"/>
        </table:table-row>
        <table:table-row table:style-name="ro1">
          <table:table-cell office:value-type="date" office:date-value="2015-07-27T00:00:00" table:style-name="ce2">
            <text:p>27-07-2015</text:p>
          </table:table-cell>
          <table:table-cell office:value-type="float" office:value="621" table:style-name="ce1">
            <text:p>621</text:p>
          </table:table-cell>
          <table:table-cell office:value-type="float" office:value="643.09000666666668" table:formula="msoxl:=AVERAGE(B235:B237)" table:style-name="ce1">
            <text:p>643.0900067</text:p>
          </table:table-cell>
          <table:table-cell office:value-type="float" office:value="-22.090006666666682" table:formula="msoxl:=B237-C237" table:style-name="ce1">
            <text:p>-22.09000667</text:p>
          </table:table-cell>
          <table:table-cell office:value-type="float" office:value="627.26000999999997" table:style-name="ce1">
            <text:p>627.26001</text:p>
          </table:table-cell>
          <table:table-cell office:value-type="float" office:value="631.70001233333335" table:formula="msoxl:=AVERAGE(E235:E237)" table:style-name="ce1">
            <text:p>631.7000123</text:p>
          </table:table-cell>
          <table:table-cell office:value-type="float" office:value="-4.440002333333382" table:formula="msoxl:=E237-F237" table:style-name="ce1">
            <text:p>-4.440002333</text:p>
          </table:table-cell>
          <table:table-cell office:value-type="float" office:value="634.29998799999998" table:style-name="ce1">
            <text:p>634.299988</text:p>
          </table:table-cell>
          <table:table-cell office:value-type="float" office:value="620.5" table:style-name="ce1">
            <text:p>620.5</text:p>
          </table:table-cell>
          <table:table-cell table:number-columns-repeated="16375"/>
        </table:table-row>
        <table:table-row table:style-name="ro1">
          <table:table-cell office:value-type="date" office:date-value="2015-07-28T00:00:00" table:style-name="ce2">
            <text:p>28-07-2015</text:p>
          </table:table-cell>
          <table:table-cell office:value-type="float" office:value="632.830017" table:style-name="ce1">
            <text:p>632.830017</text:p>
          </table:table-cell>
          <table:table-cell office:value-type="float" office:value="633.61000566666667" table:formula="msoxl:=AVERAGE(B236:B238)" table:style-name="ce1">
            <text:p>633.6100057</text:p>
          </table:table-cell>
          <table:table-cell office:value-type="float" office:value="-0.779988666666668" table:formula="msoxl:=B238-C238" table:style-name="ce1">
            <text:p>-0.779988667</text:p>
          </table:table-cell>
          <table:table-cell office:value-type="float" office:value="628" table:style-name="ce1">
            <text:p>628</text:p>
          </table:table-cell>
          <table:table-cell office:value-type="float" office:value="626.27333599999997" table:formula="msoxl:=AVERAGE(E236:E238)" table:style-name="ce1">
            <text:p>626.273336</text:p>
          </table:table-cell>
          <table:table-cell office:value-type="float" office:value="1.726664000000028" table:formula="msoxl:=E238-F238" table:style-name="ce1">
            <text:p>1.726664</text:p>
          </table:table-cell>
          <table:table-cell office:value-type="float" office:value="632.830017" table:style-name="ce1">
            <text:p>632.830017</text:p>
          </table:table-cell>
          <table:table-cell office:value-type="float" office:value="623.30999799999995" table:style-name="ce1">
            <text:p>623.309998</text:p>
          </table:table-cell>
          <table:table-cell table:number-columns-repeated="16375"/>
        </table:table-row>
        <table:table-row table:style-name="ro1">
          <table:table-cell office:value-type="date" office:date-value="2015-07-29T00:00:00" table:style-name="ce2">
            <text:p>29-07-2015</text:p>
          </table:table-cell>
          <table:table-cell office:value-type="float" office:value="628.79998799999998" table:style-name="ce1">
            <text:p>628.799988</text:p>
          </table:table-cell>
          <table:table-cell office:value-type="float" office:value="627.54333499999996" table:formula="msoxl:=AVERAGE(B237:B239)" table:style-name="ce1">
            <text:p>627.543335</text:p>
          </table:table-cell>
          <table:table-cell office:value-type="float" office:value="1.2566530000000284" table:formula="msoxl:=B239-C239" table:style-name="ce1">
            <text:p>1.256653</text:p>
          </table:table-cell>
          <table:table-cell office:value-type="float" office:value="631.92999299999997" table:style-name="ce1">
            <text:p>631.929993</text:p>
          </table:table-cell>
          <table:table-cell office:value-type="float" office:value="629.06333433333327" table:formula="msoxl:=AVERAGE(E237:E239)" table:style-name="ce1">
            <text:p>629.0633343</text:p>
          </table:table-cell>
          <table:table-cell office:value-type="float" office:value="2.8666586666666944" table:formula="msoxl:=E239-F239" table:style-name="ce1">
            <text:p>2.866658667</text:p>
          </table:table-cell>
          <table:table-cell office:value-type="float" office:value="633.35998500000005" table:style-name="ce1">
            <text:p>633.359985</text:p>
          </table:table-cell>
          <table:table-cell office:value-type="float" office:value="622.65002400000003" table:style-name="ce1">
            <text:p>622.650024</text:p>
          </table:table-cell>
          <table:table-cell table:number-columns-repeated="16375"/>
        </table:table-row>
        <table:table-row table:style-name="ro1">
          <table:table-cell office:value-type="date" office:date-value="2015-07-30T00:00:00" table:style-name="ce2">
            <text:p>30-07-2015</text:p>
          </table:table-cell>
          <table:table-cell office:value-type="float" office:value="630" table:style-name="ce1">
            <text:p>630</text:p>
          </table:table-cell>
          <table:table-cell office:value-type="float" office:value="630.54333499999996" table:formula="msoxl:=AVERAGE(B238:B240)" table:style-name="ce1">
            <text:p>630.543335</text:p>
          </table:table-cell>
          <table:table-cell office:value-type="float" office:value="-0.54333499999995638" table:formula="msoxl:=B240-C240" table:style-name="ce1">
            <text:p>-0.543335</text:p>
          </table:table-cell>
          <table:table-cell office:value-type="float" office:value="632.59002699999996" table:style-name="ce1">
            <text:p>632.590027</text:p>
          </table:table-cell>
          <table:table-cell office:value-type="float" office:value="630.84000666666668" table:formula="msoxl:=AVERAGE(E238:E240)" table:style-name="ce1">
            <text:p>630.8400067</text:p>
          </table:table-cell>
          <table:table-cell office:value-type="float" office:value="1.750020333333282" table:formula="msoxl:=E240-F240" table:style-name="ce1">
            <text:p>1.750020333</text:p>
          </table:table-cell>
          <table:table-cell office:value-type="float" office:value="635.21997099999999" table:style-name="ce1">
            <text:p>635.219971</text:p>
          </table:table-cell>
          <table:table-cell office:value-type="float" office:value="622.04998799999998" table:style-name="ce1">
            <text:p>622.049988</text:p>
          </table:table-cell>
          <table:table-cell table:number-columns-repeated="16375"/>
        </table:table-row>
        <table:table-row table:style-name="ro1">
          <table:table-cell office:value-type="date" office:date-value="2015-07-31T00:00:00" table:style-name="ce2">
            <text:p>31-07-2015</text:p>
          </table:table-cell>
          <table:table-cell office:value-type="float" office:value="631.38000499999998" table:style-name="ce1">
            <text:p>631.380005</text:p>
          </table:table-cell>
          <table:table-cell office:value-type="float" office:value="630.05999766666662" table:formula="msoxl:=AVERAGE(B239:B241)" table:style-name="ce1">
            <text:p>630.0599977</text:p>
          </table:table-cell>
          <table:table-cell office:value-type="float" office:value="1.3200073333333648" table:formula="msoxl:=B241-C241" table:style-name="ce1">
            <text:p>1.320007333</text:p>
          </table:table-cell>
          <table:table-cell office:value-type="float" office:value="625.60998500000005" table:style-name="ce1">
            <text:p>625.609985</text:p>
          </table:table-cell>
          <table:table-cell office:value-type="float" office:value="630.04333499999996" table:formula="msoxl:=AVERAGE(E239:E241)" table:style-name="ce1">
            <text:p>630.043335</text:p>
          </table:table-cell>
          <table:table-cell office:value-type="float" office:value="-4.4333499999999049" table:formula="msoxl:=E241-F241" table:style-name="ce1">
            <text:p>-4.43335</text:p>
          </table:table-cell>
          <table:table-cell office:value-type="float" office:value="632.90997300000004" table:style-name="ce1">
            <text:p>632.909973</text:p>
          </table:table-cell>
          <table:table-cell office:value-type="float" office:value="625.5" table:style-name="ce1">
            <text:p>625.5</text:p>
          </table:table-cell>
          <table:table-cell table:number-columns-repeated="16375"/>
        </table:table-row>
        <table:table-row table:style-name="ro1">
          <table:table-cell office:value-type="date" office:date-value="2015-08-03T00:00:00" table:style-name="ce2">
            <text:p>03-08-2015</text:p>
          </table:table-cell>
          <table:table-cell office:value-type="float" office:value="625.34002699999996" table:style-name="ce1">
            <text:p>625.340027</text:p>
          </table:table-cell>
          <table:table-cell office:value-type="float" office:value="628.90667733333328" table:formula="msoxl:=AVERAGE(B240:B242)" table:style-name="ce1">
            <text:p>628.9066773</text:p>
          </table:table-cell>
          <table:table-cell office:value-type="float" office:value="-3.5666503333333139" table:formula="msoxl:=B242-C242" table:style-name="ce1">
            <text:p>-3.566650333</text:p>
          </table:table-cell>
          <table:table-cell office:value-type="float" office:value="631.21002199999998" table:style-name="ce1">
            <text:p>631.210022</text:p>
          </table:table-cell>
          <table:table-cell office:value-type="float" office:value="629.8033446666667" table:formula="msoxl:=AVERAGE(E240:E242)" table:style-name="ce1">
            <text:p>629.8033447</text:p>
          </table:table-cell>
          <table:table-cell office:value-type="float" office:value="1.4066773333332776" table:formula="msoxl:=E242-F242" table:style-name="ce1">
            <text:p>1.406677333</text:p>
          </table:table-cell>
          <table:table-cell office:value-type="float" office:value="633.05602999999996" table:style-name="ce1">
            <text:p>633.05603</text:p>
          </table:table-cell>
          <table:table-cell office:value-type="float" office:value="625.34002699999996" table:style-name="ce1">
            <text:p>625.340027</text:p>
          </table:table-cell>
          <table:table-cell table:number-columns-repeated="16375"/>
        </table:table-row>
        <table:table-row table:style-name="ro1">
          <table:table-cell office:value-type="date" office:date-value="2015-08-04T00:00:00" table:style-name="ce2">
            <text:p>04-08-2015</text:p>
          </table:table-cell>
          <table:table-cell office:value-type="float" office:value="628.419983" table:style-name="ce1">
            <text:p>628.419983</text:p>
          </table:table-cell>
          <table:table-cell office:value-type="float" office:value="628.38000499999998" table:formula="msoxl:=AVERAGE(B241:B243)" table:style-name="ce1">
            <text:p>628.380005</text:p>
          </table:table-cell>
          <table:table-cell office:value-type="float" office:value="3.9978000000019165E-2" table:formula="msoxl:=B243-C243" table:style-name="ce1">
            <text:p>0.039978</text:p>
          </table:table-cell>
          <table:table-cell office:value-type="float" office:value="629.25" table:style-name="ce1">
            <text:p>629.25</text:p>
          </table:table-cell>
          <table:table-cell office:value-type="float" office:value="628.69000233333338" table:formula="msoxl:=AVERAGE(E241:E243)" table:style-name="ce1">
            <text:p>628.6900023</text:p>
          </table:table-cell>
          <table:table-cell office:value-type="float" office:value="0.55999766666661799" table:formula="msoxl:=E243-F243" table:style-name="ce1">
            <text:p>0.559997667</text:p>
          </table:table-cell>
          <table:table-cell office:value-type="float" office:value="634.80999799999995" table:style-name="ce1">
            <text:p>634.809998</text:p>
          </table:table-cell>
          <table:table-cell office:value-type="float" office:value="627.15997300000004" table:style-name="ce1">
            <text:p>627.159973</text:p>
          </table:table-cell>
          <table:table-cell table:number-columns-repeated="16375"/>
        </table:table-row>
        <table:table-row table:style-name="ro1">
          <table:table-cell office:value-type="date" office:date-value="2015-08-05T00:00:00" table:style-name="ce2">
            <text:p>05-08-2015</text:p>
          </table:table-cell>
          <table:table-cell office:value-type="float" office:value="634.330017" table:style-name="ce1">
            <text:p>634.330017</text:p>
          </table:table-cell>
          <table:table-cell office:value-type="float" office:value="629.36334233333332" table:formula="msoxl:=AVERAGE(B242:B244)" table:style-name="ce1">
            <text:p>629.3633423</text:p>
          </table:table-cell>
          <table:table-cell office:value-type="float" office:value="4.9666746666666768" table:formula="msoxl:=B244-C244" table:style-name="ce1">
            <text:p>4.966674667</text:p>
          </table:table-cell>
          <table:table-cell office:value-type="float" office:value="643.78002900000001" table:style-name="ce1">
            <text:p>643.780029</text:p>
          </table:table-cell>
          <table:table-cell office:value-type="float" office:value="634.74668366666663" table:formula="msoxl:=AVERAGE(E242:E244)" table:style-name="ce1">
            <text:p>634.7466837</text:p>
          </table:table-cell>
          <table:table-cell office:value-type="float" office:value="9.0333453333333864" table:formula="msoxl:=E244-F244" table:style-name="ce1">
            <text:p>9.033345333</text:p>
          </table:table-cell>
          <table:table-cell office:value-type="float" office:value="647.85998500000005" table:style-name="ce1">
            <text:p>647.859985</text:p>
          </table:table-cell>
          <table:table-cell office:value-type="float" office:value="633.15997300000004" table:style-name="ce1">
            <text:p>633.159973</text:p>
          </table:table-cell>
          <table:table-cell table:number-columns-repeated="16375"/>
        </table:table-row>
        <table:table-row table:style-name="ro1">
          <table:table-cell office:value-type="date" office:date-value="2015-08-06T00:00:00" table:style-name="ce2">
            <text:p>06-08-2015</text:p>
          </table:table-cell>
          <table:table-cell office:value-type="float" office:value="645" table:style-name="ce1">
            <text:p>645</text:p>
          </table:table-cell>
          <table:table-cell office:value-type="float" office:value="635.91666666666663" table:formula="msoxl:=AVERAGE(B243:B245)" table:style-name="ce1">
            <text:p>635.9166667</text:p>
          </table:table-cell>
          <table:table-cell office:value-type="float" office:value="9.0833333333333712" table:formula="msoxl:=B245-C245" table:style-name="ce1">
            <text:p>9.083333333</text:p>
          </table:table-cell>
          <table:table-cell office:value-type="float" office:value="642.67999299999997" table:style-name="ce1">
            <text:p>642.679993</text:p>
          </table:table-cell>
          <table:table-cell office:value-type="float" office:value="638.57000733333336" table:formula="msoxl:=AVERAGE(E243:E245)" table:style-name="ce1">
            <text:p>638.5700073</text:p>
          </table:table-cell>
          <table:table-cell office:value-type="float" office:value="4.1099856666666028" table:formula="msoxl:=E245-F245" table:style-name="ce1">
            <text:p>4.109985667</text:p>
          </table:table-cell>
          <table:table-cell office:value-type="float" office:value="645.37902799999995" table:style-name="ce1">
            <text:p>645.379028</text:p>
          </table:table-cell>
          <table:table-cell office:value-type="float" office:value="632.25" table:style-name="ce1">
            <text:p>632.25</text:p>
          </table:table-cell>
          <table:table-cell table:number-columns-repeated="16375"/>
        </table:table-row>
        <table:table-row table:style-name="ro1">
          <table:table-cell office:value-type="date" office:date-value="2015-08-07T00:00:00" table:style-name="ce2">
            <text:p>07-08-2015</text:p>
          </table:table-cell>
          <table:table-cell office:value-type="float" office:value="640.22997999999995" table:style-name="ce1">
            <text:p>640.22998</text:p>
          </table:table-cell>
          <table:table-cell office:value-type="float" office:value="639.85333233333324" table:formula="msoxl:=AVERAGE(B244:B246)" table:style-name="ce1">
            <text:p>639.8533323</text:p>
          </table:table-cell>
          <table:table-cell office:value-type="float" office:value="0.37664766666671312" table:formula="msoxl:=B246-C246" table:style-name="ce1">
            <text:p>0.376647667</text:p>
          </table:table-cell>
          <table:table-cell office:value-type="float" office:value="635.29998799999998" table:style-name="ce1">
            <text:p>635.299988</text:p>
          </table:table-cell>
          <table:table-cell office:value-type="float" office:value="640.58667000000003" table:formula="msoxl:=AVERAGE(E244:E246)" table:style-name="ce1">
            <text:p>640.58667</text:p>
          </table:table-cell>
          <table:table-cell office:value-type="float" office:value="-5.2866820000000416" table:formula="msoxl:=E246-F246" table:style-name="ce1">
            <text:p>-5.286682</text:p>
          </table:table-cell>
          <table:table-cell office:value-type="float" office:value="642.67999299999997" table:style-name="ce1">
            <text:p>642.679993</text:p>
          </table:table-cell>
          <table:table-cell office:value-type="float" office:value="629.71002199999998" table:style-name="ce1">
            <text:p>629.710022</text:p>
          </table:table-cell>
          <table:table-cell table:number-columns-repeated="16375"/>
        </table:table-row>
        <table:table-row table:style-name="ro1">
          <table:table-cell office:value-type="date" office:date-value="2015-08-10T00:00:00" table:style-name="ce2">
            <text:p>10-08-2015</text:p>
          </table:table-cell>
          <table:table-cell office:value-type="float" office:value="639.47997999999995" table:style-name="ce1">
            <text:p>639.47998</text:p>
          </table:table-cell>
          <table:table-cell office:value-type="float" office:value="641.56998666666675" table:formula="msoxl:=AVERAGE(B245:B247)" table:style-name="ce1">
            <text:p>641.5699867</text:p>
          </table:table-cell>
          <table:table-cell office:value-type="float" office:value="-2.0900066666667954" table:formula="msoxl:=B247-C247" table:style-name="ce1">
            <text:p>-2.090006667</text:p>
          </table:table-cell>
          <table:table-cell office:value-type="float" office:value="633.72997999999995" table:style-name="ce1">
            <text:p>633.72998</text:p>
          </table:table-cell>
          <table:table-cell office:value-type="float" office:value="637.23665366666671" table:formula="msoxl:=AVERAGE(E245:E247)" table:style-name="ce1">
            <text:p>637.2366537</text:p>
          </table:table-cell>
          <table:table-cell office:value-type="float" office:value="-3.5066736666667566" table:formula="msoxl:=E247-F247" table:style-name="ce1">
            <text:p>-3.506673667</text:p>
          </table:table-cell>
          <table:table-cell office:value-type="float" office:value="643.44000200000005" table:style-name="ce1">
            <text:p>643.440002</text:p>
          </table:table-cell>
          <table:table-cell office:value-type="float" office:value="631.24902299999997" table:style-name="ce1">
            <text:p>631.249023</text:p>
          </table:table-cell>
          <table:table-cell table:number-columns-repeated="16375"/>
        </table:table-row>
        <table:table-row table:style-name="ro1">
          <table:table-cell office:value-type="date" office:date-value="2015-08-11T00:00:00" table:style-name="ce2">
            <text:p>11-08-2015</text:p>
          </table:table-cell>
          <table:table-cell office:value-type="float" office:value="669.20001200000002" table:style-name="ce1">
            <text:p>669.200012</text:p>
          </table:table-cell>
          <table:table-cell office:value-type="float" office:value="649.63665733333335" table:formula="msoxl:=AVERAGE(B246:B248)" table:style-name="ce1">
            <text:p>649.6366573</text:p>
          </table:table-cell>
          <table:table-cell office:value-type="float" office:value="19.563354666666669" table:formula="msoxl:=B248-C248" table:style-name="ce1">
            <text:p>19.56335467</text:p>
          </table:table-cell>
          <table:table-cell office:value-type="float" office:value="660.78002900000001" table:style-name="ce1">
            <text:p>660.780029</text:p>
          </table:table-cell>
          <table:table-cell office:value-type="float" office:value="643.26999899999998" table:formula="msoxl:=AVERAGE(E246:E248)" table:style-name="ce1">
            <text:p>643.269999</text:p>
          </table:table-cell>
          <table:table-cell office:value-type="float" office:value="17.510030000000029" table:formula="msoxl:=E248-F248" table:style-name="ce1">
            <text:p>17.51003</text:p>
          </table:table-cell>
          <table:table-cell office:value-type="float" office:value="674.90002400000003" table:style-name="ce1">
            <text:p>674.900024</text:p>
          </table:table-cell>
          <table:table-cell office:value-type="float" office:value="654.27002000000005" table:style-name="ce1">
            <text:p>654.27002</text:p>
          </table:table-cell>
          <table:table-cell table:number-columns-repeated="16375"/>
        </table:table-row>
        <table:table-row table:style-name="ro1">
          <table:table-cell office:value-type="date" office:date-value="2015-08-12T00:00:00" table:style-name="ce2">
            <text:p>12-08-2015</text:p>
          </table:table-cell>
          <table:table-cell office:value-type="float" office:value="663.080017" table:style-name="ce1">
            <text:p>663.080017</text:p>
          </table:table-cell>
          <table:table-cell office:value-type="float" office:value="657.25333633333332" table:formula="msoxl:=AVERAGE(B247:B249)" table:style-name="ce1">
            <text:p>657.2533363</text:p>
          </table:table-cell>
          <table:table-cell office:value-type="float" office:value="5.8266806666666753" table:formula="msoxl:=B249-C249" table:style-name="ce1">
            <text:p>5.826680667</text:p>
          </table:table-cell>
          <table:table-cell office:value-type="float" office:value="659.55999799999995" table:style-name="ce1">
            <text:p>659.559998</text:p>
          </table:table-cell>
          <table:table-cell office:value-type="float" office:value="651.35666900000001" table:formula="msoxl:=AVERAGE(E247:E249)" table:style-name="ce1">
            <text:p>651.356669</text:p>
          </table:table-cell>
          <table:table-cell office:value-type="float" office:value="8.2033289999999397" table:formula="msoxl:=E249-F249" table:style-name="ce1">
            <text:p>8.203329</text:p>
          </table:table-cell>
          <table:table-cell office:value-type="float" office:value="665" table:style-name="ce1">
            <text:p>665</text:p>
          </table:table-cell>
          <table:table-cell office:value-type="float" office:value="652.28997800000002" table:style-name="ce1">
            <text:p>652.289978</text:p>
          </table:table-cell>
          <table:table-cell table:number-columns-repeated="16375"/>
        </table:table-row>
        <table:table-row table:style-name="ro1">
          <table:table-cell office:value-type="date" office:date-value="2015-08-13T00:00:00" table:style-name="ce2">
            <text:p>13-08-2015</text:p>
          </table:table-cell>
          <table:table-cell office:value-type="float" office:value="659.32202099999995" table:style-name="ce1">
            <text:p>659.322021</text:p>
          </table:table-cell>
          <table:table-cell office:value-type="float" office:value="663.86734999999999" table:formula="msoxl:=AVERAGE(B248:B250)" table:style-name="ce1">
            <text:p>663.86735</text:p>
          </table:table-cell>
          <table:table-cell office:value-type="float" office:value="-4.5453290000000379" table:formula="msoxl:=B250-C250" table:style-name="ce1">
            <text:p>-4.545329</text:p>
          </table:table-cell>
          <table:table-cell office:value-type="float" office:value="656.45001200000002" table:style-name="ce1">
            <text:p>656.450012</text:p>
          </table:table-cell>
          <table:table-cell office:value-type="float" office:value="658.93001300000003" table:formula="msoxl:=AVERAGE(E248:E250)" table:style-name="ce1">
            <text:p>658.930013</text:p>
          </table:table-cell>
          <table:table-cell office:value-type="float" office:value="-2.4800010000000157" table:formula="msoxl:=E250-F250" table:style-name="ce1">
            <text:p>-2.480001</text:p>
          </table:table-cell>
          <table:table-cell office:value-type="float" office:value="664.5" table:style-name="ce1">
            <text:p>664.5</text:p>
          </table:table-cell>
          <table:table-cell office:value-type="float" office:value="651.66101100000003" table:style-name="ce1">
            <text:p>651.661011</text:p>
          </table:table-cell>
          <table:table-cell table:number-columns-repeated="16375"/>
        </table:table-row>
        <table:table-row table:style-name="ro1">
          <table:table-cell office:value-type="date" office:date-value="2015-08-14T00:00:00" table:style-name="ce2">
            <text:p>14-08-2015</text:p>
          </table:table-cell>
          <table:table-cell office:value-type="float" office:value="655.01000999999997" table:style-name="ce1">
            <text:p>655.01001</text:p>
          </table:table-cell>
          <table:table-cell office:value-type="float" office:value="659.1373493333333" table:formula="msoxl:=AVERAGE(B249:B251)" table:style-name="ce1">
            <text:p>659.1373493</text:p>
          </table:table-cell>
          <table:table-cell office:value-type="float" office:value="-4.1273393333333388" table:formula="msoxl:=B251-C251" table:style-name="ce1">
            <text:p>-4.127339333</text:p>
          </table:table-cell>
          <table:table-cell office:value-type="float" office:value="657.11999500000002" table:style-name="ce1">
            <text:p>657.119995</text:p>
          </table:table-cell>
          <table:table-cell office:value-type="float" office:value="657.7100016666667" table:formula="msoxl:=AVERAGE(E249:E251)" table:style-name="ce1">
            <text:p>657.7100017</text:p>
          </table:table-cell>
          <table:table-cell office:value-type="float" office:value="-0.59000666666668167" table:formula="msoxl:=E251-F251" table:style-name="ce1">
            <text:p>-0.590006667</text:p>
          </table:table-cell>
          <table:table-cell office:value-type="float" office:value="659.85497999999995" table:style-name="ce1">
            <text:p>659.85498</text:p>
          </table:table-cell>
          <table:table-cell office:value-type="float" office:value="652.65997300000004" table:style-name="ce1">
            <text:p>652.659973</text:p>
          </table:table-cell>
          <table:table-cell table:number-columns-repeated="16375"/>
        </table:table-row>
        <table:table-row table:style-name="ro1">
          <table:table-cell office:value-type="date" office:date-value="2015-08-17T00:00:00" table:style-name="ce2">
            <text:p>17-08-2015</text:p>
          </table:table-cell>
          <table:table-cell office:value-type="float" office:value="656.79998799999998" table:style-name="ce1">
            <text:p>656.799988</text:p>
          </table:table-cell>
          <table:table-cell office:value-type="float" office:value="657.0440063333333" table:formula="msoxl:=AVERAGE(B250:B252)" table:style-name="ce1">
            <text:p>657.0440063</text:p>
          </table:table-cell>
          <table:table-cell office:value-type="float" office:value="-0.24401833333331524" table:formula="msoxl:=B252-C252" table:style-name="ce1">
            <text:p>-0.244018333</text:p>
          </table:table-cell>
          <table:table-cell office:value-type="float" office:value="660.86999500000002" table:style-name="ce1">
            <text:p>660.869995</text:p>
          </table:table-cell>
          <table:table-cell office:value-type="float" office:value="658.14666733333331" table:formula="msoxl:=AVERAGE(E250:E252)" table:style-name="ce1">
            <text:p>658.1466673</text:p>
          </table:table-cell>
          <table:table-cell office:value-type="float" office:value="2.7233276666667052" table:formula="msoxl:=E252-F252" table:style-name="ce1">
            <text:p>2.723327667</text:p>
          </table:table-cell>
          <table:table-cell office:value-type="float" office:value="661.38000499999998" table:style-name="ce1">
            <text:p>661.380005</text:p>
          </table:table-cell>
          <table:table-cell office:value-type="float" office:value="651.23999000000003" table:style-name="ce1">
            <text:p>651.23999</text:p>
          </table:table-cell>
          <table:table-cell table:number-columns-repeated="16375"/>
        </table:table-row>
        <table:table-row table:style-name="ro1">
          <table:table-cell office:value-type="date" office:date-value="2015-08-18T00:00:00" table:style-name="ce2">
            <text:p>18-08-2015</text:p>
          </table:table-cell>
          <table:table-cell office:value-type="float" office:value="661.90002400000003" table:style-name="ce1">
            <text:p>661.900024</text:p>
          </table:table-cell>
          <table:table-cell office:value-type="float" office:value="657.90334066666662" table:formula="msoxl:=AVERAGE(B251:B253)" table:style-name="ce1">
            <text:p>657.9033407</text:p>
          </table:table-cell>
          <table:table-cell office:value-type="float" office:value="3.996683333333408" table:formula="msoxl:=B253-C253" table:style-name="ce1">
            <text:p>3.996683333</text:p>
          </table:table-cell>
          <table:table-cell office:value-type="float" office:value="656.13000499999998" table:style-name="ce1">
            <text:p>656.130005</text:p>
          </table:table-cell>
          <table:table-cell office:value-type="float" office:value="658.0399983333333" table:formula="msoxl:=AVERAGE(E251:E253)" table:style-name="ce1">
            <text:p>658.0399983</text:p>
          </table:table-cell>
          <table:table-cell office:value-type="float" office:value="-1.9099933333333183" table:formula="msoxl:=E253-F253" table:style-name="ce1">
            <text:p>-1.909993333</text:p>
          </table:table-cell>
          <table:table-cell office:value-type="float" office:value="664" table:style-name="ce1">
            <text:p>664</text:p>
          </table:table-cell>
          <table:table-cell office:value-type="float" office:value="653.46002199999998" table:style-name="ce1">
            <text:p>653.460022</text:p>
          </table:table-cell>
          <table:table-cell table:number-columns-repeated="16375"/>
        </table:table-row>
        <table:table-row table:style-name="ro1">
          <table:table-cell office:value-type="date" office:date-value="2015-08-19T00:00:00" table:style-name="ce2">
            <text:p>19-08-2015</text:p>
          </table:table-cell>
          <table:table-cell office:value-type="float" office:value="656.59997599999997" table:style-name="ce1">
            <text:p>656.599976</text:p>
          </table:table-cell>
          <table:table-cell office:value-type="float" office:value="658.43332933333329" table:formula="msoxl:=AVERAGE(B252:B254)" table:style-name="ce1">
            <text:p>658.4333293</text:p>
          </table:table-cell>
          <table:table-cell office:value-type="float" office:value="-1.8333533333333207" table:formula="msoxl:=B254-C254" table:style-name="ce1">
            <text:p>-1.833353333</text:p>
          </table:table-cell>
          <table:table-cell office:value-type="float" office:value="660.90002400000003" table:style-name="ce1">
            <text:p>660.900024</text:p>
          </table:table-cell>
          <table:table-cell office:value-type="float" office:value="659.30000800000005" table:formula="msoxl:=AVERAGE(E252:E254)" table:style-name="ce1">
            <text:p>659.300008</text:p>
          </table:table-cell>
          <table:table-cell office:value-type="float" office:value="1.6000159999999823" table:formula="msoxl:=E254-F254" table:style-name="ce1">
            <text:p>1.600016</text:p>
          </table:table-cell>
          <table:table-cell office:value-type="float" office:value="667" table:style-name="ce1">
            <text:p>667</text:p>
          </table:table-cell>
          <table:table-cell office:value-type="float" office:value="654.19000200000005" table:style-name="ce1">
            <text:p>654.190002</text:p>
          </table:table-cell>
          <table:table-cell table:number-columns-repeated="16375"/>
        </table:table-row>
        <table:table-row table:number-rows-repeated="1048322" table:style-name="ro1">
          <table:table-cell table:number-columns-repeated="16384"/>
        </table:table-row>
      </table:table>
      <table:database-ranges>
        <table:database-range table:target-range-address="table_(4).A2:table_(4).G254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date-style style:name="N19">
      <number:day number:style="long"/>
      <number:text>-</number:text>
      <number:month number:style="long"/>
      <number:text>-</number:text>
      <number:year number:style="long"/>
    </number:date-style>
    <style:style style:name="_50_0_37__32_-_32_Accent1" style:display-name="20% - Accent1" style:family="table-cell" style:data-style-name="N0">
      <style:table-cell-properties fo:background-color="#DCE6F1"/>
    </style:style>
    <style:style style:name="_50_0_37__32_-_32_Accent2" style:display-name="20% - Accent2" style:family="table-cell" style:data-style-name="N0">
      <style:table-cell-properties fo:background-color="#F2DCDB"/>
    </style:style>
    <style:style style:name="_50_0_37__32_-_32_Accent3" style:display-name="20% - Accent3" style:family="table-cell" style:data-style-name="N0">
      <style:table-cell-properties fo:background-color="#EBF1DE"/>
    </style:style>
    <style:style style:name="_50_0_37__32_-_32_Accent4" style:display-name="20% - Accent4" style:family="table-cell" style:data-style-name="N0">
      <style:table-cell-properties fo:background-color="#E4DFEC"/>
    </style:style>
    <style:style style:name="_50_0_37__32_-_32_Accent5" style:display-name="20% - Accent5" style:family="table-cell" style:data-style-name="N0">
      <style:table-cell-properties fo:background-color="#DAEEF3"/>
    </style:style>
    <style:style style:name="_50_0_37__32_-_32_Accent6" style:display-name="20% - Accent6" style:family="table-cell" style:data-style-name="N0">
      <style:table-cell-properties fo:background-color="#FDE9D9"/>
    </style:style>
    <style:style style:name="_52_0_37__32_-_32_Accent1" style:display-name="40% - Accent1" style:family="table-cell" style:data-style-name="N0">
      <style:table-cell-properties fo:background-color="#B8CCE4"/>
    </style:style>
    <style:style style:name="_52_0_37__32_-_32_Accent2" style:display-name="40% - Accent2" style:family="table-cell" style:data-style-name="N0">
      <style:table-cell-properties fo:background-color="#E6B8B7"/>
    </style:style>
    <style:style style:name="_52_0_37__32_-_32_Accent3" style:display-name="40% - Accent3" style:family="table-cell" style:data-style-name="N0">
      <style:table-cell-properties fo:background-color="#D8E4BC"/>
    </style:style>
    <style:style style:name="_52_0_37__32_-_32_Accent4" style:display-name="40% - Accent4" style:family="table-cell" style:data-style-name="N0">
      <style:table-cell-properties fo:background-color="#CCC0DA"/>
    </style:style>
    <style:style style:name="_52_0_37__32_-_32_Accent5" style:display-name="40% - Accent5" style:family="table-cell" style:data-style-name="N0">
      <style:table-cell-properties fo:background-color="#B7DEE8"/>
    </style:style>
    <style:style style:name="_52_0_37__32_-_32_Accent6" style:display-name="40% - Accent6" style:family="table-cell" style:data-style-name="N0">
      <style:table-cell-properties fo:background-color="#FCD5B4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3" style:family="table-cell" style:data-style-name="N0">
      <style:table-cell-properties fo:background-color="#9BBB59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Accent5" style:family="table-cell" style:data-style-name="N0">
      <style:table-cell-properties fo:background-color="#4BACC6"/>
      <style:text-properties fo:color="#FFFFFF"/>
    </style:style>
    <style:style style:name="Accent6" style:family="table-cell" style:data-style-name="N0">
      <style:table-cell-properties fo:background-color="#F79646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dmin</meta:initial-creator>
    <dc:creator>admin</dc:creator>
    <meta:creation-date>2016-03-11T11:02:55Z</meta:creation-date>
    <dc:date>2016-03-11T11:02:56Z</dc:date>
  </office:meta>
</office:document-meta>
</file>